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Garamond-Regular" svg:font-family="AGaramond-Regular" style:font-family-generic="roman"/>
    <style:font-face style:name="Andale Sans UI" svg:font-family="'Andale Sans UI', 'Arial Unicode MS'" style:font-pitch="variable"/>
    <style:font-face style:name="Arial" svg:font-family="Arial" style:font-family-generic="swiss"/>
    <style:font-face style:name="ArialNarrow" svg:font-family="ArialNarrow"/>
    <style:font-face style:name="ArialNarrow-Italic" svg:font-family="ArialNarrow-Italic"/>
    <style:font-face style:name="ArialUnicodeMS" svg:font-family="ArialUnicodeMS"/>
    <style:font-face style:name="CentaurMT" svg:font-family="CentaurMT" style:font-family-generic="roman"/>
    <style:font-face style:name="Garamond" svg:font-family="Garamond" style:font-family-generic="roman"/>
    <style:font-face style:name="Garamond-Italic" svg:font-family="Garamond-Italic" style:font-family-generic="roman"/>
    <style:font-face style:name="HiddenHorzOCR" svg:font-family="HiddenHorzOCR"/>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tempelMARIA-Italic" svg:font-family="StempelMARIA-Italic" style:font-family-generic="swiss"/>
    <style:font-face style:name="StempelMARIA-Roman" svg:font-family="StempelMARIA-Roman"/>
    <style:font-face style:name="Tahoma" svg:font-family="Tahoma" style:font-family-generic="system" style:font-pitch="variable"/>
    <style:font-face style:name="Times" svg:font-family="Times, Times" style:font-family-generic="roman"/>
    <style:font-face style:name="Times New Roman" svg:font-family="'Times New Roman', 'Times New Roman PS'" style:font-family-generic="roman"/>
    <style:font-face style:name="Times New Roman1" svg:font-family="'Times New Roman'" style:font-adornments="Lodia" style:font-family-generic="roman" style:font-pitch="variable"/>
    <style:font-face style:name="Times New Roman2" svg:font-family="'Times New Roman'" style:font-adornments="Negrita" style:font-family-generic="roman" style:font-pitch="variable"/>
    <style:font-face style:name="Times New Roman3" svg:font-family="'Times New Roman'"/>
    <style:font-face style:name="Times New Roman4" svg:font-family="'Times New Roman'" style:font-family-generic="roman"/>
    <style:font-face style:name="Times New Roman5" svg:font-family="'Times New Roman'" style:font-family-generic="roman" style:font-pitch="variable"/>
    <style:font-face style:name="Times New Roman6" svg:font-family="'Times New Roman', 'Times New Roman'" style:font-family-generic="roman"/>
    <style:font-face style:name="Times-BoldItalic" svg:font-family="Times-BoldItalic" style:font-family-generic="roman"/>
    <style:font-face style:name="Times-Italic" svg:font-family="Times-Italic" style:font-family-generic="roman"/>
    <style:font-face style:name="Times-Italic1" svg:font-family="Times-Italic"/>
    <style:font-face style:name="Times-Roman" svg:font-family="Times-Roman"/>
    <style:font-face style:name="TimesNewRomanPS-BoldItalicMT" svg:font-family="TimesNewRomanPS-BoldItalicMT"/>
    <style:font-face style:name="TimesNewRomanPS-ItalicMT" svg:font-family="TimesNewRomanPS-ItalicMT"/>
    <style:font-face style:name="TimesNewRomanPSMT" svg:font-family="TimesNewRomanPSMT"/>
  </office:font-face-decls>
  <office:automatic-styles>
    <style:style style:name="co1" style:family="table-column">
      <style:table-column-properties fo:break-before="auto" style:column-width="2.258cm"/>
    </style:style>
    <style:style style:name="ro1"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style:font-name="Times New Roman5" fo:font-size="12pt" style:font-size-asian="12pt" style:font-size-complex="12pt"/>
    </style:style>
    <style:style style:name="ce3" style:family="table-cell" style:parent-style-name="Default">
      <style:table-cell-properties style:text-align-source="fix" style:repeat-content="false"/>
      <style:paragraph-properties fo:text-align="start" fo:margin-left="0cm"/>
      <style:text-properties style:font-name="Times New Roman5" fo:font-size="12pt" fo:font-style="italic" style:font-size-asian="12pt" style:font-style-asian="italic" style:font-size-complex="12pt" style:font-style-complex="italic"/>
    </style:style>
    <style:style style:name="ce2" style:family="table-cell" style:parent-style-name="Default">
      <style:table-cell-properties style:text-align-source="fix" style:repeat-content="false"/>
      <style:paragraph-properties fo:text-align="start" fo:margin-left="0cm"/>
      <style:text-properties style:font-name="Times New Roman5"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18" style:family="table-cell" style:parent-style-name="Default">
      <style:text-properties style:font-name="Times New Roman5" fo:font-size="12pt" fo:language="zxx" fo:country="none" fo:font-style="italic" style:font-name-asian="Andale Sans UI" style:font-size-asian="12pt" style:language-asian="zxx" style:country-asian="none" style:font-style-asian="italic" style:font-name-complex="Times New Roman5" style:font-size-complex="12pt" style:language-complex="zxx" style:country-complex="none" style:font-style-complex="italic"/>
    </style:style>
    <style:style style:name="ce19" style:family="table-cell" style:parent-style-name="Default">
      <style:text-properties style:font-name="Times New Roman5" fo:font-size="12pt" fo:font-style="normal" style:font-size-asian="12pt" style:font-style-asian="normal" style:font-size-complex="12pt" style:font-style-complex="normal"/>
    </style:style>
    <style:style style:name="ce21" style:family="table-cell" style:parent-style-name="Default">
      <style:text-properties style:font-name="Times New Roman5" fo:font-size="12pt" fo:font-style="italic" style:font-size-asian="12pt" style:font-style-asian="italic" style:font-size-complex="12pt" style:font-style-complex="italic"/>
    </style:style>
    <style:style style:name="ce4" style:family="table-cell" style:parent-style-name="Default">
      <style:table-cell-properties style:text-align-source="fix" style:repeat-content="false"/>
      <style:paragraph-properties fo:text-align="start" fo:margin-left="0cm"/>
      <style:text-properties style:font-name="Times New Roman5" fo:font-size="12pt" fo:language="none" fo:country="none" fo:font-style="italic" style:font-name-asian="Times New Roman4" style:font-size-asian="12pt" style:language-asian="none" style:country-asian="none" style:font-style-asian="italic" style:font-name-complex="Times New Roman4" style:font-size-complex="12pt" style:language-complex="none" style:country-complex="none" style:font-style-complex="italic"/>
    </style:style>
    <style:style style:name="ce22" style:family="table-cell" style:parent-style-name="Default">
      <style:text-properties fo:color="#000000" style:font-name="Times New Roman5" fo:font-size="12pt" fo:language="zxx" fo:country="none" fo:font-style="italic" style:font-name-asian="Andale Sans UI" style:font-size-asian="12pt" style:language-asian="zxx" style:country-asian="none" style:font-style-asian="italic" style:font-name-complex="Times New Roman5" style:font-size-complex="12pt" style:language-complex="zxx" style:country-complex="none" style:font-style-complex="italic"/>
    </style:style>
    <style:style style:name="ce13" style:family="table-cell" style:parent-style-name="Default">
      <style:text-properties style:font-name="Times New Roman5" fo:font-size="12pt" style:font-size-asian="12pt" style:font-size-complex="12pt"/>
    </style:style>
    <style:style style:name="ce32"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Times New Roman4" style:font-size-asian="12pt" style:language-asian="none" style:country-asian="none" style:font-style-asian="italic" style:font-weight-asian="normal" style:font-name-complex="Times New Roman4" style:font-size-complex="12pt" style:language-complex="none" style:country-complex="none" style:font-style-complex="italic"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size-asian="12pt" style:language-asian="none" style:country-asian="none" style:font-style-asian="italic" style:font-weight-asian="normal" style:font-size-complex="12pt" style:language-complex="none" style:country-complex="none" style:font-style-complex="italic"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paragraph-properties fo:text-align="start" fo:margin-left="0cm"/>
      <style:text-properties fo:color="#000000" style:font-name="Times New Roman" fo:font-size="11.5pt" fo:language="none" fo:country="none" fo:font-style="italic" style:font-name-asian="Times New Roman" style:font-size-asian="11.5pt" style:language-asian="none" style:country-asian="none" style:font-style-asian="italic" style:font-name-complex="Times New Roman" style:font-size-complex="11.5pt" style:language-complex="none" style:country-complex="none" style:font-style-complex="italic"/>
    </style:style>
    <style:style style:name="ce25" style:family="table-cell" style:parent-style-name="Default">
      <style:text-properties style:use-window-font-color="true" style:font-name="Times New Roman5" fo:font-size="12pt" fo:language="none" fo:country="none" fo:font-style="italic" style:font-name-asian="Andale Sans UI" style:font-size-asian="12pt" style:language-asian="none" style:country-asian="none" style:font-style-asian="italic" style:font-name-complex="Times New Roman5" style:font-size-complex="12pt" style:language-complex="none" style:country-complex="none" style:font-style-complex="italic"/>
    </style:style>
    <style:style style:name="ce33" style:family="table-cell" style:parent-style-name="Default">
      <style:text-properties fo:color="#000000" style:font-name="Times New Roman1" fo:font-size="12pt" fo:language="none" fo:country="none" fo:font-style="italic" style:font-name-asian="Andale Sans UI" style:font-size-asian="12pt" style:language-asian="none" style:country-asian="none" style:font-style-asian="italic" style:font-name-complex="Times New Roman5" style:font-size-complex="12pt" style:language-complex="none" style:country-complex="none" style:font-style-complex="italic"/>
    </style:style>
    <style:style style:name="ce34" style:family="table-cell" style:parent-style-name="Default">
      <style:text-properties fo:color="#000000" style:font-name="Times New Roman5" fo:font-size="12pt" fo:language="none" fo:country="none" fo:font-style="italic" style:font-name-asian="Andale Sans UI" style:font-size-asian="12pt" style:language-asian="none" style:country-asian="none" style:font-style-asian="italic" style:font-name-complex="Times New Roman5" style:font-size-complex="12pt" style:language-complex="none" style:country-complex="none" style:font-style-complex="italic"/>
    </style:style>
    <style:style style:name="ce39" style:family="table-cell" style:parent-style-name="Default">
      <style:text-properties fo:color="#000000" style:font-name="Times New Roman5" fo:font-size="12pt" fo:language="none" fo:country="none" fo:font-style="italic" style:font-name-asian="Times New Roman6" style:font-size-asian="12pt" style:language-asian="none" style:country-asian="none" style:font-style-asian="italic" style:font-name-complex="Times New Roman6" style:font-size-complex="12pt" style:language-complex="none" style:country-complex="none" style:font-style-complex="italic"/>
    </style:style>
    <style:style style:name="ce24" style:family="table-cell" style:parent-style-name="Default">
      <style:text-properties fo:color="#000000" style:font-name="Times New Roman5"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4" style:family="table-cell" style:parent-style-name="Default">
      <style:text-properties fo:color="#000000"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Times New Roman6" style:font-size-asian="12pt" style:language-asian="none" style:country-asian="none" style:font-style-asian="italic" style:font-weight-asian="normal" style:font-name-complex="Times New Roman6" style:font-size-complex="12pt" style:language-complex="none" style:country-complex="none" style:font-style-complex="italic" style:font-weight-complex="normal" style:text-emphasize="none" style:font-relief="none" style:text-overline-style="none" style:text-overline-color="font-color"/>
    </style:style>
    <style:style style:name="ce60" style:family="table-cell" style:parent-style-name="Default">
      <style:text-properties style:use-window-font-color="true" style:font-name="Times New Roman2" fo:font-size="12pt" fo:language="none" fo:country="none" fo:font-style="italic" style:font-name-asian="Times-Italic" style:font-size-asian="12pt" style:language-asian="none" style:country-asian="none" style:font-style-asian="italic" style:font-name-complex="Times-Italic" style:font-size-complex="12pt" style:language-complex="none" style:country-complex="none" style:font-style-complex="italic"/>
    </style:style>
    <style:style style:name="ce61" style:family="table-cell" style:parent-style-name="Default">
      <style:text-properties style:use-window-font-color="true" style:font-name="Times New Roman2" fo:font-size="12pt" fo:language="none" fo:country="none" fo:font-style="italic" style:font-name-asian="Times-BoldItalic" style:font-size-asian="12pt" style:language-asian="none" style:country-asian="none" style:font-style-asian="italic" style:font-name-complex="Times-BoldItalic" style:font-size-complex="12pt" style:language-complex="none" style:country-complex="none" style:font-style-complex="italic"/>
    </style:style>
    <style:style style:name="ce35" style:family="table-cell" style:parent-style-name="Default">
      <style:text-properties fo:color="#000000" style:font-name="Times New Roman5" fo:font-size="12pt" fo:language="none" fo:country="none" fo:font-style="italic" style:font-name-asian="Times New Roman" style:font-size-asian="12pt" style:language-asian="none" style:country-asian="none" style:font-style-asian="italic" style:font-name-complex="Times New Roman" style:font-size-complex="12pt" style:language-complex="none" style:country-complex="none" style:font-style-complex="italic"/>
    </style:style>
    <style:style style:name="ce53" style:family="table-cell" style:parent-style-name="Default">
      <style:text-properties style:use-window-font-color="true" style:font-name="Times New Roman5" fo:font-size="12pt" fo:language="none" fo:country="none" fo:font-style="italic" style:font-name-asian="TimesNewRomanPSMT" style:font-size-asian="12pt" style:language-asian="none" style:country-asian="none" style:font-style-asian="italic" style:font-name-complex="TimesNewRomanPSMT" style:font-size-complex="12pt" style:language-complex="none" style:country-complex="none" style:font-style-complex="italic"/>
    </style:style>
    <style:style style:name="ce45" style:family="table-cell" style:parent-style-name="Default">
      <style:text-properties fo:color="#000000"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Times" style:font-size-asian="12pt" style:language-asian="none" style:country-asian="none" style:font-style-asian="italic" style:font-weight-asian="normal" style:font-name-complex="Times" style:font-size-complex="12pt" style:language-complex="none" style:country-complex="none" style:font-style-complex="italic" style:font-weight-complex="normal" style:text-emphasize="none" style:font-relief="none" style:text-overline-style="none" style:text-overline-color="font-color"/>
    </style:style>
    <style:style style:name="ce47" style:family="table-cell" style:parent-style-name="Default">
      <style:text-properties fo:color="#000000" style:font-name="Times New Roman5" fo:font-size="12pt" fo:language="none" fo:country="none" fo:font-style="italic" style:font-name-asian="Times" style:font-size-asian="12pt" style:language-asian="none" style:country-asian="none" style:font-style-asian="italic" style:font-name-complex="Times" style:font-size-complex="12pt" style:language-complex="none" style:country-complex="none" style:font-style-complex="italic"/>
    </style:style>
    <style:style style:name="ce5" style:family="table-cell" style:parent-style-name="Default">
      <style:text-properties style:font-name="Times New Roman5"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6" style:family="table-cell" style:parent-style-name="Default">
      <style:table-cell-properties style:text-align-source="fix" style:repeat-content="false"/>
      <style:paragraph-properties fo:text-align="start" fo:margin-left="0cm"/>
      <style:text-properties style:font-name="Times New Roman5" fo:font-size="12pt" fo:font-style="italic" style:font-name-asian="Times New Roman4" style:font-size-asian="12pt" style:font-style-asian="italic" style:font-name-complex="Times New Roman4" style:font-size-complex="12pt" style:font-style-complex="italic"/>
    </style:style>
    <style:style style:name="ce68" style:family="table-cell" style:parent-style-name="Default">
      <style:text-properties style:use-window-font-color="true" style:font-name="Times New Roman5"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3" style:family="table-cell" style:parent-style-name="Default">
      <style:text-properties style:use-window-font-color="true" style:font-name="Times New Roman5" fo:font-size="12pt" fo:language="none" fo:country="none" fo:font-style="italic" style:font-name-asian="Times New Roman4" style:font-size-asian="12pt" style:language-asian="none" style:country-asian="none" style:font-style-asian="italic" style:font-name-complex="Times New Roman4" style:font-size-complex="12pt" style:language-complex="none" style:country-complex="none" style:font-style-complex="italic"/>
    </style:style>
    <style:style style:name="ce62" style:family="table-cell" style:parent-style-name="Default">
      <style:text-properties style:use-window-font-color="true" style:font-name="Times New Roman5" fo:font-size="12pt" fo:language="none" fo:country="none" fo:font-style="italic" style:font-name-asian="ArialUnicodeMS" style:font-size-asian="12pt" style:language-asian="none" style:country-asian="none" style:font-style-asian="italic" style:font-name-complex="ArialUnicodeMS" style:font-size-complex="12pt" style:language-complex="none" style:country-complex="none" style:font-style-complex="italic"/>
    </style:style>
    <style:style style:name="ce23" style:family="table-cell" style:parent-style-name="Default">
      <style:text-properties fo:color="#000000" style:font-name="Times New Roman1" fo:font-size="12pt" fo:language="none" fo:country="none" fo:font-style="italic" style:font-size-asian="12pt" style:language-asian="none" style:country-asian="none" style:font-style-asian="italic" style:font-size-complex="12pt" style:language-complex="none" style:country-complex="none" style:font-style-complex="italic"/>
    </style:style>
    <style:style style:name="ce41" style:family="table-cell" style:parent-style-name="Default">
      <style:text-properties style:use-window-font-color="true" style:font-name="Times New Roman4" fo:font-size="12pt" fo:language="none" fo:country="none" fo:font-style="italic" style:font-name-asian="Times New Roman4" style:font-size-asian="12pt" style:language-asian="none" style:country-asian="none" style:font-style-asian="italic" style:font-name-complex="Times New Roman4" style:font-size-complex="12pt" style:language-complex="none" style:country-complex="none" style:font-style-complex="italic"/>
    </style:style>
    <style:style style:name="ce42"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style:text-underline-mode="continuous" style:text-overline-mode="continuous" style:text-line-through-mode="continuous" style:font-size-asian="12pt" style:language-asian="none" style:country-asian="none" style:font-style-asian="italic" style:font-size-complex="12pt" style:language-complex="none" style:country-complex="none" style:font-style-complex="italic" style:text-emphasize="none" style:font-relief="none" style:text-overline-style="none" style:text-overline-color="font-color"/>
    </style:style>
    <style:style style:name="ce52" style:family="table-cell" style:parent-style-name="Default">
      <style:text-properties style:use-window-font-color="true" style:text-outline="false" style:text-line-through-style="none" style:text-line-through-type="none" style:font-name="Times New Roman4" fo:font-size="12pt" fo:language="none" fo:country="none" fo:font-style="italic" fo:text-shadow="none" style:text-underline-style="none" style:text-underline-mode="continuous" style:text-overline-mode="continuous" style:text-line-through-mode="continuous" style:font-name-asian="Times New Roman4" style:font-size-asian="12pt" style:language-asian="none" style:country-asian="none" style:font-style-asian="italic" style:font-name-complex="Times New Roman4" style:font-size-complex="12pt" style:language-complex="none" style:country-complex="none" style:font-style-complex="italic" style:text-emphasize="none" style:font-relief="none" style:text-overline-style="none" style:text-overline-color="font-color"/>
    </style:style>
    <style:style style:name="ce54" style:family="table-cell" style:parent-style-name="Default">
      <style:text-properties style:use-window-font-color="true" style:font-name="Times New Roman4" fo:font-size="12pt" fo:language="none" fo:country="none" fo:font-style="italic" fo:font-weight="bold" style:font-name-asian="Times New Roman4" style:font-size-asian="12pt" style:language-asian="none" style:country-asian="none" style:font-style-asian="italic" style:font-weight-asian="bold" style:font-name-complex="Times New Roman4" style:font-size-complex="12pt" style:language-complex="none" style:country-complex="none" style:font-style-complex="italic" style:font-weight-complex="bold"/>
    </style:style>
    <style:style style:name="ce55" style:family="table-cell" style:parent-style-name="Default">
      <style:text-properties style:use-window-font-color="true" style:font-name="Times New Roman5" fo:font-size="12pt" fo:language="none" fo:country="none" fo:font-style="italic" fo:font-weight="bold" style:font-name-asian="Times New Roman4" style:font-size-asian="12pt" style:language-asian="none" style:country-asian="none" style:font-style-asian="italic" style:font-weight-asian="bold" style:font-name-complex="Times New Roman4" style:font-size-complex="12pt" style:language-complex="none" style:country-complex="none" style:font-style-complex="italic" style:font-weight-complex="bold"/>
    </style:style>
    <style:style style:name="ce56" style:family="table-cell" style:parent-style-name="Default">
      <style:text-properties style:use-window-font-color="true" style:font-name="Times New Roman5" fo:font-size="12pt" fo:language="none" fo:country="none" fo:font-style="italic" fo:font-weight="normal" style:font-name-asian="Times New Roman4" style:font-size-asian="12pt" style:language-asian="none" style:country-asian="none" style:font-style-asian="italic" style:font-weight-asian="normal" style:font-name-complex="Times New Roman4" style:font-size-complex="12pt" style:language-complex="none" style:country-complex="none" style:font-style-complex="italic" style:font-weight-complex="normal"/>
    </style:style>
    <style:style style:name="ce81" style:family="table-cell" style:parent-style-name="Default">
      <style:text-properties style:use-window-font-color="true" style:font-name="Times New Roman3" fo:font-size="12pt" fo:language="none" fo:country="none" fo:font-style="italic" fo:font-weight="normal" style:font-name-asian="Times New Roman4" style:font-size-asian="12pt" style:language-asian="none" style:country-asian="none" style:font-style-asian="italic" style:font-weight-asian="normal" style:font-name-complex="Times New Roman4" style:font-size-complex="12pt" style:language-complex="none" style:country-complex="none" style:font-style-complex="italic" style:font-weight-complex="normal"/>
    </style:style>
    <style:style style:name="ce73"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ArialNarrow" style:font-size-asian="12pt" style:language-asian="none" style:country-asian="none" style:font-style-asian="italic" style:font-weight-asian="normal" style:font-name-complex="ArialNarrow" style:font-size-complex="12pt" style:language-complex="none" style:country-complex="none" style:font-style-complex="italic" style:font-weight-complex="normal" style:text-emphasize="none" style:font-relief="none" style:text-overline-style="none" style:text-overline-color="font-color"/>
    </style:style>
    <style:style style:name="ce74" style:family="table-cell" style:parent-style-name="Default">
      <style:text-properties style:use-window-font-color="true" style:font-name="Times New Roman5" fo:font-size="12pt" fo:language="none" fo:country="none" fo:font-style="italic" style:font-name-asian="ArialNarrow" style:font-size-asian="12pt" style:language-asian="none" style:country-asian="none" style:font-style-asian="italic" style:font-name-complex="ArialNarrow" style:font-size-complex="12pt" style:language-complex="none" style:country-complex="none" style:font-style-complex="italic"/>
    </style:style>
    <style:style style:name="ce90" style:family="table-cell" style:parent-style-name="Default">
      <style:text-properties style:use-window-font-color="true" style:text-outline="false" style:text-line-through-style="none" style:text-line-through-type="none" style:font-name="Times New Roman5" fo:font-size="12pt" fo:language="none" fo:country="none" fo:font-style="italic"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italic" style:font-weight-asian="normal" style:font-name-complex="Tahoma" style:font-size-complex="6.80000019073486pt" style:language-complex="none" style:country-complex="none" style:font-style-complex="italic" style:font-weight-complex="normal" style:text-emphasize="none" style:font-relief="none" style:text-overline-style="none" style:text-overline-color="font-color"/>
    </style:style>
    <style:style style:name="ce93" style:family="table-cell" style:parent-style-name="Default">
      <style:text-properties style:use-window-font-color="true" style:font-name="Times New Roman5" fo:font-size="12pt" fo:language="none" fo:country="none" fo:font-style="italic" style:font-name-asian="AGaramond-Regular" style:font-size-asian="12pt" style:language-asian="none" style:country-asian="none" style:font-style-asian="italic" style:font-name-complex="AGaramond-Regular" style:font-size-complex="12pt" style:language-complex="none" style:country-complex="none" style:font-style-complex="italic"/>
    </style:style>
    <style:style style:name="ce95" style:family="table-cell" style:parent-style-name="Default">
      <style:text-properties style:use-window-font-color="true" style:font-name="Times New Roman5" fo:font-size="12pt" fo:language="none" fo:country="none" fo:font-style="italic" style:font-name-asian="Segoe UI" style:font-size-asian="6.80000019073486pt" style:language-asian="none" style:country-asian="none" style:font-style-asian="italic" style:font-name-complex="Tahoma" style:font-size-complex="6.80000019073486pt" style:language-complex="none" style:country-complex="none" style:font-style-complex="italic"/>
    </style:style>
    <style:style style:name="ce99" style:family="table-cell" style:parent-style-name="Default">
      <style:text-properties style:use-window-font-color="true" style:font-name="Times New Roman5" fo:font-size="12pt" fo:language="none" fo:country="none" fo:font-style="italic" style:font-name-asian="Garamond" style:font-size-asian="12pt" style:language-asian="none" style:country-asian="none" style:font-style-asian="italic" style:font-name-complex="Garamond" style:font-size-complex="12pt" style:language-complex="none" style:country-complex="none" style:font-style-complex="italic"/>
    </style:style>
    <style:style style:name="ce96" style:family="table-cell" style:parent-style-name="Default">
      <style:text-properties style:use-window-font-color="true" style:font-name="Times New Roman5" fo:font-size="12pt" fo:language="none" fo:country="none" fo:font-style="italic" style:font-name-asian="CentaurMT" style:font-size-asian="12pt" style:language-asian="none" style:country-asian="none" style:font-style-asian="italic" style:font-name-complex="CentaurMT" style:font-size-complex="12pt" style:language-complex="none" style:country-complex="none" style:font-style-complex="italic"/>
    </style:style>
    <style:style style:name="ce102" style:family="table-cell" style:parent-style-name="Default">
      <style:text-properties fo:color="#000000" style:font-name="Times New Roman5" fo:font-size="12pt" fo:language="none" fo:country="none" fo:font-style="italic" style:font-name-asian="Garamond" style:font-size-asian="12pt" style:language-asian="none" style:country-asian="none" style:font-style-asian="italic" style:font-name-complex="Garamond" style:font-size-complex="12pt" style:language-complex="none" style:country-complex="none" style:font-style-complex="italic"/>
    </style:style>
    <style:style style:name="ce105" style:family="table-cell" style:parent-style-name="Default">
      <style:text-properties fo:color="#000000" style:font-name="Times New Roman5" fo:font-size="12pt" fo:language="none" fo:country="none" fo:font-style="italic" style:font-name-asian="Garamond-Italic" style:font-size-asian="12pt" style:language-asian="none" style:country-asian="none" style:font-style-asian="italic" style:font-name-complex="Garamond-Italic" style:font-size-complex="12pt" style:language-complex="none" style:country-complex="none" style:font-style-complex="italic"/>
    </style:style>
    <style:style style:name="ce106" style:family="table-cell" style:parent-style-name="Default">
      <style:text-properties style:use-window-font-color="true" style:font-name="Times New Roman5" fo:font-size="12pt" fo:language="none" fo:country="none" fo:font-style="italic" style:font-name-asian="Times-Roman" style:font-size-asian="12pt" style:language-asian="none" style:country-asian="none" style:font-style-asian="italic" style:font-name-complex="Times-Roman" style:font-size-complex="12pt" style:language-complex="none" style:country-complex="none" style:font-style-complex="italic"/>
    </style:style>
    <style:style style:name="ce103" style:family="table-cell" style:parent-style-name="Default">
      <style:text-properties style:use-window-font-color="true" style:font-name="Times New Roman5" fo:font-size="12pt" fo:language="none" fo:country="none" fo:font-style="italic" style:font-name-asian="Times-Roman" style:font-size-asian="12pt" style:language-asian="none" style:country-asian="none" style:font-style-asian="italic" style:font-name-complex="Times-Roman" style:font-size-complex="12pt" style:language-complex="none" style:country-complex="none" style:font-style-complex="italic"/>
    </style:style>
    <style:style style:name="ce7" style:family="table-cell" style:parent-style-name="Default">
      <style:text-properties style:text-outline="false" style:text-line-through-style="none" style:text-line-through-type="none" style:font-name="Times New Roman5" fo:font-size="12pt" fo:language="en" fo:country="US"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Mangal" style:font-size-complex="12pt" style:language-complex="hi" style:country-complex="IN" style:font-style-complex="italic" style:font-weight-complex="normal" style:text-emphasize="none" style:font-relief="none" style:text-overline-style="none" style:text-overline-color="font-color"/>
    </style:style>
    <style:style style:name="ce8" style:family="table-cell" style:parent-style-name="Default">
      <style:text-properties style:text-outline="false" style:text-line-through-style="none" style:text-line-through-type="none" style:font-name="Times New Roman5"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ext-properties style:font-name="Times New Roman5" fo:font-size="12pt" fo:language="en" fo:country="US" style:font-size-asian="12pt" style:font-name-complex="Mangal" style:font-size-complex="12pt"/>
    </style:style>
    <style:style style:name="ce46" style:family="table-cell" style:parent-style-name="Default">
      <style:text-properties style:text-outline="false" style:text-line-through-style="none" style:text-line-through-type="none" style:font-name="Times New Roman5" fo:font-size="12pt" fo:language="es" fo:country="E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style:text-align-source="fix" style:repeat-content="false"/>
      <style:paragraph-properties fo:text-align="start" fo:margin-left="0cm"/>
      <style:text-properties style:font-name="Times New Roman5" fo:font-size="12pt" fo:language="en" fo:country="US" style:font-size-asian="12pt" style:font-name-complex="Mangal" style:font-size-complex="12pt"/>
    </style:style>
    <style:style style:name="ce9" style:family="table-cell" style:parent-style-name="Default">
      <style:table-cell-properties style:text-align-source="fix" style:repeat-content="false"/>
      <style:paragraph-properties fo:text-align="start" fo:margin-left="0cm"/>
      <style:text-properties style:font-name="Times New Roman5" fo:font-size="12pt" fo:language="none" fo:country="none" style:font-name-asian="Segoe UI" style:font-size-asian="12pt" style:language-asian="none" style:country-asian="none" style:font-size-complex="12pt" style:language-complex="none" style:country-complex="none"/>
    </style:style>
    <style:style style:name="ce12" style:family="table-cell" style:parent-style-name="Default">
      <style:table-cell-properties style:text-align-source="fix" style:repeat-content="false"/>
      <style:paragraph-properties fo:text-align="start" fo:margin-left="0cm"/>
      <style:text-properties style:font-name="Times New Roman5" fo:font-size="12pt" fo:language="none" fo:country="none" style:font-name-asian="Segoe UI" style:font-size-asian="12pt" style:language-asian="none" style:country-asian="none" style:font-name-complex="Times New Roman5" style:font-size-complex="12pt" style:language-complex="none" style:country-complex="none"/>
    </style:style>
    <style:style style:name="ce10" style:family="table-cell" style:parent-style-name="Default">
      <style:table-cell-properties style:text-align-source="fix" style:repeat-content="false"/>
      <style:paragraph-properties fo:text-align="start" fo:margin-left="0cm"/>
      <style:text-properties style:font-name="Times New Roman4" fo:font-size="12pt" fo:language="none" fo:country="none" style:font-name-asian="Segoe UI" style:font-size-asian="12pt" style:language-asian="none" style:country-asian="none" style:font-name-complex="Times New Roman4" style:font-size-complex="12pt" style:language-complex="none" style:country-complex="none"/>
    </style:style>
    <style:style style:name="ce11" style:family="table-cell" style:parent-style-name="Default">
      <style:text-properties style:font-name="Times New Roman5" fo:font-size="12pt" fo:language="none" fo:country="none" style:font-name-asian="Segoe UI" style:font-size-asian="12pt" style:language-asian="none" style:country-asian="none" style:font-size-complex="12pt" style:language-complex="none" style:country-complex="none"/>
    </style:style>
    <style:style style:name="ce28" style:family="table-cell" style:parent-style-name="Default">
      <style:table-cell-properties style:text-align-source="fix" style:repeat-content="false"/>
      <style:paragraph-properties fo:text-align="start" fo:margin-left="0cm"/>
      <style:text-properties style:font-name="Times New Roman5" fo:font-size="12pt" fo:language="none" fo:country="none" style:font-name-asian="Segoe UI" style:font-size-asian="12pt" style:language-asian="none" style:country-asian="none" style:font-name-complex="Times New Roman4" style:font-size-complex="12pt" style:language-complex="none" style:country-complex="none"/>
    </style:style>
    <style:style style:name="ce14"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Times New Roman5" fo:font-size="12pt" fo:language="es" fo:country="E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style:text-align-source="fix" style:repeat-content="false"/>
      <style:paragraph-properties fo:text-align="start" fo:margin-left="0cm"/>
      <style:text-properties style:font-name="Times New Roman5" fo:font-size="12pt" fo:language="es" fo:country="ES" style:font-size-asian="12pt" style:font-name-complex="Lucida Sans" style:font-size-complex="12pt"/>
    </style:style>
    <style:style style:name="ce97" style:family="table-cell" style:parent-style-name="Default">
      <style:text-properties style:font-name="Times New Roman5" fo:font-size="12pt" fo:font-weight="normal" style:font-size-asian="12pt" style:font-weight-asian="normal" style:font-size-complex="12pt" style:font-weight-complex="normal"/>
    </style:style>
    <style:style style:name="ce121" style:family="table-cell" style:parent-style-name="Default">
      <style:table-cell-properties style:text-align-source="fix" style:repeat-content="false"/>
      <style:paragraph-properties fo:text-align="start" fo:margin-left="0cm"/>
      <style:text-properties style:font-name="Times New Roman5"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 style:family="text">
      <style:text-properties style:font-name="Times New Roman5"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4" style:family="text">
      <style:text-properties style:font-name="Times New Roman5"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5" style:family="text">
      <style:text-properties style:font-name="Times New Roman5" fo:font-size="12pt"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text-emphasize="none" style:font-relief="none" style:text-overline-style="none" style:text-overline-color="font-color" fo:font-style="italic" style:font-style-asian="italic" style:font-style-complex="italic" fo:font-weight="bold" style:font-weight-asian="bold" style:font-weight-complex="bold"/>
    </style:style>
    <style:style style:name="T6" style:family="text">
      <style:text-properties style:font-name="Times New Roman5" fo:font-size="12pt"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text-emphasize="none" style:font-relief="none" style:text-overline-style="none" style:text-overline-color="font-color" fo:font-style="italic" style:font-style-asian="italic" style:font-style-complex="italic" fo:font-weight="normal" style:font-weight-asian="normal" style:font-weight-complex="normal"/>
    </style:style>
    <style:style style:name="T7" style:family="text">
      <style:text-properties style:font-name="Times New Roman5" fo:font-size="12pt" style:font-name-asian="Times New Roman4" style:font-name-complex="Times New Roman4" style:font-size-asian="12pt" style:font-size-complex="12pt"/>
    </style:style>
    <style:style style:name="T8" style:family="text">
      <style:text-properties style:font-name="Times New Roman5" fo:font-size="12pt" style:font-name-asian="Times New Roman4" style:font-name-complex="Times New Roman4" style:font-size-asian="12pt" style:font-size-complex="12pt" fo:font-weight="bold" style:font-weight-asian="bold" style:font-weight-complex="bold"/>
    </style:style>
    <style:style style:name="T9" style:family="text">
      <style:text-properties fo:font-style="italic" style:letter-kerning="true" fo:language="zxx" fo:country="none" style:language-asian="zxx" style:country-asian="none" style:language-complex="zxx" style:country-complex="none" style:font-name-complex="Times New Roman5" style:font-style-asian="italic" style:font-style-complex="italic"/>
    </style:style>
    <style:style style:name="T10" style:family="text">
      <style:text-properties fo:font-style="italic" style:letter-kerning="true" fo:language="zxx" fo:country="none" style:language-asian="zxx" style:country-asian="none" style:language-complex="zxx" style:country-complex="none" style:font-name-complex="Times New Roman5" style:font-style-asian="italic" style:font-style-complex="italic" fo:color="#000000" style:font-name="Times New Roman5" fo:font-size="12pt" fo:font-weight="bold" style:font-weight-asian="bold" style:font-weight-complex="bold"/>
    </style:style>
    <style:style style:name="T11" style:family="text">
      <style:text-properties fo:font-style="italic" style:letter-kerning="true" fo:language="zxx" fo:country="none" style:language-asian="zxx" style:country-asian="none" style:language-complex="zxx" style:country-complex="none" style:font-name-complex="Times New Roman5" style:font-style-asian="italic" style:font-style-complex="italic" style:font-name="Times New Roman5" fo:font-size="12pt" style:use-window-font-color="true"/>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style:font-name="Times New Roman5" fo:font-size="12pt" style:font-size-asian="12pt" style:font-size-complex="12pt"/>
    </style:style>
    <style:style style:name="T15" style:family="text">
      <style:text-properties style:font-name="Times New Roman5" fo:font-size="12pt" style:font-size-asian="12pt" style:font-size-complex="12pt" fo:font-weight="normal" style:font-weight-asian="normal" style:font-weight-complex="normal"/>
    </style:style>
    <style:style style:name="T16" style:family="text">
      <style:text-properties style:font-name="Times New Roman5" fo:font-size="12pt" style:font-size-asian="12pt" style:font-size-complex="12pt" fo:font-weight="bold" style:font-weight-asian="bold" style:font-weight-complex="bold"/>
    </style:style>
    <style:style style:name="T17" style:family="text">
      <style:text-properties style:font-name="Times New Roman5" fo:font-size="12pt" fo:font-weight="bold" style:font-size-asian="12pt" style:font-size-complex="12pt" style:font-weight-asian="bold" style:font-weight-complex="bold"/>
    </style:style>
    <style:style style:name="T18" style:family="text">
      <style:text-properties style:letter-kerning="true"/>
    </style:style>
    <style:style style:name="T19" style:family="text">
      <style:text-properties style:letter-kerning="true" fo:color="#000000" style:font-name="Times New Roman5" fo:font-size="12pt" fo:font-weight="bold" fo:font-style="italic"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20" style:family="text">
      <style:text-properties style:letter-kerning="true" style:font-name="Times New Roman5" fo:font-size="12pt" fo:font-style="italic" fo:language="zxx" fo:country="none" style:language-asian="zxx" style:country-asian="none" style:language-complex="zxx" style:country-complex="none" style:font-name-complex="Times New Roman5" style:font-style-asian="italic" style:font-style-complex="italic" style:use-window-font-color="true"/>
    </style:style>
    <style:style style:name="T21" style:family="text">
      <style:text-properties style:letter-kerning="true" style:font-name="Times New Roman5" fo:font-size="12pt" fo:font-weight="bold" fo:font-style="italic"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22" style:family="text">
      <style:text-properties style:font-name="Times New Roman5" fo:font-size="12pt" fo:font-weight="bold" fo:font-style="italic" style:letter-kerning="true"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23"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tyle-asian="italic" style:font-style-complex="italic"/>
    </style:style>
    <style:style style:name="T24" style:family="text">
      <style:text-properties fo:font-size="12pt" style:letter-kerning="true" style:font-size-asian="12pt" style:font-size-complex="12pt"/>
    </style:style>
    <style:style style:name="T25" style:family="text">
      <style:text-properties fo:font-size="12pt" style:letter-kerning="true" style:font-size-asian="12pt" style:font-size-complex="12pt" fo:font-weight="bold" fo:font-style="italic"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26" style:family="text">
      <style:text-properties fo:font-size="12pt" style:letter-kerning="true" style:font-size-asian="12pt" style:font-size-complex="12pt" fo:font-style="italic" fo:language="zxx" fo:country="none" style:language-asian="zxx" style:country-asian="none" style:language-complex="zxx" style:country-complex="none" style:font-name-complex="Times New Roman5" style:font-style-asian="italic" style:font-style-complex="italic"/>
    </style:style>
    <style:style style:name="T27"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ize-asian="12pt" style:font-size-complex="12pt" style:font-style-asian="italic" style:font-style-complex="italic"/>
    </style:style>
    <style:style style:name="T28"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ize-asian="12pt" style:font-size-complex="12pt" style:font-style-asian="italic" style:font-style-complex="italic" fo:font-weight="normal" style:font-weight-asian="normal" style:font-weight-complex="normal"/>
    </style:style>
    <style:style style:name="T29"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ize-asian="12pt" style:font-size-complex="12pt" style:font-style-asian="italic" style:font-style-complex="italic" fo:font-weight="bold" style:font-weight-asian="bold" style:font-weight-complex="bold"/>
    </style:style>
    <style:style style:name="T30" style:family="text">
      <style:text-properties fo:font-weight="bold" style:font-weight-asian="bold" style:font-weight-complex="bold" style:font-name="Times New Roman4"/>
    </style:style>
    <style:style style:name="T31" style:family="text">
      <style:text-properties style:font-name="Times New Roman4"/>
    </style:style>
    <style:style style:name="T32" style:family="text">
      <style:text-properties style:letter-kerning="true" style:font-name="Times New Roman5" fo:font-size="12pt" fo:font-style="italic" fo:language="zxx" fo:country="none" style:language-asian="zxx" style:country-asian="none" style:language-complex="zxx" style:country-complex="none" style:font-name-complex="Times New Roman5" style:font-style-asian="italic" style:font-style-complex="italic"/>
    </style:style>
    <style:style style:name="T33" style:family="text">
      <style:text-properties fo:font-size="12pt" style:letter-kerning="true" style:font-size-asian="12pt" style:font-size-complex="12pt" fo:font-weight="normal" fo:font-style="italic" fo:language="zxx" fo:country="none" style:language-asian="zxx" style:country-asian="none" style:language-complex="zxx" style:country-complex="none" style:font-name-complex="Times New Roman5" style:font-weight-asian="normal" style:font-weight-complex="normal" style:font-style-asian="italic" style:font-style-complex="italic"/>
    </style:style>
    <style:style style:name="T34" style:family="text">
      <style:text-properties style:font-name="Times New Roman5" fo:font-size="12pt" fo:font-style="italic" style:font-size-asian="12pt" style:font-size-complex="12pt" style:font-style-asian="italic" style:font-style-complex="italic"/>
    </style:style>
    <style:style style:name="T35" style:family="text">
      <style:text-properties style:font-name="Times New Roman5" fo:font-size="12pt" fo:font-style="italic" style:font-size-asian="12pt" style:font-size-complex="12pt" style:font-style-asian="italic" style:font-style-complex="italic" fo:font-weight="bold" style:font-name-asian="Times New Roman4" style:font-name-complex="Times New Roman4" style:font-weight-asian="bold" style:font-weight-complex="bold"/>
    </style:style>
    <style:style style:name="T36" style:family="text">
      <style:text-properties style:font-name="Times New Roman5" fo:font-size="12pt" fo:font-style="italic" style:font-size-asian="12pt" style:font-size-complex="12pt" style:font-style-asian="italic" style:font-style-complex="italic" style:font-name-asian="Times New Roman4" style:font-name-complex="Times New Roman4"/>
    </style:style>
    <style:style style:name="T37"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5"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38" style:family="text">
      <style:text-properties style:font-name="Times New Roman5"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5"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39" style:family="text">
      <style:text-properties style:font-name="Times New Roman5"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complex="Times New Roman5"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40" style:family="text">
      <style:text-properties style:letter-kerning="true" fo:color="#000000"/>
    </style:style>
    <style:style style:name="T41" style:family="text">
      <style:text-properties style:font-name="Times New Roman5" fo:font-size="12pt" fo:font-style="italic" style:letter-kerning="true" fo:language="zxx" fo:country="none" style:language-asian="zxx" style:country-asian="none" style:language-complex="zxx" style:country-complex="none" style:font-name-complex="Times New Roman5" style:font-style-asian="italic" style:font-style-complex="italic" fo:font-weight="bold" style:font-weight-asian="bold" style:font-weight-complex="bold"/>
    </style:style>
    <style:style style:name="T42" style:family="text">
      <style:text-properties fo:font-size="12pt" style:letter-kerning="true" style:font-size-asian="12pt" style:font-size-complex="12pt" fo:font-style="italic" fo:language="zxx" fo:country="none" style:language-asian="zxx" style:country-asian="none" style:language-complex="zxx" style:country-complex="none" style:font-name-complex="Times New Roman5" style:font-style-asian="italic" style:font-style-complex="italic" fo:font-weight="bold" style:font-weight-asian="bold" style:font-weight-complex="bold"/>
    </style:style>
    <style:style style:name="T43" style:family="text">
      <style:text-properties fo:font-size="12pt" fo:font-weight="bold" fo:font-style="italic" style:letter-kerning="true" fo:language="zxx" fo:country="none" style:language-asian="zxx" style:country-asian="none" style:language-complex="zxx" style:country-complex="none" style:font-name-complex="Times New Roman5" style:font-size-asian="12pt" style:font-size-complex="12pt" style:font-weight-asian="bold" style:font-weight-complex="bold" style:font-style-asian="italic" style:font-style-complex="italic"/>
    </style:style>
    <style:style style:name="T44"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5"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45" style:family="text">
      <style:text-properties style:font-name="Times New Roman5"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5"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46" style:family="text">
      <style:text-properties style:font-name="Times New Roman5" fo:font-size="12pt"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imes New Roman5"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47" style:family="text">
      <style:text-properties style:font-name="Times New Roman4" fo:font-weight="bold" style:font-weight-asian="bold" style:font-weight-complex="bold"/>
    </style:style>
    <style:style style:name="T48" style:family="text">
      <style:text-properties style:font-name="Times New Roman5" fo:font-style="italic" style:letter-kerning="true" fo:language="zxx" fo:country="none" style:language-asian="zxx" style:country-asian="none" style:language-complex="zxx" style:country-complex="none" style:font-name-complex="Times New Roman5" style:font-style-asian="italic" style:font-style-complex="italic"/>
    </style:style>
    <style:style style:name="T49" style:family="text">
      <style:text-properties style:font-name="Times New Roman5" fo:font-style="italic" style:letter-kerning="true" fo:language="zxx" fo:country="none" style:language-asian="zxx" style:country-asian="none" style:language-complex="zxx" style:country-complex="none" style:font-name-complex="Times New Roman5" style:font-style-asian="italic" style:font-style-complex="italic" fo:color="#000000" fo:font-size="12pt" fo:font-weight="bold" style:font-weight-asian="bold" style:font-weight-complex="bold"/>
    </style:style>
    <style:style style:name="T50" style:family="text">
      <style:text-properties style:font-name="Times New Roman5" fo:font-style="italic" style:letter-kerning="true" fo:language="zxx" fo:country="none" style:language-asian="zxx" style:country-asian="none" style:language-complex="zxx" style:country-complex="none" style:font-name-complex="Times New Roman5" style:font-style-asian="italic" style:font-style-complex="italic" fo:font-size="12pt" style:use-window-font-color="true"/>
    </style:style>
    <style:style style:name="T51" style:family="text">
      <style:text-properties fo:color="#000000" fo:font-size="12pt" fo:font-weight="bold" fo:font-style="italic" style:letter-kerning="true" fo:language="zxx" fo:country="none" style:language-asian="zxx" style:country-asian="none" style:language-complex="zxx" style:country-complex="none" style:font-name-complex="Times New Roman5" style:font-weight-asian="bold" style:font-weight-complex="bold" style:font-style-asian="italic" style:font-style-complex="italic"/>
    </style:style>
    <style:style style:name="T52" style:family="text">
      <style:text-properties fo:font-size="12pt" fo:font-style="italic" style:letter-kerning="true" fo:language="zxx" fo:country="none" style:language-asian="zxx" style:country-asian="none" style:language-complex="zxx" style:country-complex="none" style:font-name-complex="Times New Roman5" style:font-style-asian="italic" style:font-style-complex="italic" style:use-window-font-color="true"/>
    </style:style>
    <style:style style:name="T53" style:family="text">
      <style:text-properties style:font-name-asian="Times New Roman4" style:font-name-complex="Times New Roman4"/>
    </style:style>
    <style:style style:name="T54" style:family="text">
      <style:text-properties style:font-name-asian="Times New Roman4" style:font-name-complex="Times New Roman4" fo:font-weight="bold" style:font-weight-asian="bold" style:font-weight-complex="bold"/>
    </style:style>
    <style:style style:name="T55" style:family="text">
      <style:text-properties style:font-name-asian="Arial" style:font-name-complex="Arial"/>
    </style:style>
    <style:style style:name="T56" style:family="text">
      <style:text-properties fo:font-weight="bold" style:font-name-asian="Arial" style:font-name-complex="Arial" style:font-weight-asian="bold" style:font-weight-complex="bold"/>
    </style:style>
    <style:style style:name="T57" style:family="text">
      <style:text-properties fo:font-weight="bold" style:font-weight-asian="bold" style:font-weight-complex="bold" style:font-name-asian="Times New Roman4" style:font-name-complex="Times New Roman4"/>
    </style:style>
    <style:style style:name="T58" style:family="text">
      <style:text-properties fo:font-weight="bold" style:font-name-asian="Times New Roman4" style:font-name-complex="Times New Roman4" style:font-weight-asian="bold" style:font-weight-complex="bold"/>
    </style:style>
    <style:style style:name="T59" style:family="text">
      <style:text-properties fo:font-weight="bold" fo:font-style="italic" style:font-weight-asian="bold" style:font-weight-complex="bold"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fo:font-weight="bold" style:font-weight-asian="bold" style:font-weight-complex="bold"/>
    </style:style>
    <style:style style:name="T62" style:family="text">
      <style:text-properties fo:font-style="italic" style:font-style-asian="italic" style:font-style-complex="italic" fo:font-weight="normal" style:font-weight-asian="normal" style:font-weight-complex="normal"/>
    </style:style>
    <style:style style:name="T63" style:family="text">
      <style:text-properties fo:color="#000000" fo:font-size="12pt" fo:font-style="italic" style:font-name-asian="TimesNewRomanPS-ItalicMT" style:font-name-complex="TimesNewRomanPS-ItalicMT" style:font-size-asian="12pt" style:font-size-complex="12pt" style:font-style-asian="italic" style:font-style-complex="italic"/>
    </style:style>
    <style:style style:name="T64" style:family="text">
      <style:text-properties fo:color="#000000"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65" style:family="text">
      <style:text-properties fo:color="#000000" fo:font-size="12pt" style:font-name-asian="TimesNewRomanPS-ItalicMT" style:font-name-complex="TimesNewRomanPS-ItalicMT" style:font-size-asian="12pt" style:font-size-complex="12pt"/>
    </style:style>
    <style:style style:name="T66" style:family="text">
      <style:text-properties fo:color="#000000" fo:font-size="12pt" style:font-size-asian="12pt" style:font-size-complex="12pt" fo:font-weight="bold" fo:font-style="italic" style:font-name-asian="TimesNewRomanPS-BoldItalicMT" style:font-name-complex="TimesNewRomanPS-BoldItalicMT" style:font-weight-asian="bold" style:font-weight-complex="bold" style:font-style-asian="italic" style:font-style-complex="italic"/>
    </style:style>
    <style:style style:name="T67" style:family="text">
      <style:text-properties fo:color="#000000" fo:font-size="12pt" style:font-size-asian="12pt" style:font-size-complex="12pt" fo:font-style="italic" style:font-style-asian="italic" style:font-style-complex="italic" style:font-name-asian="TimesNewRomanPS-ItalicMT" style:font-name-complex="TimesNewRomanPS-ItalicMT"/>
    </style:style>
    <style:style style:name="T68" style:family="text">
      <style:text-properties fo:color="#000000"/>
    </style:style>
    <style:style style:name="T69" style:family="text">
      <style:text-properties fo:color="#000000" fo:font-weight="bold" style:font-weight-asian="bold" style:font-weight-complex="bold"/>
    </style:style>
    <style:style style:name="T70" style:family="text">
      <style:text-properties fo:color="#000000" style:font-name-asian="Times New Roman6" style:font-name-complex="Times New Roman6"/>
    </style:style>
    <style:style style:name="T71" style:family="text">
      <style:text-properties fo:color="#000000" style:font-name-asian="Times New Roman6" style:font-name-complex="Times New Roman6" fo:font-weight="bold" style:font-weight-asian="bold" style:font-weight-complex="bold"/>
    </style:style>
    <style:style style:name="T72" style:family="text">
      <style:text-properties fo:color="#000000" style:font-name="Times New Roman5" fo:font-size="12pt" fo:font-style="italic" style:font-size-asian="12pt" style:font-size-complex="12pt" style:font-style-asian="italic" style:font-style-complex="italic"/>
    </style:style>
    <style:style style:name="T73" style:family="text">
      <style:text-properties fo:color="#000000" style:font-name="Times New Roman5" fo:font-size="12pt" fo:font-style="italic" style:font-size-asian="12pt" style:font-size-complex="12pt" style:font-style-asian="italic" style:font-style-complex="italic" fo:font-weight="bold" style:font-weight-asian="bold" style:font-weight-complex="bold"/>
    </style:style>
    <style:style style:name="T74" style:family="text">
      <style:text-properties fo:color="#000000" fo:font-weight="bold" style:text-underline-style="none" style:text-underline-color="font-color" style:text-line-through-type="none" style:font-name-asian="Times New Roman6" style:font-name-complex="Times New Roman6" style:font-weight-asian="bold" style:font-weight-complex="bold"/>
    </style:style>
    <style:style style:name="T75" style:family="text">
      <style:text-properties fo:color="#000000" style:text-underline-style="none" style:text-underline-color="font-color" style:text-line-through-type="none" style:font-name-asian="Times New Roman6" style:font-name-complex="Times New Roman6"/>
    </style:style>
    <style:style style:name="T76" style:family="text">
      <style:text-properties style:font-name="Times New Roman5" fo:font-size="12pt" fo:font-style="italic" style:font-size-asian="12pt" style:font-size-complex="12pt" style:font-style-asian="italic" style:font-style-complex="italic" fo:font-weight="bold" style:font-weight-asian="bold" style:font-weight-complex="bold"/>
    </style:style>
    <style:style style:name="T77" style:family="text">
      <style:text-properties style:font-name="Times New Roman5" fo:font-size="12pt" fo:font-style="italic" style:font-size-asian="12pt" style:font-size-complex="12pt" style:font-style-asian="italic" style:font-style-complex="italic" fo:color="#000000" style:text-underline-style="none" style:text-underline-color="font-color" style:text-line-through-type="none" style:font-name-asian="Times New Roman6" style:font-name-complex="Times New Roman6"/>
    </style:style>
    <style:style style:name="T78" style:family="text">
      <style:text-properties fo:color="#000000" fo:font-weight="bold" style:font-name-asian="Times New Roman6" style:font-name-complex="Times New Roman6" style:font-weight-asian="bold" style:font-weight-complex="bold"/>
    </style:style>
    <style:style style:name="T79" style:family="text">
      <style:text-properties fo:color="#000000" style:font-name="Times New Roman5" fo:font-size="12pt" fo:font-weight="bold" fo:font-style="italic" style:font-name-asian="Times New Roman6" style:font-name-complex="Times New Roman6" style:font-size-asian="12pt" style:font-size-complex="12pt" style:font-weight-asian="bold" style:font-weight-complex="bold" style:font-style-asian="italic" style:font-style-complex="italic"/>
    </style:style>
    <style:style style:name="T80" style:family="text">
      <style:text-properties fo:color="#000000" style:font-name="Times New Roman5" fo:font-size="12pt" fo:font-style="italic" style:font-name-asian="Times New Roman6" style:font-name-complex="Times New Roman6" style:font-size-asian="12pt" style:font-size-complex="12pt" style:font-style-asian="italic" style:font-style-complex="italic"/>
    </style:style>
    <style:style style:name="T81" style:family="text">
      <style:text-properties fo:font-weight="bold" style:font-weight-asian="bold" style:font-weight-complex="bold" fo:color="#000000" style:text-underline-style="none" style:text-underline-color="font-color" style:text-line-through-type="none" style:font-name-asian="Times New Roman6" style:font-name-complex="Times New Roman6"/>
    </style:style>
    <style:style style:name="T82" style:family="text">
      <style:text-properties fo:color="#000000" style:text-underline-style="none" style:text-underline-color="font-color" style:text-line-through-type="none" style:font-name-asian="Times New Roman6" style:font-name-complex="Times New Roman6" fo:font-weight="bold" style:font-weight-asian="bold" style:font-weight-complex="bold"/>
    </style:style>
    <style:style style:name="T83" style:family="text">
      <style:text-properties fo:color="#000000" fo:font-weight="normal" style:font-name-asian="Times New Roman6" style:font-name-complex="Times New Roman6" style:font-weight-asian="normal" style:font-weight-complex="normal"/>
    </style:style>
    <style:style style:name="T84" style:family="text">
      <style:text-properties style:font-name="Times New Roman5" fo:font-size="12pt" fo:font-style="italic" style:font-size-asian="12pt" style:font-size-complex="12pt" style:font-style-asian="italic" style:font-style-complex="italic" fo:font-weight="normal" style:font-weight-asian="normal" style:font-weight-complex="normal"/>
    </style:style>
    <style:style style:name="T85" style:family="text">
      <style:text-properties style:font-name="Times New Roman5" fo:font-size="12pt" fo:font-style="italic" style:font-size-asian="12pt" style:font-size-complex="12pt" style:font-style-asian="italic" style:font-style-complex="italic" fo:color="#000000" style:font-name-asian="Times New Roman6" style:font-name-complex="Times New Roman6"/>
    </style:style>
    <style:style style:name="T86" style:family="text">
      <style:text-properties fo:color="#000000" style:font-name="Times New Roman5" fo:font-size="12pt" fo:font-weight="normal" fo:font-style="italic" style:font-name-asian="Times New Roman6" style:font-name-complex="Times New Roman6" style:font-size-asian="12pt" style:font-size-complex="12pt" style:font-weight-asian="normal" style:font-weight-complex="normal" style:font-style-asian="italic" style:font-style-complex="italic"/>
    </style:style>
    <style:style style:name="T87" style:family="text">
      <style:text-properties fo:color="#000000" style:font-name="Times New Roman5" fo:font-size="12pt" fo:font-style="italic" style:font-name-asian="Times New Roman6" style:font-name-complex="Times New Roman6" style:font-size-asian="12pt" style:font-size-complex="12pt" style:font-style-asian="italic" style:font-style-complex="italic" fo:font-weight="bold" style:font-weight-asian="bold" style:font-weight-complex="bold"/>
    </style:style>
    <style:style style:name="T88" style:family="text">
      <style:text-properties fo:color="#000000" style:font-name="Times New Roman5" fo:font-size="12pt" fo:font-style="italic" style:font-name-asian="Times New Roman6" style:font-name-complex="Times New Roman6" style:font-size-asian="12pt" style:font-size-complex="12pt" style:font-style-asian="italic" style:font-style-complex="italic" fo:font-weight="normal" style:font-weight-asian="normal" style:font-weight-complex="normal"/>
    </style:style>
    <style:style style:name="T89" style:family="text">
      <style:text-properties fo:font-size="12pt" style:font-size-asian="12pt" style:font-size-complex="12pt"/>
    </style:style>
    <style:style style:name="T90" style:family="text">
      <style:text-properties fo:font-size="12pt" style:font-size-asian="12pt" style:font-size-complex="12pt" fo:font-weight="bold" style:font-weight-asian="bold" style:font-weight-complex="bold"/>
    </style:style>
    <style:style style:name="T91" style:family="text">
      <style:text-properties fo:font-size="12pt" fo:font-weight="normal" style:font-size-asian="12pt" style:font-size-complex="12pt" style:font-weight-asian="normal" style:font-weight-complex="normal"/>
    </style:style>
    <style:style style:name="T92" style:family="text">
      <style:text-properties fo:font-size="12pt" style:font-size-asian="12pt" style:font-size-complex="12pt" fo:font-weight="normal" style:font-weight-asian="normal" style:font-weight-complex="normal"/>
    </style:style>
    <style:style style:name="T93" style:family="text">
      <style:text-properties style:font-name="Times New Roman2" fo:font-size="12pt" style:font-size-asian="12pt" style:font-size-complex="12pt"/>
    </style:style>
    <style:style style:name="T94" style:family="text">
      <style:text-properties style:font-name="Times New Roman2" fo:font-size="12pt" style:font-size-asian="12pt" style:font-size-complex="12pt" fo:font-weight="bold" style:font-weight-asian="bold" style:font-weight-complex="bold"/>
    </style:style>
    <style:style style:name="T95"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96"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97"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Italic" style:font-name-complex="Times-Italic"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98" style:family="text">
      <style:text-properties fo:font-size="12pt" fo:font-style="italic" style:font-name-asian="TimesNewRomanPS-ItalicMT" style:font-name-complex="TimesNewRomanPS-ItalicMT" style:font-size-asian="12pt" style:font-size-complex="12pt" style:font-style-asian="italic" style:font-style-complex="italic"/>
    </style:style>
    <style:style style:name="T99" style:family="text">
      <style:text-properties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00" style:family="text">
      <style:text-properties fo:font-size="12pt" fo:font-style="italic" style:font-size-asian="12pt" style:font-size-complex="12pt" style:font-style-asian="italic" style:font-style-complex="italic" style:font-name-asian="TimesNewRomanPS-ItalicMT" style:font-name-complex="TimesNewRomanPS-ItalicMT"/>
    </style:style>
    <style:style style:name="T101" style:family="text">
      <style:text-properties fo:color="#000000"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02" style:family="text">
      <style:text-properties fo:color="#000000" fo:font-size="12pt" fo:font-weight="normal" fo:font-style="italic" style:font-size-asian="12pt" style:font-size-complex="12pt" style:font-weight-asian="normal" style:font-weight-complex="normal" style:font-style-asian="italic" style:font-style-complex="italic" style:font-name-asian="TimesNewRomanPS-BoldItalicMT" style:font-name-complex="TimesNewRomanPS-BoldItalicMT"/>
    </style:style>
    <style:style style:name="T103" style:family="text">
      <style:text-properties fo:color="#000000" fo:font-size="12pt" fo:font-weight="normal" fo:font-style="italic" style:font-size-asian="12pt" style:font-size-complex="12pt" style:font-weight-asian="normal" style:font-weight-complex="normal" style:font-style-asian="italic" style:font-style-complex="italic" style:font-name-asian="TimesNewRomanPS-ItalicMT" style:font-name-complex="TimesNewRomanPS-ItalicMT"/>
    </style:style>
    <style:style style:name="T104" style:family="text">
      <style:text-properties fo:color="#000000" style:font-name="Times New Roman5" fo:font-size="12pt" fo:font-style="italic" style:font-name-asian="TimesNewRomanPS-ItalicMT" style:font-name-complex="TimesNewRomanPS-ItalicMT" style:font-size-asian="12pt" style:font-size-complex="12pt" style:font-style-asian="italic" style:font-style-complex="italic"/>
    </style:style>
    <style:style style:name="T105" style:family="text">
      <style:text-properties fo:color="#000000" style:font-name="Times New Roman5"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06" style:family="text">
      <style:text-properties fo:color="#000000" style:font-name="Times New Roman5" fo:font-size="12pt" fo:font-style="italic" style:font-size-asian="12pt" style:font-size-complex="12pt" style:font-style-asian="italic" style:font-style-complex="italic" style:font-name-asian="TimesNewRomanPS-ItalicMT" style:font-name-complex="TimesNewRomanPS-ItalicMT"/>
    </style:style>
    <style:style style:name="T107" style:family="text">
      <style:text-properties style:font-name="Times New Roman5"/>
    </style:style>
    <style:style style:name="T108" style:family="text">
      <style:text-properties style:font-name="Times New Roman5" fo:font-weight="bold" style:font-weight-asian="bold" style:font-weight-complex="bold"/>
    </style:style>
    <style:style style:name="T109" style:family="text">
      <style:text-properties fo:color="#000000" style:font-name="Times New Roman5"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10" style:family="text">
      <style:text-properties fo:color="#000000"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11" style:family="text">
      <style:text-properties fo:color="#000000"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Microsoft YaHei" style:font-name-complex="Lucida Sans"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12" style:family="text">
      <style:text-properties fo:color="#000000" style:font-name="Times New Roman5" fo:font-size="12pt" fo:font-style="italic" style:font-name-asian="Times" style:font-name-complex="Times" style:font-size-asian="12pt" style:font-size-complex="12pt" style:font-style-asian="italic" style:font-style-complex="italic"/>
    </style:style>
    <style:style style:name="T113" style:family="text">
      <style:text-properties fo:color="#000000" style:font-name="Times New Roman5" fo:font-size="12pt" fo:font-style="italic" style:font-name-asian="Times" style:font-name-complex="Times" style:font-size-asian="12pt" style:font-size-complex="12pt" style:font-style-asian="italic" style:font-style-complex="italic" fo:font-weight="normal" style:font-weight-asian="normal" style:font-weight-complex="normal"/>
    </style:style>
    <style:style style:name="T114" style:family="text">
      <style:text-properties fo:color="#000000" style:font-name="Times New Roman5" fo:font-size="12pt" fo:font-style="italic" style:font-name-asian="Times" style:font-name-complex="Times" style:font-size-asian="12pt" style:font-size-complex="12pt" style:font-style-asian="italic" style:font-style-complex="italic" fo:font-weight="bold" style:font-weight-asian="bold" style:font-weight-complex="bold"/>
    </style:style>
    <style:style style:name="T115" style:family="text">
      <style:text-properties fo:color="#000000" fo:font-size="12pt" fo:font-weight="bold" fo:font-style="italic" style:font-name-asian="Times" style:font-name-complex="Times" style:font-size-asian="12pt" style:font-size-complex="12pt" style:font-weight-asian="bold" style:font-weight-complex="bold" style:font-style-asian="italic" style:font-style-complex="italic"/>
    </style:style>
    <style:style style:name="T116" style:family="text">
      <style:text-properties fo:color="#000000" fo:font-size="12pt" fo:font-style="italic" style:font-name-asian="Times" style:font-name-complex="Times" style:font-size-asian="12pt" style:font-size-complex="12pt" style:font-style-asian="italic" style:font-style-complex="italic"/>
    </style:style>
    <style:style style:name="T117" style:family="text">
      <style:text-properties fo:color="#000000" style:font-name="Times New Roman5"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style:font-name-complex="Times"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18" style:family="text">
      <style:text-properties fo:color="#000000"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style:font-name-complex="Times"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19" style:family="text">
      <style:text-properties fo:color="#000000" fo:font-size="12pt" fo:font-style="italic" style:font-name-asian="Times" style:font-name-complex="Times" style:font-size-asian="12pt" style:font-size-complex="12pt" style:font-style-asian="italic" style:font-style-complex="italic" fo:font-weight="bold" style:font-weight-asian="bold" style:font-weight-complex="bold"/>
    </style:style>
    <style:style style:name="T120" style:family="text">
      <style:text-properties fo:color="#000000" fo:font-size="12pt" fo:font-style="italic" style:font-size-asian="12pt" style:font-size-complex="12pt" style:font-style-asian="italic" style:font-style-complex="italic"/>
    </style:style>
    <style:style style:name="T121" style:family="text">
      <style:text-properties fo:color="#000000" fo:font-size="12pt" fo:font-style="italic" style:font-size-asian="12pt" style:font-size-complex="12pt" style:font-style-asian="italic" style:font-style-complex="italic" fo:font-weight="bold" style:font-weight-asian="bold" style:font-weight-complex="bold"/>
    </style:style>
    <style:style style:name="T122" style:family="text">
      <style:text-properties fo:color="#000000" style:font-name="Times New Roman5" fo:font-size="12pt" fo:font-weight="bold" fo:font-style="italic" style:font-name-asian="Times" style:font-name-complex="Times" style:font-size-asian="12pt" style:font-size-complex="12pt" style:font-weight-asian="bold" style:font-weight-complex="bold" style:font-style-asian="italic" style:font-style-complex="italic"/>
    </style:style>
    <style:style style:name="T123" style:family="text">
      <style:text-properties fo:color="#000000" fo:font-size="12pt" fo:font-style="italic" style:font-name-asian="Times" style:font-name-complex="Times" style:font-size-asian="12pt" style:font-size-complex="12pt" style:font-style-asian="italic" style:font-style-complex="italic" fo:font-weight="normal" style:font-weight-asian="normal" style:font-weight-complex="normal"/>
    </style:style>
    <style:style style:name="T124" style:family="text">
      <style:text-properties style:font-name="Times New Roman5" fo:font-size="12pt" fo:font-style="italic" style:font-name-asian="Times New Roman4" style:font-name-complex="Times New Roman4" style:font-size-asian="12pt" style:font-size-complex="12pt" style:font-style-asian="italic" style:font-style-complex="italic"/>
    </style:style>
    <style:style style:name="T125" style:family="text">
      <style:text-properties style:font-name="Times New Roman5" fo:font-size="12pt" fo:font-style="italic" style:font-name-asian="Times New Roman4" style:font-name-complex="Times New Roman4" style:font-size-asian="12pt" style:font-size-complex="12pt" style:font-style-asian="italic" style:font-style-complex="italic" fo:font-weight="bold" style:font-weight-asian="bold" style:font-weight-complex="bold"/>
    </style:style>
    <style:style style:name="T126" style:family="text">
      <style:text-properties style:font-name-asian="HiddenHorzOCR" style:font-name-complex="HiddenHorzOCR"/>
    </style:style>
    <style:style style:name="T127" style:family="text">
      <style:text-properties fo:font-weight="bold" style:font-weight-asian="bold" style:font-weight-complex="bold" style:font-name-asian="HiddenHorzOCR" style:font-name-complex="HiddenHorzOCR"/>
    </style:style>
    <style:style style:name="T128" style:family="text">
      <style:text-properties fo:font-size="12pt" fo:font-style="italic" style:font-name-asian="Times New Roman4" style:font-name-complex="Times New Roman4" style:font-size-asian="12pt" style:font-size-complex="12pt" style:font-style-asian="italic" style:font-style-complex="italic"/>
    </style:style>
    <style:style style:name="T129" style:family="text">
      <style:text-properties fo:font-size="12pt" fo:font-style="italic" style:font-name-asian="Times New Roman4" style:font-name-complex="Times New Roman4" style:font-size-asian="12pt" style:font-size-complex="12pt" style:font-style-asian="italic" style:font-style-complex="italic" fo:font-weight="bold" style:font-weight-asian="bold" style:font-weight-complex="bold"/>
    </style:style>
    <style:style style:name="T130" style:family="text">
      <style:text-properties style:font-name="Times New Roman5" fo:font-size="12pt" style:font-name-asian="Times New Roman4" style:font-name-complex="Times New Roman4" style:font-size-asian="12pt" style:font-size-complex="12pt" fo:font-weight="bold" fo:font-style="italic" style:font-weight-asian="bold" style:font-weight-complex="bold" style:font-style-asian="italic" style:font-style-complex="italic"/>
    </style:style>
    <style:style style:name="T131" style:family="text">
      <style:text-properties style:font-name="Times New Roman5" fo:font-size="12pt" style:font-name-asian="Times New Roman4" style:font-name-complex="Times New Roman4" style:font-size-asian="12pt" style:font-size-complex="12pt" fo:font-style="italic" style:font-style-asian="italic" style:font-style-complex="italic" fo:font-weight="normal" style:font-weight-asian="normal" style:font-weight-complex="normal"/>
    </style:style>
    <style:style style:name="T132" style:family="text">
      <style:text-properties fo:font-size="12pt" fo:font-weight="bold" fo:font-style="italic" style:font-name-asian="Times New Roman4" style:font-name-complex="Times New Roman4" style:font-size-asian="12pt" style:font-size-complex="12pt" style:font-weight-asian="bold" style:font-weight-complex="bold" style:font-style-asian="italic" style:font-style-complex="italic"/>
    </style:style>
    <style:style style:name="T133" style:family="text">
      <style:text-properties style:font-name-asian="ArialUnicodeMS" style:font-name-complex="ArialUnicodeMS"/>
    </style:style>
    <style:style style:name="T134" style:family="text">
      <style:text-properties style:font-name-asian="ArialUnicodeMS" style:font-name-complex="ArialUnicodeMS" fo:font-weight="bold" style:font-weight-asian="bold" style:font-weight-complex="bold"/>
    </style:style>
    <style:style style:name="T135" style:family="text">
      <style:text-properties fo:font-size="12pt" fo:font-weight="bold" fo:font-style="italic" style:font-name-asian="TimesNewRomanPS-BoldItalicMT" style:font-name-complex="TimesNewRomanPS-BoldItalicMT" style:font-size-asian="12pt" style:font-size-complex="12pt" style:font-weight-asian="bold" style:font-weight-complex="bold" style:font-style-asian="italic" style:font-style-complex="italic"/>
    </style:style>
    <style:style style:name="T136" style:family="text">
      <style:text-properties fo:font-size="12pt" fo:font-weight="bold" fo:font-style="italic" style:font-name-asian="TimesNewRomanPS-ItalicMT" style:font-name-complex="TimesNewRomanPS-ItalicMT" style:font-size-asian="12pt" style:font-size-complex="12pt" style:font-weight-asian="bold" style:font-weight-complex="bold" style:font-style-asian="italic" style:font-style-complex="italic"/>
    </style:style>
    <style:style style:name="T137" style:family="text">
      <style:text-properties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38" style:family="text">
      <style:text-properties fo:font-size="12pt" fo:font-style="italic" style:font-size-asian="12pt" style:font-size-complex="12pt" style:font-style-asian="italic" style:font-style-complex="italic" style:font-name-asian="TimesNewRomanPS-BoldItalicMT" style:font-name-complex="TimesNewRomanPS-BoldItalicMT" fo:font-weight="normal" style:font-weight-asian="normal" style:font-weight-complex="normal"/>
    </style:style>
    <style:style style:name="T139" style:family="text">
      <style:text-properties fo:font-size="12pt" fo:font-style="italic" style:font-size-asian="12pt" style:font-size-complex="12pt" style:font-style-asian="italic" style:font-style-complex="italic" fo:font-weight="normal" style:font-weight-asian="normal" style:font-weight-complex="normal" style:font-name-asian="TimesNewRomanPS-ItalicMT" style:font-name-complex="TimesNewRomanPS-ItalicMT"/>
    </style:style>
    <style:style style:name="T140" style:family="text">
      <style:text-properties fo:font-size="12pt" fo:font-style="italic" style:font-size-asian="12pt" style:font-size-complex="12pt" style:font-style-asian="italic" style:font-style-complex="italic" fo:font-weight="normal" style:font-weight-asian="normal" style:font-weight-complex="normal" style:font-name-asian="TimesNewRomanPS-BoldItalicMT" style:font-name-complex="TimesNewRomanPS-BoldItalicMT"/>
    </style:style>
    <style:style style:name="T141" style:family="text">
      <style:text-properties style:font-name="Times New Roman5" fo:font-size="12pt" fo:font-weight="normal" fo:font-style="italic" style:font-name-asian="TimesNewRomanPS-ItalicMT" style:font-name-complex="TimesNewRomanPS-ItalicMT" style:font-size-asian="12pt" style:font-size-complex="12pt" style:font-weight-asian="normal" style:font-weight-complex="normal" style:font-style-asian="italic" style:font-style-complex="italic"/>
    </style:style>
    <style:style style:name="T142" style:family="text">
      <style:text-properties style:font-name="Times New Roman5" fo:font-size="12pt" fo:font-weight="normal" fo:font-style="italic" style:font-size-asian="12pt" style:font-size-complex="12pt" style:font-weight-asian="normal" style:font-weight-complex="normal" style:font-style-asian="italic" style:font-style-complex="italic" style:font-name-asian="TimesNewRomanPS-BoldItalicMT" style:font-name-complex="TimesNewRomanPS-BoldItalicMT"/>
    </style:style>
    <style:style style:name="T143" style:family="text">
      <style:text-properties style:font-name="Times New Roman5" fo:font-size="12pt" fo:font-weight="normal" fo:font-style="italic" style:font-size-asian="12pt" style:font-size-complex="12pt" style:font-weight-asian="normal" style:font-weight-complex="normal" style:font-style-asian="italic" style:font-style-complex="italic" style:font-name-asian="TimesNewRomanPS-ItalicMT" style:font-name-complex="TimesNewRomanPS-ItalicMT"/>
    </style:style>
    <style:style style:name="T144" style:family="text">
      <style:text-properties style:font-name="Times New Roman5" fo:font-size="12pt" fo:font-style="italic" style:font-size-asian="12pt" style:font-size-complex="12pt" style:font-style-asian="italic" style:font-style-complex="italic" fo:font-weight="bold" style:font-name-asian="TimesNewRomanPS-BoldItalicMT" style:font-name-complex="TimesNewRomanPS-BoldItalicMT" style:font-weight-asian="bold" style:font-weight-complex="bold"/>
    </style:style>
    <style:style style:name="T145" style:family="text">
      <style:text-properties style:font-name="Times New Roman5" fo:font-size="12pt" fo:font-style="italic" style:font-size-asian="12pt" style:font-size-complex="12pt" style:font-style-asian="italic" style:font-style-complex="italic" style:font-name-asian="TimesNewRomanPS-BoldItalicMT" style:font-name-complex="TimesNewRomanPS-BoldItalicMT" fo:font-weight="normal" style:font-weight-asian="normal" style:font-weight-complex="normal"/>
    </style:style>
    <style:style style:name="T146" style:family="text">
      <style:text-properties style:font-name="Times New Roman5" fo:font-size="12pt" fo:font-style="italic" style:font-size-asian="12pt" style:font-size-complex="12pt" style:font-style-asian="italic" style:font-style-complex="italic" fo:font-weight="normal" style:font-weight-asian="normal" style:font-weight-complex="normal" style:font-name-asian="TimesNewRomanPS-ItalicMT" style:font-name-complex="TimesNewRomanPS-ItalicMT"/>
    </style:style>
    <style:style style:name="T147" style:family="text">
      <style:text-properties fo:font-size="12pt" fo:font-style="italic" style:font-name-asian="TimesNewRomanPS-ItalicMT" style:font-name-complex="TimesNewRomanPS-ItalicMT" style:font-size-asian="12pt" style:font-size-complex="12pt" style:font-style-asian="italic" style:font-style-complex="italic" fo:font-weight="bold" style:font-weight-asian="bold" style:font-weight-complex="bold"/>
    </style:style>
    <style:style style:name="T148" style:family="text">
      <style:text-properties fo:font-size="12pt" fo:font-style="italic" style:font-name-asian="TimesNewRomanPS-ItalicMT" style:font-name-complex="TimesNewRomanPS-ItalicMT" style:font-size-asian="12pt" style:font-size-complex="12pt" style:font-style-asian="italic" style:font-style-complex="italic" fo:font-weight="normal" style:font-weight-asian="normal" style:font-weight-complex="normal"/>
    </style:style>
    <style:style style:name="T149" style:family="text">
      <style:text-properties fo:font-size="12pt" fo:font-weight="bold" fo:font-style="italic" style:font-size-asian="12pt" style:font-size-complex="12pt" style:font-weight-asian="bold" style:font-weight-complex="bold" style:font-style-asian="italic" style:font-style-complex="italic"/>
    </style:style>
    <style:style style:name="T150" style:family="text">
      <style:text-properties fo:font-size="12pt" fo:font-style="italic" style:font-size-asian="12pt" style:font-size-complex="12pt" style:font-style-asian="italic" style:font-style-complex="italic"/>
    </style:style>
    <style:style style:name="T151" style:family="text">
      <style:text-properties fo:font-weight="bold" style:font-weight-asian="bold" style:font-weight-complex="bold" style:font-name-asian="ArialUnicodeMS" style:font-name-complex="ArialUnicodeMS"/>
    </style:style>
    <style:style style:name="T152" style:family="text">
      <style:text-properties fo:font-weight="bold" style:font-name-asian="ArialUnicodeMS" style:font-name-complex="ArialUnicodeMS" style:font-weight-asian="bold" style:font-weight-complex="bold"/>
    </style:style>
    <style:style style:name="T153" style:family="text">
      <style:text-properties style:font-name-asian="ArialUnicodeMS" style:font-name-complex="ArialUnicodeMS" fo:font-weight="normal" style:font-weight-asian="normal" style:font-weight-complex="normal"/>
    </style:style>
    <style:style style:name="T154" style:family="text">
      <style:text-properties style:font-name="Times New Roman5" fo:font-size="12pt" fo:font-style="italic" style:font-name-asian="ArialUnicodeMS" style:font-name-complex="ArialUnicodeMS" style:font-size-asian="12pt" style:font-size-complex="12pt" style:font-style-asian="italic" style:font-style-complex="italic"/>
    </style:style>
    <style:style style:name="T155" style:family="text">
      <style:text-properties style:font-name="Times New Roman5" fo:font-size="12pt" fo:font-style="italic" style:font-size-asian="12pt" style:font-size-complex="12pt" style:font-style-asian="italic" style:font-style-complex="italic" fo:font-weight="bold" style:font-weight-asian="bold" style:font-weight-complex="bold" style:font-name-asian="ArialUnicodeMS" style:font-name-complex="ArialUnicodeMS"/>
    </style:style>
    <style:style style:name="T156" style:family="text">
      <style:text-properties style:font-name="Times New Roman5" fo:font-size="12pt" fo:font-style="italic" style:font-size-asian="12pt" style:font-size-complex="12pt" style:font-style-asian="italic" style:font-style-complex="italic" style:font-name-asian="ArialUnicodeMS" style:font-name-complex="ArialUnicodeMS"/>
    </style:style>
    <style:style style:name="T157" style:family="text">
      <style:text-properties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5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59" style:family="text">
      <style:text-properties fo:font-size="12pt" fo:font-style="italic" style:font-size-asian="12pt" style:font-size-complex="12pt" style:font-style-asian="italic" style:font-style-complex="italic" fo:font-weight="bold" style:font-name-asian="Times New Roman4" style:font-name-complex="Times New Roman4" style:font-weight-asian="bold" style:font-weight-complex="bold"/>
    </style:style>
    <style:style style:name="T160" style:family="text">
      <style:text-properties style:font-name="Times New Roman4" fo:font-size="12pt" fo:font-weight="bold" fo:font-style="italic" style:font-name-asian="Times New Roman4" style:font-name-complex="Times New Roman4" style:font-size-asian="12pt" style:font-size-complex="12pt" style:font-weight-asian="bold" style:font-weight-complex="bold" style:font-style-asian="italic" style:font-style-complex="italic"/>
    </style:style>
    <style:style style:name="T161" style:family="text">
      <style:text-properties style:font-name="Times New Roman4" fo:font-size="12pt" fo:font-style="italic" style:font-name-asian="Times New Roman4" style:font-name-complex="Times New Roman4" style:font-size-asian="12pt" style:font-size-complex="12pt" style:font-style-asian="italic" style:font-style-complex="italic"/>
    </style:style>
    <style:style style:name="T162" style:family="text">
      <style:text-properties style:font-name="Times New Roman5" fo:font-size="12pt" fo:font-style="italic" style:font-name-asian="TimesNewRomanPS-ItalicMT" style:font-name-complex="TimesNewRomanPS-ItalicMT" style:font-size-asian="12pt" style:font-size-complex="12pt" style:font-style-asian="italic" style:font-style-complex="italic"/>
    </style:style>
    <style:style style:name="T163" style:family="text">
      <style:text-properties style:font-name="Times New Roman5" fo:font-size="12pt" fo:font-style="italic" style:font-size-asian="12pt" style:font-size-complex="12pt" style:font-style-asian="italic" style:font-style-complex="italic" style:font-name-asian="TimesNewRomanPS-ItalicMT" style:font-name-complex="TimesNewRomanPS-ItalicMT"/>
    </style:style>
    <style:style style:name="T164" style:family="text">
      <style:text-properties fo:font-size="12pt" fo:font-weight="normal" fo:font-style="italic" style:font-size-asian="12pt" style:font-size-complex="12pt" style:font-weight-asian="normal" style:font-weight-complex="normal" style:font-style-asian="italic" style:font-style-complex="italic"/>
    </style:style>
    <style:style style:name="T165" style:family="text">
      <style:text-properties style:font-name="Times New Roman5" fo:font-size="12pt" fo:font-weight="normal" fo:font-style="italic" style:font-size-asian="12pt" style:font-size-complex="12pt" style:font-weight-asian="normal" style:font-weight-complex="normal" style:font-style-asian="italic" style:font-style-complex="italic"/>
    </style:style>
    <style:style style:name="T166" style:family="text">
      <style:text-properties style:font-name="Times New Roman5" fo:font-size="12pt" fo:font-weight="normal" fo:font-style="italic" style:font-size-asian="12pt" style:font-size-complex="12pt" style:font-weight-asian="normal" style:font-weight-complex="normal" style:font-style-asian="italic" style:font-style-complex="italic" style:font-name-asian="Times New Roman4" style:font-name-complex="Times New Roman4"/>
    </style:style>
    <style:style style:name="T167" style:family="text">
      <style:text-properties style:font-name="Times New Roman5" fo:font-size="12pt" fo:font-style="italic" style:font-size-asian="12pt" style:font-size-complex="12pt" style:font-style-asian="italic" style:font-style-complex="italic" style:font-name-asian="Times New Roman4" style:font-name-complex="Times New Roman4" fo:font-weight="bold" style:font-weight-asian="bold" style:font-weight-complex="bold"/>
    </style:style>
    <style:style style:name="T168" style:family="text">
      <style:text-properties style:font-name="Times New Roman5" fo:font-size="12pt" fo:font-style="italic" style:font-size-asian="12pt" style:font-size-complex="12pt" style:font-style-asian="italic" style:font-style-complex="italic" fo:font-weight="normal" style:font-name-asian="Times New Roman4" style:font-name-complex="Times New Roman4" style:font-weight-asian="normal" style:font-weight-complex="normal"/>
    </style:style>
    <style:style style:name="T169" style:family="text">
      <style:text-properties style:font-name-asian="ArialNarrow" style:font-name-complex="ArialNarrow"/>
    </style:style>
    <style:style style:name="T170" style:family="text">
      <style:text-properties style:font-name-asian="ArialNarrow" style:font-name-complex="ArialNarrow" fo:font-weight="bold" style:font-weight-asian="bold" style:font-weight-complex="bold"/>
    </style:style>
    <style:style style:name="T171" style:family="text">
      <style:text-properties fo:font-style="normal" style:font-name-asian="ArialNarrow-Italic" style:font-name-complex="ArialNarrow-Italic" style:font-style-asian="normal" style:font-style-complex="normal"/>
    </style:style>
    <style:style style:name="T172" style:family="text">
      <style:text-properties fo:font-weight="bold" style:font-name-asian="ArialNarrow" style:font-name-complex="ArialNarrow" style:font-weight-asian="bold" style:font-weight-complex="bold"/>
    </style:style>
    <style:style style:name="T173" style:family="text">
      <style:text-properties style:font-name="Times New Roman5"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74" style:family="text">
      <style:text-properties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75" style:family="text">
      <style:text-properties style:font-name="Times New Roman5"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ArialNarrow" style:font-name-complex="ArialNarrow"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76" style:family="text">
      <style:text-properties fo:font-size="12pt" fo:font-style="italic" style:font-name-asian="StempelMARIA-Roman" style:font-name-complex="StempelMARIA-Roman" style:font-size-asian="12pt" style:font-size-complex="12pt" style:font-style-asian="italic" style:font-style-complex="italic"/>
    </style:style>
    <style:style style:name="T177" style:family="text">
      <style:text-properties fo:font-size="12pt" fo:font-style="italic" style:font-name-asian="StempelMARIA-Roman" style:font-name-complex="StempelMARIA-Roman" style:font-size-asian="12pt" style:font-size-complex="12pt" style:font-style-asian="italic" style:font-style-complex="italic" fo:font-weight="bold" style:font-weight-asian="bold" style:font-weight-complex="bold"/>
    </style:style>
    <style:style style:name="T178" style:family="text">
      <style:text-properties fo:font-size="12pt" fo:font-style="italic" style:font-size-asian="12pt" style:font-size-complex="12pt" style:font-style-asian="italic" style:font-style-complex="italic" style:font-name-asian="StempelMARIA-Italic" style:font-name-complex="StempelMARIA-Italic"/>
    </style:style>
    <style:style style:name="T179" style:family="text">
      <style:text-properties fo:font-size="12pt" fo:font-style="italic" style:font-size-asian="12pt" style:font-size-complex="12pt" style:font-style-asian="italic" style:font-style-complex="italic" style:font-name-asian="StempelMARIA-Roman" style:font-name-complex="StempelMARIA-Roman"/>
    </style:style>
    <style:style style:name="T180" style:family="text">
      <style:text-properties style:font-name="Times New Roman4" fo:font-size="12pt" fo:font-weight="normal"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weight-asian="normal" style:font-weight-complex="normal" style:font-style-asian="italic" style:font-style-complex="italic" style:text-emphasize="none" style:font-relief="none" style:text-overline-style="none" style:text-overline-color="font-color"/>
    </style:style>
    <style:style style:name="T181" style:family="text">
      <style:text-properties style:font-name="Times New Roman4"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style-asian="italic" style:font-style-complex="italic" style:text-emphasize="none" style:font-relief="none" style:text-overline-style="none" style:text-overline-color="font-color" fo:font-weight="bold" style:font-weight-asian="bold" style:font-weight-complex="bold"/>
    </style:style>
    <style:style style:name="T182" style:family="text">
      <style:text-properties style:font-name="Times New Roman4"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83" style:family="text">
      <style:text-properties fo:font-style="normal" style:font-style-asian="normal" style:font-style-complex="normal" fo:font-weight="bold" style:font-weight-asian="bold" style:font-weight-complex="bold"/>
    </style:style>
    <style:style style:name="T184" style:family="text">
      <style:text-properties style:font-name="Times New Roman4"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185" style:family="text">
      <style:text-properties style:font-name="Times New Roman4"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186" style:family="text">
      <style:text-properties style:font-name="Times New Roman4" fo:font-size="12pt"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text-emphasize="none" style:font-relief="none" style:text-overline-style="none" style:text-overline-color="font-color" fo:font-style="italic" style:font-style-asian="italic" style:font-style-complex="italic" fo:font-weight="bold" style:font-weight-asian="bold" style:font-weight-complex="bold"/>
    </style:style>
    <style:style style:name="T187" style:family="text">
      <style:text-properties style:font-name="Times New Roman4" fo:font-size="12pt"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text-emphasize="none" style:font-relief="none" style:text-overline-style="none" style:text-overline-color="font-color" fo:font-style="italic" style:font-style-asian="italic" style:font-style-complex="italic" fo:font-weight="normal" style:font-weight-asian="normal" style:font-weight-complex="normal"/>
    </style:style>
    <style:style style:name="T188"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style>
    <style:style style:name="T189" style:family="text">
      <style:text-properties fo:font-size="12pt" style:text-underline-style="none" style:text-underline-color="font-color" style:text-line-through-type="none" fo:font-style="italic" style:text-outline="false" fo:text-shadow="none" style:text-line-through-mode="continuous" fo:language="none" fo:country="none" style:language-asian="none" style:country-asian="none" style:language-complex="none" style:country-complex="none" style:font-size-asian="12pt" style:font-size-complex="12pt" style:font-style-asian="italic" style:font-style-complex="italic" style:text-emphasize="none" style:font-relief="none" style:text-overline-style="none" style:text-overline-color="font-color" fo:font-weight="normal" style:font-weight-asian="normal" style:font-weight-complex="normal" style:font-name="Times New Roman4" style:font-name-asian="Times New Roman4" style:font-name-complex="Times New Roman4"/>
    </style:style>
    <style:style style:name="T190" style:family="text">
      <style:text-properties fo:font-size="12pt" fo:font-style="italic" style:font-size-asian="12pt" style:font-size-complex="12pt" style:font-style-asian="italic" style:font-style-complex="italic" fo:font-weight="bold" style:font-weight-asian="bold" style:font-weight-complex="bold"/>
    </style:style>
    <style:style style:name="T191" style:family="text">
      <style:text-properties style:font-name="Times New Roman5" fo:font-style="italic" style:font-style-asian="italic" style:font-style-complex="italic"/>
    </style:style>
    <style:style style:name="T192" style:family="text">
      <style:text-properties style:font-name="Times New Roman5" fo:font-style="italic" style:font-style-asian="italic" style:font-style-complex="italic" fo:font-weight="bold" style:font-weight-asian="bold" style:font-weight-complex="bold"/>
    </style:style>
    <style:style style:name="T193" style:family="text">
      <style:text-properties style:font-name="Times New Roman5" fo:font-size="12pt" fo:font-weight="bold" fo:font-style="italic" style:font-size-asian="12pt" style:font-size-complex="12pt" style:font-weight-asian="bold" style:font-weight-complex="bold" style:font-style-asian="italic" style:font-style-complex="italic"/>
    </style:style>
    <style:style style:name="T194" style:family="text">
      <style:text-properties style:font-name="Times New Roman5" fo:font-size="12pt" fo:font-style="italic" style:font-style-asian="italic" style:font-style-complex="italic"/>
    </style:style>
    <style:style style:name="T195" style:family="text">
      <style:text-properties style:font-name="Times New Roman5" fo:font-size="12pt" fo:font-style="italic" style:font-style-asian="italic" style:font-style-complex="italic" fo:font-weight="bold" style:font-weight-asian="bold" style:font-weight-complex="bold"/>
    </style:style>
    <style:style style:name="T196" style:family="text">
      <style:text-properties style:font-name="Times New Roman5" fo:font-size="12pt" fo:font-style="italic" style:font-name-asian="CentaurMT" style:font-name-complex="CentaurMT" style:font-size-asian="12pt" style:font-size-complex="12pt" style:font-style-asian="italic" style:font-style-complex="italic"/>
    </style:style>
    <style:style style:name="T197" style:family="text">
      <style:text-properties style:font-name="Times New Roman5" fo:font-size="12pt" fo:font-style="italic" style:font-name-asian="CentaurMT" style:font-name-complex="CentaurMT" style:font-size-asian="12pt" style:font-size-complex="12pt" style:font-style-asian="italic" style:font-style-complex="italic" fo:font-weight="bold" style:font-weight-asian="bold" style:font-weight-complex="bold"/>
    </style:style>
    <style:style style:name="T198" style:family="text">
      <style:text-properties style:font-name="Times New Roman5" fo:font-size="12pt" fo:font-weight="bold" fo:font-style="italic" style:font-name-asian="CentaurMT" style:font-name-complex="CentaurMT" style:font-size-asian="12pt" style:font-size-complex="12pt" style:font-weight-asian="bold" style:font-weight-complex="bold" style:font-style-asian="italic" style:font-style-complex="italic"/>
    </style:style>
    <style:style style:name="T199" style:family="text">
      <style:text-properties fo:color="#000000" style:font-name="Times New Roman5" fo:font-size="12pt" fo:font-style="italic" style:font-name-asian="Garamond" style:font-name-complex="Garamond" style:font-size-asian="12pt" style:font-size-complex="12pt" style:font-style-asian="italic" style:font-style-complex="italic"/>
    </style:style>
    <style:style style:name="T200" style:family="text">
      <style:text-properties fo:color="#000000" style:font-name="Times New Roman5" fo:font-size="12pt" fo:font-style="italic" style:font-name-asian="Garamond" style:font-name-complex="Garamond" style:font-size-asian="12pt" style:font-size-complex="12pt" style:font-style-asian="italic" style:font-style-complex="italic" fo:font-weight="bold" style:font-weight-asian="bold" style:font-weight-complex="bold"/>
    </style:style>
    <style:style style:name="T201" style:family="text">
      <style:text-properties fo:color="#000000" style:font-name="Times New Roman5" fo:font-size="12pt" fo:font-weight="bold" fo:font-style="italic" style:font-name-asian="Garamond" style:font-name-complex="Garamond" style:font-size-asian="12pt" style:font-size-complex="12pt" style:font-weight-asian="bold" style:font-weight-complex="bold" style:font-style-asian="italic" style:font-style-complex="italic"/>
    </style:style>
    <style:style style:name="T202" style:family="text">
      <style:text-properties fo:font-size="12pt" style:font-size-asian="12pt" style:font-size-complex="12pt" fo:font-style="italic" style:font-style-asian="italic" style:font-style-complex="italic" fo:color="#000000"/>
    </style:style>
    <style:style style:name="T203" style:family="text">
      <style:text-properties fo:font-size="12pt" style:font-size-asian="12pt" style:font-size-complex="12pt" fo:font-style="italic" style:font-style-asian="italic" style:font-style-complex="italic" fo:color="#000000" fo:font-weight="bold" style:font-weight-asian="bold" style:font-weight-complex="bold"/>
    </style:style>
    <style:style style:name="T204" style:family="text">
      <style:text-properties style:font-name="Times New Roman5" fo:font-size="12pt" style:font-size-asian="12pt" style:font-size-complex="12pt" fo:font-style="italic" style:font-style-asian="italic" style:font-style-complex="italic" fo:color="#000000"/>
    </style:style>
    <style:style style:name="T205" style:family="text">
      <style:text-properties style:font-name="Times New Roman5" fo:font-size="12pt" style:font-size-asian="12pt" style:font-size-complex="12pt" fo:font-style="italic" style:font-style-asian="italic" style:font-style-complex="italic" fo:color="#000000" fo:font-weight="bold" style:font-weight-asian="bold" style:font-weight-complex="bold"/>
    </style:style>
    <style:style style:name="T206" style:family="text">
      <style:text-properties style:font-name="Times New Roman5" fo:font-size="12pt" style:font-size-asian="12pt" style:font-size-complex="12pt" fo:color="#000000"/>
    </style:style>
    <style:style style:name="T207" style:family="text">
      <style:text-properties style:font-name="Times New Roman5" fo:font-size="12pt" style:font-size-asian="12pt" style:font-size-complex="12pt" fo:color="#000000" fo:font-weight="bold" style:font-weight-asian="bold" style:font-weight-complex="bold"/>
    </style:style>
    <style:style style:name="T208" style:family="text">
      <style:text-properties style:font-name="Times New Roman5" fo:font-size="12pt" style:font-size-asian="12pt" style:font-size-complex="12pt" fo:color="#000000" fo:font-style="italic" style:font-style-asian="italic" style:font-style-complex="italic"/>
    </style:style>
    <style:style style:name="T209" style:family="text">
      <style:text-properties style:font-name="Times New Roman5" fo:font-size="12pt" style:font-size-asian="12pt" style:font-size-complex="12pt" fo:color="#000000" fo:font-style="italic" style:font-style-asian="italic" style:font-style-complex="italic" fo:font-weight="bold" style:font-weight-asian="bold" style:font-weight-complex="bold"/>
    </style:style>
    <style:style style:name="T210" style:family="text">
      <style:text-properties fo:font-style="italic" style:font-name-asian="Garamond-Italic" style:font-name-complex="Garamond-Italic" style:font-style-asian="italic" style:font-style-complex="italic" style:font-name="Times New Roman5" fo:font-size="12pt" style:font-size-asian="12pt" style:font-size-complex="12pt" fo:color="#000000"/>
    </style:style>
    <style:style style:name="T211" style:family="text">
      <style:text-properties fo:font-style="italic" style:font-name-asian="Garamond-Italic" style:font-name-complex="Garamond-Italic" style:font-style-asian="italic" style:font-style-complex="italic" style:font-name="Times New Roman5" fo:font-size="12pt" style:font-size-asian="12pt" style:font-size-complex="12pt" fo:color="#000000" fo:font-weight="bold" style:font-weight-asian="bold" style:font-weight-complex="bold"/>
    </style:style>
    <style:style style:name="T212" style:family="text">
      <style:text-properties style:font-name="Times New Roman5" fo:font-size="12pt" style:font-size-asian="12pt" style:font-size-complex="12pt" fo:font-style="italic" style:font-style-asian="italic" style:font-style-complex="italic" fo:color="#000000" style:font-name-asian="Garamond-Italic" style:font-name-complex="Garamond-Italic"/>
    </style:style>
    <style:style style:name="T213" style:family="text">
      <style:text-properties style:font-name="Times New Roman5" fo:font-size="12pt" style:font-size-asian="12pt" style:font-size-complex="12pt" fo:font-style="italic" style:font-style-asian="italic" style:font-style-complex="italic" fo:color="#000000" style:font-name-asian="Garamond-Italic" style:font-name-complex="Garamond-Italic" fo:font-weight="bold" style:font-weight-asian="bold" style:font-weight-complex="bold"/>
    </style:style>
    <style:style style:name="T214" style:family="text">
      <style:text-properties style:font-name="Times New Roman5" fo:font-size="12pt" style:font-size-asian="12pt" style:font-size-complex="12pt" fo:font-style="italic" style:font-style-asian="italic" style:font-style-complex="italic" fo:color="#000000" style:font-name-asian="Garamond" style:font-name-complex="Garamond"/>
    </style:style>
    <style:style style:name="T215" style:family="text">
      <style:text-properties style:font-name-asian="Garamond" style:font-name-complex="Garamond" style:font-name="Times New Roman5" fo:font-size="12pt" style:font-size-asian="12pt" style:font-size-complex="12pt" fo:font-style="italic" style:font-style-asian="italic" style:font-style-complex="italic" fo:color="#000000"/>
    </style:style>
    <style:style style:name="T216" style:family="text">
      <style:text-properties style:font-name-asian="Garamond" style:font-name-complex="Garamond" style:font-name="Times New Roman5" fo:font-size="12pt" style:font-size-asian="12pt" style:font-size-complex="12pt" fo:font-style="italic" style:font-style-asian="italic" style:font-style-complex="italic" fo:color="#000000" fo:font-weight="bold" style:font-weight-asian="bold" style:font-weight-complex="bold"/>
    </style:style>
    <style:style style:name="T217" style:family="text">
      <style:text-properties fo:font-style="italic" style:font-style-asian="italic" style:font-style-complex="italic" style:font-name="Times New Roman5" fo:font-size="12pt" style:font-size-asian="12pt" style:font-size-complex="12pt" fo:color="#000000"/>
    </style:style>
    <style:style style:name="T218" style:family="text">
      <style:text-properties fo:font-style="italic" style:font-style-asian="italic" style:font-style-complex="italic" style:font-name="Times New Roman5" fo:font-size="12pt" style:font-size-asian="12pt" style:font-size-complex="12pt" fo:color="#000000" fo:font-weight="bold" style:font-weight-asian="bold" style:font-weight-complex="bold"/>
    </style:style>
    <style:style style:name="T219" style:family="text">
      <style:text-properties fo:font-size="12pt" style:font-size-asian="12pt" style:font-size-complex="12pt" fo:font-style="italic" style:font-style-asian="italic" style:font-style-complex="italic"/>
    </style:style>
    <style:style style:name="T220" style:family="text">
      <style:text-properties fo:font-size="12pt" style:font-size-asian="12pt" style:font-size-complex="12pt" fo:font-style="italic" style:font-style-asian="italic" style:font-style-complex="italic" fo:font-weight="bold" style:font-weight-asian="bold" style:font-weight-complex="bold"/>
    </style:style>
    <style:style style:name="T221" style:family="text">
      <style:text-properties style:font-name="Times New Roman5" fo:font-size="12pt" style:font-size-asian="12pt" style:font-size-complex="12pt" fo:font-style="italic" style:font-style-asian="italic" style:font-style-complex="italic"/>
    </style:style>
    <style:style style:name="T222" style:family="text">
      <style:text-properties style:font-name="Times New Roman5" fo:font-size="12pt" style:font-size-asian="12pt" style:font-size-complex="12pt" fo:font-style="italic" style:font-style-asian="italic" style:font-style-complex="italic" fo:font-weight="bold" style:font-weight-asian="bold" style:font-weight-complex="bold"/>
    </style:style>
    <style:style style:name="T223" style:family="text">
      <style:text-properties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Roman" style:font-name-complex="Times-Roman" style:font-weight-asian="normal" style:font-weight-complex="normal" style:text-emphasize="none" style:font-relief="none" style:text-overline-style="none" style:text-overline-color="font-color" fo:font-size="12pt" fo:font-style="italic" style:font-size-asian="12pt" style:font-size-complex="12pt" style:font-style-asian="italic" style:font-style-complex="italic"/>
    </style:style>
    <style:style style:name="T224" style:family="text">
      <style:text-properties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Roman" style:font-name-complex="Times-Roman" style:text-emphasize="none" style:font-relief="none" style:text-overline-style="none" style:text-overline-color="font-color" fo:font-size="12pt" fo:font-style="italic" style:font-size-asian="12pt" style:font-size-complex="12pt" style:font-style-asian="italic" style:font-style-complex="italic" fo:font-weight="bold" style:font-weight-asian="bold" style:font-weight-complex="bold"/>
    </style:style>
    <style:style style:name="T225" style:family="text">
      <style:text-properties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Times-Roman" style:font-name-complex="Times-Roman" style:text-emphasize="none" style:font-relief="none" style:text-overline-style="none" style:text-overline-color="font-color" fo:font-size="12pt" fo:font-style="italic" style:font-size-asian="12pt" style:font-size-complex="12pt" style:font-style-asian="italic" style:font-style-complex="italic" fo:font-weight="normal" style:font-weight-asian="normal" style:font-weight-complex="normal"/>
    </style:style>
    <style:style style:name="T226" style:family="text">
      <style:text-properties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text-emphasize="none" style:font-relief="none" style:text-overline-style="none" style:text-overline-color="font-color" fo:font-size="12pt" fo:font-style="italic" style:font-size-asian="12pt" style:font-size-complex="12pt" style:font-style-asian="italic" style:font-style-complex="italic" fo:font-weight="normal" style:font-weight-asian="normal" style:font-weight-complex="normal" style:font-name-asian="Times-Italic1" style:font-name-complex="Times-Italic1"/>
    </style:style>
    <style:style style:name="T227" style:family="text">
      <style:text-properties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text-emphasize="none" style:font-relief="none" style:text-overline-style="none" style:text-overline-color="font-color" fo:font-size="12pt" fo:font-style="italic" style:font-size-asian="12pt" style:font-size-complex="12pt" style:font-style-asian="italic" style:font-style-complex="italic" fo:font-weight="normal" style:font-weight-asian="normal" style:font-weight-complex="normal" style:font-name-asian="Times-Roman" style:font-name-complex="Times-Roman"/>
    </style:style>
    <style:style style:name="T228" style:family="text">
      <style:text-properties style:font-name-asian="Times-Roman" style:font-name-complex="Times-Roman" style:font-name="Times New Roman5" fo:font-size="12pt" style:font-size-asian="12pt" style:font-size-complex="12pt" fo:font-style="italic" style:font-style-asian="italic" style:font-style-complex="italic"/>
    </style:style>
    <style:style style:name="T229" style:family="text">
      <style:text-properties style:font-name="Times New Roman5" fo:font-size="12pt" style:font-size-asian="12pt" style:font-size-complex="12pt" fo:font-style="italic" style:font-style-asian="italic" style:font-style-complex="italic" style:font-name-asian="Times-Italic1" style:font-name-complex="Times-Italic1"/>
    </style:style>
    <style:style style:name="T230" style:family="text">
      <style:text-properties style:font-name="Times New Roman5" fo:font-size="12pt" style:font-size-asian="12pt" style:font-size-complex="12pt" fo:font-style="italic" style:font-style-asian="italic" style:font-style-complex="italic" style:font-name-asian="Times-Roman" style:font-name-complex="Times-Roman" fo:font-weight="bold" style:font-weight-asian="bold" style:font-weight-complex="bold"/>
    </style:style>
    <style:style style:name="T231" style:family="text">
      <style:text-properties style:font-name="Times New Roman5" fo:font-size="12pt" style:font-size-asian="12pt" style:font-size-complex="12pt" fo:font-style="normal" style:font-style-asian="normal" style:font-style-complex="normal" style:font-name-asian="Times-Italic1" style:font-name-complex="Times-Italic1"/>
    </style:style>
    <style:style style:name="T232" style:family="text">
      <style:text-properties style:font-name="Times New Roman5" fo:font-size="12pt" style:font-size-asian="12pt" style:font-size-complex="12pt" style:font-name-asian="Times-Italic1" style:font-name-complex="Times-Italic1" style:font-style-complex="italic" style:font-style-asian="italic" fo:font-style="italic"/>
    </style:style>
    <style:style style:name="T233" style:family="text">
      <style:text-properties style:font-name="Times New Roman5" fo:font-size="12pt" style:font-size-asian="12pt" style:font-size-complex="12pt" style:font-style-complex="italic" style:font-style-asian="italic" fo:font-style="italic" style:font-name-asian="Times-Roman" style:font-name-complex="Times-Roman" fo:font-weight="bold" style:font-weight-asian="bold" style:font-weight-complex="bold"/>
    </style:style>
    <style:style style:name="T234" style:family="text">
      <style:text-properties style:font-name="Times New Roman5" fo:font-size="12pt" style:font-size-asian="12pt" style:font-size-complex="12pt" style:font-style-complex="italic" style:font-style-asian="italic" fo:font-style="italic" fo:font-weight="bold" style:font-weight-asian="bold" style:font-weight-complex="bold" style:font-name-asian="Times-Italic1" style:font-name-complex="Times-Italic1"/>
    </style:style>
    <style:style style:name="T235" style:family="text">
      <style:text-properties style:font-name="Times New Roman5" fo:font-size="12pt" style:font-size-asian="12pt" style:font-size-complex="12pt" style:font-style-complex="italic" style:font-style-asian="italic" fo:font-style="italic" style:font-name-asian="Times-Italic1" style:font-name-complex="Times-Italic1"/>
    </style:style>
    <style:style style:name="T236" style:family="text">
      <style:text-properties style:font-name="Times New Roman5" fo:font-size="12pt" style:font-size-asian="12pt" style:font-size-complex="12pt" style:font-style-complex="italic" style:font-style-asian="italic" fo:font-style="italic" style:font-name-asian="Times-Roman" style:font-name-complex="Times-Roman"/>
    </style:style>
    <style:style style:name="T237" style:family="text">
      <style:text-properties style:font-name="Times New Roman5" fo:font-size="12pt" style:font-size-asian="12pt" style:font-size-complex="12pt" style:font-style-complex="italic" style:font-style-asian="italic" fo:font-style="italic" style:font-name-asian="Times-Italic1" style:font-name-complex="Times-Italic1" fo:font-weight="bold" style:font-weight-asian="bold" style:font-weight-complex="bold"/>
    </style:style>
    <style:style style:name="T238" style:family="text">
      <style:text-properties fo:font-size="12pt" style:font-size-asian="12pt" style:font-size-complex="12pt" fo:font-style="italic" style:font-style-asian="italic" style:font-style-complex="italic" style:font-name-asian="Times-Roman" style:font-name-complex="Times-Roman"/>
    </style:style>
    <style:style style:name="T239" style:family="text">
      <style:text-properties fo:font-size="12pt" style:font-size-asian="12pt" style:font-size-complex="12pt" fo:font-style="italic" style:font-style-asian="italic" style:font-style-complex="italic" style:font-name-asian="Times-Italic1" style:font-name-complex="Times-Italic1"/>
    </style:style>
    <style:style style:name="T240" style:family="text">
      <style:text-properties style:font-name="Times New Roman5" fo:font-style="italic" style:font-style-asian="italic" style:font-style-complex="italic" fo:font-size="12pt" style:font-size-asian="12pt" style:font-size-complex="12pt"/>
    </style:style>
    <style:style style:name="T241" style:family="text">
      <style:text-properties style:font-name="Times New Roman5" fo:font-style="italic" style:font-style-asian="italic" style:font-style-complex="italic" fo:font-size="12pt" style:font-size-asian="12pt" style:font-size-complex="12pt" fo:font-weight="bold" style:font-weight-asian="bold" style:font-weight-complex="bold"/>
    </style:style>
    <style:style style:name="T242" style:family="text">
      <style:text-properties fo:font-style="italic" style:font-style-asian="italic" style:font-style-complex="italic" style:font-name="Times New Roman5" fo:font-size="12pt" style:font-size-asian="12pt" style:font-size-complex="12pt"/>
    </style:style>
    <style:style style:name="T243" style:family="text">
      <style:text-properties fo:font-style="italic" style:font-style-asian="italic" style:font-style-complex="italic" style:font-name="Times New Roman5" fo:font-size="12pt" style:font-size-asian="12pt" style:font-size-complex="12pt" fo:font-weight="bold" style:font-weight-asian="bold" style:font-weight-complex="bold"/>
    </style:style>
    <style:style style:name="T244" style:family="text">
      <style:text-properties style:font-name="Times New Roman5" fo:font-size="12pt" fo:font-style="italic" style:font-name-asian="Times-Roman" style:font-name-complex="Times-Roman" style:font-size-asian="12pt" style:font-size-complex="12pt" style:font-style-asian="italic" style:font-style-complex="italic"/>
    </style:style>
    <style:style style:name="T245" style:family="text">
      <style:text-properties style:font-name="Times New Roman5" fo:font-size="12pt" fo:font-style="italic" style:font-size-asian="12pt" style:font-size-complex="12pt" style:font-style-asian="italic" style:font-style-complex="italic" style:font-name-asian="Times-Italic1" style:font-name-complex="Times-Italic1"/>
    </style:style>
    <style:style style:name="T246" style:family="text">
      <style:text-properties style:font-name="Times New Roman5" fo:font-size="12pt" fo:font-style="italic" style:font-size-asian="12pt" style:font-size-complex="12pt" style:font-style-asian="italic" style:font-style-complex="italic" style:font-name-asian="Times-Roman" style:font-name-complex="Times-Roman"/>
    </style:style>
    <style:style style:name="T247" style:family="text">
      <style:text-properties style:font-name="Times New Roman5" fo:font-size="12pt" fo:font-style="italic" style:font-size-asian="12pt" style:font-size-complex="12pt" style:font-style-asian="italic" style:font-style-complex="italic" style:font-name-asian="Times-Roman" style:font-name-complex="Times-Roman" fo:font-weight="bold" style:font-weight-asian="bold" style:font-weight-complex="bold"/>
    </style:style>
    <style:style style:name="T248" style:family="text">
      <style:text-properties fo:font-size="12pt" style:font-size-asian="12pt" style:font-size-complex="12pt" style:font-name-asian="Times-Italic1" style:font-name-complex="Times-Italic1" fo:font-style="normal" style:font-style-asian="normal" style:font-style-complex="normal"/>
    </style:style>
    <style:style style:name="T249" style:family="text">
      <style:text-properties fo:font-size="12pt" style:font-size-asian="12pt" style:font-size-complex="12pt" style:font-name-asian="Times-Roman" style:font-name-complex="Times-Roman" fo:font-style="italic" style:font-style-asian="italic" style:font-style-complex="italic"/>
    </style:style>
    <style:style style:name="T250" style:family="text">
      <style:text-properties fo:font-size="12pt" style:font-size-asian="12pt" style:font-size-complex="12pt" fo:font-style="italic" style:font-style-asian="italic" style:font-style-complex="italic" fo:font-weight="normal" style:font-weight-asian="normal" style:font-weight-complex="normal"/>
    </style:style>
    <style:style style:name="T251" style:family="text">
      <style:text-properties style:font-name-asian="Times-Roman" style:font-name-complex="Times-Roman" style:font-name="Times New Roman5" fo:font-style="italic" style:font-style-asian="italic" style:font-style-complex="italic" fo:font-size="12pt" style:font-size-asian="12pt" style:font-size-complex="12pt"/>
    </style:style>
    <style:style style:name="T252" style:family="text">
      <style:text-properties style:font-name-asian="Times-Roman" style:font-name-complex="Times-Roman" style:font-name="Times New Roman5" fo:font-style="italic" style:font-style-asian="italic" style:font-style-complex="italic" fo:font-size="12pt" style:font-size-asian="12pt" style:font-size-complex="12pt" fo:font-weight="bold" style:font-weight-asian="bold" style:font-weight-complex="bold"/>
    </style:style>
    <style:style style:name="T253" style:family="text">
      <style:text-properties style:font-name="Times New Roman5" style:font-name-asian="Times New Roman5" style:font-name-complex="Times New Roman5"/>
    </style:style>
    <style:style style:name="T254"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5"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6" style:family="text">
      <style:text-properties style:font-name="Times New Roman5"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57" style:family="text">
      <style:text-properties style:font-name="Times New Roman5"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58"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9" style:family="text">
      <style:text-properties style:font-name="Times New Roman5"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60" style:family="text">
      <style:text-properties style:font-name="Times New Roman5" fo:font-size="12pt" fo:font-weight="normal" style:text-underline-style="none" style:text-underline-color="font-color" style:text-line-through-type="none" style:text-outline="false" fo:text-shadow="none" style:text-line-through-mode="continuous" fo:language="es" fo:country="ES" style:language-asian="zh" style:country-asian="CN" style:language-complex="hi" style:country-complex="IN" style:font-name-asian="Microsoft YaHe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61"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62" style:family="text">
      <style:text-properties style:font-name="Times New Roman5"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263" style:family="text">
      <style:text-properties style:font-name="Times New Roman5" fo:font-size="12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264" style:family="text">
      <style:text-properties style:font-name="Times New Roman4" style:font-name-asian="Times New Roman4" style:font-name-complex="Times New Roman4"/>
    </style:style>
    <style:style style:name="T265" style:family="text">
      <style:text-properties style:font-name="Times New Roman5" fo:font-size="12pt" style:font-size-asian="12pt" style:font-size-complex="12pt" style:font-name-complex="Times New Roman5"/>
    </style:style>
    <style:style style:name="T266" style:family="text">
      <style:text-properties style:font-name="Times New Roman5" fo:font-size="12pt" style:font-size-asian="12pt" style:font-size-complex="12pt" style:font-name-complex="Times New Roman4"/>
    </style:style>
    <style:style style:name="T267" style:family="text">
      <style:text-properties style:font-name="Times New Roman5" fo:font-size="12pt" style:font-size-asian="12pt" style:font-size-complex="12pt" style:font-name-complex="Times New Roman5" fo:font-style="italic" style:font-style-complex="italic"/>
    </style:style>
    <style:style style:name="T268" style:family="text">
      <style:text-properties style:font-name="Times New Roman5" fo:font-size="12pt" style:font-size-asian="12pt" style:font-size-complex="12pt" style:font-name-complex="Times New Roman5" fo:font-style="normal" style:font-style-complex="normal"/>
    </style:style>
    <style:style style:name="T269" style:family="text">
      <style:text-properties style:font-name="Times New Roman5" fo:font-size="12pt" style:font-name-complex="Times New Roman5" style:font-size-asian="12pt" style:font-size-complex="12pt"/>
    </style:style>
    <style:style style:name="T270" style:family="text">
      <style:text-properties style:font-name="Times New Roman5" fo:font-style="italic" style:font-style-complex="italic"/>
    </style:style>
    <style:style style:name="T271" style:family="text">
      <style:text-properties style:font-name="Times New Roman5" fo:font-size="12pt" style:font-name-complex="Times New Roman5" style:font-size-asian="12pt" style:font-size-complex="12pt" fo:font-style="italic" style:font-style-complex="italic"/>
    </style:style>
    <style:style style:name="T272" style:family="text">
      <style:text-properties style:font-name="Times New Roman5" fo:font-size="12pt" style:font-size-asian="12pt" style:font-size-complex="12pt" fo:font-style="normal" style:font-style-complex="normal"/>
    </style:style>
    <style:style style:name="T273" style:family="text">
      <style:text-properties style:font-name="Times New Roman5" fo:font-size="12pt" style:font-size-asian="12pt" style:font-size-complex="12pt" fo:font-style="italic" style:font-style-complex="italic"/>
    </style:style>
    <style:style style:name="T274" style:family="text">
      <style:text-properties fo:font-size="12pt" style:font-size-asian="12pt" style:font-size-complex="12pt" fo:font-style="italic" style:font-style-complex="italic"/>
    </style:style>
    <style:style style:name="T275"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imes New Roman5"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76"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imes New Roman5" style:font-size-asian="12pt" style:font-size-complex="12pt" style:font-weight-asian="normal" style:font-weight-complex="normal" style:font-style-asian="normal" style:font-style-complex="normal" style:text-emphasize="none" style:font-relief="none" style:text-overline-style="none" style:text-overline-color="font-color" style:text-position="super 58%"/>
    </style:style>
    <style:style style:name="T277"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Times New Roman5" style:font-size-asian="12pt" style:font-size-complex="12pt" style:font-weight-asian="normal" style:font-weight-complex="normal" style:font-style-asian="normal" style:text-emphasize="none" style:font-relief="none" style:text-overline-style="none" style:text-overline-color="font-color" fo:font-style="italic" style:font-style-complex="italic"/>
    </style:style>
    <style:style style:name="T278"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Times New Roman5"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style>
    <style:style style:name="T279" style:family="text">
      <style:text-properties fo:font-size="12pt" fo:font-weight="normal" style:text-underline-style="none" style:text-underline-color="font-color" style:text-line-through-type="none" style:text-outline="false" fo:text-shadow="none" style:text-line-through-mode="continuous"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font-name="Times New Roman4" fo:language="es" fo:country="ES" style:language-asian="zh" style:country-asian="CN" style:language-complex="hi" style:country-complex="IN" style:font-name-asian="Times New Roman4" style:font-name-complex="Times New Roman4"/>
    </style:style>
    <style:style style:name="T280" style:family="text">
      <style:text-properties fo:font-size="12pt" style:font-size-asian="12pt" style:font-size-complex="12pt" fo:font-style="normal" style:font-style-complex="normal" style:font-name="Times New Roman5"/>
    </style:style>
    <style:style style:name="T281" style:family="text">
      <style:text-properties style:font-name="Times New Roman5" style:font-name-complex="Times New Roman5"/>
    </style:style>
    <style:style style:name="T282" style:family="text">
      <style:text-properties style:font-name="Times New Roman5" style:font-name-complex="Times New Roman5" fo:font-style="italic" style:font-style-complex="italic"/>
    </style:style>
    <style:style style:name="T283" style:family="text">
      <style:text-properties style:font-name="Times New Roman5" style:font-name-complex="Times New Roman5" fo:font-weight="normal" fo:font-style="italic" fo:language="en" fo:country="US" style:font-weight-complex="normal" style:font-style-complex="italic"/>
    </style:style>
    <style:style style:name="T284" style:family="text">
      <style:text-properties style:font-name="Times New Roman5" style:font-name-complex="Times New Roman5" fo:font-weight="normal" fo:language="en" fo:country="US" style:font-weight-complex="normal" fo:font-style="normal" style:font-style-complex="normal"/>
    </style:style>
    <style:style style:name="T285" style:family="text">
      <style:text-properties style:font-name="Times New Roman5" style:font-name-complex="Times New Roman5" fo:font-weight="normal" fo:language="en" fo:country="US" style:font-weight-complex="normal" fo:font-style="italic" style:font-style-complex="italic"/>
    </style:style>
    <style:style style:name="T286" style:family="text">
      <style:text-properties style:font-name="Times New Roman5" style:font-name-complex="Times New Roman5" fo:font-weight="normal" fo:language="en" fo:country="US" style:font-weight-complex="normal" fo:font-style="normal" style:font-style-complex="normal" style:font-name-asian="Times New Roman4"/>
    </style:style>
    <style:style style:name="T287" style:family="text">
      <style:text-properties style:font-name="Times New Roman5" fo:font-size="12pt" style:font-name-complex="Times New Roman5" style:font-size-asian="12pt" style:font-size-complex="12pt" fo:font-style="normal" style:font-style-complex="normal"/>
    </style:style>
    <style:style style:name="T288" style:family="text">
      <style:text-properties style:font-name-complex="Times New Roman5"/>
    </style:style>
    <style:style style:name="T289" style:family="text">
      <style:text-properties style:font-name-complex="Times New Roman4"/>
    </style:style>
    <style:style style:name="T290" style:family="text">
      <style:text-properties style:font-name-complex="Times New Roman5" fo:font-style="italic" style:font-style-complex="italic"/>
    </style:style>
    <style:style style:name="T291" style:family="text">
      <style:text-properties style:font-name-complex="Times New Roman5" fo:font-style="normal" style:font-style-complex="normal"/>
    </style:style>
    <style:style style:name="T292" style:family="text">
      <style:text-properties fo:font-size="12pt" style:font-name-complex="Times New Roman5" style:font-size-asian="12pt" style:font-size-complex="12pt"/>
    </style:style>
    <style:style style:name="T293" style:family="text">
      <style:text-properties fo:font-size="12pt" style:font-size-asian="12pt" style:font-size-complex="12pt" style:font-name-complex="Times New Roman4"/>
    </style:style>
    <style:style style:name="T294" style:family="text">
      <style:text-properties fo:font-size="12pt" style:font-size-asian="12pt" style:font-size-complex="12pt" style:font-name-complex="Times New Roman4" fo:font-style="italic" style:font-style-complex="italic"/>
    </style:style>
    <style:style style:name="T295" style:family="text">
      <style:text-properties fo:font-size="12pt" style:letter-kerning="true" fo:language="es" fo:country="ES" style:language-asian="zh" style:country-asian="CN" style:language-complex="hi" style:country-complex="IN" style:font-name-asian="Times New Roman4" style:font-name-complex="Times New Roman5" style:font-size-asian="12pt" style:font-size-complex="12pt"/>
    </style:style>
    <style:style style:name="T296" style:family="text">
      <style:text-properties fo:font-size="12pt" style:letter-kerning="true" fo:language="es" fo:country="ES" style:language-asian="zh" style:country-asian="CN" style:language-complex="hi" style:country-complex="IN" style:font-name-asian="Times New Roman4" style:font-name-complex="Times New Roman5" style:font-size-asian="12pt" style:font-size-complex="12pt" style:use-window-font-color="true" fo:font-style="italic" style:font-style-complex="italic"/>
    </style:style>
    <style:style style:name="T297" style:family="text">
      <style:text-properties fo:font-size="12pt" style:letter-kerning="true" fo:language="es" fo:country="ES" style:language-asian="zh" style:country-asian="CN" style:language-complex="hi" style:country-complex="IN" style:font-name-asian="Times New Roman4" style:font-name-complex="Times New Roman5" style:font-size-asian="12pt" style:font-size-complex="12pt" style:use-window-font-color="true"/>
    </style:style>
    <style:style style:name="T298" style:family="text">
      <style:text-properties style:font-name="Times New Roman5"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99" style:family="text">
      <style:text-properties style:font-name="Times New Roman5" fo:font-size="12pt" fo:font-weight="normal" style:text-underline-style="none" style:text-underline-color="font-color" style:text-line-through-type="none" style:text-outline="false" fo:text-shadow="none" style:text-line-through-mode="continuous" style:font-name-complex="Lucida Sans" style:font-size-asian="12pt" style:font-size-complex="12pt" style:font-weight-asian="normal" style:font-weight-complex="normal" style:text-emphasize="none" style:font-relief="none" style:text-overline-style="none" style:text-overline-color="font-color" fo:font-style="italic" fo:language="es" fo:country="ES" style:language-asian="zh" style:country-asian="CN" style:language-complex="hi" style:country-complex="IN" style:font-name-asian="Microsoft YaHei" style:font-style-asian="italic" style:font-style-complex="italic"/>
    </style:style>
    <style:style style:name="T300" style:family="text">
      <style:text-properties style:font-name="Times New Roman5" fo:font-size="12pt" fo:font-weight="normal" style:text-underline-style="none" style:text-underline-color="font-color" style:text-line-through-type="none" style:text-outline="false" fo:text-shadow="none" style:text-line-through-mode="continuous" style:font-name-complex="Lucida Sans" style:font-size-asian="12pt" style:font-size-complex="12pt" style:font-weight-asian="normal" style:font-weight-complex="normal" style:text-emphasize="none" style:font-relief="none" style:text-overline-style="none" style:text-overline-color="font-color" fo:language="es" fo:country="ES" style:language-asian="zh" style:country-asian="CN" style:language-complex="hi" style:country-complex="IN" style:font-name-asian="Microsoft YaHei" fo:font-style="normal" style:font-style-asian="normal" style:font-style-complex="normal"/>
    </style:style>
    <style:style style:name="T301" style:family="text">
      <style:text-properties fo:font-style="italic" style:font-style-complex="italic"/>
    </style:style>
    <style:style style:name="T302"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size-asian="12pt" style:font-size-complex="12pt" style:font-weight-asian="normal" style:font-weight-complex="normal" style:text-emphasize="none" style:font-relief="none" style:text-overline-style="none" style:text-overline-color="font-color" fo:font-style="italic" style:font-name-complex="Times New Roman5" style:font-style-asian="italic" style:font-style-complex="italic"/>
    </style:style>
    <style:style style:name="T303"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size-asian="12pt" style:font-size-complex="12pt" style:font-weight-asian="normal" style:font-weight-complex="normal" style:text-emphasize="none" style:font-relief="none" style:text-overline-style="none" style:text-overline-color="font-color" style:font-name-complex="Times New Roman5" fo:font-style="normal" style:font-style-asian="normal" style:font-style-complex="normal"/>
    </style:style>
    <style:style style:name="T304"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font-name="Times New Roman4" style:font-name-asian="Times New Roman4" style:font-name-complex="Times New Roman4"/>
    </style:style>
    <style:style style:name="T305"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style:style>
    <style:style style:name="T306"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307" style:family="text">
      <style:text-properties style:font-name="Times New Roman5"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name-asian="Segoe UI" style:font-name-complex="Lucida Sans"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style:style style:name="T308" style:family="text">
      <style:text-properties style:font-name="Times New Roman4"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Times New Roman4" style:font-name-complex="Times New Roman4"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09"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style:font-name="Times New Roman5" fo:font-style="italic" style:font-name-asian="Segoe UI" style:font-name-complex="Times New Roman5" style:font-style-complex="italic"/>
    </style:style>
    <style:style style:name="T310"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style:font-name="Times New Roman5" style:font-name-asian="Segoe UI" style:font-name-complex="Times New Roman5" fo:font-style="normal" style:font-style-complex="normal"/>
    </style:style>
    <style:style style:name="T311" style:family="text">
      <style:text-properties fo:font-size="12pt" fo:font-weight="normal" style:text-underline-style="none" style:text-underline-color="font-color" style:text-line-through-type="none" style:text-outline="false" fo:text-shadow="none" style:text-line-through-mode="continuous" fo:language="none" fo:country="none" style:language-asian="none" style:country-asian="none" style:language-complex="none" style:country-complex="none" style:font-size-asian="12pt" style:font-size-complex="12pt" style:font-weight-asian="normal" style:font-weight-complex="normal" style:font-style-asian="normal" style:text-emphasize="none" style:font-relief="none" style:text-overline-style="none" style:text-overline-color="font-color" fo:font-style="normal" style:font-style-complex="normal" style:font-name="Times New Roman4" style:font-name-asian="Times New Roman4" style:font-name-complex="Times New Roman4"/>
    </style:style>
  </office:automatic-styles>
  <office:body>
    <office:spreadsheet>
      <table:calculation-settings table:automatic-find-labels="false" table:use-regular-expressions="false" table:use-wildcards="true"/>
      <table:table table:name="Hoja1" table:style-name="ta1">
        <table:table-column table:style-name="co1" table:number-columns-repeated="11" table:default-cell-style-name="ce1"/>
        <table:table-column table:style-name="co1" table:default-cell-style-name="Default"/>
        <table:table-column table:style-name="co1" table:number-columns-repeated="16372" table:default-cell-style-name="ce1"/>
        <table:table-row table:style-name="ro1">
          <table:table-cell office:value-type="string" calcext:value-type="string">
            <text:p>EXAMPLE</text:p>
          </table:table-cell>
          <table:table-cell office:value-type="string" calcext:value-type="string">
            <text:p>TEXT NAME</text:p>
          </table:table-cell>
          <table:table-cell office:value-type="string" calcext:value-type="string">
            <text:p>SOURCE</text:p>
          </table:table-cell>
          <table:table-cell office:value-type="string" calcext:value-type="string">
            <text:p>TEXT TYPE</text:p>
          </table:table-cell>
          <table:table-cell office:value-type="string" calcext:value-type="string">
            <text:p>TEXT CATEGORIZATION</text:p>
          </table:table-cell>
          <table:table-cell office:value-type="string" calcext:value-type="string">
            <text:p>PERIOD</text:p>
          </table:table-cell>
          <table:table-cell office:value-type="string" calcext:value-type="string">
            <text:p>DIALECT</text:p>
          </table:table-cell>
          <table:table-cell office:value-type="string" calcext:value-type="string">
            <text:p>STANDARDIZATION EFFECT</text:p>
          </table:table-cell>
          <table:table-cell office:value-type="string" calcext:value-type="string">
            <text:p>MEANING</text:p>
          </table:table-cell>
          <table:table-cell office:value-type="string" calcext:value-type="string">
            <text:p>STRATEGY</text:p>
          </table:table-cell>
          <table:table-cell table:style-name="ce14" office:value-type="string" calcext:value-type="string">
            <text:p>FORMAL STRUCTURE</text:p>
          </table:table-cell>
          <table:table-cell table:number-columns-repeated="16373"/>
        </table:table-row>
        <table:table-row table:style-name="ro1">
          <table:table-cell table:style-name="ce3" office:value-type="string" calcext:value-type="string">
            <text:p>Eliçara vanijoean colpeau ar neçanean, velaurico<text:span text:style-name="T1"> jarri ninçan</text:span> alderean aurrea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64">–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table:style-name="ce14" office:value-type="string" calcext:value-type="string">
            <text:p>(9) [past participle + <text:span text:style-name="T60">izan</text:span>]</text:p>
          </table:table-cell>
          <table:table-cell table:number-columns-repeated="16373"/>
        </table:table-row>
        <table:table-row table:style-name="ro1">
          <table:table-cell table:style-name="ce3" office:value-type="string" calcext:value-type="string">
            <text:p>Ezcutaria, usatu eztet armaz guiza erayten, <text:span text:style-name="T1">leco bidi</text:span> guiçon gaztea amore minez penaçe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64">–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 office:value-type="string" calcext:value-type="string">
            <text:p>Neure laztan Velagayau <text:span text:style-name="T1">sar çequidan</text:span> arrean, neurc nay eneban vian, çeonçan aldean</text:p>
          </table:table-cell>
          <table:table-cell office:value-type="string" calcext:value-type="string">
            <text:p>Azkoitia poems (ca. 1515)</text:p>
          </table:table-cell>
          <table:table-cell office:value-type="string" calcext:value-type="string">
            <text:p>Ariztimuño, Borja. 2020. Ohar filologikoak Azkoitiko testu aurkitu berriaz: Irakurketa proposamena. <text:span text:style-name="T60">International Journal of Basque Linguistics and Philology</text:span> [ASJU] 54(1/2), 1<text:span text:style-name="T264">–18.</text:span></text:p>
          </table:table-cell>
          <table:table-cell office:value-type="string" calcext:value-type="string">
            <text:p>Secular poem</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office:value-type="string" calcext:value-type="string">
            <text:p><text:span text:style-name="T2">Voto eguitẽdot</text:span><text:span text:style-name="T3"> […] </text:span><text:span text:style-name="T4">cerucu sanctu eta sancta custiaj ta çuri aita goardaetaco erreguela tercera Sãt Frãciscuarẽ ordeacoa penitenciacoa ayta sanctu Nicolao laugarrenarẽ </text:span><text:span text:style-name="T5">emona</text:span><text:span text:style-name="T6"> eta </text:span><text:span text:style-name="T5">otorgadua</text:span><text:span text:style-name="T6">, eta ayta sãtu sist lau garrenarẽ aprovadua ta cõfirmadua, biçi izaiteco obedẽçian</text:span></text:p>
          </table:table-cell>
          <table:table-cell office:value-type="string" calcext:value-type="string">
            <text:p>Formula of adhesion to the Third Order of Saint Francis (1521)</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Vows</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office:value-type="string" calcext:value-type="string">
            <text:p><text:span text:style-name="T2">Voto eguitẽdot</text:span><text:span text:style-name="T3"> […] </text:span><text:span text:style-name="T4">cerucu sanctu eta sancta custiaj ta çuri aita goardaetaco erreguela tercera Sãt Frãciscuarẽ ordeacoa penitenciacoa ayta sanctu Nicolao laugarrenarẽ emona eta otorgadua, eta ayta sãtu sist lau garrenarẽ </text:span><text:span text:style-name="T5">aprovadua</text:span><text:span text:style-name="T6"> ta </text:span><text:span text:style-name="T5">cõfirmadua</text:span><text:span text:style-name="T6">, biçi izaiteco obedẽçian</text:span></text:p>
          </table:table-cell>
          <table:table-cell office:value-type="string" calcext:value-type="string">
            <text:p>Formula of adhesion to the Third Order of Saint Francis (1521)</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Vows</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3" office:value-type="string" calcext:value-type="string">
            <text:p>Eç <text:span text:style-name="T1">ayz ixilduco</text:span>, ardançopa matela</text:p>
          </table:table-cell>
          <table:table-cell office:value-type="string" calcext:value-type="string">
            <text:p>Zarikiegi trial record (1536)</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 office:value-type="string" calcext:value-type="string">
            <text:p>Ez <text:span text:style-name="T1">ayz ixilduco</text:span>, ardançopa matela</text:p>
          </table:table-cell>
          <table:table-cell office:value-type="string" calcext:value-type="string">
            <text:p>Zarikiegi trial record (1536)</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 office:value-type="string" calcext:value-type="string">
            <text:p>Hanbat gende dacuscula hunec <text:span text:style-name="T1">enganaturic</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text:span text:style-name="T7">Yzterbegui duyen oro nitan </text:span><text:span text:style-name="T8">vedi gaztig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Beccatore guira eta mira eztaquigula balinetan vide gabe <text:span text:style-name="T1">acusatu baguir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Zein sainduren besta daten orhit egun berian eta noren ycenetan <text:span text:style-name="T1">fundatu den</text:span> eliça</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Orhit adi orduyan nola <text:span text:style-name="T1">yçan redemitu</text:span> haren odol saynduyaz</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Heuscaldunac mundu orotan <text:span text:style-name="T1">preciatu ciraden</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8" office:value-type="string" calcext:value-type="string">
            <text:p><text:span text:style-name="T9">Anhiz iende </text:span><text:span text:style-name="T10">enganatu doa</text:span><text:span text:style-name="T11"> luçamenduyaz</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Hala eguin vadaçagu <text:span text:style-name="T1">ohoratu guirate</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 office:value-type="string" calcext:value-type="string">
            <text:p>Valinetan ioan ezpaninz oguenduru ninçaten ene contra falseria bethi <text:span text:style-name="T1">cinhexi çaten</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 office:value-type="string" calcext:value-type="string">
            <text:p>Emazteac cerengatic gaiz <text:span text:style-name="T1">erranen dirate</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text:span text:style-name="T254">(22) [prospective participle + </text:span><text:span text:style-name="T4">izan + te/ke</text:span><text:span text:style-name="T3">]</text:span></text:p>
          </table:table-cell>
          <table:table-cell table:number-columns-repeated="16373"/>
        </table:table-row>
        <table:table-row table:style-name="ro1">
          <table:table-cell table:style-name="ce19" office:value-type="string" calcext:value-type="string">
            <text:p><text:span text:style-name="T9">Legue honi segui vedi </text:span><text:span text:style-name="T10">salbu nahi duyena</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0) [past participle + <text:span text:style-name="T60">ukan</text:span>]</text:p>
          </table:table-cell>
          <table:table-cell table:number-columns-repeated="16373"/>
        </table:table-row>
        <table:table-row table:style-name="ro1">
          <table:table-cell table:style-name="ce19" office:value-type="string" calcext:value-type="string">
            <text:p><text:span text:style-name="T9">Hoc veguira diçagula </text:span><text:span text:style-name="T10">salua guiten</text:span><text:span text:style-name="T11"> hegatic</text:span></text:p>
          </table:table-cell>
          <table:table-cell office:value-type="string" calcext:value-type="string">
            <text:p>Etxepare’s <text:span text:style-name="T60">Linguae vasconum primitiae</text:span><text:span text:style-name="T13"> (1545)</text:span></text:p>
          </table:table-cell>
          <table:table-cell office:value-type="string" calcext:value-type="string">
            <text:p><text:span text:style-name="T14">Etxepare, </text:span><text:span text:style-name="T265">Bernat. 1980 </text:span><text:span text:style-name="T266">[1545]</text:span><text:span text:style-name="T265">. </text:span><text:span text:style-name="T267">Linguae vasconum primitiae</text:span><text:span text:style-name="T268">. Bilbo/Bilbao: Euskaltzaindia.</text:span></text:p>
          </table:table-cell>
          <table:table-cell table:style-name="ce12" office:value-type="string" calcext:value-type="string">
            <text:p>Secular and religious poetry</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1" office:value-type="string" calcext:value-type="string">
            <text:p>Gora, gora, senarraren porchara <text:span text:style-name="T1">galdu gara</text:span>, guiçonec heclarr ilçen dute</text:p>
          </table:table-cell>
          <table:table-cell office:value-type="string" calcext:value-type="string">
            <text:p>Gorriti trial record (1554)</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Iltean il ninçan, da <text:span text:style-name="T1">aztu ninçan</text:span></text:p>
          </table:table-cell>
          <table:table-cell office:value-type="string" calcext:value-type="string">
            <text:p>Landuchio’s <text:span text:style-name="T60">Dictionarium linguae cantabricae</text:span> (1562)</text:p>
          </table:table-cell>
          <table:table-cell office:value-type="string" calcext:value-type="string">
            <text:p>Landuchio, Nicolao. 1958 [1562]. <text:span text:style-name="T60">Dictionarium linguae cantabricae</text:span>. Donostia/San Sebastián: Gipuzkoan Provincial Council.</text:p>
          </table:table-cell>
          <table:table-cell table:style-name="ce12" office:value-type="string" calcext:value-type="string">
            <text:p>Dictionary</text:p>
          </table:table-cell>
          <table:table-cell table:style-name="ce12"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2">Iltean </text:span><text:span text:style-name="T1">il ninçan</text:span><text:span text:style-name="T12">, da aztu ninçan</text:span></text:p>
          </table:table-cell>
          <table:table-cell office:value-type="string" calcext:value-type="string">
            <text:p>Landuchio’s <text:span text:style-name="T60">Dictionarium linguae cantabricae</text:span> (1562)</text:p>
          </table:table-cell>
          <table:table-cell office:value-type="string" calcext:value-type="string">
            <text:p>Landuchio, Nicolao. 1958 [1562]. <text:span text:style-name="T60">Dictionarium linguae cantabricae</text:span>. Donostia/San Sebastián: Gipuzkoan Provincial Council.</text:p>
          </table:table-cell>
          <table:table-cell table:style-name="ce12" office:value-type="string" calcext:value-type="string">
            <text:p>Dictionary</text:p>
          </table:table-cell>
          <table:table-cell table:style-name="ce12"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Señora Maria de Urvizaldea <text:span text:style-name="T1">ezconcen zagu</text:span>. Ezteietara, mersede eguiguzu, etorri zerau lenbicicoa</text:p>
          </table:table-cell>
          <table:table-cell office:value-type="string" calcext:value-type="string">
            <text:p>Eraul wedding invitation (1564)</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News report</text:p>
          </table:table-cell>
          <table:table-cell table:style-name="ce12"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Hemen naça orçiric erioac hustegabe dolorosqui <text:span text:style-name="T1">egiciriq</text:span> <text:span text:style-name="T13">[…]</text:span> munduac <text:span text:style-name="T12">edequiric</text:span> <text:span text:style-name="T13">[…]</text:span> haydeac eta adisquideac urte gutis <text:span text:style-name="T12">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Hemen naça orçiric erioac hustegabe dolorosqui <text:span text:style-name="T12">egiciriq</text:span> <text:span text:style-name="T13">[…]</text:span> munduac <text:span text:style-name="T1">edequiric</text:span> <text:span text:style-name="T13">[…]</text:span> haydeac eta adisquideac urte gutis <text:span text:style-name="T12">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Hemen naça orçiric erioac hustegabe dolorosqui <text:span text:style-name="T12">egiciriq</text:span> <text:span text:style-name="T13">[…]</text:span> munduac <text:span text:style-name="T12">edequiric</text:span> <text:span text:style-name="T13">[…]</text:span> haydeac eta adisquideac urte gutis <text:span text:style-name="T1">acenduric</text:span></text:p>
          </table:table-cell>
          <table:table-cell office:value-type="string" calcext:value-type="string">
            <text:p>Amendux’s dirge (1567)</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table:style-name="ce12" office:value-type="string" calcext:value-type="string">
            <text:p>Song</text:p>
          </table:table-cell>
          <table:table-cell table:style-name="ce12"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4" office:value-type="string" calcext:value-type="string">
            <text:p>Harc bada aitzinetic amáz <text:span text:style-name="T1">instruitu içanic</text:span>, Indac hemen platean Ioannes Baptistaren buruä</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 office:value-type="string" calcext:value-type="string">
            <text:p><text:span text:style-name="T1">Batheyatzen ciraden</text:span> harẽnganic</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Dohatsu dirade iustitiagatic </text:span><text:span text:style-name="T8">persecutatzen diradena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Ni </text:span><text:span text:style-name="T8">batheyaturen naicén </text:span><text:span text:style-name="T7">baptismoaz </text:span><text:span text:style-name="T8">batheyaturen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text:span text:style-name="T7">Ni </text:span><text:span text:style-name="T8">batheyaturen naicén </text:span><text:span text:style-name="T7">baptismoaz </text:span><text:span text:style-name="T8">batheyaturen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4">Parti nadinean Espaigniarát, ethorriren naiz çuetara : ecen sperança dut iragaitean ikussiren çaituztedala, eta </text:span><text:span text:style-name="T15">çueçaz</text:span><text:span text:style-name="T16"> </text:span><text:span text:style-name="T14">hara </text:span><text:span text:style-name="T16">guidaturen naic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7">Eramã cedin </text:span><text:span text:style-name="T15">Spirituaz</text:span><text:span text:style-name="T16"> </text:span><text:span text:style-name="T14">desertura, deabru</text:span><text:span text:style-name="T15">az</text:span><text:span text:style-name="T16"> </text:span><text:span text:style-name="T14">tenta le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Munduaren fundacionetic <text:span text:style-name="T1">preparatu çaiçuen</text:span> resumá</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Haur gucia eguin içan da Prophetáz <text:span text:style-name="T1">erran cena</text:span> compli ledinçát</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Gauça guciac niri neure Aitaz <text:span text:style-name="T1">eman çaizqui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Ecen hunela <text:span text:style-name="T1">scribatua duc</text:span> Prophetáz</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 office:value-type="string" calcext:value-type="string">
            <text:p>Ene alaba <text:span text:style-name="T1">duc</text:span> deabruaz gaizqui <text:span text:style-name="T1">tormentatu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 office:value-type="string" calcext:value-type="string">
            <text:p>Guero iguzquia goratu eta <text:span text:style-name="T1">erre içan d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18" office:value-type="string" calcext:value-type="string">
            <text:p><text:span text:style-name="T18">Eta gu cembetez cineçago </text:span><text:span text:style-name="T19">emplegatzeco gara</text:span><text:span text:style-name="T20"> iaincoac bere euangelio saindu hunetan reuelatu eta declaratu drauzquigun mysterio eta secretu handi hautaco eçagutzearen vkai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3) [nominalized root + -<text:span text:style-name="T60">ko</text:span> + <text:span text:style-name="T60">izan</text:span>]</text:p>
          </table:table-cell>
          <table:table-cell table:number-columns-repeated="16373"/>
        </table:table-row>
        <table:table-row table:style-name="ro1">
          <table:table-cell table:style-name="ce18" office:value-type="string" calcext:value-type="string">
            <text:p><text:span text:style-name="T18">Simon </text:span><text:span text:style-name="T19">erraiten dena</text:span><text:span text:style-name="T20"> Pierris</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18">Ceinec hiltzen baitituc prophetác, eta lapidatzen hiregana </text:span><text:span text:style-name="T21">igorri diradena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Harc hobe luque baldin errota harribat haren leppoaren inguruän eçar baledi, eta <text:span text:style-name="T1">egotz ledin</text:span> isassora</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2">Eçagutzen naiz</text:span><text:span text:style-name="T23"> neure ardié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cen berce icenic ezta ceruären azpian guiçoney emã çayenic, ceinez </text:span><text:span text:style-name="T25">saluatu behar garé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Non </text:span><text:span text:style-name="T25">behar bainaiz iugeatu</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Ecen iaincoaren spirituaz </text:span><text:span text:style-name="T25">gobernatzen diraden</text:span><text:span text:style-name="T26"> guciac, iaincoaren haour d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Çuequin batean participant hartan </text:span><text:span text:style-name="T25">eguin na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Ceinez </text:span><text:span text:style-name="T25">saluatzen</text:span><text:span text:style-name="T24">-ere </text:span><text:span text:style-name="T25">baitzarete</text:span><text:span text:style-name="T26">, baldin orhoit ba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2">Erideiten bagara</text:span><text:span text:style-name="T23"> gueuror-ere bekator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cen nic ikassi dut </text:span><text:span text:style-name="T25">erideiten naicenaren</text:span><text:span text:style-name="T26"> araura content iça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7">Eta nehorc eztrauca emaiten </text:span><text:span text:style-name="T28">bere buruäri</text:span><text:span text:style-name="T27"> ohore haur, baina iaincoaz </text:span><text:span text:style-name="T29">deitzen denac</text:span><text:span text:style-name="T27">, Aaron beça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rekarri saluamendutaco bidera, cein baita hi euror </text:span><text:span text:style-name="T25">eçagut adin</text:span><text:span text:style-name="T26"> iainco eguiazco</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Eta berce remedioz batez-ere ecin </text:span><text:span text:style-name="T25">deliura</text:span><text:span text:style-name="T24"> ez </text:span><text:span text:style-name="T25">empara ahal gaitezqu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4" office:value-type="string" calcext:value-type="string">
            <text:p>Orduan haourtchoac <text:span text:style-name="T1">presentatu içan çaizcan</text:span> escuac gainean eçar litzençat</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Orduan compli cedin Hieremias prophetáz <text:span text:style-name="T1">erran içan cen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Deabrua campora <text:span text:style-name="T1">egotzi içan cen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Babylonerát <text:span text:style-name="T1">eraman içan ciraden</text:span> ondo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Cein <text:span text:style-name="T1">c</text:span><text:span text:style-name="T30">õcebitu içan baita</text:span><text:span text:style-name="T31"> Spiritu sainduagan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text:span text:style-name="T1">Iustificatu içan da</text:span> sapientiá bere haourréz</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Çuhurretaric diligentqui <text:span text:style-name="T1">informatu içan cen</text:span> demboraren araura</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18">Baina norc perseueraturen baitu finerano, hura </text:span><text:span text:style-name="T21">saluaturen d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ext:span text:style-name="T18">Gobernadorén eta reguén aitzinera </text:span><text:span text:style-name="T21">eramanen çarete</text:span><text:span text:style-name="T32"> ene causa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12">Haur gucia eguin içan da Prophetáz erran cena </text:span><text:span text:style-name="T1">compli ledi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Eta nor-ere </text:span><text:span text:style-name="T25">ezpaitzedin eriden</text:span><text:span text:style-name="T24"> vicitzeco liburuän scribaturic, suzco stagnera </text:span><text:span text:style-name="T33">iraitz ce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34">Cerçaz </text:span><text:span text:style-name="T35">veztituren gara</text:span><text:span text:style-name="T36">?</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text:span text:style-name="T34">Çuec-ere campotic guiçoney </text:span><text:span text:style-name="T35">eracusten çarete </text:span><text:span text:style-name="T34">iusto, baina barnean hypocrisiaz eta iniquitatez betheac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Ecen eure hitzetaric <text:span text:style-name="T1">iustificaturen ai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18" office:value-type="string" calcext:value-type="string">
            <text:p>Gu gucioc haren verthute <text:span text:style-name="T12">gutan</text:span> habitatzen denaz <text:span text:style-name="T1">substãtiatzen</text:span> eta conseruatzen <text:span text:style-name="T1">garen</text:span> becembate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37">Gu gucioc haren verthute gutan habitatzen denaz substãtiatzen eta </text:span><text:span text:style-name="T38">conseruatzen</text:span><text:span text:style-name="T39"> </text:span><text:span text:style-name="T38">garen</text:span><text:span text:style-name="T39"> becembat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18">Hebraicoa ala grecoa, frencesa ala latina igorten çayona eguiazco confidançarequin recebituren duenic, ez </text:span><text:span text:style-name="T19">presentatzen çayona</text:span><text:span text:style-name="T20"> bessarcaturẽ dueni batre ezt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8" office:value-type="string" calcext:value-type="string">
            <text:p><text:span text:style-name="T18">Iaincoa bethi eçagutzera </text:span><text:span text:style-name="T19">eman içan da</text:span><text:span text:style-name="T20"> eta contemplatzer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18" office:value-type="string" calcext:value-type="string">
            <text:p><text:span text:style-name="T18">Ecẽ ez bi beguiac dituala suco gehennara </text:span><text:span text:style-name="T19">iraitz a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18">Eta contu eguiten hassi cenean,</text:span><text:span text:style-name="T40"> </text:span><text:span text:style-name="T19">presenta cequión</text:span><text:span text:style-name="T20"> bat, hamar-milla talent hari çor ceraucan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18">Nor da beraz </text:span><text:span text:style-name="T19">salua ahal daitenic</text:span><text:span text:style-name="T20">?</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4) [verb root + <text:span text:style-name="T60">ahal</text:span> + <text:span text:style-name="T60">izan</text:span>]</text:p>
          </table:table-cell>
          <table:table-cell table:number-columns-repeated="16373"/>
        </table:table-row>
        <table:table-row table:style-name="ro1">
          <table:table-cell table:style-name="ce22" office:value-type="string" calcext:value-type="string">
            <text:p><text:span text:style-name="T18">Baina ohá, eta </text:span><text:span text:style-name="T21">eracuts aquio</text:span><text:span text:style-name="T32"> sacrificadorear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18">Behar da anhitz suffri deçan, eta ezdeusetan </text:span><text:span text:style-name="T21">eduqui da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2" office:value-type="string" calcext:value-type="string">
            <text:p><text:span text:style-name="T18">Eta çuec campora </text:span><text:span text:style-name="T21">iraizten çaret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Ala çuec-ere haren discipulu </text:span><text:span text:style-name="T25">eguin nahi çarete</text:span><text:span text:style-name="T26">?</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6) [verb root +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3">Haur cen ia heren aldia Iesus bere discipuluey </text:span><text:span text:style-name="T41">manifestatu içan çayen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Aingueru berroan </text:span><text:span text:style-name="T25">aguertu içan çayonaren</text:span><text:span text:style-name="T26"> escu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Handic embarca citecen Antiochera, nondic </text:span><text:span text:style-name="T25">gommendatu içan baitziraden</text:span><text:span text:style-name="T26"> iaincoaren gratiar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Çuen legueaz ceuroc ikussiren duçue ecen gauça horién iuge ni </text:span><text:span text:style-name="T33">ez</text:span><text:span text:style-name="T42"> naiz nahi</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4)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4">Ez hi solament, baina ni egun ençuten nauten guciac-ere </text:span><text:span text:style-name="T25">eguin cindeizten</text:span><text:span text:style-name="T26"> halaco, nolaco ni bainaiz</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24">Eta halaco gauça cinetén batzu: baina </text:span><text:span text:style-name="T25">ikuci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18">Eta </text:span><text:span text:style-name="T21">eguin içan natzaye</text:span><text:span text:style-name="T32"> iuduey iudu beçala, iuduac irabaz ditzadençát</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2">Eguin naiz</text:span><text:span text:style-name="T23"> cobre soinu eguiten duenaren, edo cymbala dindatzen duenaren par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43">Behartzen gara</text:span><text:span text:style-name="T24">, baina ez </text:span><text:span text:style-name="T25">vtzit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18">Eta </text:span><text:span text:style-name="T21">beguiratu içan naiz</text:span><text:span text:style-name="T18"> eta </text:span><text:span text:style-name="T21">beguiraturen</text:span><text:span text:style-name="T32"> deusetan-ere çuen carga içatetic</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24">Etsay </text:span><text:span text:style-name="T25">eguin natzaiçue</text:span><text:span text:style-name="T26"> eguia erraiten drauçuedan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18">Nor-ere </text:span><text:span text:style-name="T21">nahi baitirade</text:span><text:span text:style-name="T18"> apparent </text:span><text:span text:style-name="T21">eracutsi</text:span><text:span text:style-name="T32"> haragui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22" office:value-type="string" calcext:value-type="string">
            <text:p><text:span text:style-name="T24">Çuec-ere gure imitaçale </text:span><text:span text:style-name="T25">eguin içan çaret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Ecen çuec, anayeác, imitaçale </text:span><text:span text:style-name="T25">eguin içan çarete</text:span><text:span text:style-name="T26"> iaincoaren eliça Iudean diradenén Iesus Christea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2" office:value-type="string" calcext:value-type="string">
            <text:p><text:span text:style-name="T24">Eta baldin iustoa nequez </text:span><text:span text:style-name="T25">saluatzen bada</text:span><text:span text:style-name="T26">, infidela eta bekatorea non comparituren d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ta experimentatu dituán apostolu </text:span><text:span text:style-name="T25">erraiten diradenac</text:span><text:span text:style-name="T26"> eta ezpaitirade</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Eta nor-ere </text:span><text:span text:style-name="T33">ezpaitzedin eriden</text:span><text:span text:style-name="T24"> vicitzeco liburuän scribaturic, suzco stagnera </text:span><text:span text:style-name="T25">iraitz cedi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Orhe berri </text:span><text:span text:style-name="T25">eguin behar gar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ext:span text:style-name="T24">Hunen iainco eta saluadore </text:span><text:span text:style-name="T25">eracusten</text:span><text:span text:style-name="T24"> eta </text:span><text:span text:style-name="T25">declaratzen aic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2" office:value-type="string" calcext:value-type="string">
            <text:p><text:span text:style-name="T24">Raçoin da gu-ere haren populu eguiazco eta obedient </text:span><text:span text:style-name="T25">eracuts gaitecen</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text:span text:style-name="T24">Baldin haren hirá gure gainera erekarri nahi ezpadugu, hartaric </text:span><text:span text:style-name="T25">beguiratu behar garela</text:span></text:p>
          </table:table-cell>
          <table:table-cell table:style-name="ce7" office:value-type="string" calcext:value-type="string">
            <text:p><text:span text:style-name="T13">Leizarraga’s </text:span>Testamentu Berria<text:span text:style-name="T13"> (1571)</text:span></text:p>
          </table:table-cell>
          <table:table-cell table:style-name="ce9" office:value-type="string" calcext:value-type="string">
            <text:p><text:span text:style-name="T269">Leizarraga, Joanes. 1990 </text:span><text:span text:style-name="T266">[</text:span><text:span text:style-name="T265">1571</text:span><text:span text:style-name="T266">]</text:span><text:span text:style-name="T265">. </text:span><text:span text:style-name="T267">Iesus Christ gure iaunaren testamentu berria, Othoitza ecclesiasticoen forma,Catechismea, Kalendrera, ABC edo christinoen instructionea</text:span><text:span text:style-name="T268">. Bilbo/Bilbao: Euskaltzaindia.</text:span></text:p>
          </table:table-cell>
          <table:table-cell table:style-name="ce9" office:value-type="string" calcext:value-type="string">
            <text:p>Translation</text:p>
          </table:table-cell>
          <table:table-cell table:style-name="ce13" office:value-type="string" calcext:value-type="string">
            <text:p>(7) Very close to literary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2" office:value-type="string" calcext:value-type="string">
            <text:p>Traydorea, <text:span text:style-name="T1">erreco çara</text:span>, erreco çara</text:p>
          </table:table-cell>
          <table:table-cell table:style-name="ce8" office:value-type="string" calcext:value-type="string">
            <text:p>Zenotz trial record (1576)</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raydorea, erreco çara, <text:span text:style-name="T1">erreco çara</text:span></text:p>
          </table:table-cell>
          <table:table-cell table:style-name="ce8" office:value-type="string" calcext:value-type="string">
            <text:p>Zenotz trial record (1576)</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text:span text:style-name="T1">Quen aquit</text:span> ortic, vorracho dollor xarrori!</text:p>
          </table:table-cell>
          <table:table-cell table:style-name="ce8" office:value-type="string" calcext:value-type="string">
            <text:p>San Vicente trial record (1578)</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2" office:value-type="string" calcext:value-type="string">
            <text:p>Su <text:span text:style-name="T1">eçara</text:span> emen <text:span text:style-name="T1">çartuco</text:span></text:p>
          </table:table-cell>
          <table:table-cell table:style-name="ce8" office:value-type="string" calcext:value-type="string">
            <text:p>Arlegi trial record (1581)</text:p>
          </table:table-cell>
          <table:table-cell table:style-name="ce9" office:value-type="string" calcext:value-type="string">
            <text:p>Reguero, Urtzi. 2019.<text:span text:style-name="T60"> Filologiatik dialektologiara Nafarroako euskarazko testu zaharretan barrena (1416-1750)</text:span>. Bilbo/Bilbao: University of the Basque Country.</text:p>
          </table:table-cell>
          <table:table-cell table:style-name="ce9" office:value-type="string" calcext:value-type="string">
            <text:p>Trial record</text:p>
          </table:table-cell>
          <table:table-cell table:style-name="ce13"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2" office:value-type="string" calcext:value-type="string">
            <text:p>E[rrodrig]o Çarateco selan <text:span text:style-name="T1">engana sindean</text:span> jaun Juane Abendañocogas gudua ar çensanean</text:p>
          </table:table-cell>
          <table:table-cell table:style-name="ce8" office:value-type="string" calcext:value-type="string">
            <text:p>Ibargüen-Cachopín chronicle (1588)</text:p>
          </table:table-cell>
          <table:table-cell table:style-name="ce12" office:value-type="string" calcext:value-type="string">
            <text:p><text:span text:style-name="T107">Arriolabengoa, Julen. 2006. </text:span><text:span text:style-name="T270">Ibarguen-Cachopín kronika: Edizioa eta azterketa</text:span><text:span text:style-name="T107">. Vitoria-Gasteiz: University of the Basque Country PhD dissertation.</text:span></text:p>
          </table:table-cell>
          <table:table-cell table:style-name="ce9" office:value-type="string" calcext:value-type="string">
            <text:p>Chronicle</text:p>
          </table:table-cell>
          <table:table-cell table:style-name="ce13"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2" office:value-type="string" calcext:value-type="string">
            <text:p><text:span text:style-name="T44">Hora il daguien mendian Guiçona </text:span><text:span text:style-name="T45">idoro</text:span><text:span text:style-name="T46"> ez </text:span><text:span text:style-name="T45">didila</text:span></text:p>
          </table:table-cell>
          <table:table-cell table:style-name="ce8" office:value-type="string" calcext:value-type="string">
            <text:p>Garibai’s proverbs (1592)</text:p>
          </table:table-cell>
          <table:table-cell table:style-name="ce12" office:value-type="string" calcext:value-type="string">
            <text:p><text:span text:style-name="T269">Urkixo, Julio. 1919. </text:span><text:span text:style-name="T271">El refranero vasco</text:span><text:span text:style-name="T269">, vol. I: </text:span><text:span text:style-name="T271">Los refranes de Garibay</text:span><text:span text:style-name="T269">. Donostia/San Sebastián: Imprenta de Martín, Mena y Compañía.</text:span></text:p>
          </table:table-cell>
          <table:table-cell table:style-name="ce9" office:value-type="string" calcext:value-type="string">
            <text:p>Proverbs</text:p>
          </table:table-cell>
          <table:table-cell table:style-name="ce13"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Sinistetandot <text:span text:style-name="T13">[…]</text:span> gueure Iaunag<text:span text:style-name="T31">â, zeyna </text:span><text:span text:style-name="T47">izançan concebidua</text:span><text:span text:style-name="T31"> Espiritu Santuen obraz</text:span></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72">Betolazaren “Doctrina christiana”. </text:span><text:span text:style-name="T273">Euskera</text:span><text:span text:style-name="T272">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text:span text:style-name="T1">Yzançan</text:span> <text:span text:style-name="T1">cruficicadua</text:span>, <text:span text:style-name="T1">hila</text:span> eta <text:span text:style-name="T1">sepultadua</text:span></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72">Betolazaren “Doctrina christiana”. </text:span><text:span text:style-name="T273">Euskera</text:span><text:span text:style-name="T272">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Lelengoa, sinistetea Iesu-Christo gure Iauna Guiçonzan partez <text:span text:style-name="T1">concebidua yzançala</text:span> Espiritu Santuen obraz</text:p>
          </table:table-cell>
          <table:table-cell table:style-name="ce7" office:value-type="string" calcext:value-type="string">
            <text:p><text:span text:style-name="T13">Betolatza’s </text:span>Doctrina christiana<text:span text:style-name="T13"> (1596)</text:span></text:p>
          </table:table-cell>
          <table:table-cell table:style-name="ce12" office:value-type="string" calcext:value-type="string">
            <text:p><text:span text:style-name="T14">Arana-Martija, Jose A. 1986. </text:span><text:span text:style-name="T272">Betolazaren “Doctrina christiana”. </text:span><text:span text:style-name="T273">Euskera</text:span><text:span text:style-name="T272"> 31(2). 505-526.</text:span></text:p>
          </table:table-cell>
          <table:table-cell table:style-name="ce9" office:value-type="string" calcext:value-type="string">
            <text:p>Translation</text:p>
          </table:table-cell>
          <table:table-cell table:style-name="ce13" office:value-type="string" calcext:value-type="string">
            <text:p>(6) Close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 office:value-type="string" calcext:value-type="string">
            <text:p>Gassoto yrabacia yrachoen da <text:span text:style-name="T1">yracia</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4">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4" office:value-type="string" calcext:value-type="string">
            <text:p><text:span text:style-name="T34">Edo eguiaz nay guzurraz, </text:span><text:span text:style-name="T35">elicatuco nays</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4">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13" office:value-type="string" calcext:value-type="string">
            <text:p><text:span text:style-name="T48">Azo </text:span><text:span text:style-name="T49">bardindu nax</text:span><text:span text:style-name="T50">, nox dot vrtea?</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4">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8" office:value-type="string" calcext:value-type="string">
            <text:p><text:span text:style-name="T51">Ezavn adi</text:span><text:span text:style-name="T52"> ta ajate ondo bici</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4">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8" office:value-type="string" calcext:value-type="string">
            <text:p><text:span text:style-name="T51">Necateã dana</text:span><text:span text:style-name="T52">, marraac ditu</text:span></text:p>
          </table:table-cell>
          <table:table-cell table:style-name="ce7" office:value-type="string" calcext:value-type="string">
            <text:p>Refranes y sentencias<text:span text:style-name="T13"> (1596)</text:span></text:p>
          </table:table-cell>
          <table:table-cell table:style-name="ce10" office:value-type="string" calcext:value-type="string">
            <text:p><text:span text:style-name="T89">Lakarra, Joseba A. 1996. </text:span><text:span text:style-name="T274">Refranes y sentencias (1596): Ikerketak eta edizioa</text:span><text:span text:style-name="T89">. Bilbo/Bilba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 office:value-type="string" calcext:value-type="string">
            <text:p><text:span text:style-name="T7">Jayncoa laudatu dela gure errian espaytugu pendenciaric eliçaco gauzaetan baycicaçarrenac çarraynchu Eta </text:span><text:span text:style-name="T8">ofraçen baicara</text:span><text:span text:style-name="T7">.</text:span></text:p>
          </table:table-cell>
          <table:table-cell table:style-name="ce19" office:value-type="string" calcext:value-type="string">
            <text:p>Iraizotz trial record (1597)</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text:span text:style-name="T53">Marechalaren etorraras es tout ouste dela deus intenzio gaiztoric, choil condizios </text:span><text:span text:style-name="T54">moudatou</text:span><text:span text:style-name="T53"> es </text:span><text:span text:style-name="T54">padire</text:span><text:span text:style-name="T55"> </text:span><text:span text:style-name="T53">andiren bazeuec</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text:span text:style-name="T1">jari direla</text:span> barnerat deusic sar ez tadin eta Amianscoa egin de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eztiaz <text:span text:style-name="T1">naiz enpachatou</text:span> nere by anaga eta cousin bat ecoustera etorriri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Laster <text:span text:style-name="T1">esconduco dira</text:span>, baldin erregueren maiestatearen Nantesen gaignera joateac luzatzen es baldin badu</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Adisquideac gastigatu zidan unzien gainean ondo <text:span text:style-name="T1">informatu naiz</text:span>, baina ez ta aireco gauzaric baize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53">Erege cauri dela eta mous de Anbila Franciaco Counestabliaren anaie </text:span><text:span text:style-name="T54">baita</text:span><text:span text:style-name="T53"> houra </text:span><text:span text:style-name="T54">hil</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53">Mous de Guisa eta Agararnoundeco jauna </text:span><text:span text:style-name="T56">hil</text:span><text:span text:style-name="T57"> dira</text:span><text:span text:style-name="T53"> haniz berce principalci</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Letra haur esciribatuc geroc encun dut duc de Umena ere <text:span text:style-name="T1">hil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6" office:value-type="string" calcext:value-type="string">
            <text:p><text:span text:style-name="T53">Zure senoriaren carta emen </text:span><text:span text:style-name="T54">batou zaita</text:span><text:span text:style-name="T53"> contentou asco</text:span><text:span text:style-name="T55"> </text:span><text:span text:style-name="T53">eman baitit</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6" office:value-type="string" calcext:value-type="string">
            <text:p><text:span text:style-name="T53">Alla fin emaiten diot, </text:span><text:span text:style-name="T54">geldizen naizela</text:span><text:span text:style-name="T53">, bety</text:span><text:span text:style-name="T55"> </text:span><text:span text:style-name="T53">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6" office:value-type="string" calcext:value-type="string">
            <text:p><text:span text:style-name="T53">Besteric es ta dino denic gastigazera</text:span><text:span text:style-name="T55"> </text:span><text:span text:style-name="T53">zure senoriary eta </text:span><text:span text:style-name="T54">gledize(n) nais</text:span><text:span text:style-name="T53"> serbizari</text:span><text:span text:style-name="T55"> </text:span><text:span text:style-name="T53">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jari direla barnerat deusic <text:span text:style-name="T1">sar</text:span> ez <text:span text:style-name="T1">tadin</text:span> eta Amianscoa egin de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Jauna: jouanden egounoyetan berri bat etorry zen ezin goure eregue <text:span text:style-name="T1">il z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Ara dio ezin abertymentou izan douela Espainiaco armada parte ounetarat <text:span text:style-name="T1">ourbilzen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uroutian gouardac ifeni ditoue, oran berris poutougues bazouec ounat zeren <text:span text:style-name="T1">pasatou dire</text:span>, eta adieu, zure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abasquy aditou dou gobernadorea <text:span text:style-name="T1">biourtu dela</text:span> Bayonara, eta ounenberzerequin <text:span text:style-name="T12">geldize naiz</text:span>, bety bezala, serbis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53">Nic presentean jaquin al doudana aur da, eta etorquizunas asegoura bedy zure senoria esana egonen naizela, eta adieu esaten diot, </text:span><text:span text:style-name="T54">geldizen naizela</text:span><text:span text:style-name="T53">, bety 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Alacos finna et/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Esperanza ounequin ezin sinestatoua edouquiren nauela fina emanen diot, <text:span text:style-name="T1">geldizen naizela</text:span>, bety bezala, serv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Asegouranza ounequin fin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Nabasquy aditou dou gobernadorea biourtu dela Bayonara, eta ounenberzerequin <text:span text:style-name="T1">geldize naiz</text:span>, bety bezala, serbis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Norbere echetara <text:span text:style-name="T1">eretiratou dire</text:span> zitousten marabiriac despendatouric eta oura gelditou da ondra gouzirequi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orbere echetara eretiratou dire zitousten marabiriac despendatouric eta oura <text:span text:style-name="T1">gelditou da</text:span> ondra gouzirequi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este berry segouroric ez tougou presentean, eta alla fina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gec diotena da Plemura armada <text:span text:style-name="T1">biourtou dela</text:span> negou ounetacos</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Nere adisquide bazuec <text:span text:style-name="T1">sartou ziren</text:span> emen, baina es be&lt;s&gt;tea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Boueltan e&lt;z&gt; <text:span text:style-name="T1">ziren</text:span> ementic <text:span text:style-name="T1">pasatu</text:span>, baina esan dit semeac eraz egin daitequela eregueren magestadeac nay badu Endagaco part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Legataren partes gizon bat <text:span text:style-name="T1">passatu da</text:span> parte orretarat eta argatic ez tiot deus Franziaco berry gastigaze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Presentean berzeric ofrezizen ez ta eta alacos fin eman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2" office:value-type="string" calcext:value-type="string">
            <text:p>Goustiac <text:span text:style-name="T1">descoubritou direla</text:span> eta gente asco presounero dagoe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Esan didate es tela deus memorioric Londresen <text:span text:style-name="T58">esan den</text:span><text:span text:style-name="T55"> </text:span><text:span text:style-name="T53">armada orresas</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text:span text:style-name="T53">Bart Bagonan ouste zuten, faltaric gabe, </text:span><text:span text:style-name="T54">esan den</text:span><text:span text:style-name="T53"> marecha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2" office:value-type="string" calcext:value-type="string">
            <text:p><text:span text:style-name="T53">Ez ta deues dinoric zure senoriary </text:span><text:span text:style-name="T54">gastiga</text:span><text:span text:style-name="T53"> al </text:span><text:span text:style-name="T54">daitequenic</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2" office:value-type="string" calcext:value-type="string">
            <text:p><text:span text:style-name="T53">Sarry orien ousteas angoa </text:span><text:span text:style-name="T54">egingo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 office:value-type="string" calcext:value-type="string">
            <text:p>Calesgoua ere egia dela, gouardac jari direla barnerat deusic sar ez tadin eta Amianscoa <text:span text:style-name="T1">egin den</text:span> bezain laster eregue ara digo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53">Nic presentean jaquin al doudana aur da, eta etorquizunas </text:span><text:span text:style-name="T54">asegoura bedy</text:span><text:span text:style-name="T53"> zure senoria esana egonen naizela, eta adieu esaten diot, geldizen naizela, bety bezala serbizary humble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Esan dit es tela deusic alacoric, Amians <text:span text:style-name="T1">artou dela</text:span> asegouratouzat dadouque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text:span text:style-name="T1">Asegoura bedy</text:span>, jauna, eginallic eztalzen ez touela carta bidaldu douenac</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Presentean ez <text:span text:style-name="T1">ta</text:span> besteric <text:span text:style-name="T1">ofrezizen</text:span> dino denic zure senoriary gastigazeco, eta ala fin emaiten diot geldizen naizela,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Presentean ez ta besteric ofrezizen dino denic zure senoriary gastigazeco, eta ala fin emaiten diot <text:span text:style-name="T1">geldizen naizela</text:span>, bety bezala, serbizary humble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Boueltan e&lt;z&gt; ziren ementic pasatu, baina esan dit semeac eraz <text:span text:style-name="T1">egin daitequela</text:span> eregueren magestadeac nay badu Endagaco part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Zer &lt;er&gt;e baita, eduquicoren dut contu jaquitera, eta ez faltaric eginen deus <text:span text:style-name="T1">ofrezizen denean</text:span> gastigaz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Compania <text:span text:style-name="T1">adrezazen direnen</text:span> geienna Mousieur de Pangas d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 office:value-type="string" calcext:value-type="string">
            <text:p>Oraindic ezcin gastiga nizacoie zure senoriary cer quantitate mercaduria dens, zeren orandic ez <text:span text:style-name="T1">paita adrezatu</text:span> deusic behar den bezal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 office:value-type="string" calcext:value-type="string">
            <text:p>Pacqueta <text:span text:style-name="T1">compli dadinean</text:span> behar den bezala, orduan ez tut faltatuco abisacer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 office:value-type="string" calcext:value-type="string">
            <text:p>Guero baldin han Mercurarequin <text:span text:style-name="T1">accordatzen</text:span> es baldin <text:span text:style-name="T1">bada</text:span>, Nantesen guaignera doha</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1" office:value-type="string" calcext:value-type="string">
            <text:p>Orotarat ere enbachadac erege baitan omen dire eta esparanza handitan dago mondu goustia pacquea <text:span text:style-name="T1">tratazen dela</text:span></text:p>
          </table:table-cell>
          <table:table-cell table:style-name="ce8" office:value-type="string" calcext:value-type="string">
            <text:p>Aimée de Montreal’s espionage letters (1595-1598)</text:p>
          </table:table-cell>
          <table:table-cell table:style-name="ce12" office:value-type="string" calcext:value-type="string">
            <text:p><text:span text:style-name="T275">Floristán, José M</text:span><text:span text:style-name="T276">a</text:span><text:span text:style-name="T275">. 1993. Conflictos fronterizos, espionaje y vascuence a finales del siglo XVI: 20 documentos inéditos. </text:span><text:span text:style-name="T277">Fontes Linguae Vasconum</text:span><text:span text:style-name="T278"> 63. 177</text:span><text:span text:style-name="T279">‒</text:span><text:span text:style-name="T280">220.</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6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1" office:value-type="string" calcext:value-type="string">
            <text:p>Eta escribauagana <text:span text:style-name="T1">aguertu ninça</text:span> eta galdetu nio ene contra atera den emendic mediante juramentu bat eta erran çerauda es</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Eta joaninça aurreco escribauarengana eta erran draut <text:span text:style-name="T1">eçela</text:span> aren echetic alaco despachuric <text:span text:style-name="T1">probeitu</text:span></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Bay eta escribau batec juramentu arrtu cerauda, eta es omen <text:span text:style-name="T1">çen</text:span> alcateen baitan <text:span text:style-name="T1">firmatu</text:span></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Eta escribauagana aguertu ninça eta galdetu nio ene contra <text:span text:style-name="T1">atera den</text:span> emendic mediante juramentu bat eta erran çerauda es</text:p>
          </table:table-cell>
          <table:table-cell table:style-name="ce8" office:value-type="string" calcext:value-type="string">
            <text:p>Etxauri trial record (1598)</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1" office:value-type="string" calcext:value-type="string">
            <text:p>Lepo eçurra auchiric <text:span text:style-name="T1">eldu</text:span> al <text:span text:style-name="T1">lisan</text:span></text:p>
          </table:table-cell>
          <table:table-cell table:style-name="ce8" office:value-type="string" calcext:value-type="string">
            <text:p>Nagore trial record (1599)</text:p>
          </table:table-cell>
          <table:table-cell table:style-name="ce12" office:value-type="string" calcext:value-type="string">
            <text:p>Reguero, Urtzi. 2019. <text:span text:style-name="T60">Filologiatik dialektologiara Nafarroako euskarazko testu zaharretan barrena (1416-1750)</text:span>. Bilbo/Bilbao: University of the Basque Country.</text:p>
          </table:table-cell>
          <table:table-cell office:value-type="string" calcext:value-type="string">
            <text:p>Trial record</text:p>
          </table:table-cell>
          <table:table-cell office:value-type="string" calcext:value-type="string">
            <text:p>(3) Transition to oral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Conçebitu ninçan</text:span> maldadeetam</text:p>
          </table:table-cell>
          <table:table-cell office:value-type="string" calcext:value-type="string">
            <text:p><text:span text:style-name="T60">Miserere mei</text:span> psalm (16th c.)</text:p>
          </table:table-cell>
          <table:table-cell office:value-type="string" calcext:value-type="string">
            <text:p>Akesolo, luis. 1982. Amaseigarren mendeko euskarazko Miserere bat. <text:span text:style-name="T60">Karmel</text:span> 166, 37<text:span text:style-name="T264">‒47.</text:span></text:p>
          </table:table-cell>
          <table:table-cell office:value-type="string" calcext:value-type="string">
            <text:p>Psalms</text:p>
          </table:table-cell>
          <table:table-cell office:value-type="string" calcext:value-type="string">
            <text:p>(6) Close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1" office:value-type="string" calcext:value-type="string">
            <text:p><text:span text:style-name="T59">Jusga</text:span><text:span text:style-name="T60"> </text:span><text:span text:style-name="T61">çinçaenac</text:span><text:span text:style-name="T62"> vençutu çinçan</text:span></text:p>
          </table:table-cell>
          <table:table-cell office:value-type="string" calcext:value-type="string">
            <text:p><text:span text:style-name="T60">Miserere mei</text:span> psalm (16th c.)</text:p>
          </table:table-cell>
          <table:table-cell office:value-type="string" calcext:value-type="string">
            <text:p>Akesolo, luis. 1982. Amaseigarren mendeko euskarazko Miserere bat. <text:span text:style-name="T60">Karmel</text:span> 166, 37<text:span text:style-name="T264">‒47.</text:span></text:p>
          </table:table-cell>
          <table:table-cell office:value-type="string" calcext:value-type="string">
            <text:p>Psalms</text:p>
          </table:table-cell>
          <table:table-cell office:value-type="string" calcext:value-type="string">
            <text:p>(6) Close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25" office:value-type="string" calcext:value-type="string">
            <text:p>Ni certaco jayo ninzan? <text:span text:style-name="T1">Salva nendin</text:span></text:p>
          </table:table-cell>
          <table:table-cell office:value-type="string" calcext:value-type="string">
            <text:p>Miguel Sueskun’s poem (ca. 1600)</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Secular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5" office:value-type="string" calcext:value-type="string">
            <text:p>Jaincoa ez nezan icus, <text:span text:style-name="T1">condena</text:span> al <text:span text:style-name="T1">nendin</text:span>, gauza tristea lizate; ordea, badate</text:p>
          </table:table-cell>
          <table:table-cell office:value-type="string" calcext:value-type="string">
            <text:p>Miguel Sueskun’s poem (ca. 1600)</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Secular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5" office:value-type="string" calcext:value-type="string">
            <text:p>Mila vrte ygarota Vra vere videan. Guipuzcoarroc <text:span text:style-name="T1">sartu dira</text:span> Gazteluco echean, Nafarroquin batu dira Beotibarrẽ pelean</text:p>
          </table:table-cell>
          <table:table-cell office:value-type="string" calcext:value-type="string">
            <text:p>Beotibar song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5" office:value-type="string" calcext:value-type="string">
            <text:p>Mila vrte ygarota Vra vere videan. Guipuzcoarroc sartu dira Gazteluco echean, Nafarroquin <text:span text:style-name="T1">batu dira</text:span> Beotibarrẽ pelean</text:p>
          </table:table-cell>
          <table:table-cell office:value-type="string" calcext:value-type="string">
            <text:p>Beotibar song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5" office:value-type="string" calcext:value-type="string">
            <text:p>Juan de Lazcano belz carana Guipuzcoaco capitana, <text:span text:style-name="T1">Oroituco dirá</text:span> Fransesac, Jaquingo duté bada, Vra Ondarribira sana</text:p>
          </table:table-cell>
          <table:table-cell office:value-type="string" calcext:value-type="string">
            <text:p>Juan Lazkao’s chant (16th c.)</text:p>
          </table:table-cell>
          <table:table-cell office:value-type="string" calcext:value-type="string">
            <text:p>Mitxelena, Koldo. 1990. <text:span text:style-name="T60">Textos arcaicos vascos</text:span>. Donostia/San Sebastián: Gipuzkoan Provincial Council, University of the Basque Country.</text:p>
          </table:table-cell>
          <table:table-cell office:value-type="string" calcext:value-type="string">
            <text:p>Chant</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Oy çatoz, çatoz neuronen <text:span text:style-name="T1">escojid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Oyta goacen, ene <text:span text:style-name="T1">bedeicat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 office:value-type="string" calcext:value-type="string">
            <text:p>Dirurren <text:span text:style-name="T1">saldu ninçan</text:span> esclab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Silvero, bada, obato <text:span text:style-name="T1">erregidu</text:span> cegati <text:span text:style-name="T1">çan</text:span>, eseco andreac aguindu eusan Silviari <text:span text:style-name="T13">[…]</text:span> eugui leguiala utra contu andia Silvero erregietea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Oy, Sirena, çeñaen beguioc <text:span text:style-name="T1">direan</text:span> norteagaz <text:span text:style-name="T1">conparadua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7) [past participle + -<text:span text:style-name="T60">a</text:span><text:span text:style-name="T13">(</text:span><text:span text:style-name="T60">k</text:span><text:span text:style-name="T13">)</text:span> + <text:span text:style-name="T60">izan</text:span>]</text:p>
          </table:table-cell>
          <table:table-cell table:number-columns-repeated="16373"/>
        </table:table-row>
        <table:table-row table:style-name="ro1">
          <table:table-cell table:style-name="ce2" office:value-type="string" calcext:value-type="string">
            <text:p>Cegaiti <text:span text:style-name="T1">çan</text:span> utra <text:span text:style-name="T1">queridua</text:span> bere ugaçabaren es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7) [past participle + -<text:span text:style-name="T60">a</text:span><text:span text:style-name="T13">(</text:span><text:span text:style-name="T60">k</text:span><text:span text:style-name="T13">)</text:span> + <text:span text:style-name="T60">izan</text:span>]</text:p>
          </table:table-cell>
          <table:table-cell table:number-columns-repeated="16373"/>
        </table:table-row>
        <table:table-row table:style-name="ro1">
          <table:table-cell table:style-name="ce2" office:value-type="string" calcext:value-type="string">
            <text:p>Ene parteti <text:span text:style-name="T1">içango çara</text:span> justiciara <text:span text:style-name="T1">cita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Nic çu andiro laztan içana an <text:span text:style-name="T1">içango da proba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 office:value-type="string" calcext:value-type="string">
            <text:p>Denpora baten <text:span text:style-name="T1">içan ninçan</text:span> amore minez <text:span text:style-name="T1">tent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Neure aragui gaxtoaganic <text:span text:style-name="T1">içan ninçan</text:span> ni <text:span text:style-name="T1">tent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Laztanagana oy <text:span text:style-name="T1">içan ninçan</text:span> us eguin baga <text:span text:style-name="T1">guiadu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2" office:value-type="string" calcext:value-type="string">
            <text:p>Espilu artan <text:span text:style-name="T1">mira çatez</text:span>, nescame engañad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Deo graciaz, çu, <text:span text:style-name="T1">açota çatez</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3" office:value-type="string" calcext:value-type="string">
            <text:p><text:span text:style-name="T63">Çuen causaz arçaiten dogun azquero, çuec bere </text:span><text:span text:style-name="T64">libertaduco çar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4" office:value-type="string" calcext:value-type="string">
            <text:p><text:span text:style-name="T65">Espilu arrtan </text:span><text:span text:style-name="T66">mira çatez </text:span><text:span text:style-name="T67">nescame engañade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68">Gura doçun ni </text:span><text:span text:style-name="T69">enplea nadin</text:span><text:span text:style-name="T68"> çure servicio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1">Suplicaetan nachaçu</text:span>, Sirena ene laztana, nai daquiçula gaur gabean ceure aposentuco bentanara joate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Silvero, bada, obato </text:span><text:span text:style-name="T71">erregidu</text:span><text:span text:style-name="T70"> cegati </text:span><text:span text:style-name="T71">çan</text:span><text:span text:style-name="T70">, eseco andreac aguindu eusan Silviari, ceña çan Sirenaren conpañian egoana, eugui leguiala utra contu andia Silvero erregieteaz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Erori cidin jarriric egoan silla baterean, ain aguiz ece, Silvia <text:span text:style-name="T1">isasi</text:span> ez <text:span text:style-name="T1">ballaco</text:span>, ez çatean miracuru an il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Ene laztana, eriocea senticen ez dot bapere, aseguin eta descansu baxe, çu <text:span text:style-name="T1">baçarade servic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Silveroc, bada, bere ugaçabari licencia escatu equionean, joan cidin Sirenagana, ceñari negarrez egoala <text:span text:style-name="T1">despedidu equio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72">Arren, Sirena, ene bioça, </text:span><text:span text:style-name="T73">suplicaetan nachaçu</text:span><text:span text:style-name="T72">, nic merecidu ez badot bere, ez naguiçula ancit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Eta ala eguin eben, cegaiti, biaramunean, Ascanio erechan guiçon aberaspategaz</text:span><text:span text:style-name="T71"> jarri çan</text:span><text:span text:style-name="T70">, nun bere ganadua goardaetan ebe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Onegati, servicen bada, arren, bear deust parcatu,  cegaiti biur nadinean <text:span text:style-name="T74">serviduco çaut</text:span><text:span text:style-name="T75">, jauna, çu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Oy, amorezco erregue jauna, </text:span><text:span text:style-name="T76">suplicaetan nachazu</text:span><text:span text:style-name="T34"> deguioçula oy Silverori </text:span><text:span text:style-name="T77">on derextala aguindu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8">Nachaçu suplicaetan</text:span><text:span text:style-name="T70"> nay daquiçula, ene peneau oneyn andia dan azquero, remedioa emun jaguit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8">Quen çatez</text:span><text:span text:style-name="T70"> ene beguietaric, cegayti nic ezterechut on çuri bapere baño gueiago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0">Silvia, </text:span><text:span text:style-name="T71">quen aquit</text:span><text:span text:style-name="T70"> orrean, cegaiti nic ecin ancitu neydi aynbat denpora on derechadan gauce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9">Suplicaetan nachaçu</text:span><text:span text:style-name="T80"> deguidaçula remedioa emun, medecinea çu çarean guero</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9">Quen aquit </text:span><text:span text:style-name="T80">neure beguietaric, ene desdicheonen causea i axan azquero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39" office:value-type="string" calcext:value-type="string">
            <text:p><text:span text:style-name="T70">Eta, an elduric,</text:span><text:span text:style-name="T71"> jarri citecen</text:span><text:span text:style-name="T70"> beguira canpuruç, nun ecusi even egoala Confusioco Ese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80">Belarico jarri cirean; </text:span><text:span text:style-name="T34">laster </text:span><text:span text:style-name="T76">citecen armatu</text:span><text:span text:style-name="T34">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34">Ceruetaco Erregueari oy dira encomendadu </text:span><text:span text:style-name="T76">suplicaetan liçatela</text:span><text:span text:style-name="T34"> nay lequiela lagun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4" office:value-type="string" calcext:value-type="string">
            <text:p>Bada bere, dios Marteren mandataria ezpata bategaz salvage aen arteti <text:span text:style-name="T1">sartu çan</text:span>, utra aguiz emuten leusteña bere ezpata çorroçaga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34">Ene lindea </text:span><text:span text:style-name="T76">servicen bada</text:span><text:span text:style-name="T34">, colpe batean il nagu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4" office:value-type="string" calcext:value-type="string">
            <text:p><text:span text:style-name="T70">Badanic bere, jaquin eguiçu oyta </text:span><text:span text:style-name="T71">naxala fundadu</text:span><text:span text:style-name="T70"> oy anchinaco liburuet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Berva eguiten asi ninçacan,<text:span text:style-name="T1"> </text:span><text:span text:style-name="T81">jarri guinean</text:span><text:span text:style-name="T75"> gueldi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Jaun Cerucoac guraric, <text:span text:style-name="T75">oen gañean </text:span><text:span text:style-name="T82">jasarri cidin</text:span><text:span text:style-name="T75"> amoremina dulce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Ayta-amaoc efini dave<text:span text:style-name="T75"> </text:span>Flora oy encerraduric, <text:span text:style-name="T75">cerren bertati </text:span><text:span text:style-name="T82">jarri cirean</text:span><text:span text:style-name="T75"> sospecha gachez bete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Ene bioçau a serviceco <text:span text:style-name="T1">jarri çan</text:span> obligadu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Conjuraetan yo eta çaitut, oean çaucidenean <text:span text:style-name="T1">gogaberatu çaquezquedala</text:span> beguioz nacusun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Biurtu libertadea eguidaçu, <text:span text:style-name="T1">alegueratu didin</text:span> ene gogo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Enegaz <text:span text:style-name="T1">jarri çatez</text:span> partiduan, cegaiti onezquero da denpore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Berbaric badeguiçut poridadez, gogorric <text:span text:style-name="T1">jarten çara</text:span> bereal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4" office:value-type="string" calcext:value-type="string">
            <text:p>Ai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Oraingaño gaztea ax ta, urtexe baten <text:span text:style-name="T1">goza ad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Aytac ezcondu ezpanagui, neurau ni <text:span text:style-name="T1">ezconduco nax</text:span> sarr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4" office:value-type="string" calcext:value-type="string">
            <text:p><text:span text:style-name="T1">Jarri banadi</text:span> sugatean, beroetan jat iturria</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39" office:value-type="string" calcext:value-type="string">
            <text:p><text:span text:style-name="T70">Egun baten, bada, Silvero eta Silvia, Doristeo ta Sirena, lauoc batera nor bere ardiaquin joacela, </text:span><text:span text:style-name="T71">topadu cirean</text:span><text:span text:style-name="T70"> iturri fresco baten aldean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Lecu onean <text:span text:style-name="T1">topadu gara</text:span>, Jaun Cerucoac gura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Ic]hadu <text:span text:style-name="T1">dei detizque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44" office:value-type="string" calcext:value-type="string">
            <text:p><text:span text:style-name="T70">Bada bere, nai ez neuque, </text:span>mundu guztiagaitirren, <text:span text:style-name="T75">çuregaz ene secretoa </text:span><text:span text:style-name="T1">descubri lidin</text:span> bapere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4" office:value-type="string" calcext:value-type="string">
            <text:p>Çu ecusi ta beste gauçaric <text:span text:style-name="T75">oy ez</text:span><text:span text:style-name="T82">ta</text:span><text:span text:style-name="T75"> cerren </text:span><text:span text:style-name="T82">ecusi</text:span><text:span text:style-name="T75">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4" office:value-type="string" calcext:value-type="string">
            <text:p>Oy Arabaco abantajaoc ecin <text:span text:style-name="T1">litezque contadu</text:span>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4" office:value-type="string" calcext:value-type="string">
            <text:p>Ni çugaz amoraduagaiti eztaucat nic bearric, cegaiti ene escuan ez <text:span text:style-name="T1">zan eguiten</text:span> beste gauçar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59">Il nadin</text:span><text:span text:style-name="T60"> nagoan lecure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Suplicaetan nachaçu, Sirena ene laztana, <text:span text:style-name="T1">nai daquiçula</text:span> gaur gabean ceure aposentuco bentanara joate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70">Silveroc, ecusiric çala Sirena enojadu, escuetan eucan arpea iramo eben, ain furia andiaz ece utra pedaçu asco </text:span><text:span text:style-name="T71">eguin ça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70">On ez derechun azquero, nic prometietan deusut ece laster </text:span><text:span text:style-name="T71">osatu çatezqueala</text:span><text:span text:style-name="T70"> daucaçun gaxaesun orretaric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39" office:value-type="string" calcext:value-type="string">
            <text:p><text:span text:style-name="T70">Jaicoari </text:span><text:span text:style-name="T71">nai</text:span><text:span text:style-name="T70"> eç </text:span><text:span text:style-name="T71">daquiola</text:span><text:span text:style-name="T70"> çu joan da ni eben guera nadil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83">Nachaçu suplicaetan</text:span><text:span text:style-name="T70"> </text:span><text:span text:style-name="T71">nay daquiçula</text:span><text:span text:style-name="T70">, ene peneau oneyn andia dan azquero, remedioa emun jaguiten</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68">Dacusqueçun </text:span><text:span text:style-name="T70">gauçagayti ez beguioc espilurean quendu, cegayti bertati </text:span><text:span text:style-name="T71">galduco çara </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Ceruetaco Erregueari oy dira encomendadu </text:span><text:span text:style-name="T84">suplicaetan liçatela</text:span><text:span text:style-name="T34"> </text:span><text:span text:style-name="T76">nay lequiela</text:span><text:span text:style-name="T34"> lagund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text:span text:style-name="T70">Çuen causaz arçaiten dogun azquero, çuec bere </text:span><text:span text:style-name="T71">libertaduco çara</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text:span text:style-name="T34">Ene laztana, ce daidiçu ceure gogoan pensadu </text:span><text:span text:style-name="T85">çuc ni gaxqui tratadu arren </text:span><text:span text:style-name="T34">oy ni </text:span><text:span text:style-name="T76">naxala aspertu</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text:span text:style-name="T70">Ni aren minez </text:span><text:span text:style-name="T71">ilte ninçan</text:span><text:span text:style-name="T70"> da </text:span>a beti aleguereric </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Secula nic ez yo dot beste lanic, onela <text:span text:style-name="T1">iragaiten jat</text:span> gaur-egunac; ain dira ene beguioc elçaydunac, çugana laster doaz enegan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Amorea da onaco ez daquit cer bat, etorten da araco eztaquit nundi; eztaquit nola viocean <text:span text:style-name="T1">sarçaiten da</text:span> çuc aguin daguiçuna eguiteco</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39" office:value-type="string" calcext:value-type="string">
            <text:p>Çorigaxtoan jaio ninçan ezcondu baga <text:span text:style-name="T1">il banadi</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9" office:value-type="string" calcext:value-type="string">
            <text:p>Ayn <text:span text:style-name="T1">eguin jat</text:span> az andia neure cilonen artece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1">Eguingo jat</text:span> min oria remediadu ezpanadi</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39" office:value-type="string" calcext:value-type="string">
            <text:p>Dama bategaz <text:span text:style-name="T1">t</text:span><text:span text:style-name="T13">[</text:span><text:span text:style-name="T1">o</text:span><text:span text:style-name="T13">]</text:span><text:span text:style-name="T1">padu</text:span> <text:span text:style-name="T1">ninçan</text:span>, lindea parebagaric</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Neure buruau erraz daidit  nic dichosaçat edugui, jentil honbrea, cegaiti <text:span text:style-name="T1">naxan eguin</text:span> ni çugaz topadiz</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39" office:value-type="string" calcext:value-type="string">
            <text:p><text:span text:style-name="T86">Orduan </text:span><text:span text:style-name="T87">acordaduco çara</text:span><text:span text:style-name="T88"> </text:span><text:span text:style-name="T84">oy nola esan niçun nic</text:span></text:p>
          </table:table-cell>
          <table:table-cell office:value-type="string" calcext:value-type="string">
            <text:p>Lazarraga’s manuscript (1567-1602)</text:p>
          </table:table-cell>
          <table:table-cell office:value-type="string" calcext:value-type="string">
            <text:p>Bilbao, Gidor, Ricardo Gómez, Joseba A. Lakarra, Julen Manterola, Céline Mounole &amp; Blanca Urgell. 2020. <text:span text:style-name="T60">Lazarraga eskuizkribuaren edizioa eta azterketa</text:span>, vol. 2: <text:span text:style-name="T60">Testua</text:span>. 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6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5" office:value-type="string" calcext:value-type="string">
            <text:p>Céru eta lúr betatçén du áren górputz sanduác, badaríc<text:span text:style-name="T1"> emáten çáygu</text:span> ósoric ámen batean</text:p>
          </table:table-cell>
          <table:table-cell table:style-name="ce19" office:value-type="string" calcext:value-type="string">
            <text:p>Pedro Ezkurra’s poem (1609)</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7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5" office:value-type="string" calcext:value-type="string">
            <text:p>Egun Jáyncoa Jáyncoagátic guiçonári <text:span text:style-name="T1">ematen dá</text:span></text:p>
          </table:table-cell>
          <table:table-cell table:style-name="ce19" office:value-type="string" calcext:value-type="string">
            <text:p>Pedro Ezkurra’s poem (1609)</text:p>
          </table:table-cell>
          <table:table-cell office:value-type="string" calcext:value-type="string">
            <text:p>Reguero, Urtzi. 2019. <text:span text:style-name="T60">Filologiatik dialektologiara Nafarroako euskarazko testu zaharretan barrena (1416-1750)</text:span>. Bilbo/Bilbao: University of the Basque Country.</text:p>
          </table:table-cell>
          <table:table-cell table:style-name="ce12" office:value-type="string" calcext:value-type="string">
            <text:p>Secular and religious poetry</text:p>
          </table:table-cell>
          <table:table-cell office:value-type="string" calcext:value-type="string">
            <text:p>(5) Transition to literary language</text:p>
          </table:table-cell>
          <table:table-cell office:value-type="string" calcext:value-type="string">
            <text:p>17th century</text:p>
          </table:table-cell>
          <table:table-cell office:value-type="string" calcext:value-type="string">
            <text:p>High Navarrese</text:p>
          </table:table-cell>
          <table:table-cell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text:span text:style-name="T1">abisaduak yzatea</text:span> falta publikoetan dinetan amiltzen diraden gizonak bezela korreji diteze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17) [past participle + -<text:span text:style-name="T60">a</text:span>(<text:span text:style-name="T60">k</text:span>) + <text:span text:style-name="T60">izan</text:span>]</text:p>
          </table:table-cell>
          <table:table-cell table:number-columns-repeated="16373"/>
        </table:table-row>
        <table:table-row table:style-name="ro1">
          <table:table-cell table:style-name="ce60" office:value-type="string" calcext:value-type="string">
            <text:p><text:span text:style-name="T89">Euren artean goardadu bear deve amorio andia, eta konformidadea batak bestea lagunzen debala gauza lizito guzietan, eta </text:span><text:span text:style-name="T90">animazen diradela</text:span><text:span text:style-name="T89"> birtutera, ta debozior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1" office:value-type="string" calcext:value-type="string">
            <text:p><text:span text:style-name="T91">Sumario brebea ordenanzaena eta exerziziona Andrane Maria Konzepzioko Kongregazioarena, zeina </text:span><text:span text:style-name="T90">fundadu zan</text:span><text:span text:style-name="T92"> Ayta Santu Erromakoaren autoridadearekin Azkoitiko Billa noble onetan Jesugo Kompañiako esea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0" office:value-type="string" calcext:value-type="string">
            <text:p><text:span text:style-name="T93">Gustiok obedezidu bear deve Kongregazioak determinazen devana; eta Aytak edo Perfectoak enkargazen diagena, eta </text:span><text:span text:style-name="T94">ofrezizen bada</text:span><text:span text:style-name="T93"> impedimentua ezin egitekoz nork bere karguan dadukana, temporaz abisadu bear deu Ayta edo Perfectoa, beste bati enkargadu degio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3">Lizenzia au ez</text:span><text:span text:style-name="T94">ta eman bear</text:span><text:span text:style-name="T93"> erraz inkonbenienteren bazuk eskusa diteze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0" office:value-type="string" calcext:value-type="string">
            <text:p>Kongragazioko kapillan <text:span text:style-name="T1">esan bear da</text:span> bederazi lezioko ofizio bat; eta aurkizen eztana presente orduan, gero esan bearko deu, eta ezin ezpategi ofizio au esan, errezadu bear deu errosario oso bat</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0" office:value-type="string" calcext:value-type="string">
            <text:p><text:span text:style-name="T93">Aplikaduko dirauze ynduljenziak </text:span><text:span text:style-name="T94">irabasten diradenak</text:span><text:span text:style-name="T93"> euren kapilla bizitazeaz, konzienzia examiñazeaz meza enzuteaz, errosarioa erresazeaz, eta zazpi paternoster eta zazpi Abe Maria, Jaungoikoak gurezat ere probeidezan ainbat egin dagian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abisaduak yzatea falta publikoetan dinetan amiltzen diraden gizonak bezela <text:span text:style-name="T1">korreji ditezen</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0" office:value-type="string" calcext:value-type="string">
            <text:p><text:span text:style-name="T93">Kongregazio onetan </text:span><text:span text:style-name="T94">sarzeen diradenean</text:span><text:span text:style-name="T93"> egin bear deve biziza guztiko konfesio jeneral bana</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3">Iñor </text:span><text:span text:style-name="T94">gaiztozen danean</text:span><text:span text:style-name="T93">, Perfektoak agindu bear deu bizitadu dezaela eta konsoladu eta errezibi dezala sakramentuak</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Onetarakoz konbenizen da abisa dezaela Perfetoa <text:span text:style-name="T1">gaizozen diaren</text:span> guztiak, eskribidu eragin dagizan enfermoen tablan, zeyna egongo dan Kongregazioko kapillan eta osazen danean borraduko deve</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Onetarakoz konbenizen da abisa dezaela Perfetoa gaizozen diaren guztiak, eskribidu eragin dagizan enfermoen tablan, zeyna egongo dan Kongregazioko kapillan eta <text:span text:style-name="T1">osazen danean</text:span> borraduko deve</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89">Iñor </text:span><text:span text:style-name="T90">ilzen bada</text:span><text:span text:style-name="T89">, juan bear deve kongregante guztiak aren entierrura errosarioakin eskuetan, eta korpuza eramango deve eurak solbardetan, eta errosario bana errezadu</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text:span text:style-name="T95">Kongragazioko kapillan esan bear da bederazi lezioko ofizio bat; eta </text:span><text:span text:style-name="T96">aurkizen eztana</text:span><text:span text:style-name="T97"> presente orduan, gero esan bearko deu, eta ezin ezpategi ofizio au esan, errezadu bear deu errosario oso bat</text:sp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ta siñiztu begie guztiok konbenizen dala abisaduak yzatea falta publikoetan dinetan <text:span text:style-name="T1">amiltzen diraden</text:span> gizonak bezela korreji diteze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0" office:value-type="string" calcext:value-type="string">
            <text:p>Egiten debanak egun batsuetako ausenzia erritik, abisadu begi Ayta, eman degion Kongregazioko lizenzia eta patente, errizibi dezaen Kongregazioan dian lekua bada, eta <text:span text:style-name="T1">akordavidi</text:span> andika eskribitzeaz, batsuetan Jaungoikoari ekomendadu dogioen euren orazioetan</text:p>
          </table:table-cell>
          <table:table-cell table:style-name="ce19" office:value-type="string" calcext:value-type="string">
            <text:p>Anonymous Azkoitian ordinance (1614)</text:p>
          </table:table-cell>
          <table:table-cell office:value-type="string" calcext:value-type="string">
            <text:p>Urkizu, Patri. 2009. Un texto olvidado del siglo XVII: SUMARIO BREBEA… (Azkoitia, 1614). <text:span text:style-name="T60">Revista de Lenguas y Literaturas Catalana, Gallega y Vasca</text:span> 14. 207<text:span text:style-name="T264">–217.</text:span></text:p>
          </table:table-cell>
          <table:table-cell table:style-name="ce12" office:value-type="string" calcext:value-type="string">
            <text:p>Juridic text</text:p>
          </table:table-cell>
          <table:table-cell office:value-type="string" calcext:value-type="string">
            <text:p>(3) Transition to oral language</text:p>
          </table:table-cell>
          <table:table-cell office:value-type="string" calcext:value-type="string">
            <text:p>17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35" office:value-type="string" calcext:value-type="string">
            <text:p><text:span text:style-name="T60">Nafarroco visorey jauna</text:span><text:span text:style-name="T13">[</text:span><text:span text:style-name="T60">c</text:span><text:span text:style-name="T13">]</text:span><text:span text:style-name="T60"> eta Corte eta Conselluan </text:span><text:span text:style-name="T61">vear</text:span><text:span text:style-name="T60"> </text:span><text:span text:style-name="T61">çuen juzgatu</text:span><text:span text:style-name="T62"> eta ez çuen governadorec eta juezec</text:span></text:p>
          </table:table-cell>
          <table:table-cell table:style-name="ce13" office:value-type="string" calcext:value-type="string">
            <text:p>Etxart-Ros letters (1616<text:span text:style-name="T253">–</text:span>1617)</text:p>
          </table:table-cell>
          <table:table-cell table:style-name="ce12" office:value-type="string" calcext:value-type="string">
            <text:p><text:span text:style-name="T14">Lakarra, Joseba A., Gidor Bilbao &amp; Céline Mounole. Forthcoming. </text:span><text:span text:style-name="T273">Edición crítica de la correspondencia entre Etxart y Ros</text:span><text:span text:style-name="T14">. Unpublished ms.</text:span></text:p>
          </table:table-cell>
          <table:table-cell table:style-name="ce12" office:value-type="string" calcext:value-type="string">
            <text:p>Letters</text:p>
          </table:table-cell>
          <table:table-cell office:value-type="string" calcext:value-type="string">
            <text:p>(2) Close to oral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2 (regular)</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1" office:value-type="string" calcext:value-type="string">
            <text:p><text:span text:style-name="T59">Informatu niz</text:span><text:span text:style-name="T60"> promptqui oray berian prezas eta cabale hartzes, çoinçaz bainuçu advertitu çoure guthunian</text:span></text:p>
          </table:table-cell>
          <table:table-cell table:style-name="ce13" office:value-type="string" calcext:value-type="string">
            <text:p>Etxart-Ros letters (1616<text:span text:style-name="T253">–</text:span>1617)</text:p>
          </table:table-cell>
          <table:table-cell table:style-name="ce12" office:value-type="string" calcext:value-type="string">
            <text:p><text:span text:style-name="T14">Lakarra, Joseba A., Gidor Bilbao &amp; Céline Mounole. Forthcoming. </text:span><text:span text:style-name="T273">Edición crítica de la correspondencia entre Etxart y Ros</text:span><text:span text:style-name="T14">. Unpublished ms.</text:span></text:p>
          </table:table-cell>
          <table:table-cell table:style-name="ce12" office:value-type="string" calcext:value-type="string">
            <text:p>Letters</text:p>
          </table:table-cell>
          <table:table-cell office:value-type="string" calcext:value-type="string">
            <text:p>(2) Close to oral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98">Bitartean, </text:span><text:span text:style-name="T99">obligatu naicen </text:span><text:span text:style-name="T100">beçala, eguinen diot iaincoari othoitz diçula çeure desira onen complimendua</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69">Krajewska, Dorota, Eneko Zuloaga, Ekaitz Santazilia, Borja Ariztimuño, Oxel Uribe-Etxebarria &amp; Urtzi Reguero. 2017. </text:span><text:span text:style-name="T271">Esteve Materraren Do(c)trina Christiana (1617 &amp; 1623): Edizioa eta azterketa</text:span><text:span text:style-name="T269">.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101">Finean, </text:span><text:span text:style-name="T102">gueuretçat </text:span><text:span text:style-name="T103">beçala haren alderacotçat-ere </text:span><text:span text:style-name="T64">gobernatuco gara</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69">Krajewska, Dorota, Eneko Zuloaga, Ekaitz Santazilia, Borja Ariztimuño, Oxel Uribe-Etxebarria &amp; Urtzi Reguero. 2017. </text:span><text:span text:style-name="T271">Esteve Materraren Do(c)trina Christiana (1617 &amp; 1623): Edizioa eta azterketa</text:span><text:span text:style-name="T269">.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text:span text:style-name="T104">Orduan sartcen gara eliçan, eta </text:span><text:span text:style-name="T105">eguiten gara </text:span><text:span text:style-name="T106">gai parabisuco loriaren ardietsteco</text:span></text:p>
          </table:table-cell>
          <table:table-cell table:style-name="ce13" office:value-type="string" calcext:value-type="string">
            <text:p>Materra’s <text:span text:style-name="T60">Doctrina christiana</text:span> (1617)</text:p>
          </table:table-cell>
          <table:table-cell table:style-name="ce12" office:value-type="string" calcext:value-type="string">
            <text:p><text:span text:style-name="T269">Krajewska, Dorota, Eneko Zuloaga, Ekaitz Santazilia, Borja Ariztimuño, Oxel Uribe-Etxebarria &amp; Urtzi Reguero. 2017. </text:span><text:span text:style-name="T271">Esteve Materraren Do(c)trina Christiana (1617 &amp; 1623): Edizioa eta azterketa</text:span><text:span text:style-name="T269">. Bilbao/Bilbo: Euskaltzaindia, University of the Basque Country.</text:span></text:p>
          </table:table-cell>
          <table:table-cell table:style-name="ce12" office:value-type="string" calcext:value-type="string">
            <text:p>Translation</text:p>
          </table:table-cell>
          <table:table-cell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 dioté? Brabouaq <text:span text:style-name="T1">eguyten diré</text:span> hagñys?</text:p>
          </table:table-cell>
          <table:table-cell table:style-name="ce13" office:value-type="string" calcext:value-type="string">
            <text:p><text:span text:style-name="T254">Voltoire’s </text:span><text:span text:style-name="T4">L’Interprect ou traduction du françois, espagnol &amp; basque</text:span><text:span text:style-name="T3"> (1620)</text:span></text:p>
          </table:table-cell>
          <table:table-cell table:style-name="ce12" office:value-type="string" calcext:value-type="string">
            <text:p><text:span text:style-name="T281">Lakarra, Joseba A. 1999. </text:span><text:span text:style-name="T282">L’Interprect ou traduction du françois, espagol &amp; basque</text:span><text:span text:style-name="T281"> (~ 1620): II. Elkarrizketak. </text:span><text:span text:style-name="T283">International Journal of Basque Linguistics and Philology </text:span><text:span text:style-name="T284">[</text:span><text:span text:style-name="T285">ASJU</text:span><text:span text:style-name="T284">] 33(2). 493</text:span><text:span text:style-name="T286">–</text:span><text:span text:style-name="T284">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Iaincoa<text:span text:style-name="T13">[</text:span>q<text:span text:style-name="T13">]</text:span> beguira naçala ny fidatç<text:span text:style-name="T107">ê naiçenarenganyq eçen </text:span><text:span text:style-name="T108">beguyratoco nais</text:span><text:span text:style-name="T107"> fidatcen ez naiçenarenganyq</text:span></text:p>
          </table:table-cell>
          <table:table-cell table:style-name="ce13" office:value-type="string" calcext:value-type="string">
            <text:p><text:span text:style-name="T254">Voltoire’s </text:span><text:span text:style-name="T4">L’Interprect ou traduction du françois, espagnol &amp; basque</text:span><text:span text:style-name="T3"> (1620)</text:span></text:p>
          </table:table-cell>
          <table:table-cell table:style-name="ce12" office:value-type="string" calcext:value-type="string">
            <text:p><text:span text:style-name="T281">Lakarra, Joseba A. 1999. </text:span><text:span text:style-name="T282">L’Interprect ou traduction du françois, espagol &amp; basque</text:span><text:span text:style-name="T281"> (~ 1620): II. Elkarrizketak. </text:span><text:span text:style-name="T283">International Journal of Basque Linguistics and Philology </text:span><text:span text:style-name="T284">[</text:span><text:span text:style-name="T285">ASJU</text:span><text:span text:style-name="T284">] 33(2). 493</text:span><text:span text:style-name="T286">–</text:span><text:span text:style-name="T284">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text:span text:style-name="T1">Ruynatcen nais</text:span> iostean eta traballatçean dohagnyq eta prohetcho gaberiq</text:p>
          </table:table-cell>
          <table:table-cell table:style-name="ce13" office:value-type="string" calcext:value-type="string">
            <text:p><text:span text:style-name="T254">Voltoire’s </text:span><text:span text:style-name="T4">L’Interprect ou traduction du françois, espagnol &amp; basque</text:span><text:span text:style-name="T3"> (1620)</text:span></text:p>
          </table:table-cell>
          <table:table-cell table:style-name="ce12" office:value-type="string" calcext:value-type="string">
            <text:p><text:span text:style-name="T281">Lakarra, Joseba A. 1999. </text:span><text:span text:style-name="T282">L’Interprect ou traduction du françois, espagol &amp; basque</text:span><text:span text:style-name="T281"> (~ 1620): II. Elkarrizketak. </text:span><text:span text:style-name="T283">International Journal of Basque Linguistics and Philology </text:span><text:span text:style-name="T284">[</text:span><text:span text:style-name="T285">ASJU</text:span><text:span text:style-name="T284">] 33(2). 493</text:span><text:span text:style-name="T286">–</text:span><text:span text:style-name="T284">568.</text:span></text:p>
          </table:table-cell>
          <table:table-cell table:style-name="ce12" office:value-type="string" calcext:value-type="string">
            <text:p>Dictionary</text:p>
          </table:table-cell>
          <table:table-cell office:value-type="string" calcext:value-type="string">
            <text:p>(4) Balanced</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text:span text:style-name="T109">Hau nola den obequiago adiceco bearda jaquin nola Mezan daucagun presentean Iaungoycoaren Semea guizon eguincena, ceyn </text:span><text:span text:style-name="T110">concebitu yçandubaytçen</text:span><text:span text:style-name="T111"> Andre dona Mariaren sabelean Espiritu sanduaren obras</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Adicera ematendigu obia ceñetan <text:span text:style-name="T1">orci yçandu baycen</text:span> gure Iauna munduaren Saluaçalle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Aldareac adicera ematẽdraugu Caluarioco oyana, non <text:span text:style-name="T1">yll yçandubaycen</text:span> munduaren saluaçalle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Hau nola den obequiago adiceco bearda jaquin nola Mezan daucagun presentean Iaungoycoaren Semea guizon <text:span text:style-name="T1">eguincena</text:span>, ceyn concebitu yçandubaytçen Andre dona Mariaren sabelean Espiritu sanduaren obras</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Eta podorea horduan çuenarequi verarequi, eta desseoarequi <text:span text:style-name="T1">conuertiditecen</text:span>, eta ala barcaceco becatariey veren becatu gucia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Non <text:span text:style-name="T1">ofrecitu baycen</text:span> gurutze<text:span text:style-name="T31">ã, gure gatic ilcen cela</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Bada Iaunau verau daucagu oray Mezan presentean, vera <text:span text:style-name="T1">ofrecicendela</text:span> Ayta eternoari gure gati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 sustancias den beçanuates, da Orcillare Sanduan <text:span text:style-name="T1">ofrecitucena</text:span> vera, nola baytio Concilio Tridentinoac, solamente oray ofrecicenden manera mota da diferente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sustancias den beçanuates, da Orcillare Sanduan ofrecitucena vera, nola baytio Concilio Tridentinoac, solamente oray <text:span text:style-name="T1">ofrecicenden</text:span> manera mota da diferente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rrazioden beçala aren ceruiçuan <text:span text:style-name="T1">emplea gaytecen</text:span> nayduela Iaun onec atradedin sacerdotea Meza errater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Christo gure Iauna gurutzean <text:span text:style-name="T1">ofrecitu cenean</text:span>, eta ala da ece oray Mezan ofrecicen çayonean, Ayta eternoari agradacençayo ambat nola ordu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Ceren nola leen ygorri yçandubayzuen Ayta eternoac vere semea mundura eguincedin guiçon, eta <text:span text:style-name="T1">ofrecicedin</text:span> gurutzebatean guregati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gunoros ofrecicendiogula sacrificioau ceren <text:span text:style-name="T12">emandaquigun</text:span> Orcillare sanduan gurutzean <text:span text:style-name="T1">ofrecitucenean</text:span> meregitu cisquigun indasunac, eta aren medios barcadrazquigun eguitenditugun becatua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109">Errandenetic atracenda lembicicoric ere Meza dela gauçabat ceñetan honrra gueyago ematen bayçayo Iaun goycoari, eta gueyago agradacen çayona eces berce gauça guciac ceren artan </text:span><text:span text:style-name="T110">ofrecicenbayçayo</text:span><text:span text:style-name="T111"> erranden beçala Iesu Christo</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Hau nola den obequiago adiceco <text:span text:style-name="T1">bearda jaquin</text:span> nola Mezan daucagun presentean Iaungoycoaren Semea guizon eguincena, ceyn concebitu yçandubaytçen Andre dona Mariaren sabelean Espiritu sanduaren obras</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53" office:value-type="string" calcext:value-type="string">
            <text:p><text:span text:style-name="T89">Oray mezan errecebicen, eta </text:span><text:span text:style-name="T90">ofrecicẽdena</text:span><text:span text:style-name="T89"> ordenatuçuena, oray eguitendituela milagro ayhec verac Orzegun Sanduan eguincituenac</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Ala<text:span text:style-name="T1"> bearda aditu</text:span> erratendenean yçulcenda oguia iesu Christoren gorpuce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53" office:value-type="string" calcext:value-type="string">
            <text:p>Intẽcioric principalenetatic bat Christo gure Iaunac, yz<text:span text:style-name="T31">ãduçuena Sacramẽtu eta sacrificio sanduau ordenatuçueneã cen </text:span><text:span text:style-name="T47">eguincedin</text:span><text:span text:style-name="T31"> aren memoriã</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3" office:value-type="string" calcext:value-type="string">
            <text:p>Lembicico veztidura Meza errateco Sacerdoteac arcen duena, <text:span text:style-name="T1">deycenda</text:span> Amito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Onetaco etorcendela cerutic Aldarera Meza <text:span text:style-name="T1">erratenden</text:span> horos, graciac emandrazquiogu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Cembat agradacen çayon Iaungoycoari Meza ençutea han <text:span text:style-name="T1">ofrecicen çayon</text:span> sacrificioagati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Eta nola oray Mezan <text:span text:style-name="T1">ofreciçen bayçayo</text:span> Iesu Christo vera, gauza eguin, eta meregitu cizquigun guciequi, emendic da, ece Mezan ofrecicen den sacrificioa dela auentajatuag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Eta nola oray Mezan <text:span text:style-name="T12">ofreciçen bayçayo</text:span> Iesu Christo vera, gauza eguin, eta meregitu cizquigun guciequi, emendic da, ece Mezan <text:span text:style-name="T1">ofrecicen den</text:span> sacrificioa dela auentajatuag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3" office:value-type="string" calcext:value-type="string">
            <text:p>Ala Iaun honi <text:span text:style-name="T1">bearçayo ofrecitu</text:span> sacrificioa, eta ez yori berceri</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behar + <text:span text:style-name="T60">izan</text:span>]</text:p>
          </table:table-cell>
          <table:table-cell table:number-columns-repeated="16373"/>
        </table:table-row>
        <table:table-row table:style-name="ro1">
          <table:table-cell table:style-name="ce53" office:value-type="string" calcext:value-type="string">
            <text:p>Patriarca Abrahannec auniz aldis <text:span text:style-name="T1">leycen da</text:span> nola eguincituen Aldarea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hristo gure Iauna gurutzean ofrecitu cenean, eta ala da ece oray Mezan <text:span text:style-name="T1">ofrecicen çayonean</text:span>, Ayta eternoari agradacençayo ambat nola ordu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Nola erran yçandu bayçuen Ayta eternoac Iesu Christo batayatu, eta <text:span text:style-name="T1">transfiguratu cenean</text:span> auda ene semea onericia ceyn agradacen bayçat</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oray ygorcendraugu cerutic aldarera Meza <text:span text:style-name="T1">erratenden</text:span>oros Sacramentu sandur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gunoros ofrecicendiogula sacrificioau ceren <text:span text:style-name="T1">emandaquigun</text:span> Orcillare sanduan gurutzean ofrecitucenean meregitu cisquigun indasunac, eta aren medios barcadrazquigun eguitenditugun becatua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text:span text:style-name="T1">Errandenetic</text:span> atracenda lembicicoric ere Meza dela gauçabat ceñetan honrra gueyago ematen bayçayo Iaun goycoari, eta gueyago agradacen çayona eces berce gauça guciac ceren artan ofrecicenbayçayo erranden beçala Iesu Christ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text:span text:style-name="T1">atracenda</text:span> lembicicoric ere Meza dela gauçabat ceñetan honrra gueyago ematen bayçayo Iaun goycoari, eta gueyago agradacen çayona eces berce gauça guciac ceren artan ofrecicenbayçayo erranden beçala Iesu Christ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atracenda lembicicoric ere Meza dela gauçabat ceñetan honrra gueyago <text:span text:style-name="T1">ematen bayçayo</text:span> Iaun goycoari, eta gueyago agradacen çayona eces berce gauça guciac ceren artan ofrecicenbayçayo erranden beçala Iesu Christ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rrandenetic atracenda lembicicoric ere Meza dela gauçabat ceñetan honrra gueyago ematen bayçayo Iaun goycoari, eta gueyago agradacen çayona eces berce gauça guciac ceren artan ofrecicenbayçayo <text:span text:style-name="T1">erranden</text:span> beçala Iesu Christ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uer <text:span text:style-name="T1">atracenda</text:span> ece Iesu Christori agradacen çayola gueyago Meza eces berce gauçac ceren aren vorondatea baitago gauça guciet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mbat nola ofreciceas Iaungoycoari Mezan <text:span text:style-name="T1">ofrecicen den</text:span> sacrificioa, ayen ycene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Ez ceren <text:span text:style-name="T1">ofrecibaytiteque</text:span> sacrificioa sanduey ceren hay yolaco maneras ecin eguinditeque nola baytio Cõcilio Tridentinoac solamente bearçayo ofrecitu Iaungoycoari, oroytcengaradela sandues</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text:span text:style-name="T1">eguinditeque</text:span> nola baytio Cõcilio Tridentinoac solamente bearçayo ofrecitu Iaungoycoari, oroytcengaradela sandues</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eguinditeque nola baytio Cõcilio Tridentinoac solamente <text:span text:style-name="T1">bearçayo ofrecitu</text:span> Iaungoycoari, oroytcengaradela sandues</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Bigarrena, <text:span text:style-name="T1">errandenetic</text:span> atracendena da, eztela joan bear Mezara gogogayces, eta ecin gueyagos becel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Bigarrena, errandenetic <text:span text:style-name="T1">atracendena</text:span> da, eztela joan bear Mezara gogogayces, eta ecin gueyagos becel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text:span text:style-name="T1">eguitençayonean</text:span> Iaungoycoari ambat ceruiçu, eta ematençayonean ambat contentu nola erran bayt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eguitençayonean Iaungoycoari ambat ceruiçu, eta <text:span text:style-name="T1">ematençayonean</text:span> ambat contentu nola erran bayt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Alas eta Mezan eguitençayonean Iaungoycoari ambat ceruiçu, eta ematençayonean ambat contentu nola <text:span text:style-name="T1">erran bayta</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Cer intẽciorequi, eta nola <text:span text:style-name="T1">bearden</text:span> Mezaco sacrificioa <text:span text:style-name="T1">ofratu</text:span> güero erranend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Cer intẽciorequi, eta nola bearden Mezaco sacrificioa ofratu güero <text:span text:style-name="T1">erranenda</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Irurgarren Capituloa, cer <text:span text:style-name="T1">eguin bearden</text:span> leen Meza ongui ençuteco</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Meza ençutera goazenean <text:span text:style-name="T1">eguin beardirade</text:span> bi gauz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24" office:value-type="string" calcext:value-type="string">
            <text:p>Non ofrecitu baycen gurutze<text:span text:style-name="T31">ã, gure gatic </text:span><text:span text:style-name="T47">ilcen cela</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Ofrecituçuen vere gorpuça, eta vere odola vere Ayta eternoari gurutzean guregatic <text:span text:style-name="T1">ylcencela</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Mezan daucagu presente<text:span text:style-name="T31">ã yrurgarren egunean yletaric </text:span><text:span text:style-name="T47">resuscitatucen</text:span><text:span text:style-name="T31"> Iauna, eta güero cerura igancena</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la <text:span text:style-name="T1">atracendenean</text:span> Sacerdotea Sacristiatic reueztituric beguiratu beardiogu Iesu Christori verari beçala</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engatic Sacerdoteac reueztituric doayenean Meza erratera representatcendu Iesu Christo gure Iauna <text:span text:style-name="T1">atrazendela</text:span> Pilatosen echeti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Ceren nola leen ygorri yçandubayzuen Ayta eternoac vere semea mundura <text:span text:style-name="T1">eguincedin</text:span> guiçon, eta ofrecicedin gurutzebatean guregatic</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text:span text:style-name="T1">Oroytgaytecen</text:span> harças, eta emandrazquiogũ graciac, eta alauadezagu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Ala <text:span text:style-name="T1">aprouecha gaytecẽ</text:span> Iaunonec verevici<text:span text:style-name="T31">ã, eta heriotzean meregitu cisquigun ondasunes</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Misterioau celebracenduçuen horos eguiçue nizas <text:span text:style-name="T1">oroytzen çaratela</text:span> cer eguindudan çuengatic neurevici<text:span text:style-name="T31">ã</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Gauça ohec gucioc da ongui consideradiçagun eta ohesas <text:span text:style-name="T1">oroytgaytecen</text:span> eta em<text:span text:style-name="T31">ãdrazquiogun Iaunoni graciac</text:sp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Ez ceren ofrecibaytiteque sacrificioa sanduey ceren hay yolaco maneras ecin eguinditeque nola baytio Cõcilio Tridentinoac solamente bearçayo ofrecitu Iaungoycoari, <text:span text:style-name="T1">oroytcengaradela</text:span> sandues</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Otoytz eguitendutela Iaungoycoaren aurrean ceruan, ceñes gu <text:span text:style-name="T1">oroytcen baycarade</text:span> lurrean</text:p>
          </table:table-cell>
          <table:table-cell table:style-name="ce64" office:value-type="string" calcext:value-type="string">
            <text:p><text:span text:style-name="T255">Beriain’s </text:span><text:span text:style-name="T256">Tratado de como se ha de oyr missa</text:span><text:span text:style-name="T257"> (1621)</text:span></text:p>
          </table:table-cell>
          <table:table-cell table:style-name="ce12" office:value-type="string" calcext:value-type="string">
            <text:p><text:span text:style-name="T269">Beriain, Juan. 1621. </text:span><text:span text:style-name="T271">Tratado de como se ha de oyr missa</text:span><text:span text:style-name="T287">. Iruñea/Pamplona: Carlos Labayen.</text:span></text:p>
          </table:table-cell>
          <table:table-cell table:style-name="ce12" office:value-type="string" calcext:value-type="string">
            <text:p>Religious essay</text:p>
          </table:table-cell>
          <table:table-cell table:style-name="ce8" office:value-type="string" calcext:value-type="string">
            <text:p>(6) Close to literary language</text:p>
          </table:table-cell>
          <table:table-cell table:style-name="ce13" office:value-type="string" calcext:value-type="string">
            <text:p>17th century</text:p>
          </table:table-cell>
          <table:table-cell table:style-name="ce13" office:value-type="string" calcext:value-type="string">
            <text:p>High Navarrese</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3">hiltzen denean</text:span><text:span text:style-name="T112">, ondotik gelditzen den seme emazurtza, anhitz lekhutan </text:span><text:span text:style-name="T114">da</text:span><text:span text:style-name="T112"> bere aitaren amoreakgatik </text:span><text:span text:style-name="T114">ongi ethorria</text:span><text:span text:style-name="T112"> eta arraiki errezibitu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3">hiltzen denean</text:span><text:span text:style-name="T112">, ondotik gelditzen den seme emazurtza, anhitz lekhutan </text:span><text:span text:style-name="T114">da</text:span><text:span text:style-name="T112"> bere aitaren amoreakgatik </text:span><text:span text:style-name="T113">ongi ethorria</text:span><text:span text:style-name="T112"> eta </text:span><text:span text:style-name="T114">arraiki errezibitu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5" office:value-type="string" calcext:value-type="string">
            <text:p>Hango bizkondeak eta seme guztiak <text:span text:style-name="T1">izatu dira</text:span> bethiere, egundainoz gero, erregez <text:span text:style-name="T1">enplegatuak</text:span>, <text:span text:style-name="T1">estimatuak</text:span>, fin eta leial <text:span text:style-name="T1">frogatuak</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text:span text:style-name="T112">Ordea, zeren ezpaitira hamar bat hi tz edo baizen, hunela diferentki eta bi aldetara </text:span><text:span text:style-name="T114">eskiribatzen direnak</text:span><text:span text:style-name="T112">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Baldin </text:span><text:span text:style-name="T114">egin baliz</text:span><text:span text:style-name="T112"> euskaraz hanbat liburu, nola egin baita latinez, franzesez edo bertze erdaraz eta hitzkuntzaz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Kargatu zituen hanbat manamenduz, sakrifizioz eta zirimonia suertez, hekin batean </text:span><text:span text:style-name="T114">khen zedin</text:span><text:span text:style-name="T112"> hanbat kalteren eta damuren haste eta pitzgarri den alfertasun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Plutarkok egiten du liburu bat, etsaietarik </text:span><text:span text:style-name="T114">atheratzen den</text:span><text:span text:style-name="T112"> probetxuaz, eta guztietako handiena eta prinzipalena dio dela, alferren trabaila arazitze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rrazoin hunengatik </text:span><text:span text:style-name="T114">erran ahal diteke</text:span><text:span text:style-name="T112">, etzuela egundaino gure Jaungoikoak nahi izatu, akhaba zekizten Israeleko seme hei bere etsai guztiak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5) [verb root + <text:span text:style-name="T60">ahal</text:span> + izan +<text:span text:style-name="T60">-te/ke</text:span>]</text:p>
          </table:table-cell>
          <table:table-cell table:number-columns-repeated="16373"/>
        </table:table-row>
        <table:table-row table:style-name="ro1">
          <table:table-cell table:style-name="ce45" office:value-type="string" calcext:value-type="string">
            <text:p><text:span text:style-name="T112">Arrazoin hunengatik </text:span><text:span text:style-name="T113">erran ahal diteke</text:span><text:span text:style-name="T112">, etzuela egundaino gure Jaungoikoak nahi izatu, </text:span><text:span text:style-name="T114">akhaba zekizten</text:span><text:span text:style-name="T112"> Israeleko seme hei bere etsai guztiak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5">Egin da</text:span><text:span text:style-name="T116"> gure jende gazteaz; eztute hemendik ai tzina iharduki tzeko paradarik izanen, eta ez borroka tzeko e tsairik</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Solon handiak ordenatu zuen, ezen aita batek bere semeari ofiziorik erakusten etzioenean, <text:span text:style-name="T1">etzela</text:span> seme hura bere aitaren faboratzera, beharrean ikhusiagatik ere,<text:span text:style-name="T1"> obligatu izanen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Ordea, nola ezpainin tzen neure buruaz fida, </text:span><text:span text:style-name="T114">desenkusatu nintzen</text:span><text:span text:style-name="T112"> ahal bezanbat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alferrik, zeren hain zinez eta batetan </text:span><text:span text:style-name="T114">lothu zeizkidan</text:span><text:span text:style-name="T112">, non ezetz erraiteko bide guztiak hertsi baitzerauzkidaten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ikhusirik zein gauza guti </text:span><text:span text:style-name="T114">edireiten den</text:span><text:span text:style-name="T112"> euskaraz eskiribaturik, goganbehartu naiz eta beldurtu, eztiren bideak asko segur eta garbi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Badakit, halaber, ezin </text:span><text:span text:style-name="T114">heda naitekeiela</text:span><text:span text:style-name="T112"> euskarako minza tze molde guztietar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Zeren ez </text:span><text:span text:style-name="T114">naiz</text:span><text:span text:style-name="T112"> ni hargatik </text:span><text:span text:style-name="T114">bekhaiztuko</text:span><text:span text:style-name="T112">, eta ez mutturturik gaitzez jarriko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ez </text:span><text:span text:style-name="T114">naiz</text:span><text:span text:style-name="T112"> ni hargatik </text:span><text:span text:style-name="T113">bekhaiztuko</text:span><text:span text:style-name="T112">, eta ez mutturturik gaitzez </text:span><text:span text:style-name="T114">jarriko</text:span><text:span text:style-name="T112">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nola batbedera bakearekin lohakar tzen, ezansia tzen eta gorpu tzaren plazeretara </text:span><text:span text:style-name="T114">emaiten bait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7">Erran zuen, guztiak desegin, plaundu eta lurrarekin berdindu behar zuela, zeren bere gerla guztiak eta egitekoak hiri hartarik sortzen zeiztela, eta hura deseginez gero, bakean eta soseguan </text:span><text:span text:style-name="T118">jarriko zire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6">Zeren berehala jendea alferkeriari, jan-edanari, erran- merranei, eta aisiak dakhazkeien gaixtakeria suerte guztiei </text:span><text:span text:style-name="T119">emanen zeiela</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Zeren Szipionen konseilua utzirik, hartu zuten Katonena, desegin zuten Kartagoko hiria, <text:span text:style-name="T1">jarri ziren</text:span> bere ustez bake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Katon hark berak erraiten zuen, hirur gauzatarik bere mendean ahal bezanbat <text:span text:style-name="T1">begiratu ze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Eta erakusten dio batbederari, nola eta zer moldez <text:span text:style-name="T1">behar duen mantenatu</text:span>, gobernatu eta, alferkeria guztiak utzirik, bere denboran trabailatu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5" office:value-type="string" calcext:value-type="string">
            <text:p>Eta hartan, nor bere ostatu jakinean bezala, <text:span text:style-name="T1">ostatatzen da</text:span> deabru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hek hala ikhusi nituenean, egin nuen gogoeta, hartu nuen exenplo, ikhasi nuen zer egin behar nuen, eta <text:span text:style-name="T1">zentzatu nintzen</text:span> bertzeren gaine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Ebatsten zuenak, eztezala ebats, baina trabaila bedi, <text:span text:style-name="T1">manaia bedi</text:span>, eta halatan izanen du bere eta bertzere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Nagia ere negu hotzean, atheak atheari darauntsanean, ohean <text:span text:style-name="T1">higitzen da</text:span>, bertze aldera itzultzen da, burua goititurik jartzen d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agia ere negu hotzean, atheak atheari darauntsanean, ohean higitzen da, bertze aldera itzultzen da, burua goititurik<text:span text:style-name="T1"> jartzen da</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gero ere, iraultze eta ibiltze heken guztien finean, athea bere erroetan eta nagia bere ohean bezala, bere bekhatuen xisteran eta etzauntzan <text:span text:style-name="T1">baratzen da</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ztorea eskuan dadukazunean, <text:span text:style-name="T1">higitzen da</text:span>, iharrosten da, hegaldatzera aphoderatzen eta oldartzen d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gaitz lizateke konta tzea, nola <text:span text:style-name="T1">gobernatzen diren</text:span> erleak elkharren arte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table:style-name="ce64"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Lehenbizikoan <text:span text:style-name="T1">emaiten da</text:span> aditzera zenbat kalte egiten duen luzamendutan ibiltzeak</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7" office:value-type="string" calcext:value-type="string">
            <text:p><text:span text:style-name="T120">Bigarrenean kidatzen </text:span><text:span text:style-name="T121">da</text:span><text:span text:style-name="T120">, eta </text:span><text:span text:style-name="T121">aitzinatzen</text:span><text:span text:style-name="T120">, luzamenduak utzirik, berehala bere eginbideari lothu nahi zaikan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Hala dabilanari gerthatzen ohi zaikana, <text:span text:style-name="T1">egin zait</text:span> niri ere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Eta kolpea hu ts egin bada ere, </text:span><text:span text:style-name="T114">eztela</text:span><text:span text:style-name="T112"> zure faltaz edo zu hartako ez gai izanez </text:span><text:span text:style-name="T114">huts egin</text:span><text:span text:style-name="T112">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Zer ere </text:span><text:span text:style-name="T114">eskiribatuko baita</text:span><text:span text:style-name="T112"> euskaraz, hura guztia, euskaldunen buruzagi bezala, zuri dagotzula, zuri </text:span><text:span text:style-name="T113">zor zaitzu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Zer ere </text:span><text:span text:style-name="T113">eskiribatuko baita</text:span><text:span text:style-name="T112"> euskaraz, hura guztia, euskaldunen buruzagi bezala, zuri dagotzula, zuri </text:span><text:span text:style-name="T114">zor zaitzu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22">Ediren bedi</text:span><text:span text:style-name="T112"> liburutto hunetan, Echaus eta Echausen omena eta izen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Konpainia berean galdegin zen berehala, ea nori </text:span><text:span text:style-name="T114">emanen zeikan</text:span><text:span text:style-name="T112"> liburuaren egiteko kargu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text:span text:style-name="T112">Baina ikhusirik zein gauza guti </text:span><text:span text:style-name="T114">edireiten den</text:span><text:span text:style-name="T112"> euskaraz eskiribaturik, goganbehartu naiz eta beldurtu, eztiren bideak asko segur eta garbi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Enseiukarrean bezala </text:span><text:span text:style-name="T114">egiten diren</text:span><text:span text:style-name="T112"> lehenbiziko obrek eta enseiuek, zenbait huts eta falta izanagatik ere, badirudi ezen, zeren lehenak diren barkhakizun direla</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Hasten da</text:span> gerotik gerora dabilanaz egiten den liburuaren lehen parte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Hasten da gerotik gerora dabilanaz <text:span text:style-name="T1">egiten den </text:span>liburuaren lehen parte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Pilare, harroin edo thonba laur kantoinetako gora ail txatu batzuk, </text:span><text:span text:style-name="T114">egin ahal zitezkeien</text:span><text:span text:style-name="T112"> gorenak, ondoan zabal eta puntan mehar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5) [verb root + <text:span text:style-name="T60">ahal</text:span> + izan +<text:span text:style-name="T60">-te/ke</text:span>]</text:p>
          </table:table-cell>
          <table:table-cell table:number-columns-repeated="16373"/>
        </table:table-row>
        <table:table-row table:style-name="ro1">
          <table:table-cell table:style-name="ce45" office:value-type="string" calcext:value-type="string">
            <text:p><text:span text:style-name="T112">Baina etsaien artean garenean, </text:span><text:span text:style-name="T114">behar dira</text:span><text:span text:style-name="T112"> buru-beharriak </text:span><text:span text:style-name="T114">ernatu</text:span><text:span text:style-name="T112">, zer egiten eta erraiten den behatu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5" office:value-type="string" calcext:value-type="string">
            <text:p>Eta on lizate orai ere, halakoekin hala <text:span text:style-name="T1">egin baledi</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Katon Zensorino hartzaz <text:span text:style-name="T1">irakurtzen da</text:span> (zeinek baitzuen alferren gainean esku eta bothere) ekhartzen zeraukatenean gizon bat bere aitzinera, akusaturik, erraiten zela ezen alferra zel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Katon Zensorino hartzaz <text:span text:style-name="T12">irakurtzen da</text:span> (zeinek baitzuen alferren gainean esku eta bothere) ekhartzen zeraukatenean gizon bat bere aitzinera, akusaturik, <text:span text:style-name="T1">erraiten zela</text:span> ezen alferra zel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filosofo hek eman zuten hartan bere ahal guztiaz aditzera gauza gaixtoa eta perilosa zela alferkeria, Jainkoa baithan <text:span text:style-name="T1">edireiten zela</text:span> ez aithortzeagatik</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ola hegaztinari <text:span text:style-name="T1">emaiten baitzaitza</text:span> hegalak airatzeko eta hegaldatzeko, hala gizonari ere emaiten zaitza eskuak trabailatzeko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Nola hegaztinari <text:span text:style-name="T12">emaiten baitzaitza</text:span> hegalak airatzeko eta hegaldatzeko, hala gizonari ere <text:span text:style-name="T1">emaiten zaitza</text:span> eskuak trabailatzeko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in burdina, zokhoan datzana, ala <text:span text:style-name="T1">erabiltzen dena</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rdurako arropari, <text:span text:style-name="T1">etzaika</text:span> zerrenik <text:span text:style-name="T1">egiten</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 deus egiteaz beraz <text:span text:style-name="T1">ikhasten da</text:span> gaizki egite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ta maliziarik eta ez pensu gaixtorik, presuna alferrean <text:span text:style-name="T1">ediren eztitekeienik</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text:span text:style-name="T112">Eta gero, ezin har dezaketenean eta ez ebats; eta bahitzekorik eta saltzekorik ere eztutenean, abiatzen dira eskean, bataren eta bertzearen forogu, anhitz beltzuri eta bekhaitzkoa izaiten dutela, eta atheak ere maiz, ez ikhusi iduri eginik, </text:span><text:span text:style-name="T114">hersten zaizte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9) [present participle + <text:span text:style-name="T60">*edin</text:span>]</text:p>
          </table:table-cell>
          <table:table-cell table:number-columns-repeated="16373"/>
        </table:table-row>
        <table:table-row table:style-name="ro1">
          <table:table-cell table:style-name="ce45" office:value-type="string" calcext:value-type="string">
            <text:p>Athea bere erroetan eta uhaletan ongi jarria eta pausatua dagoenean, erraxki <text:span text:style-name="T1">hersten</text:span> eta <text:span text:style-name="T1">idekitzen da</text:span>, aise alde batera eta bertzera erabiltzen d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Athea bere erroetan eta uhaletan ongi jarria eta pausatua dagoenean, erraxki <text:span text:style-name="T12">hersten</text:span> eta <text:span text:style-name="T12">idekitzen da</text:span>, aise alde batera eta bertzera <text:span text:style-name="T1">erabiltzen da</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Aita prestu ohorezko bat </text:span><text:span text:style-name="T114">hiltzen denean</text:span><text:span text:style-name="T112">, ondotik gelditzen den seme emazurtza, anhitz lekhutan da bere aitaren amoreakgatik ongi ethorria eta arraiki errezibitu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Pisistrato Atenasko tirano gaixto hark ikhusi zuenean plaza guztia jende alferrez bethea, eta hetarik anhi tz malizia eta pensu gaixto </text:span><text:span text:style-name="T114">sor zitekeiela</text:span><text:span text:style-name="T112">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text:span text:style-name="T116">Erran zuen, guztiak desegin, plaundu eta lurrarekin berdindu behar zuela, zeren bere gerla guztiak eta egitekoak hiri hartarik </text:span><text:span text:style-name="T119">sortzen zeiztela</text:span><text:span text:style-name="T123">, eta hura deseginez gero, bakean eta soseguan jarriko zire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ta handik nahastekak, diferentziak, guduak, hauziak, e tsaigoak, eta kartagotarrekikoa baino gerla perilosagoa bere artean <text:span text:style-name="T1">sorthuko zeiela</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Gizona <text:span text:style-name="T1">sortzen da</text:span> trabailuko, eta hegaztina aireko</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Eztakusazue nola gu ezkauden behin ere geldirik eta ez alferrik? Nola hazten, handitzen, loratzen eta geure denboretan eta sasoinetan fruituz <text:span text:style-name="T1">bethatzen garen</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bertzela, <text:span text:style-name="T1">sor liteke</text:span> bihi hura, buztan liteke, belhar bihur liteke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ren, bertzela, <text:span text:style-name="T12">sor liteke</text:span> bihi hura, buztan liteke, belhar <text:span text:style-name="T1">bihur liteke</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nbat kalte egiten duen alferkeriak, eta nola handik <text:span text:style-name="T1">sortzen den</text:span> gerotik gerora ibiltze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Segur da, guztiak erabiltzeaz, manaiatzeaz eta eskuztatzeaz ontzen, argitzen eta <text:span text:style-name="T1">fintzen direl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bertzela usain liteke, kirats liteke; eta are aphoz, sugez, ielez eta liki tskeriaz <text:span text:style-name="T1">bethe liteke</text:span>, lakhuak, aintzirak eta bertze ur geldiak bethetzen diren bezal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7) [verb root + <text:span text:style-name="T60">izan</text:span> + -<text:span text:style-name="T60">te/ke</text:span>]</text:p>
          </table:table-cell>
          <table:table-cell table:number-columns-repeated="16373"/>
        </table:table-row>
        <table:table-row table:style-name="ro1">
          <table:table-cell table:style-name="ce45" office:value-type="string" calcext:value-type="string">
            <text:p>Zeren bertzela usain liteke, kirats liteke; eta are aphoz, sugez, ielez eta liki tskeriaz bethe liteke, lakhuak, aintzirak eta bertze ur geldiak <text:span text:style-name="T1">bethetzen diren</text:span> bezala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Zeren ithurritik ura bezala, alferkeriatik ere <text:span text:style-name="T1">sortzen baitira</text:span> gaixtakeriak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rdea, erabiltze hek guztiakgatik ere, erabili ondoan bere lekhuan eta tokian <text:span text:style-name="T1">gelditzen da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Dabilan harriari, <text:span text:style-name="T1">etzaika</text:span> goroldiorik <text:span text:style-name="T1">lotzen</text:span> </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Bai, ordea, joan zara; lekhuz </text:span><text:span text:style-name="T114">aldatu zara</text:span><text:span text:style-name="T112">; hemengo aldia egin duzu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text:span text:style-name="T112">Zeren anhitz moldez eta diferentki </text:span><text:span text:style-name="T114">minzatzen baitira</text:span><text:span text:style-name="T112"> Euskal Herrian </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text:span text:style-name="T112">Hari eskerrak errenda ia tzo tzu, eta nitzaz ere othoitz egiteaz, arren othoi, </text:span><text:span text:style-name="T114">orhoit zaitezi</text:span></text:p>
          </table:table-cell>
          <table:table-cell table:style-name="ce64" office:value-type="string" calcext:value-type="string">
            <text:p><text:span text:style-name="T255">Axular’s </text:span><text:span text:style-name="T256">Gero</text:span><text:span text:style-name="T257"> (1643)</text:span></text:p>
          </table:table-cell>
          <table:table-cell table:style-name="ce12" office:value-type="string" calcext:value-type="string">
            <text:p>Urgell, Blanca. 2015. <text:span text:style-name="T60">Gero: Axular</text:span>. Bilbao: Euskaltzaindia, Government of Navarre.</text:p>
          </table:table-cell>
          <table:table-cell table:style-name="ce12" office:value-type="string" calcext:value-type="string">
            <text:p>High literatur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45" office:value-type="string" calcext:value-type="string">
            <text:p>Padecidueban Poncio Pilatosen podereen bean, <text:span text:style-name="T1">içançan crucificadua</text:span> ila eta beatua, jachiçidin Infernuetara, eta irugarren egunean erresuzitada çidin 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Bienaventuradubac dira negar eguitendabeenac, çerren eurac <text:span text:style-name="T1">consoladuac içangodira</text:sp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5" office:value-type="string" calcext:value-type="string">
            <text:p>Edolabere neguco gau luceetan, echiric mumuraciñoari (Iaungoicoen ain ofensa andia) eta beste alperreco berbai, <text:span text:style-name="T1">apruechaduco dire</text:span> ala dotrina onegaz seinai</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Curuçearen señaleagaz, <text:span text:style-name="T1">zeñazen gareala</text:span>, iru leelengoa becoqui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Ofrecidu baeroen primiciac eureen Iaungoici falsoai, aurrera <text:span text:style-name="T1">igarocidin</text:span> tropeçabaga eureen Doctrinea</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Cerren vste ebeen oneen faboreagaz tropeçu, eta Imedimentubaga etorqui çuneen memoriara <text:span text:style-name="T1">igarocoçala</text:sp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Daucat confiancea, icusiric (según nic ustedodan) içangodala ain pro bechu andicoa, <text:span text:style-name="T1">igarocodala</text:span> seguru çure Illustrissimeen amparuen b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5" office:value-type="string" calcext:value-type="string">
            <text:p>Aita gurea çeruetan zagoçana <text:span text:style-name="T1">santificadudila</text:span> çure içena</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5" office:value-type="string" calcext:value-type="string">
            <text:p><text:span text:style-name="T1">Eguinbidi</text:span> çure vorondatea çelan çeruan, alan lur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Pecatu veniala <text:span text:style-name="T1">parcaetanda</text:span> bederaci gauçagaz</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Padecidueban Poncio Pilatosen podereen bean, içançan crucificadua ila eta beatua, <text:span text:style-name="T1">jachiçidin</text:span> Infernuetara, eta irugarren egunean erresuzitada çidin 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Padecidueban Poncio Pilatosen podereen bean, içançan crucificadua ila eta beatua, jachiçidin Infernuetara, eta irugarren egunean <text:span text:style-name="T1">erresuzitada çidin </text:span>ilaen arter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5" office:value-type="string" calcext:value-type="string">
            <text:p>Amar Mandamentu oneec <text:span text:style-name="T1">ençerraetan dira</text:span> Mandamentu vit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5" office:value-type="string" calcext:value-type="string">
            <text:p>Leelengoa sinistu Christo gure iauna guizon zan partez <text:span text:style-name="T1">sortuzala</text:span> Virguinearen sauelean</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5" office:value-type="string" calcext:value-type="string">
            <text:p>Laugarrena sinistu <text:span text:style-name="T1">iasizala</text:span> infernuetara, eta aterazituzala arimaac aita santu veguira egozaneenac aen etorrera santuari</text:p>
          </table:table-cell>
          <table:table-cell table:style-name="ce64" office:value-type="string" calcext:value-type="string">
            <text:p>Kapanaga’s <text:span text:style-name="T60">Dotrinea</text:span> (1656)</text:p>
          </table:table-cell>
          <table:table-cell table:style-name="ce12" office:value-type="string" calcext:value-type="string">
            <text:p><text:span text:style-name="T269">Kapanaga, Martin O. 1656. </text:span><text:span text:style-name="T271">Exposición breue de la doctrina christiana</text:span><text:span text:style-name="T287">. Bilbao: Iuan de Azpiroz.</text:span></text:p>
          </table:table-cell>
          <table:table-cell table:style-name="ce12" office:value-type="string" calcext:value-type="string">
            <text:p>Doctrine</text:p>
          </table:table-cell>
          <table:table-cell table:style-name="ce8" office:value-type="string" calcext:value-type="string">
            <text:p>(7) Very close to literary language</text:p>
          </table:table-cell>
          <table:table-cell office:value-type="string" calcext:value-type="string">
            <text:p>17th century</text:p>
          </table:table-cell>
          <table:table-cell office:value-type="string" calcext:value-type="string">
            <text:p>Western Basque</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 office:value-type="string" calcext:value-type="string">
            <text:p><text:span text:style-name="T53">Emaztearen gaitzez </text:span><text:span text:style-name="T54">xikira zedina </text:span><text:span text:style-name="T53">adarreki </text:span><text:span text:style-name="T54">ehortz zedin</text:span></text:p>
          </table:table-cell>
          <table:table-cell table:style-name="ce8" office:value-type="string" calcext:value-type="string">
            <text:p>Oihenart’s <text:span text:style-name="T60">Euskal atsotitzak eta neurtitzak</text:span> (1657)</text:p>
          </table:table-cell>
          <table:table-cell table:style-name="ce11" office:value-type="string" calcext:value-type="string">
            <text:p><text:span text:style-name="T288">Oihenart, Arnaud. 2003 </text:span><text:span text:style-name="T289">[1657]</text:span><text:span text:style-name="T288">. </text:span><text:span text:style-name="T290">Euskal atsotitzak eta neurtitzak</text:span><text:span text:style-name="T291">.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6" office:value-type="string" calcext:value-type="string">
            <text:p><text:span text:style-name="T124">Emaztearen gaitzez </text:span><text:span text:style-name="T125">xikira zedina </text:span><text:span text:style-name="T124">adarreki </text:span><text:span text:style-name="T125">ehortz zedi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9">Oihenart, Arnaud. 2003 </text:span><text:span text:style-name="T266">[1657]</text:span><text:span text:style-name="T265">. </text:span><text:span text:style-name="T267">Euskal atsotitzak eta neurtitzak</text:span><text:span text:style-name="T268">.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2" office:value-type="string" calcext:value-type="string">
            <text:p><text:span text:style-name="T7">Hil adi, </text:span><text:span text:style-name="T8">alaba aite</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9">Oihenart, Arnaud. 2003 </text:span><text:span text:style-name="T266">[1657]</text:span><text:span text:style-name="T265">. </text:span><text:span text:style-name="T267">Euskal atsotitzak eta neurtitzak</text:span><text:span text:style-name="T268">.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text:span text:style-name="T7">Aberatsi nahi zena urthe bitan, </text:span><text:span text:style-name="T8">urkha zedin </text:span><text:span text:style-name="T7">urtherdita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9">Oihenart, Arnaud. 2003 </text:span><text:span text:style-name="T266">[1657]</text:span><text:span text:style-name="T265">. </text:span><text:span text:style-name="T267">Euskal atsotitzak eta neurtitzak</text:span><text:span text:style-name="T268">.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 office:value-type="string" calcext:value-type="string">
            <text:p>Urrunera dohena ezkontzera, edo <text:span text:style-name="T1">da enganatu</text:span> edo doha enganatzera</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9">Oihenart, Arnaud. 2003 </text:span><text:span text:style-name="T266">[1657]</text:span><text:span text:style-name="T265">. </text:span><text:span text:style-name="T267">Euskal atsotitzak eta neurtitzak</text:span><text:span text:style-name="T268">.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Zaharo zeno zeren <text:span text:style-name="T1">etzen xuxentu</text:span> da zuhatza makur azkentu</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9">Oihenart, Arnaud. 2003 </text:span><text:span text:style-name="T266">[1657]</text:span><text:span text:style-name="T265">. </text:span><text:span text:style-name="T267">Euskal atsotitzak eta neurtitzak</text:span><text:span text:style-name="T268">.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 office:value-type="string" calcext:value-type="string">
            <text:p><text:span text:style-name="T1">Eztate</text:span> ungi <text:span text:style-name="T1">zerbitzatu</text:span> bere mainatareki nahi duena dostatu</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69">Oihenart, Arnaud. 2003 </text:span><text:span text:style-name="T266">[1657]</text:span><text:span text:style-name="T265">. </text:span><text:span text:style-name="T267">Euskal atsotitzak eta neurtitzak</text:span><text:span text:style-name="T268">. Bilbao/Bilbo: Euskaltzaindia.</text:span></text:p>
          </table:table-cell>
          <table:table-cell table:style-name="ce10"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number-columns-repeated="16373"/>
        </table:table-row>
        <table:table-row table:style-name="ro1">
          <table:table-cell table:style-name="ce21" office:value-type="string" calcext:value-type="string">
            <text:p>Atxeter zekeneti, abokatu goseti eta partida bien konseilu deneti, <text:span text:style-name="T1">begira adi</text:span> nola asaieti</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88">Oihenart, Arnaud. 2003 </text:span><text:span text:style-name="T289">[1657]</text:span><text:span text:style-name="T288">. </text:span><text:span text:style-name="T290">Euskal atsotitzak eta neurtitzak</text:span><text:span text:style-name="T291">.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21" office:value-type="string" calcext:value-type="string">
            <text:p>Bere onak eztituena urrikari, <text:span text:style-name="T1">gomenda bedi</text:span> urte gaitzari</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88">Oihenart, Arnaud. 2003 </text:span><text:span text:style-name="T289">[1657]</text:span><text:span text:style-name="T288">. </text:span><text:span text:style-name="T290">Euskal atsotitzak eta neurtitzak</text:span><text:span text:style-name="T291">.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13" table:number-columns-repeated="16373"/>
        </table:table-row>
        <table:table-row table:style-name="ro1">
          <table:table-cell table:style-name="ce21" office:value-type="string" calcext:value-type="string">
            <text:p>Lagun-artean, Hel nadinean, Elhaketan, erhogoan, Eznun dostatzen, <text:span text:style-name="T1">Eznun mintzatzen</text:span></text:p>
          </table:table-cell>
          <table:table-cell table:style-name="ce8" office:value-type="string" calcext:value-type="string">
            <text:p>Oihenart’s <text:span text:style-name="T60">Euskal atsotitzak eta neurtitzak</text:span> (1657)</text:p>
          </table:table-cell>
          <table:table-cell office:value-type="string" calcext:value-type="string">
            <text:p><text:span text:style-name="T288">Oihenart, Arnaud. 2003 </text:span><text:span text:style-name="T289">[1657]</text:span><text:span text:style-name="T288">. </text:span><text:span text:style-name="T290">Euskal atsotitzak eta neurtitzak</text:span><text:span text:style-name="T291">. Bilbao/Bilbo: Euskaltzaindia.</text:span></text:p>
          </table:table-cell>
          <table:table-cell table:style-name="ce28" office:value-type="string" calcext:value-type="string">
            <text:p>Proverbs</text:p>
          </table:table-cell>
          <table:table-cell table:style-name="ce10" office:value-type="string" calcext:value-type="string">
            <text:p>(4) Balanced</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1 (weak)</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style-name="ce13" table:number-columns-repeated="16373"/>
        </table:table-row>
        <table:table-row table:style-name="ro1">
          <table:table-cell table:style-name="ce21" office:value-type="string" calcext:value-type="string">
            <text:p>Lekhukhotzat hartzen dut san Augustin zein hunela <text:span text:style-name="T1">mintzatzen baita</text:span></text:p>
          </table:table-cell>
          <table:table-cell table:style-name="ce8" office:value-type="string" calcext:value-type="string">
            <text:p>Pouvreau’s <text:span text:style-name="T60">Brief works</text:span> (1859)</text:p>
          </table:table-cell>
          <table:table-cell office:value-type="string" calcext:value-type="string">
            <text:p>Pouvreau, Sylvain. 1892 [1659]. <text:span text:style-name="T60">Les petites oeuvres basques de Sylvain Pouvreau</text:span>. Chalon-sur-Saone: Imprimerie-Lithographie L. Marceau.</text:p>
          </table:table-cell>
          <table:table-cell table:style-name="ce28" office:value-type="string" calcext:value-type="string">
            <text:p>Translation</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Huna nola bere baitan, <text:span text:style-name="T1">Den</text:span> Kristina <text:span text:style-name="T1">mintzatzen</text:span>, Zertako naiz Mundu huntan, Non eznaizen sabatzen</text:p>
          </table:table-cell>
          <table:table-cell table:style-name="ce8" office:value-type="string" calcext:value-type="string">
            <text:p>Argainaratz’ <text:span text:style-name="T60">Deboten brebiarioa</text:span> (1665)</text:p>
          </table:table-cell>
          <table:table-cell office:value-type="string" calcext:value-type="string">
            <text:p>Argainaratz, Pierre. 1910 [1665]. <text:span text:style-name="T60">Devoten breviarioa</text:span>. Chalon-sur-Saone: Imprimerie Française &amp; Orientale E. Bertrand.</text:p>
          </table:table-cell>
          <table:table-cell table:style-name="ce28" office:value-type="string" calcext:value-type="string">
            <text:p>Secular and religious poetry</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text:span text:style-name="T1">Irakhurtzen dira</text:span> hitz eder batzu latiñez eskrituran iarririk, hilen haien hezur berak, biziei mintzatzen balira bezala</text:p>
          </table:table-cell>
          <table:table-cell table:style-name="ce46" office:value-type="string" calcext:value-type="string">
            <text:p><text:span text:style-name="T258">Tartas’ </text:span><text:span text:style-name="T259">Onsa hilceco bidia</text:span><text:span text:style-name="T260"> (1666)</text:span></text:p>
          </table:table-cell>
          <table:table-cell table:style-name="ce12" office:value-type="string" calcext:value-type="string">
            <text:p><text:span text:style-name="T14">Tartas, Ioan. 1666 </text:span><text:span text:style-name="T273">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Irakhurtzen dira hitz eder batzu latiñez eskrituran iarririk, hilen haien hezur berak, biziei <text:span text:style-name="T1">mintzatzen balira</text:span> bezala</text:p>
          </table:table-cell>
          <table:table-cell table:style-name="ce46" office:value-type="string" calcext:value-type="string">
            <text:p><text:span text:style-name="T258">Tartas’ </text:span><text:span text:style-name="T259">Onsa hilceco bidia</text:span><text:span text:style-name="T260"> (1666)</text:span></text:p>
          </table:table-cell>
          <table:table-cell table:style-name="ce12" office:value-type="string" calcext:value-type="string">
            <text:p><text:span text:style-name="T14">Tartas, Ioan. 1666 </text:span><text:span text:style-name="T273">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number-columns-repeated="16373"/>
        </table:table-row>
        <table:table-row table:style-name="ro1">
          <table:table-cell table:style-name="ce21" office:value-type="string" calcext:value-type="string">
            <text:p>Bisita hartan Profeta <text:span text:style-name="T1">mintzatu zen</text:span> Erregiari gisa huntan</text:p>
          </table:table-cell>
          <table:table-cell table:style-name="ce46" office:value-type="string" calcext:value-type="string">
            <text:p><text:span text:style-name="T258">Tartas’ </text:span><text:span text:style-name="T259">Onsa hilceco bidia</text:span><text:span text:style-name="T260"> (1666)</text:span></text:p>
          </table:table-cell>
          <table:table-cell table:style-name="ce12" office:value-type="string" calcext:value-type="string">
            <text:p><text:span text:style-name="T14">Tartas, Ioan. 1666 </text:span><text:span text:style-name="T273">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Ordian gure Ienkoa <text:span text:style-name="T1">mintzatu zela</text:span> Errege hari gisa huntan</text:p>
          </table:table-cell>
          <table:table-cell table:style-name="ce46" office:value-type="string" calcext:value-type="string">
            <text:p><text:span text:style-name="T258">Tartas’ </text:span><text:span text:style-name="T259">Onsa hilceco bidia</text:span><text:span text:style-name="T260"> (1666)</text:span></text:p>
          </table:table-cell>
          <table:table-cell table:style-name="ce12" office:value-type="string" calcext:value-type="string">
            <text:p><text:span text:style-name="T14">Tartas, Ioan. 1666 </text:span><text:span text:style-name="T273">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Giten beha nola <text:span text:style-name="T1">mintzatu den</text:span> bere Ebanjelio saindian herioaz, eta ordian ikhusizo dugu, bide hau onsa hiltzeko, herioaz orhitzia, bide segura dela</text:p>
          </table:table-cell>
          <table:table-cell table:style-name="ce46" office:value-type="string" calcext:value-type="string">
            <text:p><text:span text:style-name="T258">Tartas’ </text:span><text:span text:style-name="T259">Onsa hilceco bidia</text:span><text:span text:style-name="T260"> (1666)</text:span></text:p>
          </table:table-cell>
          <table:table-cell table:style-name="ce12" office:value-type="string" calcext:value-type="string">
            <text:p><text:span text:style-name="T14">Tartas, Ioan. 1666 </text:span><text:span text:style-name="T273">Onsa hilceco bidia</text:span><text:span text:style-name="T14">. Orthez: Jacques Rovyer.</text:span></text:p>
          </table:table-cell>
          <table:table-cell table:style-name="ce28" office:value-type="string" calcext:value-type="string">
            <text:p>High literature</text:p>
          </table:table-cell>
          <table:table-cell table:style-name="ce10" office:value-type="string" calcext:value-type="string">
            <text:p>(6) Close to literary language</text:p>
          </table:table-cell>
          <table:table-cell table:style-name="ce13" office:value-type="string" calcext:value-type="string">
            <text:p>17th century</text:p>
          </table:table-cell>
          <table:table-cell office:value-type="string" calcext:value-type="string">
            <text:p>Souleti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21" office:value-type="string" calcext:value-type="string">
            <text:p>Ni hauts eta erhauts naizen hori <text:span text:style-name="T1">mintzatuko </text:span><text:span text:style-name="T12">othe</text:span><text:span text:style-name="T1"> natzaio</text:span> ene Iaunari?</text:p>
          </table:table-cell>
          <table:table-cell table:style-name="ce46" office:value-type="string" calcext:value-type="string">
            <text:p>Pouvreau’s <text:span text:style-name="T60">Iesus-Christen imitacionea</text:span> (1669)</text:p>
          </table:table-cell>
          <table:table-cell table:style-name="ce12" office:value-type="string" calcext:value-type="string">
            <text:p>Pouvreau, Sylvain. 1669. <text:span text:style-name="T60">Iesusen imitacionea</text:span>. Unpublished ms.</text:p>
          </table:table-cell>
          <table:table-cell table:style-name="ce28" office:value-type="string" calcext:value-type="string">
            <text:p>Translation</text:p>
          </table:table-cell>
          <table:table-cell table:style-name="ce10" office:value-type="string" calcext:value-type="string">
            <text:p>(7) Very close to literary language</text:p>
          </table:table-cell>
          <table:table-cell table:style-name="ce13" office:value-type="string" calcext:value-type="string">
            <text:p>17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style-name="ce13" table:number-columns-repeated="16373"/>
        </table:table-row>
        <table:table-row table:style-name="ro1">
          <table:table-cell table:style-name="ce24" office:value-type="string" calcext:value-type="string">
            <text:p>Jauna, barkha diezadazu, zu zure promesetan leial kausitzeagatik, eta kontra <text:span text:style-name="T1">mintzatuko diren</text:span> guziak gezurtarazitzeagatik</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24" office:value-type="string" calcext:value-type="string">
            <text:p>Esku altxatzen tudanak, <text:span text:style-name="T1">mintzatzen zaitzun</text:span> mihia, makhurtzen tudan belhaunak, fiñean gorphutz gustia</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Zer aita Eternalak Zuen gaztiatu? Gabriel Aigeruak Zertzaz <text:span text:style-name="T1">zen mintzatu</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Maria, othe ziñen Garabik trublatu Fazoiñ huntan Gabriel <text:span text:style-name="T1">Zenean mintzatu</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Hiñ eztiki <text:span text:style-name="T1">izatu zen</text:span> Haren bihotza <text:span text:style-name="T1">mintzatu</text:span>, Non hango harri arrokak Izan baitziren mobitu</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Inozenzia ezagutuaren atsegiña Pilatus gobernadorea Bakharrik <text:span text:style-name="T1">zaio mintzatzen</text:spa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Helas, Jainkoa, <text:span text:style-name="T1">mintza zaite</text:span> Eta konsola detzatzu</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24" office:value-type="string" calcext:value-type="string">
            <text:p>Karitatea Jainkoari Tronura zaio ethortzen: Othoitzten du, <text:span text:style-name="T1">mintzatzen zaio</text:span>, Eta gu gaitu beiratzen</text:p>
          </table:table-cell>
          <table:table-cell table:style-name="ce13" office:value-type="string" calcext:value-type="string">
            <text:p>Gasteluzar’s <text:span text:style-name="T60">Eguia catholicac</text:span> (1686)</text:p>
          </table:table-cell>
          <table:table-cell table:style-name="ce12" office:value-type="string" calcext:value-type="string">
            <text:p>Gasteluzar, Bernard. 1983 [1636]. <text:span text:style-name="T60">Eguiac catolicac salvamendu eternalaren eguiteco necesario direnac</text:span>. Bilbao: Euskaltzaindia.</text:p>
          </table:table-cell>
          <table:table-cell table:style-name="ce12" office:value-type="string" calcext:value-type="string">
            <text:p>Psalms</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4" office:value-type="string" calcext:value-type="string">
            <text:p>Beste escola burçagui onsa ikhassi, bicitce honetaco, eliçaco Javez <text:span text:style-name="T1">onhexi datia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24" office:value-type="string" calcext:value-type="string">
            <text:p>Baita ahalaz eçariren berhez nescatilen, serora edo beste burçaguissa berhalacoac: çoin <text:span text:style-name="T1">saristatu baitirate</text:span> Parropia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Azkenecoz Çuberoa herri hontaco Promotora manatcen dugu, iratçarriki orotan valia eraci deçan legue haur, bestela honen hauxliac <text:span text:style-name="T1">gaztigatu içanen dira</text:span> zinez khorte espiritual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Çoin egunez Jesus-Christ <text:span text:style-name="T1">concevitu içan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Çoin <text:span text:style-name="T1">içan baita concevitu</text:span> Espiritu saintiaz, Sorthu Maria Virgina ganic</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24" office:value-type="string" calcext:value-type="string">
            <text:p>Catechima laburra eta Jesus-Christ goure ginco jaunaren eçagutcia, <text:span text:style-name="T1">salvatu içateco</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Bay gente hilac oro pizturen dira, ceren goure arima hil eztaitianac, arraharturen baitu bere corpitça, hareki bethicoz saristatu, edo <text:span text:style-name="T1">gaztigatu içateco</text:span>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Eta Parropia Chipiec ezpadie indar aski erregent bederaren etchequitceco, eliçaco Guehienez <text:span text:style-name="T1">lagunturic</text:span>, hourac algargana eraciren dutie</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24" office:value-type="string" calcext:value-type="string">
            <text:p>Jesus-Christen graciaren ezniaz <text:span text:style-name="T1">haciric</text:span>, hourac baita çaharagoec hayer onsa behatuz ikhassiric eztakitcenac, guciac azcar dit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68" office:value-type="string" calcext:value-type="string">
            <text:p><text:span text:style-name="T53">Nola ere haboroec ezpaitucie hon ediren herri hontaco Apez gazte batec gutiz honat uscarala utçuli</text:span><text:span text:style-name="T126"> </text:span><text:span text:style-name="T53">dian Catechima, eta </text:span><text:span text:style-name="T54">ezpaitcireye</text:span><text:span text:style-name="T53"> hartçaz</text:span><text:span text:style-name="T126"> </text:span><text:span text:style-name="T58">cerbutehatce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text:span text:style-name="T53">Gomendateen dericiegu </text:span><text:span text:style-name="T54">cerbutcha citeyen</text:span><text:span text:style-name="T53">, cien urgazteco eta concencien arhinceco aguer dereciegun Cateehisma labur </text:span><text:span text:style-name="T126">hontçaz</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Gincoac eztianaz gueroz corpitcic, nolaz corpitz elibaten itchouran <text:span text:style-name="T1">eracousten çaicu</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Ceren Espiritu bat <text:span text:style-name="T1">ezpaitate eracoux</text:span>, eta hala goure beguiez, bihotcen Gincoa gana altchatceco</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gatic <text:span text:style-name="T1">eracousten çaicu</text:span> Aita guiçon ohoratu baten udur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8" office:value-type="string" calcext:value-type="string">
            <text:p><text:span text:style-name="T58">Iakin eraci </text:span><text:span text:style-name="T127">çaicielaric</text:span><text:span text:style-name="T126">, </text:span><text:span text:style-name="T53">baita gue batbederari hel eraei legue hori, bihotz min handi bateri ikhousten dugu</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 [verb root + *<text:span text:style-name="T60">izan</text:span>]</text:p>
          </table:table-cell>
          <table:table-cell table:number-columns-repeated="16373"/>
        </table:table-row>
        <table:table-row table:style-name="ro1">
          <table:table-cell table:style-name="ce68" office:value-type="string" calcext:value-type="string">
            <text:p>Hoyec <text:span text:style-name="T1">manatu dira</text:span> Mauleco hirian Urrietaren hoguei garren egun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Indulgenciac bethicoz <text:span text:style-name="T1">emnan dira</text:span> Pie V. eta Gregoire XIII. Aita saintiez Catechimaren Ohoret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Oren erdi batez haren eracasler, edo houra eracasten denian, hartan <text:span text:style-name="T1">edirenen diren</text:span> orori</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8" office:value-type="string" calcext:value-type="string">
            <text:p>Açaroco lehen Igantian erraiten <text:span text:style-name="T1">hassi</text:span> behar <text:span text:style-name="T1">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8" office:value-type="string" calcext:value-type="string">
            <text:p>Goure arima ere espiritual delacoz, aicia, açança, votça corporal direlaric, <text:span text:style-name="T1">eztitake ikous</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 <text:span text:style-name="T1">erran</text:span> nahi <text:span text:style-name="T1">da</text:span> guiçon eguin del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Cergatic beraz Joseph <text:span text:style-name="T1">deithu da</text:span> Jesusen ait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iz <text:span text:style-name="T1">eman çayon</text:span> Jesus icen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gatic <text:span text:style-name="T1">deithu da</text:span> Jesus?</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en Jesus hitça Salvaçalia <text:span text:style-name="T1">erran</text:span> nahi <text:span text:style-name="T1">bait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Goure aita Celietan cirena, <text:span text:style-name="T1">erabil bedi</text:span> saintuki çoure icén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Çoure Erresuma gin bequigu çoure boronthatia <text:span text:style-name="T1">eguinbedi</text:span> Celian beçala lurr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Cer <text:span text:style-name="T1">erran</text:span> nahi <text:span text:style-name="T1">da</text:span> Christi içati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8" office:value-type="string" calcext:value-type="string">
            <text:p>Aithortcen dut jesus-Christec igaren eraci gutiala gincoaren eislerretic, diot exaigoatic bere escugniala, <text:span text:style-name="T1">erran nahi da</text:span> bekhatutic graciala</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3" office:value-type="string" calcext:value-type="string">
            <text:p>Bere lanian bere icena gorde diana, damu gutiagoreki <text:span text:style-name="T1">bara dadi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3" office:value-type="string" calcext:value-type="string">
            <text:p>Auher eztaudian, nontic <text:span text:style-name="T1">sortcen baitira</text:span> vicioac</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Gincoatan diren hirour personac eguiazki algar ganic <text:span text:style-name="T1">berheci direy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3" office:value-type="string" calcext:value-type="string">
            <text:p>Irour personetarik çoin gugatic guiçon <text:span text:style-name="T1">eguin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 erran nahi da guiçon <text:span text:style-name="T1">eguin del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Çoin egunez <text:span text:style-name="T1">sorthu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n<text:span text:style-name="T1"> sorthu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irconcisioniaren egunian, <text:span text:style-name="T1">sorthu cenetic</text:span> çortci garrenian, çoin deitzen baitugu ourthax<text:span text:style-name="T31">ê</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rgatic <text:span text:style-name="T1">hil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Cer herioz <text:span text:style-name="T1">hil da</text:span> Jesus-Christ?</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Iesus Ginco beçala <text:span text:style-name="T1">hil dey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Etçaitian hil Ginco beçala bena guiçon beçala <text:span text:style-name="T1">hil da</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Noiz <text:span text:style-name="T1">hil da</text:span> Iesus?</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Limboetara; anhartio <text:span text:style-name="T1">hil cirenen</text:span>, arima honen hantic idokitera, çoin lurpé hartan haren aiduru baitçaud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Çoin egunez Iesus-Christ hiletaric <text:span text:style-name="T1">piztu cen</text:sp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8" office:value-type="string" calcext:value-type="string">
            <text:p>Bay gente hilac oro <text:span text:style-name="T1">pizturen dira</text:span>, ceren goure arima hil eztaitianac, arraharturen baitu bere corpitça, hareki bethicoz saristatu, edo gaztigatu içateco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8" office:value-type="string" calcext:value-type="string">
            <text:p>Bay gente hilac oro pizturen dira, ceren goure arima <text:span text:style-name="T1">hil eztaitianac</text:span>, arrahasrturen baitu bere corpitça, hareki bethicoz saristatu, edo gaztigatu içateco mundu hontan hareki eguin dutukian onsa, edo gaizkiez</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8" office:value-type="string" calcext:value-type="string">
            <text:p>Diot <text:span text:style-name="T1">araguistatu</text:span> <text:span text:style-name="T1">içan</text:span> <text:span text:style-name="T1">dela</text:span> virginaren sabelian</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3" office:value-type="string" calcext:value-type="string">
            <text:p>Eta hobeki oro eguinbide honçaz <text:span text:style-name="T1">orhit ditian</text:span>, erretorec ourthecal Pronoaren ondoan, Ordenança haur goraki iracourturen die</text:p>
          </table:table-cell>
          <table:table-cell table:style-name="ce13" office:value-type="string" calcext:value-type="string">
            <text:p>Belapeyre’s <text:span text:style-name="T60">Catechima laburra</text:span> (1696)</text:p>
          </table:table-cell>
          <table:table-cell table:style-name="ce12" office:value-type="string" calcext:value-type="string">
            <text:p>Belapeyre, Athanase. 1983 [1696]. <text:span text:style-name="T60">Catechima laburra eta Jesus-Christ goure ginco jaunaren eçagutcia, salvatu içateco</text:span>. Bilbao: Euskaltzaindia.</text:p>
          </table:table-cell>
          <table:table-cell table:style-name="ce12" office:value-type="string" calcext:value-type="string">
            <text:p>Translation</text:p>
          </table:table-cell>
          <table:table-cell office:value-type="string" calcext:value-type="string">
            <text:p>(6) Close to literary language</text:p>
          </table:table-cell>
          <table:table-cell office:value-type="string" calcext:value-type="string">
            <text:p>17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 office:value-type="string" calcext:value-type="string">
            <text:p><text:span text:style-name="T128">Amor, ni </text:span><text:span text:style-name="T129">naiz maitatu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3">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Escuara, eta escualdunac </text:span><text:span text:style-name="T125">mespreciatuac</text:span><text:span text:style-name="T124">, eta </text:span><text:span text:style-name="T125">arbujatuac dir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3">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Verthutea deitcen da verthute, ceren bere indarrez</text:span><text:span text:style-name="T7"> […] </text:span><text:span text:style-name="T130">ezbaita bentçutua </text:span><text:span text:style-name="T131">etsajez</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3">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5" office:value-type="string" calcext:value-type="string">
            <text:p><text:span text:style-name="T132">Consolatcen naiz</text:span><text:span text:style-name="T128">, ceren iduritcen baitçait asqui eguin dudala bederen ondocoei perfecinorateco</text:span><text:span text:style-name="T129"> </text:span><text:span text:style-name="T128">bidearen eracuste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3">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0) [present participle + <text:span text:style-name="T60">izan </text:span><text:span text:style-name="T13">+ -</text:span><text:span text:style-name="T60">te</text:span><text:span text:style-name="T13">/-</text:span><text:span text:style-name="T60">ke</text:span>]</text:p>
          </table:table-cell>
          <table:table-cell table:style-name="ce13" table:number-columns-repeated="16373"/>
        </table:table-row>
        <table:table-row table:style-name="ro1">
          <table:table-cell table:style-name="ce5" office:value-type="string" calcext:value-type="string">
            <text:p><text:span text:style-name="T132">Sarthu cen </text:span><text:span text:style-name="T128">Pyrineoaren athecan, ceinaren copeta cucuilloan escualdunac, estrosada preparaturic, ekhin baitcitçaizcon guibeleco tropelari</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3">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5" office:value-type="string" calcext:value-type="string">
            <text:p><text:span text:style-name="T124">Guerla hunetan </text:span><text:span text:style-name="T125">hil ciren </text:span><text:span text:style-name="T124">Egarto erregueren mahainçaina edo despensaria</text:span></text:p>
          </table:table-cell>
          <table:table-cell table:style-name="ce13" office:value-type="string" calcext:value-type="string">
            <text:p>Etxeberri Sarakoa’s works (1712)</text:p>
          </table:table-cell>
          <table:table-cell table:style-name="ce12" office:value-type="string" calcext:value-type="string">
            <text:p><text:span text:style-name="T14">Urkixo, Julio. 1907. </text:span><text:span text:style-name="T273">Obras vascongadas del doctor labortano Joannes d’Etcheberri (1712)</text:span><text:span text:style-name="T14">. Paris: Paul Geuthner.</text:span></text:p>
          </table:table-cell>
          <table:table-cell table:style-name="ce28" office:value-type="string" calcext:value-type="string">
            <text:p>Grammar</text:p>
          </table:table-cell>
          <table:table-cell table:style-name="ce10" office:value-type="string" calcext:value-type="string">
            <text:p>(6) Close to literary language</text:p>
          </table:table-cell>
          <table:table-cell table:style-name="ce13" office:value-type="string" calcext:value-type="string">
            <text:p>18th century</text:p>
          </table:table-cell>
          <table:table-cell office:value-type="string" calcext:value-type="string">
            <text:p>Navarrese-Lapurdian</text:p>
          </table:table-cell>
          <table:table-cell table:style-name="ce13"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13" table:number-columns-repeated="16373"/>
        </table:table-row>
        <table:table-row table:style-name="ro1">
          <table:table-cell table:style-name="ce5" office:value-type="string" calcext:value-type="string">
            <text:p>Aita gueurea, Ceruetan zaudena: <text:span text:style-name="T1">santificatua izanbidi</text:span> ceure icen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style-name="ce13" table:number-columns-repeated="16373"/>
        </table:table-row>
        <table:table-row table:style-name="ro1">
          <table:table-cell table:style-name="ce62" office:value-type="string" calcext:value-type="string">
            <text:p>Ceña <text:span text:style-name="T1">concebitu zan</text:span> Espiritu Santuaren obraz, ta virtutez</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62" office:value-type="string" calcext:value-type="string">
            <text:p>Padecitu ceban Poncio Pilatosen aguintearen (edo, poderioaren) azpian, <text:span text:style-name="T1">izandu zan</text:span> <text:span text:style-name="T1">crucificatua</text:span>, <text:span text:style-name="T1">illa</text:span>, eta <text:span text:style-name="T1">sepultatu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table-cell table:style-name="Default" table:number-columns-repeated="16372"/>
        </table:table-row>
        <table:table-row table:style-name="ro1">
          <table:table-cell table:style-name="ce62" office:value-type="string" calcext:value-type="string">
            <text:p>Confessatcen degu, Espiritu-Santuaren obraz <text:span text:style-name="T1">eguin izandu zala</text:span> guizon Trinidade santuco bigarren Persona Aita Eternoaren Semea, ceñari deritzon Jesu-Christo</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62" office:value-type="string" calcext:value-type="string">
            <text:p><text:span text:style-name="T133">Cerren, guizon guciac </text:span><text:span text:style-name="T134">concebitcen</text:span><text:span text:style-name="T133">, eta </text:span>jayotcen <text:span text:style-name="T1">badira</text:span> <text:span text:style-name="T133">ere aitagandic, </text:span>eta <text:span text:style-name="T133">amagandic</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62" office:value-type="string" calcext:value-type="string">
            <text:p>Alá, ondo confessatcen degu, esaten degunean: Jesu Christo concebitu, edo encarnatu, edi guizon <text:span text:style-name="T1">eguin izandu zala</text:span> MARIA Virginaren sabel virginalean Espiritu Santuaren obraz</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62" office:value-type="string" calcext:value-type="string">
            <text:p>Eguia aèc gustiac, cerren Jaungoicoac berac revelatu, edo aditcera eman cirauzcan Eleiza Ama Santuari, eta onec cerren neuri proponitcen, eta iracasten dirauztan, bera <text:span text:style-name="T1">sinistua izan dadi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table-cell table:style-name="Default" table:number-columns-repeated="16372"/>
        </table:table-row>
        <table:table-row table:style-name="ro1">
          <table:table-cell table:style-name="ce23" office:value-type="string" calcext:value-type="string">
            <text:p><text:span text:style-name="T135">Acusatcen naiz </text:span><text:span text:style-name="T100">seigarren mandamentuan, pecatu eguin dedal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36">Ciñatcen</text:span><text:span text:style-name="T98">, eta </text:span><text:span text:style-name="T99">santiguatcen gueradenean </text:span><text:span text:style-name="T100">confessatcen ditugu gueure fedè santuco mysterioaetan principalenac</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37">Jesu-Christo bera, ceña </text:span><text:span text:style-name="T99">ofrecitcen zayon</text:span><text:span text:style-name="T138"> </text:span><text:span text:style-name="T139">altare santuan bere aita eternoari gueure remedioraco, crutce santuan </text:span><text:span text:style-name="T140">ofrecitu citzaion </text:span><text:span text:style-name="T139">becel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41">Jesu-Christo bera, ceña </text:span><text:span text:style-name="T142">ofrecitcen zayon </text:span><text:span text:style-name="T143">altare santuan bere aita eternoari gueure remedioraco, crutce santuan </text:span><text:span text:style-name="T144">ofrecitu citzaion</text:span><text:span text:style-name="T145"> </text:span><text:span text:style-name="T146">becel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98">Culpaz eduqui baceban ignorantcia, </text:span><text:span text:style-name="T99">eztcebala disculpatu </text:span><text:span text:style-name="T100">ignorantcia orrec culpa içatetic</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4" office:value-type="string" calcext:value-type="string">
            <text:p><text:span text:style-name="T98">Bere pecatuaz </text:span><text:span text:style-name="T99">alabatu </text:span><text:span text:style-name="T100">ote </text:span><text:span text:style-name="T99">dan </text:span><text:span text:style-name="T100">iñoren aurre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3" office:value-type="string" calcext:value-type="string">
            <text:p><text:span text:style-name="T137">Bere vorondatez </text:span><text:span text:style-name="T147">loitu</text:span><text:span text:style-name="T148"> ote </text:span><text:span text:style-name="T147">dan</text:span><text:span text:style-name="T148">, edo procuratu ote deban </text:span><text:span text:style-name="T140">bere burua </text:span><text:span text:style-name="T139">loitce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23" office:value-type="string" calcext:value-type="string">
            <text:p><text:span text:style-name="T98">Eta fiatu ote dan jaungoicoaren misericordian, sinisturic </text:span><text:span text:style-name="T99">salvatuco dala </text:span><text:span text:style-name="T100">aren medioz</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49">Explicatcen naiz </text:span><text:span text:style-name="T150">clarecia gueiagoraco exemplo onequi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iñatecen, eta <text:span text:style-name="T1">santiguatcen gueradenean</text:span> confessatcen ditugu gueure Fedè Santuco Misteryoaetan principalena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ay Jauna; cerren badaquit bestela ecin <text:span text:style-name="T1">salvatuco naizan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Gu redimitceagatic, libratu, eta rescatatceagatic gueuren pecatuetatic, demonioaren captiberiotic, ta esclabitudetic; eta <text:span text:style-name="T1">salvatu guindece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Iñor ere <text:span text:style-name="T1">salvatu</text:span> ote <text:span text:style-name="T1">dite</text:span>, eta juan gloriara, Eleiza Ama santuaren semerican baicen bester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Ez, jauna; cerren Eleizan sartutcen diraden aentzat, edo Eleizaren miembro <text:span text:style-name="T1">eguiten diraden</text:span> aentzat baicen ez dago salvacioric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Eta ala, Eleiçaz campora, edo Eleiçan sartutcen eztanic, ez <text:span text:style-name="T1">da salvatcen</text:span>, eta ecin arquitu ere daique salvacior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Nola guiçona Eleizaren miembro, eta seme <text:span text:style-name="T1">eguiten d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Pueblo onetaco genteari, eta familiaco guraso guziai <text:span text:style-name="T1">eguiten zate</text:span> advertenci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Cartilla onetan <text:span text:style-name="T1">arquitcen dan</text:span> Doctrina, da guchienez persona bacoitzac bere animaren salvacioraco jaquin bear debana, <text:span text:style-name="T133">eta iracatsi bear zatena aurray</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Cartilla onetan <text:span text:style-name="T12">arquitcen dan</text:span> Doctrina, da guchienez persona bacoitzac bere animaren salvacioraco jaquin bear debana, <text:span text:style-name="T133">eta </text:span><text:span text:style-name="T134">iracatsi bear zatena</text:span><text:span text:style-name="T133"> aurray</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izan]</text:p>
          </table:table-cell>
          <table:table-cell table:number-columns-repeated="16373"/>
        </table:table-row>
        <table:table-row table:style-name="ro1">
          <table:table-cell table:style-name="ce62" office:value-type="string" calcext:value-type="string">
            <text:p>Jaquinic cembat <text:span text:style-name="T1">estimatu bear dan</text:span> virtutea, eta nola seguitu bear zaion virtuteco videari, Cerura juateco</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izan]</text:p>
          </table:table-cell>
          <table:table-cell table:number-columns-repeated="16373"/>
        </table:table-row>
        <table:table-row table:style-name="ro1">
          <table:table-cell table:style-name="ce62" office:value-type="string" calcext:value-type="string">
            <text:p><text:span text:style-name="T133">Onez ofetean.emen entzutera </text:span><text:span text:style-name="T134">ematen </text:span><text:span text:style-name="T1">dan</text:span> <text:span text:style-name="T133">gauza </text:span>da, ezen, asco <text:span text:style-name="T133">importaduco baleb erê memoriaz icastea Cartilla onetan euscaraz escrivituric </text:span>digean <text:span text:style-name="T133">guzti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Regia aez campora eta Concienciaren examinaz campora, ceñac <text:span text:style-name="T1">arquitcen diraden</text:span> Cartilla onen bostgarren, eta seigarren capituluet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Eguinbidi</text:span> ceure vorondatea, nola Ceruan, àla lurre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Yracasten zayo</text:span> Christauvari nori zor dion bere Christautasun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scuieco escuaren beatz andiari <text:span text:style-name="T1">arrimatcen zayo</text:span> urreneco beatza inclinaturic, edo macurturic, ceñaz guelditcen diraden beatz biac Crutzearen Figura, edo ichura eguin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an, auban, bularrean <text:span text:style-name="T1">eguiten diranean</text:span> Crutceac, eta aizquenengo modu orretara escu osoarequin Crucea eguiten danean, itz santu oriec esanaz bate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an, auban, bularrean eguiten diranean Crutceac, eta aizquenengo modu orretara escu osoarequin Crucea <text:span text:style-name="T1">eguiten danean</text:span>, itz santu oriec esanaz bate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tican bularraren azpira, edo aurra <text:span text:style-name="T1">ingendratcen dan</text:span> lecura escua jauchitceaz confessatcen degu, Aita Eternoaren Semea guizon eguin zala Maria Virginaren entraña garbiaet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eatz andi oniri, inclinaturic </text:span>juntatcen, <text:span text:style-name="T133">edo </text:span><text:span text:style-name="T134">arritmatcen zavon</text:span><text:span text:style-name="T133"> urreneco beatz onetan aditcera ematenda Christoren naturaleza </text:span>humana <text:span text:style-name="T133">edo guizontasun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eatz andi oniri, inclinaturic </text:span>juntatcen, <text:span text:style-name="T133">edo arritmatcen zavon urreneco beatz onetan aditcera </text:span><text:span text:style-name="T134">ematenda</text:span><text:span text:style-name="T133"> Christoren naturaleza </text:span>humana <text:span text:style-name="T133">edo guizontasun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Lau gauzatara <text:span text:style-name="T1">reducitzen dà</text:span> Christauvac jaquin bear deban Doctrin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Explicatcen dirade</text:span> Credoco Articulu gucia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ay <text:span text:style-name="T133">dituzu jaquin, eta ezagutu Credoan </text:span><text:span text:style-name="T134">arquitcen diraden</text:span><text:span text:style-name="T133"> Misteryo, eta Articulu, edo sentencia brebe aec </text:span>gucia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Onela </text:span>guelditu <text:span text:style-name="T133">ciraden,beguiaquin </text:span><text:span text:style-name="T134">ecusi </text:span><text:span text:style-name="T1">litezquean</text:span>, <text:span text:style-name="T133">eta ecusi ecin litezquean gauza </text:span>guciac <text:span text:style-name="T133">criaturic, edo sorturic</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33">Onela </text:span>guelditu <text:span text:style-name="T133">ciraden,beguiaquin ecusi </text:span>litezquean, <text:span text:style-name="T133">eta </text:span><text:span text:style-name="T134">ecusi</text:span><text:span text:style-name="T133"> ecin </text:span><text:span text:style-name="T134">litezquean</text:span><text:span text:style-name="T133"> gauza </text:span>guciac <text:span text:style-name="T133">criaturic, edo sorturic</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33">Articulu onetan, bada, </text:span><text:span text:style-name="T134">d</text:span><text:span text:style-name="T1">eclaratcen da</text:span>, <text:span text:style-name="T133">Jaun</text:span>goicoaren Semea <text:span text:style-name="T133">cer modu marabillosoan guizon </text:span>eguin <text:span text:style-name="T133">z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bra miragarri au gucia <text:span text:style-name="T1">eguin izanduçan</text:span> beingoan, batetan edo instante batean bert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text:span text:style-name="T133">Cerren, nola gucietan </text:span><text:span text:style-name="T1">arquitcen </text:span><text:span text:style-name="T151">dan</text:span><text:span text:style-name="T133">, edo guciac debean poderio bat. Jaquiunde bat, vorondate, edo nay bat: Persona Divina batec eguiten deban gauza, ori bera eguiten debe guciac junto</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Bañan orregatican </text:span>erè, poderioaren <text:span text:style-name="T133">obra guciac </text:span><text:span text:style-name="T134">atribuitcen zaizca</text:span><text:span text:style-name="T133"> Aita Eternoari jaquiundearenac (edo sabiduriarenac) Semeari, eta amorioarenac Espiritu Santuari</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rgatican obra ab <text:span text:style-name="T1">atribuitcen zayo</text:span> Espiritu-Santuari</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Modu onetan, </text:span>bada, <text:span text:style-name="T152">explicatcen da</text:span><text:span text:style-name="T133"> Misteryo au clarecia, eta, </text:span>noticia <text:span text:style-name="T133">gueiagoraco</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33">Asco dán adimbat izango dâ lènago </text:span><text:span text:style-name="T134">galdetu diraden</text:span><text:span text:style-name="T133"> iru gauza aec, eta orain galdetuaz, berriro essango dan gauza jaquite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33">Asco dán adimbat izango dâ lènago </text:span><text:span text:style-name="T153">galdetu diraden</text:span><text:span text:style-name="T133"> iru gauza aec, eta orain galdetuaz, berriro </text:span><text:span text:style-name="T134">essango dan</text:span><text:span text:style-name="T133"> gauza jaquite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Galdetcen zayo</text:span>, bada Christauari: Christo jayo zanean, nola guelditu zan MARIA Ama andre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brahamen Senoa deitcen citzaion lecura, nun <text:span text:style-name="T1">arquitcen ciraden</text:span> Anima justuac detenitur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rtatic ecusieraguin cien bere divinidadea <text:span text:style-name="T31">ân </text:span><text:span text:style-name="T47">arquitcen ciraden</text:span><text:span text:style-name="T31"> Anima justu aey guciay</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tz onetan <text:span text:style-name="T1">iracasten zacuna</text:span> da, ecen Christoc, Jaungoico dan partetic, igualmente (edo berdin) debala gloria Aita Eternoarequi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ai jauna; eta guztiac presentaturic <text:span text:style-name="T1">arquituco dirade</text:span> Jesu-Christo Juez Supremo aren presentcian, eta aurre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Viciac <text:span text:style-name="T1">aditcen diráde</text:span>, graciaco estaduan eriotceac mundu onetan arquitu cituan ae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llac <text:span text:style-name="T1">aditcen dirade</text:span>, pecatu mortaleco estaduan eriotceac mundu onetan arquitu cituan ae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Da gracia: izan divino bat; gueure animari vicitza ematen digona, ceñaz mediante <text:span text:style-name="T1">arquitcen gueraden</text:span> Jaungoicoaren adisquide, beraren seme adoptivo ta escogitu, eta gloriaren heredero eguin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D<text:span text:style-name="T31">â </text:span><text:span text:style-name="T47">imaginatu alditean</text:span><text:span text:style-name="T31"> gaitcican andiena, quentceen diguna gueuren animaren vicitza ceña dan graci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Nola <text:span text:style-name="T1">eguiten dà</text:span> pecatu mortal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un Bienaventuraduac, Jaungoicoa ecusiaz, eta amatuaz, dauden gozatcen, eta egongo diraden possesio dultce artan, <text:span text:style-name="T1">desseatu</text:span> al <text:span text:style-name="T1">litezquean</text:span> contentu guciaqui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Buru visiblea, edo mundu onetan beguiaquin <text:span text:style-name="T1">ecusten dan</text:span> burua, d<text:span text:style-name="T31">â Aita Santu Romacoa, Christoren beraren Vicario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Arquitcen</text:span> ote <text:span text:style-name="T1">da</text:span> Eleiza onetan gueuren pecatuen barcacioraco remedior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ta onegatican, bada, an ez <text:span text:style-name="T1">da</text:span> guelditcen, edo <text:span text:style-name="T1">arquitcen</text:span> oguiaren iruditasuna, edo apariencia, eta oguiaren accidenteac bacarr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ren Magestadea erè ez <text:span text:style-name="T1">da aumentatcen</text:span>, eta repartitcen hostia aètar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la Christo Jaungoici, eta Guizon eguiazco bacar bat bera <text:span text:style-name="T1">arquitcen dà</text:span>, eta dago Hostia consagratu gucietan igualmente, edo berdi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cto Fedecoa, Esperantzacoa, eta Caridadecoa cer diraden, noiz <text:span text:style-name="T1">eguin bear diran</text:span>, eta eguingo dir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2" office:value-type="string" calcext:value-type="string">
            <text:p>Acto Fedecoa, Esperantzacoa, eta Caridadecoa cer diraden, noiz <text:span text:style-name="T12">eguin bear diran</text:span>, eta <text:span text:style-name="T1">eguingo dir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 da</text:span> Acto Fedeco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da</text:span> Acto Esperantzaco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ola <text:span text:style-name="T1">eguiten da</text:span> Acto Caridadecoa, edo Amoriozco Acto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Leenena: uso razoezcora datorrenean aditcera <text:span text:style-name="T1">ematen zayonetic</text:span> obligacio au debaná pecatu mortalaren azpi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text:span text:style-name="T1">Yracasten dà</text:span> cer Oratcio eguin bear degu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ecoquitican bularraren azpira, edo aurra ingendratcen dan lecura escua jauchitceaz confessatcen degu, Aita Eternoaren Semea guizon <text:span text:style-name="T1">eguin zala</text:span> Maria Virginaren entraña garbiaet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Jaichi zan infernuetara, <text:span text:style-name="T1">piztuzan</text:span> illen artetic irugarren egune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Bostgarrena, sinistea <text:span text:style-name="T1">il zanetic</text:span> irugarren egunean resucitatu zana illen artet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ostgarrena, sinistea il zanetic irugarren egunean <text:span text:style-name="T1">resucitatu zana</text:span> illen artet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54">Trinidade santuco Persona oetatic cein </text:span><text:span text:style-name="T76">eguin </text:span><text:span text:style-name="T155">zan</text:span><text:span text:style-name="T156"> </text:span><text:span text:style-name="T34">guizo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Nola, eta nun guiçon <text:span text:style-name="T1">eguin z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text:span text:style-name="T157">Articulu onetan, bada, declaratcen da, Jaungoicoaren Semea cer modu marabillosoan guizon </text:span><text:span text:style-name="T158">eguin z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ergatican Christo guiçon <text:span text:style-name="T1">eguin ç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Guiçona çan partetic <text:span text:style-name="T1">ilzan</text:span>, cerren Jaungoicoa zan partetic (içanic espiritua) ecin il ceite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Guiçona çan partetic ilzan, cerren Jaungoicoa zan partetic (içanic espiritua) ecin <text:span text:style-name="T1">il ceite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Christo crutcean <text:span text:style-name="T1">il çanean</text:span> Corputz Santua eta Anima Santua apartadu ote ciraden Divinidadeagand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crutcean il çanean Corputz Santua eta Anima Santua <text:span text:style-name="T1">apartadu</text:span> ote <text:span text:style-name="T1">ciraden</text:span> Divinidadeagand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z <text:span text:style-name="T1">ciraden</text:span> beiñere <text:span text:style-name="T1">apartadu</text:span> Divinidadeagandic, baicican guelditu ciraden Corputça, eta Anima alcargandic apartaduric, bañan ez Divinidadeagandic</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Anima Santua Corputz Santutic <text:span text:style-name="T1">apartadu çanean</text:span>, nora jachi ç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Anima Santua Corputz Santutic <text:span text:style-name="T12">apartadu çanean</text:span>, nora <text:span text:style-name="T1">jachi ç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z <text:span text:style-name="T1">zan jaichi</text:span> condenaturic ceuden criatura desdichatu aen lecura, baicican Limbor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text:span text:style-name="T1">il zanetic</text:span> sembat garren egunean resucitadu, edo piztu z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hristo il zanetic sembat garren egunean resucitadu, edo <text:span text:style-name="T1">piztu zan</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era <text:span text:style-name="T1">resucitadu zan</text:span> bere poderioz, eta virtutez</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Nola <text:span text:style-name="T1">resucitadu zan</text:span>? Juntatuaz bere Anima, eta bere Corputza alcarrequi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Modu orretan guelditu zan glorioso resucitaturic, andic aurrera ecin beinere berriz <text:span text:style-name="T1">il ceitean</text:span> modu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Resucitadu zanetic</text:span> cembatgarren egunean igo ceban Ceruetara; eta noren virtutez?</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Cerutic <text:span text:style-name="T1">jaichiten</text:span> ote <text:span text:style-name="T1">dà</text:span> Christo hostiara, eta calicera?</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Itz santu, divina, eta poderoso aen virtutez <text:span text:style-name="T1">pasatcen d</text:span><text:span text:style-name="T30">â</text:span><text:span text:style-name="T31"> hostiac deban oguiaren substancia Christoren Corputz vicia izatera</text:sp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table:style-name="ce82" office:value-type="string" calcext:value-type="string">
            <text:p><text:span text:style-name="T258">(18) [present participle + </text:span><text:span text:style-name="T259">izan</text:span><text:span text:style-name="T260">]</text:span></text:p>
          </table:table-cell>
          <table:table-cell table:number-columns-repeated="16373"/>
        </table:table-row>
        <table:table-row table:style-name="ro1">
          <table:table-cell table:style-name="ce62" office:value-type="string" calcext:value-type="string">
            <text:p>Ez, jauna, baicican Christo vicia bera; cerren oguia (leen esan degun becela) <text:span text:style-name="T1">convertidu zan</text:span> Christoren Corputz viciaren substancian</text:p>
          </table:table-cell>
          <table:table-cell office:value-type="string" calcext:value-type="string">
            <text:p><text:span text:style-name="T261">Otxoa de Arin’s </text:span><text:span text:style-name="T262">Doctrina christianaren explicacioa</text:span><text:span text:style-name="T263"> (1713)</text:span></text:p>
          </table:table-cell>
          <table:table-cell table:style-name="ce9" office:value-type="string" calcext:value-type="string">
            <text:p><text:span text:style-name="T292">Otxoa de Arin, Joseph. 1902 </text:span><text:span text:style-name="T293">[1713]. </text:span><text:span text:style-name="T294">Doctrina christianaren explicacioa</text:span><text:span text:style-name="T293">. Donostia/San Sebastián: Pedro de Ugar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table:style-name="ce82"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Emendatua othoitz eta pratica batez Capitulu baccoitcharen akhabançan, zoinac <text:span text:style-name="T1">itzuliac izatu baitire</text:span> Francessetic Escararat Bayonaco Diocessaco Jaun Aphez Missioner bat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Creatura hilcor, eta bekhatuz cargatu bat baicen ez naicen arren; ofritcen darozkizut Aphezaren escuz, <text:span text:style-name="T31">ô eguiazco Jainco bici eta eternala, ogui hori eta arno hori, ceinac </text:span><text:span text:style-name="T47">izan behar baitute gambiatuac</text:span><text:span text:style-name="T31"> zure Seme Jesu-Christoren Gorphutcerat eta Odolerat</text:sp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Saindua, Saindua, Saindua da armadetaco Jainco Jauna, <text:span text:style-name="T1">izan bedi glorificatua</text:span> ceruetaco gorene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Odol adoragarri hortaric chorta bat yausterat utzazu ene arimaren gainerat, <text:span text:style-name="T1">izan dadintzat garbitua</text:span> bekhatu gucietaric, eta sustatua zure amudioaren khar sacratua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text:span text:style-name="T1">Izan bedi</text:span> zure icena <text:span text:style-name="T1">santificatua</text:span> Ceru lurret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Barkha diezadazu, <text:span text:style-name="T31">ô ene Jaincoa, ene izpirituco barrayamendua eta ene bihozteco hotztazuna, zutaz occupatua eta zuretzat </text:span><text:span text:style-name="T47">sustatua izan behar zuten</text:span><text:span text:style-name="T31"> mement hortan</text:sp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62" office:value-type="string" calcext:value-type="string">
            <text:p>Cer probetchu cinduke Trinitateco misterioaz gauça barrenac eta gordeac jakitea, eta hetaz zuhurki eta goraki mintzatzea humil izan faltaz, <text:span text:style-name="T1">gaitzetsia bazare</text:span> Trinitateco presun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z dugu merecitcen (hala da) <text:span text:style-name="T1">entzunac izaitea</text:span>; bainan considerazazu gracia horiec eskhatcen darozkitzugula, Jesu-Christo, zure Semearen bid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Garbi nazazu, Jauna, <text:span text:style-name="T1">sacrificatua izaterat</text:span> doatzun Bildoxaren odole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sparantza izan egun batez <text:span text:style-name="T1">errecibitua izateco</text:span>, zure hautatuei Ceruan preparatu diozuten banket sacratu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Orhoit zaite halaber, Jauna, Purgatorioan diren arima gaichoez, zureac dire, zure odolaz <text:span text:style-name="T1">erosiac</text:sp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8) [passive participle]</text:p>
          </table:table-cell>
          <table:table-cell table:number-columns-repeated="16373"/>
        </table:table-row>
        <table:table-row table:style-name="ro1">
          <table:table-cell table:style-name="ce62" office:value-type="string" calcext:value-type="string">
            <text:p>Ene mereciei beguiratcen badiozute, ez duket esparantzaric <text:span text:style-name="T1">plazatua izateco</text:span> erresuma hartan, ceinetarat heltcea Apostoluec, bethi martyrec, eta Birgina sainduec ecin ardietsi baitute</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Ene Jesus maitagarria! Egun çure Haragui sainduaz <text:span text:style-name="T1">neurritua-içateco</text:span> çoriona ez badut; soffriçaçu errecibi-çait-çadan bederen izpirituz eta bihotc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Nahi duzu zure estudioaz eta jakinaz ungui probetchatu? Onhets zazu <text:span text:style-name="T1">arbuiatua izatea</text:span>, eta nihortaz ezagutua izan gabe bicitcea</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Nahi duzu zure estudioaz eta jakinaz ungui probetchatu? Onhets zazu arbuiatua izatea, eta nihortaz <text:span text:style-name="T1">ezagutua izan</text:span> gabe bicitcea</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2) Non-finite passive participle</text:p>
          </table:table-cell>
          <table:table-cell table:style-name="ce82"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62" office:value-type="string" calcext:value-type="string">
            <text:p>Ofritcen darotzut, bat <text:span text:style-name="T1">eguiten naicelaric</text:span> Jesu-Christoren eta haren Elizaren intencioneki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Hortacotz bat <text:span text:style-name="T1">eguiten naiz</text:span> aphezarekin, acorda dietzagutzun amoreac gatic, Jesu Christo gure Jaunaren bidez eta icenet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Ah Iauna, sobera-baicen ez-da eguia, ez-dudala mereci çure errecibitcea; indigne <text:span text:style-name="T1">errendatu-naiz</text:span> ossoqui ene bekhatu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Uste duzu benturaz hanitz gauza ikhasi ditutzula eta unki dakizkitzula; <text:span text:style-name="T1">segura zaite</text:span> haguitcez guehiago direla zuc ez dakizkitzunac</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Agrada bekizu, <text:span text:style-name="T31">ô ene Jaincoa, zure icen sainduaren ohoretan eta gloriarentzat, gure abantailletan, eta zure Eliza sainduarenetan, </text:span><text:span text:style-name="T47">ofritcen zaitzun</text:span><text:span text:style-name="T31"> Sacrificioa</text:sp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Gucia bekhatorea naicelaric, ausartatcen naiz galdetcerat gracia bera enetzat, <text:span text:style-name="T1">erran nahi da</text:span>, <text:span text:style-name="T31">ô ene Salbatzailea!</text:sp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62" office:value-type="string" calcext:value-type="string">
            <text:p>Norc berac communiatcen duenean, horren orde <text:span text:style-name="T1">eguin-behar-dire</text:span> communiaceco Actac</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62" office:value-type="string" calcext:value-type="string">
            <text:p>Gauza banoa eta funsgabecoa da oraino haraguiaren guticien seguitcea, eta hain garrazki <text:span text:style-name="T1">punituco diren</text:span> atseguinen maitatcea</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Hari zaite ahal guciaz zure bihotza gauza <text:span text:style-name="T1">ikhusten direnen</text:span> amodiotic apartatcen, eta ikhusten ez diren ontasunei iratchekitce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Hari zaite ahal guciaz zure bihotza gauza ikhusten direnen amodiotic apartatcen, eta <text:span text:style-name="T1">ikhusten</text:span> ez <text:span text:style-name="T1">diren</text:span> ontasunei iratchekitce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Nahi baduzu erreligionearen jakitea salbamenduco <text:span text:style-name="T1">balia dakizun</text:span>, jarraiki behar zaizcote Jesu-Christoren urratsei</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Cembatenaz baitzaren arguituago, hambatenaz <text:span text:style-name="T1">punituco zare</text:span> garrazkiago, ez bazare jakinaren eredura sainduki bicitce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text:span text:style-name="T1">Chutitcen naiz</text:span>, <text:span text:style-name="T31">ô Legueguille soberanoa, zuri marcatceco Ebanyelio sainduan diren eguia handiac</text:spa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rdu da, ò ene arima, <text:span text:style-name="T1">altcha gaitecen</text:span> behere huntaco gauza guciez gorago</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Verbo eternala, gauza gucien eguilea, demborac <text:span text:style-name="T1">bethe cirenean</text:span> gure gatic guizon eguinic, sacrificio miragarri hau establitu duzuna</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Finean banitate handi bat da hain laster <text:span text:style-name="T1">iragaten diren</text:span> gaucei amodioz lotcea, eta bethi iraun behar duen zorionarentzat ez kharric ez lehiaric izatea</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rhoit zaite maiz errancomun huntaz: Beguia ez <text:span text:style-name="T1">da asetcen</text:span> ikustez, ez beharria aditc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Ez-dut guehiago seguitu nahi zure maximez bertceric; <text:span text:style-name="T1">mintza zaite</text:span>, Jauna; huna non aditcen zaitudan, sehi baten sumetimendu oso batekin</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Jauna, orai zure erresuman zarena, <text:span text:style-name="T1">orhoit zaite</text:span> nitaz zure misericordian, eta sacrificio saindu hunen merecimenduz indazu necesario ditudan berthute guciac</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Orhoit zaite</text:span> halaber, Jauna, Purgatorioan diren arima gaichoez, zureac dire, zure odolaz erosiac</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Ahantz beguizkitzu</text:span>, Jauna, ene bekhatuac, cenentzat Jesu-Christo zure Semea, aldare hunen gainean immolaturic heldu baita</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Orhoit zaite</text:span> maiz errancomun huntaz: Beguia ez da asetcen ikustez, ez beharria aditcez</text:p>
          </table:table-cell>
          <table:table-cell table:style-name="ce92" office:value-type="string" calcext:value-type="string">
            <text:p><text:span text:style-name="T255">Xurio’s </text:span><text:span text:style-name="T256">Jesu-Christoren imitacionea</text:span><text:span text:style-name="T257"> (1720)</text:span></text:p>
          </table:table-cell>
          <table:table-cell table:style-name="ce12" office:value-type="string" calcext:value-type="string">
            <text:p><text:span text:style-name="T14">Xurio, Mixel. 1872 </text:span><text:span text:style-name="T272">[1720]. </text:span><text:span text:style-name="T273">Jesu-Christoren imitacionea</text:span><text:span text:style-name="T272">. Baiona/Bayonne: André Lamaignère.</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Benturosoa milla bider ni Zerren <text:span text:style-name="T1">juntadu naizazun</text:span> zeuri, Mila grazia emaiten deusat Au ordenadu dauen Jaunari</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Mundu guztiko Emperadore Zesar Augusto aundiak Ala nairik, <text:span text:style-name="T1">alista bitez</text:span> aren basallo gustiak</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Borondate asko gaz <text:span text:style-name="T1">xarten naiz</text:span> bidean, Pozik etorriko naiz zure atzean</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Xaunari demaguzan graziak Maria Ona nun <text:span text:style-name="T1">agertudan</text:span> Belengo uria</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Lo egiten iskuzu; goiza etorri echazu, Puntu onetan oera naiz, da <text:span text:style-name="T1">enaiz</text:span> ondo <text:span text:style-name="T1">berotu</text:span></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62" office:value-type="string" calcext:value-type="string">
            <text:p>Bekatariak <text:span text:style-name="T1">alegrabitez</text:span>, alegrabidi zerua! Portale baten jaiorik dago Mesias prometidua</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Cumplitu bidi</text:span> sekula beti Ordenadua zeru altuti</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text:span text:style-name="T1">Cumplitu bedi</text:span> beti sekula Zeru altuak ordenadua</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Zeu zara ene Xauna, esklabea naiz ni, Zeure borondatea <text:span text:style-name="T1">kumplitu bidi</text:span></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62" office:value-type="string" calcext:value-type="string">
            <text:p>Joseph itzi bekio pensamentu orri, Biotzeko penea <text:span text:style-name="T1">desterra bidi</text:span></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text:span text:style-name="T1">Ibini bidi</text:span>, Alkate Xauna, ibini bidi legea, Mutilak libre, nescachak eurak paga dezeela danzea</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Ibini bidi, Alkate Xauna, <text:span text:style-name="T1">ibini bidi</text:span> legea, Mutilak libre, nescachak eurak paga dezeela danzea</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Ordenadurik dago gu ara xuatea, <text:span text:style-name="T1">Cumplitu bidi</text:span> Xaunaren borondatea</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62" office:value-type="string" calcext:value-type="string">
            <text:p>Eperik ezta Josef <text:span text:style-name="T1">cumplitzen</text:span> ez <text:span text:style-name="T1">tanik</text:span> Laster xaioko da Jesusa niganik</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62" office:value-type="string" calcext:value-type="string">
            <text:p>Ostatu eske gabilz ez arren beatu, Zeuroen trabajua <text:span text:style-name="T1">pagatuko xazu</text:span></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62" office:value-type="string" calcext:value-type="string">
            <text:p>Arzaraz beti gure nagusi alamenean ezteuz ichi, Olloa nola iskintokian <text:span text:style-name="T1">gizenzen jaku</text:span> losagerian</text:p>
          </table:table-cell>
          <table:table-cell table:style-name="ce92" office:value-type="string" calcext:value-type="string">
            <text:p><text:span text:style-name="T261">Barrutia’s </text:span><text:span text:style-name="T262">Acto para la Noche Buena</text:span><text:span text:style-name="T263"> (ca. 1720)</text:span></text:p>
          </table:table-cell>
          <table:table-cell table:style-name="ce12" office:value-type="string" calcext:value-type="string">
            <text:p>Lakarra, Joseba A. 1981. Barrutiaren edizio kritiko baterako. <text:span text:style-name="T60">International Journal of Basque Linguistics and Philology</text:span> [ASJU] 15. 121<text:span text:style-name="T264">–156.</text:span></text:p>
          </table:table-cell>
          <table:table-cell office:value-type="string" calcext:value-type="string">
            <text:p>Theater play</text:p>
          </table:table-cell>
          <table:table-cell office:value-type="string" calcext:value-type="string">
            <text:p>(5) Transition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text:span text:style-name="T150">Ni </text:span><text:span text:style-name="T159">naiz amatua</text:span></text:p>
          </table:table-cell>
          <table:table-cell office:value-type="string" calcext:value-type="string">
            <text:p>Lubieta’s dictionary (1728)</text:p>
          </table:table-cell>
          <table:table-cell table:style-name="ce9" office:value-type="string" calcext:value-type="string">
            <text:p>Lubieta, Joseph D. 1728. <text:span text:style-name="T60">Diccionario en castellano y basquenze que sirve para la enseñanza de la bascongada</text:span>. Unpublished ms.</text:p>
          </table:table-cell>
          <table:table-cell office:value-type="string" calcext:value-type="string">
            <text:p>Dictionary</text:p>
          </table:table-cell>
          <table:table-cell office:value-type="string" calcext:value-type="string">
            <text:p>(4) Balanced</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3" office:value-type="string" calcext:value-type="string">
            <text:p><text:span text:style-name="T34">Ni </text:span><text:span text:style-name="T35">naiz eguiña</text:span></text:p>
          </table:table-cell>
          <table:table-cell office:value-type="string" calcext:value-type="string">
            <text:p>Lubieta’s dictionary (1728)</text:p>
          </table:table-cell>
          <table:table-cell table:style-name="ce9" office:value-type="string" calcext:value-type="string">
            <text:p>Lubieta, Joseph D. 1728. <text:span text:style-name="T60">Diccionario en castellano y basquenze que sirve para la enseñanza de la bascongada</text:span>. Unpublished ms.</text:p>
          </table:table-cell>
          <table:table-cell office:value-type="string" calcext:value-type="string">
            <text:p>Dictionary</text:p>
          </table:table-cell>
          <table:table-cell office:value-type="string" calcext:value-type="string">
            <text:p>(4) Balanced</text:p>
          </table:table-cell>
          <table:table-cell office:value-type="string" calcext:value-type="string">
            <text:p>18th century</text:p>
          </table:table-cell>
          <table:table-cell office:value-type="string" calcext:value-type="string">
            <text:p>Central Basque</text:p>
          </table:table-cell>
          <table:table-cell office:value-type="string" calcext:value-type="string">
            <text:p>1 (weak)</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41" office:value-type="string" calcext:value-type="string">
            <text:p><text:span text:style-name="T160">Beira zaite </text:span><text:span text:style-name="T161">ispilu andian</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95">Elizalde, Francisco. 1735. </text:span><text:span text:style-name="T296">Apezendaco dotrina christiana uscáras</text:span><text:span text:style-name="T297">.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2" office:value-type="string" calcext:value-type="string">
            <text:p>Gucietan <text:span text:style-name="T58">icusico zara </text:span><text:span text:style-name="T53">len becala</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95">Elizalde, Francisco. 1735. </text:span><text:span text:style-name="T296">Apezendaco dotrina christiana uscáras</text:span><text:span text:style-name="T297">.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52" office:value-type="string" calcext:value-type="string">
            <text:p>Cergatic, nola adisquideac baytire, beti biac <text:span text:style-name="T1">acompañatzen dire</text:span></text:p>
          </table:table-cell>
          <table:table-cell table:style-name="ce13" office:value-type="string" calcext:value-type="string">
            <text:p>Elizalde’s <text:span text:style-name="T60">Dotrina christiana</text:span> (1735)</text:p>
          </table:table-cell>
          <table:table-cell table:style-name="ce9" office:value-type="string" calcext:value-type="string">
            <text:p><text:span text:style-name="T295">Elizalde, Francisco. 1735. </text:span><text:span text:style-name="T296">Apezendaco dotrina christiana uscáras</text:span><text:span text:style-name="T297">. Pamplona: Alfonso Burgete.</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High Navarrese</text:p>
          </table:table-cell>
          <table:table-cell office:value-type="string" calcext:value-type="string">
            <text:p>3 (strong)</text:p>
          </table:table-cell>
          <table:table-cell table:style-name="ce64" office:value-type="string" calcext:value-type="string">
            <text:p>(5) Reciproc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3" office:value-type="string" calcext:value-type="string">
            <text:p><text:span text:style-name="T150">Erreguetan deusugu Andrea, borondate andi euqui ebanagaiti, </text:span><text:span text:style-name="T159">ofrezietan zala </text:span><text:span text:style-name="T150">gugaiti artuten eriozea</text:span></text:p>
          </table:table-cell>
          <table:table-cell office:value-type="string" calcext:value-type="string">
            <text:p>Diego de Urkizu’s <text:span text:style-name="T60">Liburu</text:span> <text:span text:style-name="T60">Virgina Santissimien Errosario Santuena</text:span> (1737)</text:p>
          </table:table-cell>
          <table:table-cell table:style-name="ce9" office:value-type="string" calcext:value-type="string">
            <text:p><text:span text:style-name="T298">Urkizu, Diego de. 1737. </text:span><text:span text:style-name="T299">Virgina Santissimien Errosario Santuena</text:span><text:span text:style-name="T300">. Pamplona: Joseph Joachín Martínez.</text:span></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23" office:value-type="string" calcext:value-type="string">
            <text:p><text:span text:style-name="T162">Señale au ceñatuten dala da </text:span><text:span text:style-name="T144">santiguetan dala </text:span><text:span text:style-name="T163">ondo</text:span></text:p>
          </table:table-cell>
          <table:table-cell table:style-name="ce13" office:value-type="string" calcext:value-type="string">
            <text:p><text:span text:style-name="T254">Arzadun’s </text:span><text:span text:style-name="T4">Doctrina cristianeen esplicacinoa</text:span><text:span text:style-name="T3"> (1738)</text:span></text:p>
          </table:table-cell>
          <table:table-cell table:style-name="ce9" office:value-type="string" calcext:value-type="string">
            <text:p>Arzadun, Martin. 1738. <text:span text:style-name="T60">Doctrina cristianeen esplicacinoa</text:span>. Bilbao: Adolfo Depont.</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49">Othoiztua naiz</text:span><text:span text:style-name="T150">, aitaz, amaz, aitarenaz, amarenaz</text:span></text:p>
          </table:table-cell>
          <table:table-cell table:style-name="ce13" office:value-type="string" calcext:value-type="string">
            <text:p>Harriet’s grammar (1741)</text:p>
          </table:table-cell>
          <table:table-cell table:style-name="ce9" office:value-type="string" calcext:value-type="string">
            <text:p>Harriet, Martin. 1741. <text:span text:style-name="T60">Gramatica escuaraz eta francesez, composatua francez hitzcunça ikhasi nahi dutenen faboretan</text:span>. Bayonne: Fauvet &amp; Fauvet.</text:p>
          </table:table-cell>
          <table:table-cell office:value-type="string" calcext:value-type="string">
            <text:p>Grammar</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54" office:value-type="string" calcext:value-type="string">
            <text:p>Ematen naitçatçu</text:p>
          </table:table-cell>
          <table:table-cell table:style-name="ce13" office:value-type="string" calcext:value-type="string">
            <text:p>Harriet’s grammar (1741)</text:p>
          </table:table-cell>
          <table:table-cell table:style-name="ce9" office:value-type="string" calcext:value-type="string">
            <text:p>Harriet, Martin. 1741. <text:span text:style-name="T60">Gramatica escuaraz eta francesez, composatua francez hitzcunça ikhasi nahi dutenen faboretan</text:span>. Bayonne: Fauvet &amp; Fauvet.</text:p>
          </table:table-cell>
          <table:table-cell office:value-type="string" calcext:value-type="string">
            <text:p>Grammar</text:p>
          </table:table-cell>
          <table:table-cell office:value-type="string" calcext:value-type="string">
            <text:p>(6) Close to literary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5" office:value-type="string" calcext:value-type="string">
            <text:p><text:span text:style-name="T164">Eçteçaçula gogorki trata, tentacioniaç </text:span><text:span text:style-name="T159">atacatu den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5" office:value-type="string" calcext:value-type="string">
            <text:p><text:span text:style-name="T165">Eci eçta bere buria goratcen diana pheretchatu, bena bai </text:span><text:span text:style-name="T166">Jincouaç gora </text:span><text:span text:style-name="T167">eçarri den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5" office:value-type="string" calcext:value-type="string">
            <text:p><text:span text:style-name="T34">Çu </text:span><text:span text:style-name="T76">cira</text:span><text:span text:style-name="T34"> eguiaçki </text:span><text:span text:style-name="T168">nitçaç</text:span><text:span text:style-name="T167"> maithatia</text:span><text:span text:style-name="T34">, milaren artian </text:span><text:span text:style-name="T35">haitati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text:span text:style-name="T60">a</text:span> + <text:span text:style-name="T60">izan</text:span>]</text:p>
          </table:table-cell>
          <table:table-cell table:number-columns-repeated="16373"/>
        </table:table-row>
        <table:table-row table:style-name="ro1">
          <table:table-cell table:style-name="ce56" office:value-type="string" calcext:value-type="string">
            <text:p>Jaun apezküpü mündü oroz <text:span text:style-name="T1">laüdatu den</text:span> baten eginbide(e)n jardiestea desiratzen düen ororentako</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56" office:value-type="string" calcext:value-type="string">
            <text:p>H(ai)en (e)üskarala <text:span text:style-name="T1">ützüli izan den</text:span> lib(ü)rüño haur zure handitarzünaren gomendüaren, bat eta (e)re süstengüaren pean ezarri izan düzü</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56" office:value-type="string" calcext:value-type="string">
            <text:p>Jinkoaren graziaren sokorriaz <text:span text:style-name="T1">lagüntüak</text:span> ez <text:span text:style-name="T1">badir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1) [past participle + -a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Ô jaun apezküpü gisa oroz <text:span text:style-name="T1">ohoratü izatea</text:span> merexi düzüna</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Hartakotz konbeni dela jüjatzen dit lehen beno lehen <text:span text:style-name="T1">izan dadin inprimatüa</text:span> Jinkoaren gloriagatik, eta Züberoa herriko fidel ororen profeitü ezpiritüalagatik</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Haur düzüla, ene irakurzale maitea, zuregatik zure lengoajeala <text:span text:style-name="T1">ützüli izan den</text:span> lib(ü)rü bat, zoin mündü ororen erraneala, eskriptüra sainta bere(i)zten delarik beita</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Hartakotz ere ez düzü heltübada batere haboro lengoajetara <text:span text:style-name="T1">ützüli izan denik</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Hobekiago haren lehen iseia ezar(r)iren düanik, edo beste zonbait argitarzün zuri, ene irakurzale maitea, emaitera <text:span text:style-name="T1">ekarri izanen denik</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56" office:value-type="string" calcext:value-type="string">
            <text:p><text:span text:style-name="T34">Nour ere eçpeita orano bere buriari ossoki hil, berhala </text:span><text:span text:style-name="T35">tentatu</text:span><text:span text:style-name="T36"> eta </text:span><text:span text:style-name="T167">garhaitu içaten d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56" office:value-type="string" calcext:value-type="string">
            <text:p><text:span text:style-name="T34">Comentietan arren guiçonac </text:span><text:span text:style-name="T35">borogatu içaten dira</text:span><text:span text:style-name="T36">, hala noula urhia labe bero batetan</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2) Passive (futur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2" office:value-type="string" calcext:value-type="string">
            <text:p>Elhe hanitç erraitetic <text:span text:style-name="T58">beguira cite</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Cihaur ja haritaco eta goçamenetaco <text:span text:style-name="T1">emaiten beitcira</text:span></text:p>
          </table:table-cell>
          <table:table-cell table:style-name="ce13" office:value-type="string" calcext:value-type="string">
            <text:p>Maister’s <text:span text:style-name="T60">Jesü Kristen imitazionea</text:span> (1757)</text:p>
          </table:table-cell>
          <table:table-cell table:style-name="ce9" office:value-type="string" calcext:value-type="string">
            <text:p>Maister, Martin. 1757. <text:span text:style-name="T60">Jesu-Kristen imitacionia</text:span>. Pau: Guillaume Dugué &amp; Jeanne Desbaratz.</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Lib(ü)rü txipi hontan edireiten diren eskola honak, zoinen ikustea ez beita neke zure botzari <text:span text:style-name="T1">behatzen direnentako</text:span></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Jinkoaren ajütüareki(n), hasi eta akabi beita, h(ai)en beren salbamentüala helarazitzeko <text:span text:style-name="T1">zerbütxa</text:span> ahal <text:span text:style-name="T1">ledin</text:span></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56" office:value-type="string" calcext:value-type="string">
            <text:p>Zoinen lüharrastürik, eta zonbat apalmentüreki(n) den zure handitarzünaren begirari eta zerbütxari leial bat, eta hari ezin haboro <text:span text:style-name="T1">estekatü den</text:span> bat</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56" office:value-type="string" calcext:value-type="string">
            <text:p>Hartzaz <text:span text:style-name="T1">zerbütxatzen da</text:span> espiritü gaixtoa gure bere lazoetan atzamaiteko</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Lehen pentsamentü üken behar düguna da gihaurdanik ez gitakeala hainbeste itxüra honen üdüriaren pean <text:span text:style-name="T1">gordatzen den</text:span> etsaiari bühürt</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6" office:value-type="string" calcext:value-type="string">
            <text:p>Zoinen merexitzeko hanitx <text:span text:style-name="T1">zerbütxatzen beitzaizgü</text:span> kanpotikoak</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54" office:value-type="string" calcext:value-type="string">
            <text:p><text:span text:style-name="T12">Zuri züzen jüstoagoreki(n) </text:span><text:span text:style-name="T1">gomenda leite</text:span><text:span text:style-name="T12"> lib(ü)rüño, hainbeste gizon bai debozion(e)az</text:span></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56" office:value-type="string" calcext:value-type="string">
            <text:p>Lib(ü)rü txipi hontan <text:span text:style-name="T1">edireiten diren</text:span> eskola honak, zoinen ikustea ez beita neke zure botzari behatzen direnentako</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56" office:value-type="string" calcext:value-type="string">
            <text:p>Zük egiten eta erraiten dütüzüneki(n), pareiü batetan jüntatürik <text:span text:style-name="T1">edireiten diren</text:span>, eta tenpora beraurtan jardiets ahal dezen</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56" office:value-type="string" calcext:value-type="string">
            <text:p>Ikasten beitütüe, hanitxez ehiñerago gogoan etxekiren dütüela katiximan <text:span text:style-name="T1">erakusten zaitzen</text:span> egia saintüak</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Ô Jaun apezküpü ezinago konplitü zirena, (hori beitate Jinkoaganat eta zure manüpean <text:span text:style-name="T1">ezarri zaitzün</text:span> ardietarat düzün amorioaren seinale bat), haur dükezü zure handitarzünari baizik ezin emaiten den laüdorio bat</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Ô Jaun apezküpü ezinago konplitü zirena, (hori beitate Jinkoaganat eta zure manüpean ezarri zaitzün ardietarat düzün amorioaren seinale bat), haur dükezü zure handitarzünari baizik ezin <text:span text:style-name="T1">emaiten den</text:span> laüdorio bat</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Zoin, ohoin estalgünez estalgüne nontik zer ebatsiren düan dabilan bat bezala, gizonen bihotzetan <text:span text:style-name="T1">sartzen beita</text:span></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Amore(a)gatik gizon berriaren beztimenta honez beztitürik, bekatü orijinaletik <text:span text:style-name="T1">baratü zaigün</text:span> kozü gaixto haren kontre bühürtzen ikas dezagün</text:p>
          </table:table-cell>
          <table:table-cell table:style-name="ce13" office:value-type="string" calcext:value-type="string">
            <text:p><text:span text:style-name="T254">Maister’s </text:span><text:span text:style-name="T4">Jesü Kristen imitazionea</text:span><text:span text:style-name="T3"> (1757)</text:span></text:p>
          </table:table-cell>
          <table:table-cell table:style-name="ce9" office:value-type="string" calcext:value-type="string">
            <text:p>Maister, Martin. 2009 [1757]. <text:span text:style-name="T60">Jesü Kristen imitazionea</text:span>. Bilbao: Euskaltzaindia.</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8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Letra hau eskiribatzen darotzut zuri erraiteko errezebitu nuela zure letra 120 liberako letra sanjarekin, zeintaz <text:span text:style-name="T1">pagatua izan bainaiz</text:spa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97"/>
          <table:table-cell table:style-name="ce121" table:number-columns-repeated="16372"/>
        </table:table-row>
        <table:table-row table:style-name="ro1">
          <table:table-cell table:style-name="ce81" office:value-type="string" calcext:value-type="string">
            <text:p>Eta zerbeit egin duzula aditu dugu, eta unki <text:span text:style-name="T1">goberna zaite</text:span>; eta errezibitu nuben zazpi libera Martinenganik</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97"/>
          <table:table-cell table:style-name="ce121" table:number-columns-repeated="16372"/>
        </table:table-row>
        <table:table-row table:style-name="ro1">
          <table:table-cell table:style-name="ce81" office:value-type="string" calcext:value-type="string">
            <text:p>Zuhurki <text:span text:style-name="T1">goberna zaite</text:span>. Eta osabaz ere berri onak ditugu</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style-name="ce97"/>
          <table:table-cell table:style-name="ce121" table:number-columns-repeated="16372"/>
        </table:table-row>
        <table:table-row table:style-name="ro1">
          <table:table-cell table:style-name="ce81" office:value-type="string" calcext:value-type="string">
            <text:p>Alaba bat baduzu iduri dubena perfek; etorriko da horrat bakija <text:span text:style-name="T1">egiten denian</text:span>, idurikitzen du</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Eskribatzen dizut bi lerro hauk zuri markatzerat emateko estatu miserable batian <text:span text:style-name="T1">kausitzen naiz</text:spa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Hor laster <text:span text:style-name="T1">aberasten</text:span> omen <text:span text:style-name="T1">dira</text:span>; zuk ere sa?a duzu gai hona</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text:span text:style-name="T1">Gelditzen naiz</text:span> zure zerbitzari, Gacina de Biscarrondo</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text:span text:style-name="T1">Gelditzen naiz</text:span> zure zerbitzari, errespetu handi bateki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text:span text:style-name="T1">Gelditzen naiz</text:span>, ene espos maitea, zure ikhusteko esperantzarekin</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style-name="ce97"/>
          <table:table-cell table:style-name="ce121" table:number-columns-repeated="16372"/>
        </table:table-row>
        <table:table-row table:style-name="ro1">
          <table:table-cell table:style-name="ce81" office:value-type="string" calcext:value-type="string">
            <text:p>Emendik harat <text:span text:style-name="T1">oroitu zaren</text:span> baiño obeki oroitu zu zarela gizona</text:p>
          </table:table-cell>
          <table:table-cell table:style-name="ce13" office:value-type="string" calcext:value-type="string">
            <text:p><text:span text:style-name="T60">Le Dauphin</text:span> letters (1757)</text:p>
          </table:table-cell>
          <table:table-cell table:style-name="ce9" office:value-type="string" calcext:value-type="string">
            <text:p>Padilla Moyano, Manuel &amp; Charles Videgain. 2015. Le Dauphin: Euskarazko gutunak. <text:span text:style-name="T60">Lapurdum</text:span> Special Issue 2, 95<text:span text:style-name="T264">–16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8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style-name="ce97"/>
          <table:table-cell table:style-name="ce121" table:number-columns-repeated="16372"/>
        </table:table-row>
        <table:table-row table:style-name="ro1">
          <table:table-cell table:style-name="ce73" office:value-type="string" calcext:value-type="string">
            <text:p><text:span text:style-name="T169">Munduaren partetic aguirienetan jaquin dan gueiena griegoz ta latinez </text:span><text:span text:style-name="T170">escribitu </text:span><text:span text:style-name="T1">izan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4" office:value-type="string" calcext:value-type="string">
            <text:p>Anciñaco filosofo lenenac, erretoricoac, ta are gueiago dana, eleizaguizonic andienac, maisuric jaquinsuenac, Espiritu Santuaren arguiaz <text:span text:style-name="T1">guidatuac</text:span>, beren ceruco libruac lenguage bietan escribitu cituzte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73" office:value-type="string" calcext:value-type="string">
            <text:p>San Agustin bat onetaraco bere lecio ta erreglac gramaticaco libru bat <text:span text:style-name="T169">escribitu ta gazteai </text:span><text:span text:style-name="T171">abc</text:span><text:span text:style-name="T169">-tic asi ta eracusten</text:span><text:span text:style-name="T170"> jarri zan</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Ciceronen urrengoa Quintiliano esan edo <text:span text:style-name="T1">contatu</text:span> oi <text:span text:style-name="T1">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Gazte bat aurtasunetic nola ondo </text:span><text:span text:style-name="T170">aci bear dan</text:span><text:span text:style-name="T169">, </text:span><text:span text:style-name="T171">abc</text:span><text:span text:style-name="T169">-tic asi ta guizon prestu, chit jaquinsu edo biribill eguin arteraño</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Eusquera Jaincoac nai ta menditarte oietan, beti nasgabe, beti garbi, beti seguru beregan </text:span><text:span text:style-name="T170">gorde izandu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Chanchetan <text:span text:style-name="T1">esan</text:span> oi <text:span text:style-name="T1">da</text:span> edo euscaldunac esan oi dute Jaungoicoac paradisuan <text:span text:style-name="T169">Adan gure Aitari45 eusqueraz “Adan, non cera?” esan ciol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rduan lengoageen naspilla izandu zan, ta arrezquero ere nasgabeco hebreo garbia <text:span text:style-name="T1">usatcen zala</text:span> dió gure Cornelioc</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nciñaco izquera zarren artean, gucien lenen, aurreneco ama ta asiera bezala, hebreoa beti <text:span text:style-name="T1">contatcen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ext:span text:style-name="T169">Munduaren partetic aguirienetan </text:span><text:span text:style-name="T170">jaquin dan</text:span><text:span text:style-name="T169"> gueiena griegoz ta latinez escribitu </text:span>izan da</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Ambeste libru ondo escribitceco ta oriec bear bezala iracurtceco,</text:span>esan edo itzeguiteco bietan erregla on asco <text:span text:style-name="T1">eman dir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Esan</text:span> oi <text:span text:style-name="T1">dana</text:span>: oiei lepoa ebaqui edo bicia quendu gabe, euscara ecin utci edo quendu diteque</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san oi dana: oiei lepoa ebaqui edo bicia quendu gabe, euscara ecin utci edo <text:span text:style-name="T1">quendu diteque</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Jaungoicoaren vorondate jaquiña da aren fede ta <text:span text:style-name="T169">legueco mysterio escutatu ta dotrina salvatceco bear dana, sacerdote jaunen </text:span>ministerio sagraduetan, eusqueraz baicic emen eguin ta <text:span text:style-name="T1">esan bear</text:span> ez <text:span text:style-name="T1">dal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Bada Aita Manuel </text:span>Larramendic neque gogor ta estudio esan al baño andiagoarequin ecin izango ta ecin <text:span text:style-name="T1">eguingo zan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Nafarroan, len ta oraiñ, <text:span text:style-name="T169">bertaco ta are gueiago Franciaco libruen socorruaz, nolerebait errazago beren izquera </text:span><text:span text:style-name="T170">gorde izan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text:span text:style-name="T169">Maravilla au ondo icusi, enzun ta aditu gabe ecin, ala fede, </text:span><text:span text:style-name="T170">sinistu </text:span><text:span text:style-name="T1">liteque</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Guisa onetan edo bestean itzeguitea ferian edo dendan <text:span text:style-name="T1">erosten dan</text:span> gauza ezta</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cribitcen asi baño lenago munduan <text:span text:style-name="T1">itzeguiten zan</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Gendeen artean beste lenguageric eusquera baño dicha gabeagoric <text:span text:style-name="T1">ezta icusi</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Baldin eusquera ondatceco aleguiñ guciac <text:span text:style-name="T1">eguiten badira</text:span>, ta gure mutilcho edo aurrai bildur ta azoteaquin eusqueraz itzeguitea eragozten bazaie</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Baldin eusquera ondatceco aleguiñ guciac eguiten badira, ta gure mutilcho edo aurrai bildur ta azoteaquin eusqueraz itzeguitea <text:span text:style-name="T1">eragozten bazaie</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Ala, ez escolan ta ez <text:span text:style-name="T169">gramatican euscara beñere </text:span><text:span text:style-name="T170">utci bear ezt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73" office:value-type="string" calcext:value-type="string">
            <text:p>Eguiaz <text:span text:style-name="T1">esan</text:span> oi <text:span text:style-name="T1">da</text:span>: gaztelania ez icasi ta eusquera bai aztu</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 itzeguiteco ta ez elcar aditzeco erdarazco ta euscarazco naspilla moldacaiz eta nazcagàrri bat <text:span text:style-name="T1">enzun</text:span> oi <text:span text:style-name="T1">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netaraco diran erreglac ondo <text:span text:style-name="T172">gordetcen badira</text:span><text:span text:style-name="T169"> edoceñ eusquera chitez beraa, suave eta gozoa ertengo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ext:span text:style-name="T169">Deadar, izu ta golpe gabe, ezpada onez, egun guchian ondo </text:span><text:span text:style-name="T170">esan zan</text:span><text:span text:style-name="T169">, ederqui ta </text:span>nai bezala iracurtera gure chiquiac eta andiac eguingo dira</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ndo iracurteco lengo ondo <text:span text:style-name="T1">escribitu bear da</text:span>; ta nola ondo escribitceac asco laguntcen duen, ala gaizqui escribitceac ondo iracurtea asco eragozten du</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text:span text:style-name="T169">Usadio charrai berneac ebaqui, </text:span><text:span text:style-name="T170">esan</text:span><text:span text:style-name="T169"> oi </text:span><text:span text:style-name="T170">da</text:span><text:span text:style-name="T169">; ta alferricaco letra asco utci ta itcez esaten edo aoz pronunciatcen dana garbiro escribituaz, obeto ta errazago </text:span>acertatuco da</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Usadio charrai berneac ebaqui, esan oi da; ta alferricaco letra asco utci ta itcez esaten edo aoz </text:span><text:span text:style-name="T170">pronunciatcen dana</text:span><text:span text:style-name="T169"> garbiro escribituaz, obeto ta errazago </text:span>acertatuco da</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ta ta bestea oiturac dacar; oiturac dacar erraztura. Ascoc ez bear dan ta <text:span text:style-name="T1">itceguiten dan</text:span> guisa, ezpada buru gabe ta nola nai escribitcen dute, ta argatic nequez ta gaizqui iracurten da</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ta ta bestea oiturac dacar; oiturac dacar erraztura. Ascoc ez bear dan ta itceguiten dan guisa, ezpada buru gabe ta nola nai escribitcen dute, ta argatic nequez ta gaizqui <text:span text:style-name="T1">iracurten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Latiñean amasei letra jaquiñac ciran; guero besteac billatu ta orañ bear dituenac baditu; eusqueran orobat <text:span text:style-name="T1">icusten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Vocalac esan nai du aoz bera esateco beste letren bearric ez duena, eta bera bacarric berez <text:span text:style-name="T1">esaten dan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an nai <text:span text:style-name="T169">du ez berez edo bacarric, baicican vocalaquin batean aoz </text:span><text:span text:style-name="T170">esaten diranac</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an Agustinen lenengo lecioa da itz edo dicioen asiera edo nola <text:span text:style-name="T1">asi bear diran</text:span> ta cer letraqui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Orrequin guciac nastu, elcar ecin aditu eta guizonac munduan <text:span text:style-name="T1">banatu ciran</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69">Alere, asco eguiequi eusquera </text:span><text:span text:style-name="T170">galdu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Bizcaico predicadore asco gurean predicatcera <text:span text:style-name="T1">oitu</text:span> edo <text:span text:style-name="T1">eguin diral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eme ta alabac chiquitatic escolan erdaraz ta euscaraz edo guztitara <text:span text:style-name="T1">oitu bear dir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Lau eguneco <text:span text:style-name="T169">egercicio pisca batequin seguru erdaraz bezala edo aisago euscaraz iracurtcera</text:span><text:span text:style-name="T170"> </text:span><text:span text:style-name="T1">eguingo cer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Escolan bertan eracatsi ordu onean ta erdaraz jardun dezatela; </text:span>baña guero libre, naiz eusqueraz, naiz gaztelaniaz; orrequin bietara <text:span text:style-name="T1">eguingo dir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Deadar, izu ta golpe gabe, ezpada onez, egun guchian ondo esan zan, ederqui ta </text:span>nai bezala iracurtera gure chiquiac eta andiac <text:span text:style-name="T1">eguingo dir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text:span text:style-name="T169">Onetara oitu ta eguin, ta gogotic equin ta laster lau egunean </text:span>orretara <text:span text:style-name="T1">eguingo cer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Eusquera, latiña bezala, letra gueienaz <text:span text:style-name="T1">baliatcen da</text:span></text:p>
          </table:table-cell>
          <table:table-cell table:style-name="ce64" office:value-type="string" calcext:value-type="string">
            <text:p><text:span text:style-name="T255">Kardaberaz’ </text:span><text:span text:style-name="T256">Eusqueraren berri onac</text:span><text:span text:style-name="T257"> (1761)</text:span></text:p>
          </table:table-cell>
          <table:table-cell table:style-name="ce12" office:value-type="string" calcext:value-type="string">
            <text:p>Kardaberaz, Agustin. 2004 [1761]. <text:span text:style-name="T301">Eusqueraren berri onac</text:span>. Bilbo/Bilbao: Euskaltzaindia.</text:p>
          </table:table-cell>
          <table:table-cell office:value-type="string" calcext:value-type="string">
            <text:p>Religious essay</text:p>
          </table:table-cell>
          <table:table-cell table:style-name="ce8" office:value-type="string" calcext:value-type="string">
            <text:p>(5) Transition to literary language</text:p>
          </table:table-cell>
          <table:table-cell office:value-type="string" calcext:value-type="string">
            <text:p>18th century</text:p>
          </table:table-cell>
          <table:table-cell office:value-type="string" calcext:value-type="string">
            <text:p>Central Basque</text:p>
          </table:table-cell>
          <table:table-cell table:style-name="ce13"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ada, hemen kontatzen ditudanak dirade, ezpadut huts egiten, … 245<text:span text:style-name="T31">½ cargas; eta baldin huts </text:span><text:span text:style-name="T47">egin bada</text:span><text:span text:style-name="T31">, kontatuko ditu beurrek ere</text:spa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ta biga<text:span text:style-name="T13">[</text:span>r<text:span text:style-name="T13">]</text:span> Elduiñ etorriko da. Gaztiga beza ola haundiko kabiaz zer <text:span text:style-name="T1">egiñ behar den</text:spa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Horra Jaimeren denboran <text:span text:style-name="T1">egiñ ziran</text:span> burniak, astean astekoak, lenbiziko lau astetan tretxuan aritu baitzen</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Horra Lorenzoren partida joan den asterañokoa, eta orañ geldituko dira joan den asteko burniak gehienak, eta aste honetan <text:span text:style-name="T1">egiten diranak</text:span> beren espensakiñ</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gur. <text:span text:style-name="T1">Geldi bedi</text:span> ongi. Arranbide, 19 de enero de 1787</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Egun ez dakik noiz <text:span text:style-name="T1">akabatuko diran</text:span> haxi eta zakar hoiek, eta abisatuko dut</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Horra Lorenzoren partida joan den asterañokoa, eta orañ <text:span text:style-name="T1">geldituko dira</text:span> joan den asteko burniak gehienak, eta aste honetan egiten diranak beren espensakiñ</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Egun baziran hiru itzai; bialdu ditut hamabi barra, eta <text:span text:style-name="T1">gelditu dira</text:span> hamalau barra, eta hoiek egiñen dut bialzera alegiñ guziaz</text:p>
          </table:table-cell>
          <table:table-cell table:style-name="ce64" office:value-type="string" calcext:value-type="string">
            <text:p>Ignazio Bergara’s letters (1787-1811)</text:p>
          </table:table-cell>
          <table:table-cell table:style-name="ce12" office:value-type="string" calcext:value-type="string">
            <text:p>Salaberri Zaratiegi, Patxi, Juan Jose Zubiri Luxanbio &amp; Iker Salaberri Izko. 2023. <text:span text:style-name="T60">Ignazio Bergara goizuetarraren gutunak, Arranbide (Arano) eta Elama (Artikutza), 1787-1811: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73">Olatxoa ongi hasi da. Ta franzesa ez </text:span><text:span text:style-name="T174">da agertu</text:span><text:span text:style-name="T175">, ta gaztigatu diot datorrela berehal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Joseph Antoniok esan dit Irungo burniak behar dituena bigar <text:span text:style-name="T1">agertuko dela</text:span> Oiarzuna, ta jakiñen duela zer modu de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Nik esan diot berorrekin <text:span text:style-name="T1">konpon dedill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Orañ Motela horrara heldu denean <text:span text:style-name="T1">konponduko da</text:span> nahi duen bezal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Orañik ez <text:span text:style-name="T1">dira</text:span> elizatik <text:span text:style-name="T1">erakutsi</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enboll hemen aritu den denborako espensa bost laguneko espensako diruetatik <text:span text:style-name="T1">pagatzen da</text:span>, eta ogiak ere honetan sartu ditut</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nbolli <text:span text:style-name="T1">kargatzen zaiona</text:span> Garatekori arinduko zaio kontuet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nbolli kargatzen zaiona Garatekori <text:span text:style-name="T1">arinduko zaio</text:span> kontuet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Sanjuanek hor esan du noski gure suertean zenbat kargaren entresaka egin duten, ta horiez gañera Olaandituko dotazioan <text:span text:style-name="T1">egin da</text:span> hamabi kargaren entresak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Anatxuriren perrazalleak eskatzen du perra burnia, ta <text:span text:style-name="T1">emanen zaion</text:span> edo zenbat pagaraziko diogun gaztiga bez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90" office:value-type="string" calcext:value-type="string">
            <text:p>Paratu dute hamaseiean ta hartan <text:span text:style-name="T1">itzali da</text:span>, ta erreal bat eman diot</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Gaztelun <text:span text:style-name="T1">hasi den</text:span> lantegi honek ere zerbait bealz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Beleak esan dit semeari esan diola nola izandu geran, semeak eranzun diola basoko irabaziarekin eziñ <text:span text:style-name="T1">pasa daitekeala</text:span> hura, ta nahi duguna egit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7) [verb root + <text:span text:style-name="T60">izan</text:span> + -<text:span text:style-name="T60">te</text:span>/<text:span text:style-name="T60">ke</text:span>]</text:p>
          </table:table-cell>
          <table:table-cell table:number-columns-repeated="16373"/>
        </table:table-row>
        <table:table-row table:style-name="ro1">
          <table:table-cell table:style-name="ce90" office:value-type="string" calcext:value-type="string">
            <text:p>Zortzi urretxikitatik 6 anega ta bi lakadi a 9 cuartos <text:span text:style-name="T1">pagatu zaio</text:span>, ta sobratu ziran ola handikoen babatako 16 pezetas y 19 cuartos</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Arragoa deskargatzen <text:span text:style-name="T1">sartu dira</text:span> olatxekoaz kanpora 7 días</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Maxalenek lenekoan 13<text:span text:style-name="T31">½ pezeta, ta gañera eskatu zuela 40 pezetas, ta guzia </text:span><text:span text:style-name="T47">eman zitzaion</text:span><text:span text:style-name="T31">, 40 pezeta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0" office:value-type="string" calcext:value-type="string">
            <text:p>Len aldizka bezala orañ guziak batean, ta len ordañakoa franko izaten da han dabilzan haietan, baño orañ, guziak behar diran honetan, ez <text:span text:style-name="T1">da</text:span> hañ aisa <text:span text:style-name="T1">billatuko</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Errenteriako olatxokoak <text:span text:style-name="T1">gelditu dira</text:span>, ta izanen dira lagunak hasteko</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76">Ta Errenterian mea garbitzen ari diran oiarzuarrai eman ditioztet bi pezeta, mea zare bi ta bihorzeko bat pagatzeko. Orañ </text:span><text:span text:style-name="T177">gelditzen dira</text:span><text:span text:style-name="T176"> 20 </text:span><text:span text:style-name="T178">pezetas </text:span><text:span text:style-name="T179">sobra</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Olatxoa ongi <text:span text:style-name="T1">hasi da</text:span>. Ta franzesa ez da agertu, ta gaztigatu diot datorrela berehal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Saskiak <text:span text:style-name="T1">hautsi dira</text:span> hamasei, hamar kuarto ta erdiñ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Gelditzen da</text:span> harzeko 16 pezetas y 30<text:span text:style-name="T31">½ cuarto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Tobera <text:span text:style-name="T1">erre da</text:span>. Moztu ta estuturik sartu dugu; berria beharko da</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Ola handitik ari diranean kuartillua gehiago omen da usarioa, ta mealleari asteko ezkuturako eskas <text:span text:style-name="T1">ateratzen zaio</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spensa maisuarena atera ta <text:span text:style-name="T1">gelditzen zaio</text:span> ola handiko bakoitzari 30 pezetas y 21<text:span text:style-name="T31">½ cuartos</text:span></text:p>
          </table:table-cell>
          <table:table-cell table:style-name="ce64" office:value-type="string" calcext:value-type="string">
            <text:p>Jose Ramon Minondo’s letters (1790-1807)</text:p>
          </table:table-cell>
          <table:table-cell table:style-name="ce12" office:value-type="string" calcext:value-type="string">
            <text:p>Salaberri Zaratiegi, Patxi, Juan Jose Zubiri Luxanbio &amp; Iker Salaberri Izko. 2021. <text:span text:style-name="T60">Jose Ramon Minondo goizuetarraren gutunak, Olaberria (Oiartzun), 1790-1807: Edizioa</text:span>. Bilbao: Euskaltzaindia.</text:p>
          </table:table-cell>
          <table:table-cell office:value-type="string" calcext:value-type="string">
            <text:p>Letters</text:p>
          </table:table-cell>
          <table:table-cell table:style-name="ce8" office:value-type="string" calcext:value-type="string">
            <text:p>(2) Close to oral language</text:p>
          </table:table-cell>
          <table:table-cell office:value-type="string" calcext:value-type="string">
            <text:p>19th century</text:p>
          </table:table-cell>
          <table:table-cell office:value-type="string" calcext:value-type="string">
            <text:p>High Navarrese</text:p>
          </table:table-cell>
          <table:table-cell table:style-name="ce13"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z nau orainguiño inoc icusi ardauac <text:span text:style-name="T1">igarota</text:span>, gach eguinda, zabuca oñac locaturic, ez miña motelduta, ez beguijac lausotut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1) Passive</text:p>
          </table:table-cell>
          <table:table-cell office:value-type="string" calcext:value-type="string">
            <text:p>(2) Non-finite passive participle</text:p>
          </table:table-cell>
          <table:table-cell office:value-type="string" calcext:value-type="string">
            <text:p>(8) [passive participle]</text:p>
          </table:table-cell>
          <table:table-cell table:number-columns-repeated="16373"/>
        </table:table-row>
        <table:table-row table:style-name="ro1">
          <table:table-cell table:style-name="ce73" office:value-type="string" calcext:value-type="string">
            <text:p><text:span text:style-name="T1">Gorde zaite</text:span> bada aurreracuan orrelan verba eguiteti</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Badaquizu barriz celan<text:span text:style-name="T1"> jazten nas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Serbilleta oraingüen ordian eztaucazu imini baño aus zapi, edo marrats bat <text:span text:style-name="T1">loitu etzaiti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73" office:value-type="string" calcext:value-type="string">
            <text:p>Ona emen lapico galanta, ta pichar bete ardao: <text:span text:style-name="T1">ase zaitece</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Egun guichijan <text:span text:style-name="T1">zara icusico</text:span> Indar galantac arturi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Icen onaren zalia nasan aldeti, ez oi <text:span text:style-name="T1">nas sartu</text:span> ardanteguijetan nora ec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Aserratuco ezpalichaquio</text:span> jaquin gura neuque nor dan, ta cec ecarri daben on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Alan <text:span text:style-name="T1">sartu nas</text:span> emen cuartillu bat atera, eta cerbait jaate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Lengo Barberu chaarrac ibilli oi cirian deshonretan euren opicijo onrauba; <text:span text:style-name="T1">batuten cirian</text:span> tabernetan ta nun nai</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c barriz dinozu, astaqui bat izango dala dongaro jasten dalaco, nequezaliacaz bat <text:span text:style-name="T1">eguiten dalaco</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zteutsut nic lotsaric galdu, ez galduco bere; baña bai eguija garbijac esan, ta <text:span text:style-name="T1">minduten bazara</text:span>, zeuria izango da errub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guiri dozu, adisquidia, baserrijan <text:span text:style-name="T1">aci zariala</text:span>; eztozula inos Bizcai ta basoarteti urte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ta cer izango litzate azur ausijac compondu biar bacenduz, edo osatu golpe andi bat artu ta <text:span text:style-name="T1">heridu dan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a eraatsi zaurichuban locaarrijac <text:span text:style-name="T1">ascatuco</text:span> ez <text:span text:style-name="T1">dirian</text:span> guisaan iñoren escu bag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izan]</text:p>
          </table:table-cell>
          <table:table-cell table:number-columns-repeated="16373"/>
        </table:table-row>
        <table:table-row table:style-name="ro1">
          <table:table-cell table:style-name="ce73" office:value-type="string" calcext:value-type="string">
            <text:p>Abarcac cirian euren oñetacuac, ta ortocic ibilten bere ez <text:span text:style-name="T1">cirian lotsatute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Eta celan <text:span text:style-name="T1">aci cendubezan</text:span> zu? ¿Celan cinuazan escola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Osatuten bada</text:span> celan edo alan, zorijonian dei eguin jat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re bestelango plateroc <text:span text:style-name="T1">austen dira</text:span> egunian bein lurrezcuac badira, ta bestelanguac, edo urtu oi ditu subac, edo ausita saldu edo trucau biar izaten dir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Cer diñozu? ¿Nun <text:span text:style-name="T1">aci zara</text:span>? Bedeincatu eguizu bada gaur esan eztaiguben cristinau gaistuac garial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text:span text:style-name="T1">Jatsico dira</text:span> meza enzutera jai egunetan indrisca, ta eurra bada bere</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Baña bildur naz errebesau ez daidan, edo aise dongas <text:span text:style-name="T1">bete</text:span> ez <text:span text:style-name="T1">nadi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73" office:value-type="string" calcext:value-type="string">
            <text:p>¿Cetan <text:span text:style-name="T1">parau</text:span> ete <text:span text:style-name="T1">zan</text:span> Piestia? ¿Noc osatu eb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text:span text:style-name="T1">dira</text:span> ez onlango heridac Bedarchubaz <text:span text:style-name="T1">oset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Nic ez daquit celan <text:span text:style-name="T1">osatu zan</text:span> cantau daben tranc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Ez <text:span text:style-name="T1">jacolaco</text:span> echagun beguiratu bati ondo <text:span text:style-name="T1">eguiten</text:span> buruba bat eguiti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Ibillico dira gaisuen artian odolac manchau eztaguizan bildurrez sangrija bat <text:span text:style-name="T1">eguin</text:span> biar <text:span text:style-name="T1">dani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Errazago <text:span text:style-name="T1">icasten dira</text:span> zure biarguinzac niriac baño</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Maisuba; ¿eta cer eguingo cenduque zuc burdi bat banatu, burpillac locatu ta ascora bat <text:span text:style-name="T1">emongo balichaquezu</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number-columns-repeated="16373"/>
        </table:table-row>
        <table:table-row table:style-name="ro1">
          <table:table-cell table:style-name="ce73" office:value-type="string" calcext:value-type="string">
            <text:p><text:span text:style-name="T1">Atera</text:span> biar <text:span text:style-name="T1">da</text:span> odola gach ascotan, baña neure ustez, ez aimbestetam, celan ateraten d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Atera biar da odola gach ascotan, baña neure ustez, ez aimbestetam, celan <text:span text:style-name="T1">ateraten da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eintzat ez odolaterateric eguin Osaguille nausi, Medicuben icena <text:span text:style-name="T1">emoten jaqueenac</text:span> gaisua icusi, ta oneec aguindu arti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Biar sari guiejago <text:span text:style-name="T1">emoten bajatzu</text:span> odola ateratiarren, bildur izateco da diru guriac aci edo gueitu ezdeguizan odola aterateco premi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Ai nire esanac <text:span text:style-name="T1">eguin balir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Adisquidia, ¿cer da erretilluba? Platerian <text:span text:style-name="T1">ateraten dira</text:span> aza ta oqueli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Zure bestelango plateroc austen dira egunian bein lurrezcuac badira, ta bestelanguac, edo urtu oi ditu subac, edo ausita saldu edo <text:span text:style-name="T1">trucau</text:span> biar <text:span text:style-name="T1">izaten dir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73" office:value-type="string" calcext:value-type="string">
            <text:p>Ascoz gozuago dira aza ta oquela zati escuz ebagui, atzacaz ta oguiz batu, ta <text:span text:style-name="T1">jaten dirianac</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Nire echian ta baserricoen artian beti jan aurreti alan <text:span text:style-name="T1">eguin</text:span> oi <text:span text:style-name="T1">da</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73" office:value-type="string" calcext:value-type="string">
            <text:p>¿Cer <text:span text:style-name="T1">esango litzate</text:span> enzungo balitz baserritar batec bedeincatuten dabela maia, ez jaquinarren Barberubac ain apaindu, ta Madrilen urtiac eguin dituba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number-columns-repeated="16373"/>
        </table:table-row>
        <table:table-row table:style-name="ro1">
          <table:table-cell table:style-name="ce73" office:value-type="string" calcext:value-type="string">
            <text:p>¿Cer esango litzate <text:span text:style-name="T1">enzungo balitz</text:span> baserritar batec bedeincatuten dabela maia, ez jaquinarren Barberubac ain apaindu, ta Madrilen urtiac eguin ditubanac?</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73" office:value-type="string" calcext:value-type="string">
            <text:p>Miliquerijen artian ez<text:span text:style-name="T1">da</text:span> aragui sendoric <text:span text:style-name="T1">eguiten</text:span></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73" office:value-type="string" calcext:value-type="string">
            <text:p>Onac ta chaarrac, atsacabia ta atseguiña emoten dabeenac <text:span text:style-name="T1">artu</text:span> biar <text:span text:style-name="T1">dira</text:span> aserre baga</text:p>
          </table:table-cell>
          <table:table-cell table:style-name="ce64" office:value-type="string" calcext:value-type="string">
            <text:p>Mogel’s <text:span text:style-name="T60">Peru Abarca </text:span>(1802)</text:p>
          </table:table-cell>
          <table:table-cell table:style-name="ce12" office:value-type="string" calcext:value-type="string">
            <text:p>Mogel, Juan A. 1904. <text:span text:style-name="T60">El doctor Peru Abarca</text:span>. Durango: Florentino Elosu.</text:p>
          </table:table-cell>
          <table:table-cell office:value-type="string" calcext:value-type="string">
            <text:p>Narrative</text:p>
          </table:table-cell>
          <table:table-cell table:style-name="ce8" office:value-type="string" calcext:value-type="string">
            <text:p>(5) Transition to literary language</text:p>
          </table:table-cell>
          <table:table-cell office:value-type="string" calcext:value-type="string">
            <text:p>19th century</text:p>
          </table:table-cell>
          <table:table-cell office:value-type="string" calcext:value-type="string">
            <text:p>Western Basque</text:p>
          </table:table-cell>
          <table:table-cell table:style-name="ce13"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racusaldiac, lenvicico Comunioraco <text:span text:style-name="T1">prestatu bear diran</text:span> Aurrentzat</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Bai, Jauna, Fede, Esperanza, ta onezco damu, edo Contricio osoarequin <text:span text:style-name="T1">biurtzen baciran</text:span> Jaunaga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Confesatcen diran</text:span> becatari guciac artzenote ditue ondasun oe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mbicia,<text:span text:style-name="T1"> jarrico naiz</text:span> Jaunaren aurrean lecu egoquiren batean, ta adoratuco det humilltasun, eta errespeto guciarequin, goiceco jaieran eracusten dan bezal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Lembicia, <text:span text:style-name="T1">jarrico naiz</text:span> Jaunaren aurrean, eta adoratuco det humiltasun, eta errespeto guciarequi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Bostgarrena, <text:span text:style-name="T1">Confesatzen nintzanean</text:span>, oroitzen ote nintzan leneco Confesio, ta Comunio gaizto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raz onezco damu, edo Contricioarequin confesatzeco <text:span text:style-name="T1">prestatzen bada</text:span> bat, eta Elizara dijoala bidean iltzen bada Confesiogabe, Ceru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ta beldurrezco damu, edo Atricioarequin <text:span text:style-name="T1">prestatzen dana</text:span> confesatzeco, Elizaraco bidean iltzen bada Confesiogabe, no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asmo gucitic jayoa, eta alaco sasoian Ipintzen duana becataria, non prest <text:span text:style-name="T1">jartzen dan</text:span> ecergatic-ere aurrera becaturic ez eguiteco</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sco ote da becatu larriric beiñere ez eguiteco asmoa, becatu venialac baicic eguiñ ez duana, <text:span text:style-name="T1">confesatzen dane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tzeco asmo-iduri utsarequin <text:span text:style-name="T1">confesatu</text:span> oi <text:span text:style-name="T1">diran</text:span> becatarien gañ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or, edo ceiñ ote dira ontzeco asmo eguiazco gabe, edo asmo-irudi utsarequin-<text:span text:style-name="T1">confesatzen diranac</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Nola <text:span text:style-name="T1">confesatu ditequean</text:span> becatu venialac baicic ez duana, esan dá bederatzi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Confesoreac ematen dion penitencia eguiteco asmo gabe <text:span text:style-name="T1">confesatcen danac</text:span> cer becatu eguiten du?</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igarrena, Comulgatu bear badu, eta becatuan <text:span text:style-name="T1">arquitzen ba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fesatzeco <text:span text:style-name="T1">prestatzen ceranean</text:span>, acusatzen asi baño len eguin bear dezu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fesatzera zoacenean, nola <text:span text:style-name="T1">jarrico cer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Jarrico naiz</text:span> belaunico umiltasun andiarequin, eta ciñatuco nai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Ongui diozu, baña zarrai, eta ericho daudenai lecu eguitea, lembaitlen <text:span text:style-name="T1">Confesa ditecen</text:span>, ederqui dirudian gauza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Acusatzen asi baño len esan, eta eguin bear dezuna aditu degu: esazu orain nola <text:span text:style-name="T1">acusatuco cer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Acusatcen naiz</text:span> nere Jangoicoa bear bezala ez amatu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Acusatzen naiz</text:span> eriotzaco orduan etsaiac acusatuco nauan guci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nengoan <text:span text:style-name="T1">eracusten dira</text:span>, Confesioco Sacramentuari dagozcan gauza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irugarrenean, nola obraz <text:span text:style-name="T1">eguiten dan</text:span> lenengo bietan hitzez adiraci da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Hirugarrenean, nola obraz eguiten dan lenengo bietan hitzez <text:span text:style-name="T1">adiraci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renean, <text:span text:style-name="T1">eracusten zayo</text:span>, alá lenvicico Comunioa eguiten duan aurrari, nola, edo cein Cristauri betico vicitza doatsuaren bide eder-garbi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Cer icen </text:span><text:span text:style-name="T181">eman</text:span><text:span text:style-name="T182"> oi </text:span><text:span text:style-name="T181">zate</text:span><text:span text:style-name="T182"> biotzeco damuari, aozco Confesioari, eta obrazco satisfaccioari?</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Cer dan, eta nola <text:span text:style-name="T1">eguin ditequean</text:span>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Lembicia, jarrico naiz Jaunaren aurrean lecu egoquiren batean, ta adoratuco det humilltasun, eta errespeto guciarequin, goiceco jaieran <text:span text:style-name="T1">eracusten dan</text:span> bezal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esan dezu: eta cer dan Jaunaren aurrean jartzea, eta nola gauz oec <text:span text:style-name="T1">eguiten diran</text:span> batzuetan laburseago, eracutsico zatzu hirugarren Part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esan dezu: eta cer dan Jaunaren aurrean jartzea, eta nola gauz oec eguiten diran batzuetan laburseago, <text:span text:style-name="T1">eracutsico zatzu</text:span> hirugarren Parte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Confesio gaiztoac berritzeco nola <text:span text:style-name="T1">eguin ditequean</text:span>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san dezu, nola <text:span text:style-name="T1">eguin bear dan</text:span> azqueneco Confesioric oraindañoco examin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Cergatic <text:span text:style-name="T1">deitzen zaio</text:span> <text:span text:style-name="T13">Atricioari beldurrezco damu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len <text:span text:style-name="T1">esan dan</text:span> bezala, Atricioa bera utsic ez dan asco becatariari graciaren apaindura ederra emateco</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Ceren errazago sortzen dan guchitan <text:span text:style-name="T1">eguin</text:span> oi <text:span text:style-name="T1">dan</text:span> becatuan ez erortzeco asmo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ortu, edo <text:span text:style-name="T1">confesatu bear</text:span> ote <text:span text:style-name="T1">dira</text:span> becatu venialac-ere?</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Nola confesatu ditequean becatu venialac baicic ez duana, <text:span text:style-name="T1">esan dá</text:span> bederatzi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ortzea becatuac examinan <text:span text:style-name="T1">arquitu diran</text:span> eran, eta adiñ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otsaz, edo gaiztaqueriaz becatu larriac edertzen, edo isilic <text:span text:style-name="T1">gordetzen badira</text:span> Confesioan, cer becatu eguiten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otsaz, edo gaiztaqueriaz becatu larriac edertzen, edo isilic gordetzen badira Confesioan, cer becatu <text:span text:style-name="T1">eguiten 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 Jauna, ceren Confesio onarequin bacarric quentzen, eta <text:span text:style-name="T1">bucatzen dan</text:span> becatu larrien confesatu bea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ngui diozu: eta confesio gaistoac berritzeco nola <text:span text:style-name="T1">eguin ditequean</text:span> examina, esan zan bost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Ongui diozu: eta confesio gaistoac berritzeco nola eguin ditequean examina, <text:span text:style-name="T1">esan zan</text:span> bostgarren Eracusaldi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usitzen duan penitentcia chiquia bada, chiquia, edo veniala izango dá alde onetatic <text:span text:style-name="T1">eguiten dan</text:span> becatua ere</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Umilqui escatuco, edo erregutuco diot, alda deguidala beste penitencia batera, <text:span text:style-name="T1">alda baditeque</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 du Elizac señalatu dembora hau, baña Iruñeco Apaiz Nagusiaren mendeco errietan ala leguez, nola usanzaz garizuman <text:span text:style-name="T1">eguiñ</text:span> oi <text:span text:style-name="T1">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guintzen du, vicitzan ez <text:span text:style-name="T1">daquiela utzi</text:span> Elizan sartzen, eta hiltzen diranean, ucatu daquiela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Aguintzen du, vicitzan ez daquiela utzi Elizan sartzen, eta hiltzen diranean, <text:span text:style-name="T1">ucatu daquiela</text:span>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4) [past participle + *<text:span text:style-name="T60">edin</text:span>]</text:p>
          </table:table-cell>
          <table:table-cell table:number-columns-repeated="16373"/>
        </table:table-row>
        <table:table-row table:style-name="ro1">
          <table:table-cell table:style-name="ce41" office:value-type="string" calcext:value-type="string">
            <text:p>Lembicia, barcatzen du becatuai cegoten betico pena, eta aldatzen du, emen, edo Purgatorioan demboraz <text:span text:style-name="T1">bucatuco dan</text:span>, pen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Cembat gauzatara<text:span text:style-name="T1"> biurtcen dira</text:span> esan dituzun bost oe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gatic bost gauza aec <text:span text:style-name="T1">biurtcen dira</text:span> iru oeta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examina <text:span text:style-name="T1">biurtcen dan</text:span> Confesio onera; eta ontzeco asmoa eguiazco damu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rugarrena, becatu larri, edo mortal gucietara <text:span text:style-name="T1">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damu au dala Espiritu Santuaren laguntza, eta graciarequin <text:span text:style-name="T1">sor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ditzen det gañera, damu au <text:span text:style-name="T1">sortzen dala</text:span> Fedeac eracusten duan damu bide, edo motivoren bategati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cic bear dala viotzetic eguiaz, eta venaz <text:span text:style-name="T1">sortzen dan</text:span> damu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aditzen dezu becatu larri gueietara <text:span text:style-name="T1">zabaltzen dán</text:span> damuarequi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amu bat biotzean <text:span text:style-name="T1">sortzen dana</text:span>, lembicia, ceren gauza guciz itsusia d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text:span text:style-name="T1">sortu</text:span> oi <text:span text:style-name="T1">dan</text:span> betico vicitza galtzeco, eta betico su, eta garretan erortzeco beldurre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Damut bat biotzean <text:span text:style-name="T1">sortzen dana</text:span>, ceren Ontasun, eta Maitagarritasun baztergabea dan Jaunaren contra becatu eguin degu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ontricioa da añ damu indartsua, añ miragarri, ta prestua, non biotzean <text:span text:style-name="T1">sortzen dan</text:span> une, edo puntuan bertan ayenatzen dituan becatu larri guciac</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Beraz onezco damu, edo Contricioarequin confesatzeco prestatzen bada bat, eta Elizara dijoala bidean </text:span><text:span text:style-name="T181">iltzen bada</text:span><text:span text:style-name="T182"> Confesiogabe, Cerura joango d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 Jauna, ceren Jaunaren gracian <text:span text:style-name="T1">ilco d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ta beldurrezco damu, edo Atricioarequin prestatzen dana confesatzeco, Elizaraco bidean <text:span text:style-name="T1">iltzen bada</text:span> Confesiogabe, nora joango d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nfernura, ceren becatuan <text:span text:style-name="T1">ilco dan</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Bigarrena, becatu gucietara, larrietara, beintzat, <text:span text:style-name="T1">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aditzen dezu diozunean: <text:span text:style-name="T13">becatu gucietara, larrietara beintzat, </text:span><text:span text:style-name="T183">zabaltzen dana</text:span>?</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en errazago <text:span text:style-name="T1">sortzen dan</text:span> guchitan eguin oi dan becatuan ez erortzeco asmo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guintzen du, vicitzan ez daquiela utzi Elizan sartzen, eta <text:span text:style-name="T1">hiltzen diranean</text:span>, ucatu daquiela Elizlurra</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ostgarrena, Confesatzen nintzanean, <text:span text:style-name="T1">oroitzen</text:span> ote <text:span text:style-name="T1">nintzan</text:span> leneco Confesio, ta Comunio gaizto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Oec eguiteco <text:span text:style-name="T1">valia diteque</text:span>, Dotrinaco liburuchoac dacarren, goiceco jayeraz</text:p>
          </table:table-cell>
          <table:table-cell table:style-name="ce13" office:value-type="string" calcext:value-type="string">
            <text:p>Agirre Asteasukoa’s <text:span text:style-name="T60">Eracusaldiac</text:span> (1803)</text:p>
          </table:table-cell>
          <table:table-cell table:style-name="ce9" office:value-type="string" calcext:value-type="string">
            <text:p>Agirre, Juan B. 1803. <text:span text:style-name="T60">Confesioco, eta somunioco sacramentuen gañean eracusaldiac, lenvicico Comunioraco prestatu bear diran Aurrentzat, eta bidez Cristau acientzat-ere bai</text:span>. Tolosa: Francisco Lama.</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Central Basqu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Sinestan dud Joangoicuatan Ayta gueiza gucietan Poder dionaren, Ceuriaren Lurraren Criazale; Eta Jesu Christo Aren Seme Gore Jein Bacocha, Zoin <text:span text:style-name="T1">Izan beicen Concebituric</text:span> Espiritu Saintu Geinaren Obraz</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Umanidadieren Zazpietaco leyna, Sines Gore Jesu Cristo Jeyna, G<text:span text:style-name="T13">[</text:span>u<text:span text:style-name="T13">]</text:span>izon dena bequinbatez, <text:span text:style-name="T1">Izan cela concebituric</text:span> Espiritu Saintu Jeynaren Obraz; Bigarna, Sines Sortu cela Ama Berginaganic</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yta gorea, Ceurietan zaudiana, <text:span text:style-name="T1">Santifica bedi</text:span> Zore icena</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Sin bequigu Zore reynoa Goregana; <text:span text:style-name="T1">Cumpli bedi</text:span> Zore borontatia, Nola ceurian Cala lurrean</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l eta orci, <text:span text:style-name="T1">Sausci cela</text:span> Limbuetra, Cantic Irurgarren Egunean Resucitatu cela Ilen artetic, Igan cela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l eta orci, Sausci cela Limbuetra, Cantic Irurgarren Egunean <text:span text:style-name="T1">Resucitatu cela</text:span> Ilen artetic, Igan cela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l eta orci, Sausci cela Limbuetra, Cantic Irurgarren Egunean Resucitatu cela Ilen artetic, <text:span text:style-name="T1">Igan cela</text:span> ceurietra, Can dagola Jasseriric Bere Ayta Poderosaren Altescoyecualtian</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mar Mandamentu Saintu cuec <text:span text:style-name="T1">Zerretan drade</text:span> Bitan: Leyna, Juangoyco Jeyna Gaiza guciez gaynetic Oneresi eta estima dezagu<text:span text:style-name="T13">[</text:span>l<text:span text:style-name="T13">]</text:span>a</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80">Umanidadieren Zazpietaco leyna, Sines Gore Jesu Cristo Jeyna, G</text:span><text:span text:style-name="T184">[</text:span><text:span text:style-name="T185">u</text:span><text:span text:style-name="T184">]</text:span><text:span text:style-name="T185">izon dena bequinbatez, Izan cela concebituric Espiritu Saintu Jeynaren Obraz; Bigarna, Sines </text:span><text:span text:style-name="T186">Sortu cela</text:span><text:span text:style-name="T187"> Ama Berginaganic</text:span></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rurgarna, Sines <text:span text:style-name="T1">Sausi cela</text:span> Linbuetra, Cantic Idoqui ztiela Patriaraquen Arimac</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na, Sines Cantic Irurgarren egunean <text:span text:style-name="T1">Resucitatu cela</text:span>; Seygarna, Sines Igan cela Ceurietara</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augarna, Sines Cantic Irurgarren egunean Resucitatu cela; Seygarna, Sines <text:span text:style-name="T1">Igan cela</text:span> Ceurietara</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Leina borontean, bigarna aoan, irorgarna burarretan, <text:span text:style-name="T1">mincetan grelaric</text:span> gore Jein eta Juangoico Jeinarequi</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orontetic bioceara, biocetic ezquerreco soinneara, ezquerrecotic escoinecoara, <text:span text:style-name="T1">mincetan grelaric</text:span> Trinitate Saintu Jeinnarequi</text:p>
          </table:table-cell>
          <table:table-cell table:style-name="ce13" office:value-type="string" calcext:value-type="string">
            <text:p>Hualde Mayo’s doctrine (1869)</text:p>
          </table:table-cell>
          <table:table-cell table:style-name="ce9" office:value-type="string" calcext:value-type="string">
            <text:p><text:span text:style-name="T298">Gómez, Ricardo. 1991. Erronkarierazko dotrina argitaragabe bat: Edizioa eta azterketa. </text:span><text:span text:style-name="T302">International Journal of Basque Linguistics and Philology</text:span><text:span text:style-name="T303"> [ASJU] Special Issue 14(1). 375</text:span><text:span text:style-name="T304">–426.</text:span></text:p>
          </table:table-cell>
          <table:table-cell office:value-type="string" calcext:value-type="string">
            <text:p>Doctrine</text:p>
          </table:table-cell>
          <table:table-cell office:value-type="string" calcext:value-type="string">
            <text:p>(6) Close to literary language</text:p>
          </table:table-cell>
          <table:table-cell office:value-type="string" calcext:value-type="string">
            <text:p>19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ta leheneko aldietan bezala, <text:span text:style-name="T1">agertuko zare</text:span> usaiako tokirat</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64">–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z dakit bertzerik <text:span text:style-name="T1">atheratuko den</text:span>, zeren orai hoik gargo<text:span text:style-name="T13">[</text:span>ro<text:span text:style-name="T13">]</text:span> handituzkoak dire nere ustez</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64">–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z dakit noiz arthe bethi <text:span text:style-name="T1">igaran garen</text:span> noiz behar dugun kanporat juan eta oinon hola gare, ez dakit noiz arthe</text:p>
          </table:table-cell>
          <table:table-cell table:style-name="ce13" office:value-type="string" calcext:value-type="string">
            <text:p>Arrangoitze letter (1881)</text:p>
          </table:table-cell>
          <table:table-cell table:style-name="ce9" office:value-type="string" calcext:value-type="string">
            <text:p>Duhalde, Maitena. 2021. Arrangoitzeko euskararen bilakaera Kanadara igorri gutun pribatu baten argitan. <text:span text:style-name="T60">Fontes Linguae Vasconum</text:span> 131. 89<text:span text:style-name="T264">–111.</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anitate da araguiaren nahicunter jarraikitcia; eta desiratcia certzaz ere hain garrazki <text:span text:style-name="T1">gaztigatu içan behar bei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Jakinxier laket çaie bere burien aguertzia eta çuhurrac <text:span text:style-name="T1">deithu içati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Çombatenaz haboro eta hobekiago beitakikeçu, hambatenaz garratzkiago <text:span text:style-name="T1">jujatu içanen cira</text:span>, saintukiago bicitcen ezpaci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Çointzaz eracasten beiteicu behar dutugula haren bicitcia eta eguitatiac imitatu; <text:span text:style-name="T1">nahi baguira</text:span> eguiazki <text:span text:style-name="T1">argui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1" office:value-type="string" calcext:value-type="string">
            <text:p><text:span text:style-name="T1">Isseya cite</text:span> arren, çoure bihotzaren gaiça ikhousten direnen amouriotic soltatçera, eta ecin ikhousten direnetarat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Ounxa centçu gabia da, salbamentiari so eztauden gaicer <text:span text:style-name="T1">estecatcen den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Nourc du guduca azcarrago bat, çoina bere buriaren goitcera <text:span text:style-name="T1">isseyatcen dena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noula haboroac <text:span text:style-name="T1">estekatcenago beitira</text:span> jakitiari, eciez behar bezala bicitciari, hartacoz ardura inganatcen di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noula haboroac estekatcenago beitira jakitiari, eciez behar bezala bicitciari, hartacoz ardura <text:span text:style-name="T1">inganatcen dir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ndi içatia tchercatcenago beitie eziez umil içatia, hartacoz bere phensamentietan khe bat beçala <text:span text:style-name="T1">ezdeusturen dir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Argudia cite</text:span> gogo hounez eta ichilic beha cite saintien hitzer</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Argudia cite gogo hounez eta ichilic <text:span text:style-name="T1">beha cite</text:span> saintien hitzer</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pirituz flacu dena eta cerbait guisaz araguiaren nahicunterara erortoki, nekez <text:span text:style-name="T1">daite</text:span> lurreco gudicietaric ossoki <text:span text:style-name="T1">sol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text:span text:style-name="T1">Ezçitiala fida</text:span> çoure jakitatian, ez çoin nahibeita guiçonen antcian; bena bai lehenago Jincoaren gracian, çoinec umilac laguntcen beitutu, eta bera baithan fidatcen direnac aphaltc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çitiala fida çoure jakitatian, ez çoin nahibeita guiçonen antcian; bena bai lehenago Jincoaren gracian, çoinec umilac laguntcen beitutu, eta bera baithan <text:span text:style-name="T1">fidatcen direnac</text:span> aphaltc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Ezçitiala glorifica</text:span> çoure aberaxturçunetan, hanitz balin baduçu; ez etare çoure adichkidetan photerexu direlacoz, bena Jincoatan, çoinec oro emaiten beiteizcu, eta ororen gagnetic bera eman nahi beitçaic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çitiala glorifica çoure aberaxturçunetan, hanitz balin baduçu; ez etare çoure adichkidetan photerexu direlacoz, bena Jincoatan, çoinec oro emaiten beiteizcu, eta ororen gagnetic bera <text:span text:style-name="T1">eman nahi beitçaic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5) [past participle + <text:span text:style-name="T60">nahi</text:span> + <text:span text:style-name="T60">izan</text:span>]</text:p>
          </table:table-cell>
          <table:table-cell table:number-columns-repeated="16373"/>
        </table:table-row>
        <table:table-row table:style-name="ro1">
          <table:table-cell table:style-name="ce41" office:value-type="string" calcext:value-type="string">
            <text:p><text:span text:style-name="T1">Ezçitiala handi</text:span> çoure khorpitzaren handitarçunaz edo edertarçunaz, çoin eritarçun tchipi batec ahitcen eta itchousten beit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ogotic ounhesten dugu <text:span text:style-name="T1">imprima dadin</text:span> Jesu-Kristen Imitacionia, çuberouco uscaralat berriz utzul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Hori da guiçonen eskietaric elkhi den libururic ederrena, escriptura sainta berhez <text:span text:style-name="T1">uzten delari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text:span text:style-name="T1">erran ahal daite</text:span>, erliac lilien cocoxetic eztigueya bilcen dian beçala, liburu hounen eguiliac bildu diala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3) [verb root + <text:span text:style-name="T60">ahal</text:span> + *<text:span text:style-name="T60">edin</text:span>]</text:p>
          </table:table-cell>
          <table:table-cell table:number-columns-repeated="16373"/>
        </table:table-row>
        <table:table-row table:style-name="ro1">
          <table:table-cell table:style-name="ce41" office:value-type="string" calcext:value-type="string">
            <text:p>Houra orhatu eta <text:span text:style-name="T1">adelatu diala</text:span>, hantic arimaren beharrune gucientzat errekeitu berheci baten emaiteco</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ahi genuke arrax oroz, othoitciaren aitcinetic edo ondotic, <text:span text:style-name="T1">iracour ledin</text:span> capitulu bat</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sseya cite arren, çoure bihotzaren gaiça <text:span text:style-name="T1">ikhousten direnen</text:span> amouriotic soltatçera, eta ecin ikhousten direnetarat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sseya cite arren, çoure bihotzaren gaiça ikhousten direnen amouriotic soltatçera, eta ecin <text:span text:style-name="T1">ikhousten direnetarat</text:span> igain eraciter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tuçula hanitz jakiteco nahicunte handiegui bat, ceren ezpiritiaren barreiadura, eta inganio handiric han <text:span text:style-name="T1">edireiten beit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citiala arren handious içan çoure jakitatiaz: bena loxa ukhen eçaçu <text:span text:style-name="T1">eman içan çaiçun</text:span> eçagutzia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Ez<text:span text:style-name="T1">ta behar gaitzexi</text:span> jakitatia edo gaicen eçagutce simplia, çoin beraurtan houn beit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text:span text:style-name="T1">Eguin behar direnen</text:span> aitcinetic ikhoustia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zta behar elhe ez gogocounte orori bere senhestia eman; bena gaiçac <text:span text:style-name="T1">behar dira</text:span> luçaz eta cincinki Jincoaren aitcinian <text:span text:style-name="T1">pheça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Elas, ardura sinhesten eta <text:span text:style-name="T1">erraiten da</text:span> ehikiago gaizkia eciez houna, besteentaco; hainbeste beikira flac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gente çuhurrec eztutie ehignera sinhesten elhe errailiac oro: ceren beitakie guiçonaren ejoguidura gaizkialat <text:span text:style-name="T1">ekharri del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Çuhurtcia da orano, nournahiren elhen ez sinhestia, eta entzun eta <text:span text:style-name="T1">sinhexi diren</text:span> gaicen, besten beharrietara ez berhala ichourtc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Eguia <text:span text:style-name="T1">da behar</text:span>, escriptura saintan <text:span text:style-name="T1">tcherkhatu</text:span>, ez elhen edertaçun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3) [past participle + <text:span text:style-name="T60">behar</text:span> + <text:span text:style-name="T60">izan</text:span>]</text:p>
          </table:table-cell>
          <table:table-cell table:number-columns-repeated="16373"/>
        </table:table-row>
        <table:table-row table:style-name="ro1">
          <table:table-cell table:style-name="ce41" office:value-type="string" calcext:value-type="string">
            <text:p>Iracourtu ere behar du escriptura saintac, <text:span text:style-name="T1">eguin içan den</text:span> ezpiritu beri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Hain gogo hounez behar dutugu iracourtu libru debotac eta simpliac, noula goraki eta jakitereki <text:span text:style-name="T1">eguin içan direnac</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2) [past participle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Ezteçaçula galtha nourc erraiten dian, bena gogoa emaçu cer <text:span text:style-name="T1">erraiten de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er nahibeita guisaz guiçonac cerbait gaizki asmatcen badu, berhala bere beithan erreus <text:span text:style-name="T1">bilhatcen d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hechatcen ere da arhinzki, nahi diana <text:span text:style-name="T1">eguiten ezçayonia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ori da guiçonen eskietaric <text:span text:style-name="T1">elkhi den</text:span> libururic ederrena, escriptura sainta berhez uzten delaric</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ena erran ahal daite, erliac lilien cocoxetic eztigueya <text:span text:style-name="T1">bilcen dian</text:span> beçala, liburu hounen eguiliac bildu diala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na erran ahal daite, erliac lilien cocoxetic eztigueya bilcen dian beçala, liburu hounen eguiliac <text:span text:style-name="T1">bildu diala</text:span> escriptura saintaren bihotzuni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rdura orhit cite erran çahar hounez, ez<text:span text:style-name="T1">tela</text:span> beguia <text:span text:style-name="T1">assetcen</text:span> so eguitez ez beharria entzute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Ichil bite</text:span> dotorac, mutu bite creaturac oro çoure aitcinian, eta çu cihaur mintza zakiztadal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Ichil bite dotorac, <text:span text:style-name="T1">mutu bite</text:span> creaturac oro çoure aitcinian, eta çu cihaur mintza zakiztadal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Ezpiritu chahu, simple, eta fermo bat ez<text:span text:style-name="T1">ta</text:span> eguiteco hanitzetan <text:span text:style-name="T1">barreiatcen</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Çoumbat ez<text:span text:style-name="T1">tira</text:span> mundian jakite vano batez <text:span text:style-name="T1">galtcen</text:span>, Jincoaren cerbutchiaz acholic eztielaco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içonac <text:span text:style-name="T1">igaraiten dira</text:span>, bena Jincoaren eguiac bethi iraiten du</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ere buriari ossoki <text:span text:style-name="T1">hil eztena</text:span> berhala tentaturic eta garhaituric da, gaiça tchipi eta char elibatet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rdura <text:span text:style-name="T1">orhit cite</text:span> erran çahar hounez, eztela beguia assetcen so eguitez ez beharria entzutez</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Hobe da eguiazki Jincoa cerbutchatcen dian laborari umil bat, eciez filosofo urguluxu bat, çoinec bere arimaren arrancura utziric, celuco içarren lasterrac <text:span text:style-name="T1">gogouatcen beitutu</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0) [past participle + <text:span text:style-name="T60">ukan</text:span>]</text:p>
          </table:table-cell>
          <table:table-cell table:number-columns-repeated="16373"/>
        </table:table-row>
        <table:table-row table:style-name="ro1">
          <table:table-cell table:style-name="ce41" office:value-type="string" calcext:value-type="string">
            <text:p>Nouri ere Verbo eternala <text:span text:style-name="T1">mintçatcen beita</text:span>, houra hanitz nahasduratic escantzutcen da</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Ichil bite dotorac, mutu bite creaturac oro çoure aitcinian, eta çu cihaur <text:span text:style-name="T1">mintza zakiztadala</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aiça segura da azken judicioco egunian etzaicula galthatu içanen, cer iracourtu dugun, bena bai cer eguin dugun; ez çoinen ounxa <text:span text:style-name="T1">mintçatu guiren</text:span>, bena bai çoinen debotki bici içan guire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estec diticie orai hen carguiac, eta eztakit hetzaz <text:span text:style-name="T1">orhitcen</text:span> ere <text:span text:style-name="T1">direnez</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Jincoa hanitz maneriaz <text:span text:style-name="T1">mintzatcen çaicu</text:span>, ihouren berhezkeriaric eguin gabe</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Umileki eta simpleki, deboteki eta pherestieki içan cite ardura; eta hounialat erakharten dien gaicetzaz <text:span text:style-name="T1">mintza cite</text:span></text:p>
          </table:table-cell>
          <table:table-cell table:style-name="ce13" office:value-type="string" calcext:value-type="string">
            <text:p>Intxauspe’s <text:span text:style-name="T60">Jesu-Kristen imitacionia</text:span> (1883)</text:p>
          </table:table-cell>
          <table:table-cell table:style-name="ce9" office:value-type="string" calcext:value-type="string">
            <text:p>Intxauspe, Emmanuel. 1883. <text:span text:style-name="T60">Jesu-Kristen imitacionia</text:span>. Baiona: Lamaignère.</text:p>
          </table:table-cell>
          <table:table-cell office:value-type="string" calcext:value-type="string">
            <text:p>Translation</text:p>
          </table:table-cell>
          <table:table-cell office:value-type="string" calcext:value-type="string">
            <text:p>(7) Very close to literary language</text:p>
          </table:table-cell>
          <table:table-cell office:value-type="string" calcext:value-type="string">
            <text:p>19th century</text:p>
          </table:table-cell>
          <table:table-cell office:value-type="string" calcext:value-type="string">
            <text:p>Souletin</text:p>
          </table:table-cell>
          <table:table-cell office:value-type="string" calcext:value-type="string">
            <text:p>4 (very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Bigarren gazeta <text:span text:style-name="T1">igorria izanen da</text:span> gaurkua bezala hainitz presuneri, partikularki herrietako konseiluko jauneri</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ertze aldiko gazetan emanen ditugu, eskual herriko merkatu handienetan, abonamenduen errezibitzeko, <text:span text:style-name="T1">kargatuak izanen diren</text:span> presunen izen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ainan <text:span text:style-name="T1">othoiztatuac izan dire</text:span>, promes ederrez inguratuac, eman dute beren hitza eta atchiki; azken aldico segur</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Orain beretik <text:span text:style-name="T1">errezibitzen dire</text:span> abonamenduak adreza hun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Frantzian urte buru batetic bertzeat <text:span text:style-name="T1">saltzen da</text:span> hamar edo hamabi miliunen bakala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rhain hori ez <text:span text:style-name="T12">da</text:span> itshaso guzietan kausitzen; arrantza handienak <text:span text:style-name="T1">egiten dire</text:span> Ameriketako irla batean zoina deithzen baitugu Tern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itzazkegu condena flacatu direnac; <text:span text:style-name="T1">itzulico zauzkigu</text:span>, segur, helduden bozke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text:span text:style-name="T157">Ordre tirano horren pean </text:span><text:span text:style-name="T158">erabili dire</text:span><text:span text:style-name="T188"> etchez etche, othoizca </text:span><text:span text:style-name="T189">– ez dakit belhaunicatu den cembeit – cer nahi pentsatuz, cer nahi erranez</text:sp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phezarena, erlijioneari <text:span text:style-name="T1">behatcen diren</text:span> kestione gucieta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Deputatuen ganbaran <text:span text:style-name="T1">pasatu da</text:span> egun haukietan lege berri bat zoinen medioz: kampo erresumetarik Frantzian sartuko den ogi bii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Deputatuen ganbaran pasatu da egun haukietan lege berri bat zoinen medioz: kampo erresumetarik Frantzian <text:span text:style-name="T1">sartuko den</text:span> ogi biiak</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rhain hori ez <text:span text:style-name="T1">da</text:span> itshaso guzietan <text:span text:style-name="T1">kausitzen</text:span>; arrantza handienak egiten dire Ameriketako irla batean zoina deithzen baitugu Ternu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re entseguez nahico dugu zuen etchetan bethi <text:span text:style-name="T1">ager diten</text:span> Eskual herrico usantcha zaharrac; gure ahal guciaz defendiatuco ditugu zuen intresac</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Badakigu denec cer conditionetan <text:span text:style-name="T1">agertu den</text:span> Morde Joanthoren icen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34,000 botz horiec han izanen dire fidelki lehen eleccione yeneraletan; horiec <text:span text:style-name="T1">yuntatuco dire</text:span>; 6,000 botz emaile aurthen bozcatu ez direnac eta churi direnac segurki</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hen orenan <text:span text:style-name="T1">trichtatu gare</text:span>, bainan gutienic ez gire lotsa ethorkitzuneco</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duco Errepublicaren obrac <text:span text:style-name="T1">mintzatuco dire</text:span> berac eta goraki gure alde</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41" office:value-type="string" calcext:value-type="string">
            <text:p>Eskualdun langileak eta laborariak ikhusten duzue beraz deputatu churiak zuetaz <text:span text:style-name="T1">okupatzen direla</text:span> Parisen</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Churiac berac <text:span text:style-name="T1">estonatu ciren</text:span> Morde Joanthoren agertceaz; casic denac, batzu bihotcez, bertceac bortchaz, preparatuac ginen botzen ez emaitera</text:p>
          </table:table-cell>
          <table:table-cell table:style-name="ce13" office:value-type="string" calcext:value-type="string">
            <text:p><text:span text:style-name="T60">Escualduna</text:span> newspaper (1887)</text:p>
          </table:table-cell>
          <table:table-cell table:style-name="ce9" office:value-type="string" calcext:value-type="string">
            <text:p>Etxeberri, Louis &amp; Jean Hiriart-Urruti. 1887. <text:span text:style-name="T60">Escualduna – Le basque: Journal basque-français</text:span>. Bayonne/Baiona: A. Lamaignère.</text:p>
          </table:table-cell>
          <table:table-cell office:value-type="string" calcext:value-type="string">
            <text:p>News reports</text:p>
          </table:table-cell>
          <table:table-cell office:value-type="string" calcext:value-type="string">
            <text:p>(1) Very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2 (regular)</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60">Geexina gure neskato izanari mila goraintziak </text:span><text:span text:style-name="T61">ezkondu den</text:span><text:span text:style-name="T13">[…]</text:span><text:span text:style-name="T60">; horra dazkigun berri guziak</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Khusi dugu hanitz jende <text:span text:style-name="T1">hil dela</text:span> eta desiratzen ginuen gure etxeko ahaiden berriak xeheki jakitiaz </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150">Don Paskualek ideia du jiteko Ahazparneraino tur bat fite. Menturaz maiatzian </text:span><text:span text:style-name="T190">phastuko da</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3" office:value-type="string" calcext:value-type="string">
            <text:p>Jose karpinterua <text:span text:style-name="T1">hil</text:span> izan <text:span text:style-name="T1">da</text:span>, eta karnabalak ere arras tristiak phasatu dira; Juan konserbakua itho ze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Jose karpinterua hil izan da, eta karnabalak ere arras tristiak <text:span text:style-name="T1">phasatu dira</text:span>; Juan konserbakua itho ze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Jose karpinterua hil izan da, eta karnabalak ere arras tristiak phasatu dira; Juan konserbakua <text:span text:style-name="T1">itho zen</text:span> Uruguain bera(k) juanik edo bertzek jauzi eginarazirik</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3" office:value-type="string" calcext:value-type="string">
            <text:p><text:span text:style-name="T191">Juanes zaharraren phartez arrebari goraintzi Ondarlara, berriak jakin nahia dela, eta Piarre Ttipiak miliunka Josepe Ezkerrarekin xinhaurri hiltzen ari direla eta erdi lotsatuak direla, nahi luketela jakin </text:span><text:span text:style-name="T192">bueltatuko den</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3" office:value-type="string" calcext:value-type="string">
            <text:p><text:span text:style-name="T191">Mila goraintzi gutaz galdatzen duten guzier; </text:span><text:span text:style-name="T192">gelditzen gira</text:span><text:span text:style-name="T191"> arrapostuaren espero</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ure osagarria arras ona da eta desiratzen dautzug<text:span text:style-name="T13">[</text:span>u<text:span text:style-name="T13">]</text:span> abantail beraz goza ziten orai eta bethi</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93" office:value-type="string" calcext:value-type="string">
            <text:p><text:span text:style-name="T60">Bixkaineko familiain eta Ortxaixeneko familia</text:span><text:span text:style-name="T13">[</text:span><text:span text:style-name="T60">i</text:span><text:span text:style-name="T13">]</text:span><text:span text:style-name="T60">n berriak, Unhaianekuez (Unhaianekuek), Gallurrukuak, aita hanitz </text:span><text:span text:style-name="T61">orhoitzen dela</text:span><text:span text:style-name="T60"> gaztiaz</text:span></text:p>
          </table:table-cell>
          <table:table-cell table:style-name="ce13" office:value-type="string" calcext:value-type="string">
            <text:p>Manex and Franziska Gaztanbide’s letters (1893)</text:p>
          </table:table-cell>
          <table:table-cell table:style-name="ce9" office:value-type="string" calcext:value-type="string">
            <text:p><text:span text:style-name="T305">Kamino, Peio &amp; Patxi Salaberri. 2006. Luzaideko eta Ondarrolako hiru gutun. </text:span><text:span text:style-name="T306">Fontes Linguae Vasconum</text:span><text:span text:style-name="T307"> 101. 95</text:span><text:span text:style-name="T304">–108.</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19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Martxede eskatu zitzauna egin balau, <text:span text:style-name="T1">ezren enuxaten</text:span> eta xarrekiten zren adexkidetarzun berarta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Leku egongiuarengatik, <text:span text:style-name="T1">ankartu zren</text:span> bi emazte; batak zion iror ogei ta zortzi urte; eta berziak ogei ta borz</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Gero, trenprareki <text:span text:style-name="T1">gaintu</text:span> emon <text:span text:style-name="T1">zren</text:span>, gaztiak zarretaz; eta faiten emon zren zarrak zauden etseko bortara, kantatra berze kantxoin xunto oiltan daudana</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ai xa eztaud isartan oboro, solo xarrekitan nazala osagarri eta xateko ganu onareki; koneki <text:span text:style-name="T1">despeditan naz</text:span> Urrietakuaraino</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tik, ene gaztezutiuan, <text:span text:style-name="T1">erraiten zen</text:span> emaztek altarier eta saintiuer egiten zein erreberenziari</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izon bilgune batian, batek ezbadu elerik erran, karentako <text:span text:style-name="T1">erraiten da</text:span> anitx gisatra</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naxe ilik dauden arima guziuentako elizan <text:span text:style-name="T1">egiten dra</text:span> funzione andi banak</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un xa estaud obro isartan, baizik, orri zerbutxatu naz betik <text:span text:style-name="T1">baratan nazala</text:span> gose andi bateki</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ztaud isartan obro, ezik betik <text:span text:style-name="T1">baratan naz</text:span> gisa berian, aiketa Mayatzekuaraino</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osetxaren biltako tenpran, <text:span text:style-name="T1">ezta baratan</text:span> gentia gay eta egun, nola tenpra baidigu llabur, aprobetxatiagatik</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alako gisan sartu emon zitzabein lotsa, <text:span text:style-name="T1">ezbaizren erkiten</text:span> este, biltan zrenetik</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Kalako gisan sartu emon zitzabein lotsa, ezbaizren erkiten este, <text:span text:style-name="T1">biltan zrenetik</text:spa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nixko ganuareki nago xakin nay, ya orri <text:span text:style-name="T1">sontuto denez</text:span> edo nola dago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ndorian bi goxez erori zen izotz bat kartxirietan talatu baizaizkugun alubiak eta gaiza tierno guziuak <text:span text:style-name="T1">exartu dira</text:spa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Egun kuetan nago sendimentu pikor bateki; orai gunean <text:span text:style-name="T1">il zitzaitadan</text:span> ñore mentian adexkiderik andien ekun duana, iria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text:span text:style-name="T1">Il zen</text:span> minik bage; solo irur egun igari zion oyan; berak eskatruk, errezibitu ztion sakramentu saintu guziuak</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Nola ezbaitud ekun orren kartarik, min artu zionaz gero, betik nago xakin nay <text:span text:style-name="T1">sontotu zenez</text:span> ote; eta zertan daraman berorren lan andia</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nke erraiten daitadala daigun udan xinen dela kona gaizak onki <text:span text:style-name="T1">erkiten bazazkau</text:span> ilabete batentako, kemenko uren artra, ene eta iror edo lauren lagungiuareki, tenpra guziuan uskaraz ele erraiteko</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Gero orrek ekusen du zer egin biar dion; <text:span text:style-name="T1">ezgra gatxiten</text:span> noranai fan dein, badakigu ñork ere eztakiola obeki, bapana berark, gaizak nola komeni zazka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un ketan <text:span text:style-name="T1">guartu nintzen</text:span> ortaz, konsentitu nion, xa, eznaula eskribiten obrorik</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Orai gunian <text:span text:style-name="T1">guartu nintzen</text:span>, nola ene Ama zenak (Jangeikoak bere zeurian dakala) kontatan zaitadan</text:p>
          </table:table-cell>
          <table:table-cell table:style-name="ce13" office:value-type="string" calcext:value-type="string">
            <text:p>Mariano Mendigatxa’s letters (1902-1916)</text:p>
          </table:table-cell>
          <table:table-cell table:style-name="ce9" office:value-type="string" calcext:value-type="string">
            <text:p><text:span text:style-name="T308">Estornés Lasa, José. 1984. Mendigatxa’k Azkue’ri kartak (1902-1916) eta Erronkari’ko uskaratik utzulpen ta goarpenak. </text:span><text:span text:style-name="T309">Fontes Linguae Vasconum</text:span><text:span text:style-name="T310"> 43. </text:span><text:span text:style-name="T311">55–127.</text:span></text:p>
          </table:table-cell>
          <table:table-cell office:value-type="string" calcext:value-type="string">
            <text:p>Letters</text:p>
          </table:table-cell>
          <table:table-cell office:value-type="string" calcext:value-type="string">
            <text:p>(2) Close to oral language</text:p>
          </table:table-cell>
          <table:table-cell office:value-type="string" calcext:value-type="string">
            <text:p>20th century</text:p>
          </table:table-cell>
          <table:table-cell office:value-type="string" calcext:value-type="string">
            <text:p>Roncalese</text:p>
          </table:table-cell>
          <table:table-cell office:value-type="string" calcext:value-type="string">
            <text:p>3 (strong)</text:p>
          </table:table-cell>
          <table:table-cell office:value-type="string" calcext:value-type="string">
            <text:p>(7) Antipassive</text:p>
          </table:table-cell>
          <table:table-cell office:value-type="string" calcext:value-type="string">
            <text:p>(3) Transitive-antipassive altern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text:span text:style-name="T1">Izan zen arrestatua</text:span> eta Baionarat erema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Gure Larregain <text:span text:style-name="T1">izan zen</text:span> beraz <text:span text:style-name="T1">kondenatua</text:span> itzalerat sei ilabeterentz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idez erdirat orduko <text:span text:style-name="T1">izan zen arrestatua</text:span> galdatzen ziolarik gizon kasketadun batek “Votre bille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zkenean ezaguturik noikin zuen opera, <text:span text:style-name="T1">izan zen egorria</text:span>; treinaz etori naia, oinez ets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text:span text:style-name="T1">Izan zen aRrestatua</text:span> eta Bayonarat erema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Gure LaRegain <text:span text:style-name="T1">izan zen</text:span> beraz <text:span text:style-name="T1">kondenatua</text:span> itzalera sei ilabeterentz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Bide erdirat oRduko <text:span text:style-name="T1">izan zen aRestatua</text:span> galdatzen ziolarik gizon kasketadun batek “Votre bille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Azkenean ezaguturik noikin zuen opera, <text:span text:style-name="T1">izan zen egoRia</text:span>; treinaz etoRi naia, oinez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41" office:value-type="string" calcext:value-type="string">
            <text:p><text:span text:style-name="T1">Bestitzen da</text:span> soldado arropan. Aitak [ematen dio] zaldia eta behar duen diru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tak zer egiten du ikusteko ian kuraya izanen zuen: bide lazterretz <text:span text:style-name="T1">ateratzen zayo</text:span> bid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onako patroina <text:span text:style-name="T1">deitzen da</text:span> Saint Leon saindu haundiagorik eztut senti neho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ur haurra zelarik, mutil bezala zagon Bastoinea <text:span text:style-name="T1">deitzen den</text:span> etxe batean, egonaren medioz etxekotu ondo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nohako eremuetan Atxulai deitzen dugun mendixka baten hegalean <text:span text:style-name="T1">ikusten da</text:span> kapera ttipi bat itxuraz gauza guti, bizkitartean urhun ageri d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ionatik haxirik, Urdazuriraino ez <text:span text:style-name="T1">da</text:span> herri bat nundik <text:span text:style-name="T1">ikusten</text:span> ez baita kapera xuri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iazki lekhu xarmagarria da; lekhu aiphatuenak kurriturik ere, ezin <text:span text:style-name="T1">hauta ziteken</text:span> toki ederragorik</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uk dakiguna da, duela hurbil berrehun bat urthe, han bizi zela ermitau saindu bat Jean Batiste Beherekotxea <text:span text:style-name="T1">deitzen zena</text:span>, Ainhoa Gorritiko etxean sortua z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yonako patroina <text:span text:style-name="T1">deitzen da</text:span> San Leon saindu aundiagorik ez dut senti neho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HauR hauRa zelatik, mutil bezala zagon Bastoina <text:span text:style-name="T1">deitzen den</text:span> etxe bate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A-inohako eremuetan Atxulai deitzen dugun mendixka baten hegalean <text:span text:style-name="T1">ikusten da</text:span> kapera ttipi bat itxuraz gauza guti, bizkitaRtean urhun ageri d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Bayonatik hasirik, URdazuraino ez <text:span text:style-name="T1">da</text:span> heRi bat nundik <text:span text:style-name="T1">ikusten</text:span> ez baita kapera xuri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giazki lekhu xaRmagaRia da; leku aiphatuenak kuRiturik ere, ezin <text:span text:style-name="T1">hauta ziteken</text:span> toki edeRagorik</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41" office:value-type="string" calcext:value-type="string">
            <text:p>Guk dakiguna da, duela huRbil beRehun bat uRthe, ham bizi zela ermitau saindu bat Jean Batiste Beherekotxea <text:span text:style-name="T1">deitzen zena</text:span>, Ainhoa GoRitiko etxean soRtua zena</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Erraiten dio: ‘Bizia ala moltza!’ <text:span text:style-name="T1">Itzultzen da</text:span> iziturik e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41" office:value-type="string" calcext:value-type="string">
            <text:p><text:span text:style-name="T1">Izitu naiz</text:span> aita ohoin bat ateratu zai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Izitu naiz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Aita badoha bertzeari bezala erraiten dio: ‘bizi ala moltza’. <text:span text:style-name="T1">Itzultzen da</text:span> berehala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41" office:value-type="string" calcext:value-type="string">
            <text:p>Ba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Aitak zeR egiten du ikusteko ia kuraya izanen zuen: bide lazteRetz <text:span text:style-name="T1">ateratzen zayo</text:span> bid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Eraiten dio: ‘Bizia ala moltza!’<text:span text:style-name="T1"> Itzultzen da</text:span> iziturik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text:span text:style-name="T1">Izitu naiz</text:span> aita ohoin bat ateratu zai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Izitu naiz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5" office:value-type="string" calcext:value-type="string">
            <text:p>Aita badoha beRtze hari bezala eRaiten dio: ‘bizia ala moltza’. <text:span text:style-name="T1">Itzultzen da</text:span> bereala etxerat</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5" office:value-type="string" calcext:value-type="string">
            <text:p>‘HoR haiz I ere’. ‘Ba aita ohoin bat <text:span text:style-name="T1">ateratu zait</text:span>’.</text:p>
          </table:table-cell>
          <table:table-cell table:style-name="ce13" office:value-type="string" calcext:value-type="string">
            <text:p>Recordings by Rudolf Trebitsch (1913) (1)</text:p>
          </table:table-cell>
          <table:table-cell table:style-name="ce9" office:value-type="string" calcext:value-type="string">
            <text:p>Etxebarria, Jose M. 1990. Las grabaciones en euskera de la fonoteca de Viena, II. Grabaciones en dialecto labortano. <text:span text:style-name="T60">Anuario de Eusko Folklore</text:span> 36. 59<text:span text:style-name="T264">–64.</text:span></text:p>
          </table:table-cell>
          <table:table-cell office:value-type="string" calcext:value-type="string">
            <text:p>Recordings</text:p>
          </table:table-cell>
          <table:table-cell office:value-type="string" calcext:value-type="string">
            <text:p>(1) Very close to oral language</text:p>
          </table:table-cell>
          <table:table-cell office:value-type="string" calcext:value-type="string">
            <text:p>20th century</text:p>
          </table:table-cell>
          <table:table-cell office:value-type="string" calcext:value-type="string">
            <text:p>Navarrese-Lapurdia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9" office:value-type="string" calcext:value-type="string">
            <text:p><text:span text:style-name="T34">J. Kerexeta'ri esker, sarri argitara </text:span><text:span text:style-name="T76">emonak izan ziran</text:span><text:span text:style-name="T34">, eta gaur be, oraingo gazteak zelako idazleak — gozo ta errazak— jakin dagien eta guk aspaldi danik izandako atseginaldia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table-cell table:style-name="Default" table:number-columns-repeated="16372"/>
        </table:table-row>
        <table:table-row table:style-name="ro1">
          <table:table-cell table:style-name="ce99" office:value-type="string" calcext:value-type="string">
            <text:p><text:span text:style-name="T150">Atan-orretan, mendian-beera, bei gorri bat, erri-bei bat, ikotika</text:span><text:span text:style-name="T190"> ager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lan, deika ta deadar baten, ordu luzeetan egon zan, nonbaitetik zerbait edo norbait </text:span><text:span text:style-name="T76">agertuko zalakot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netan, Urtsule andrea gaztan-otzarea buruan ebala </text:span><text:span text:style-name="T76">agertu zan</text:span><text:span text:style-name="T34">; eta bide aretan berreun oinkada egin orduko, bidearen erdi-erdian ume-abarkatxoa ikusi eb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rrapalada baten bidera jatsirik, otzarako gaztae guztiak atz-miazketan jan ebazan. Aren ekiña orretan! Ase ta bete </text:span><text:span text:style-name="T76">egin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Astoa, ostera, azeria atzera <text:span text:style-name="T1">agertuko zalakotan</text:span>, zulo-ertzean zain geratu zan, lastoa ta artoa jateko gurariz egoan gaisoa-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puin-sail bikaña da, errekasto-betea datorren ura bailitz, berezberez bape indartu barik </text:span><text:span text:style-name="T76">irakurten dan</text:span><text:span text:style-name="T34"> sailla, eurak dauken gozotasuna geuri be ixuri ta itsatsi nairi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Eta Urtsule, azeriaren zaratetara jagita, sua egoalakotan izututa, kortara joan zan; eta, kortako atea </text:span><text:span text:style-name="T190">edegi zaneko</text:span><text:span text:style-name="T150">, astoak, azeri maltzurra lepoan ebala, lauoinka iges egin eb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Oi!, biar erriko guztiak ikaratuta</text:span><text:span text:style-name="T190"> geratuko dira</text:span><text:span text:style-name="T150">, elizea onen txukun eta dotore ikusita —esan eban Mainton neskeak</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93">Il naitenean</text:span><text:span text:style-name="T34">, zeruko atea zabalduko daustan ustea ba-yonat, beintzat</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table-cell table:style-name="Default" table:number-columns-repeated="16372"/>
        </table:table-row>
        <table:table-row table:style-name="ro1">
          <table:table-cell table:style-name="ce99" office:value-type="string" calcext:value-type="string">
            <text:p><text:span text:style-name="T34">Iru gazteak, olako barriketakaz pozik ebizan artean, Pedro deunaren irudia, neskatillen eskuetan laprast eginda, altaratik beera jausi zan; dana zatituta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Neskak, euren erri-zaindari andiaren irudi ederra apurtuta ikustean, negarrez eta zarataka asi ziran. Eta arein zaratetara eliz-zaiña (sakristaua) beingoan </text:span><text:span text:style-name="T76">eliza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a larri orreik amaitzeaz batera, Mañari-ko Atximo zapataria <text:span text:style-name="T1">sartu zan</text:span> eliza aretan; eta, ango zoritxarra ikusi ebanean, errukitu egin zan; eta erriko jaia igaro arte, Santuaren soiñekoakaz jantzi eta Pedro Deunaren lekuan, altaran, bera jarriko zala esan eutsen neskai ta sakristauari</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a larri orreik amaitzeaz batera, Mañari-ko Atximo zapataria sartu zan eliza aretan; eta, ango zoritxarra ikusi ebanean, errukitu egin zan; eta erriko jaia igaro arte, Santuaren soiñekoakaz jantzi eta Pedro Deunaren lekuan, altaran, bera <text:span text:style-name="T1">jarriko zala</text:span> esan eutsen neskai ta sakristauari</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Biaramonean, elizea lagunez beterik zala, amarretako Meza nagusia </text:span><text:span text:style-name="T76">as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Orduan, Atximo berealaxe <text:span text:style-name="T1">zutundu zan</text:span>, eta deadar andiz «dimatarrok, or konpon!; ni ba-noa ta kitu» esanez, altaratik beera salto andi bat eginda, elizatik ariñeketan urten z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Jazopen oneaz, dimatar zintzoak ikaraz <text:span text:style-name="T1">jarri ziran</text:span>: Pedro Deunak errian jente txarra egoalako egin ebala alde, uste izan eben geienak-e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ok entzutean, Atximo <text:span text:style-name="T1">larritu</text:span> egin <text:span text:style-name="T1">zan</text:span>, eta bere kolkorako «oraintxe galdua nok» esanda, Oba-rantz abiatu zan; eta andik tximistea baizen arin Mañari-ratu</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Berbok entzutean, Atximo larritu egin zan, eta bere kolkorako «oraintxe galdua nok» esanda, Oba-rantz <text:span text:style-name="T1">abiatu zan</text:span>; eta andik tximistea baizen arin Mañari-ratu</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aren ankaazurrak ez </text:span><text:span text:style-name="T76">ziran</text:span><text:span text:style-name="T34"> iñoiz geiago Dima-ko errian </text:span><text:span text:style-name="T76">sartu</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gure mutilla, amaren esana egitearren, beste bagarik, errotarako bidean</text:span><text:span text:style-name="T76"> 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bide-zati bat igarorikoan, zugatz-erpiñean txirulika ziarduan txori kantariagana begira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Zutundu zanean</text:span>, arto-zorroari ikututxo bat be egiteke (egin bagarik), bide-ondoko landan, bedartzan, patxaraz-patxaraz jarri zan, andik noizean bein «aalegiñari» deadarrez ekiteko</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Zutundu zanean, arto-zorroari ikututxo bat be egiteke (egin bagarik), bide-ondoko landan, bedartzan, patxaraz-patxaraz <text:span text:style-name="T1">jarri zan</text:span>, andik noizean bein «aalegiñari» deadarrez ekiteko</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rrotara-osterea eginda, </text:span><text:span text:style-name="T76">etxeratu zanean</text:span><text:span text:style-name="T34">, amak ikaraz esan eutsan: —A, mutil! Ba-ator, orraitiño! Errotara-ostean egun guztia egiteko, ¿zer jazo yak? Olakorik, egundo...!</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ri zala-ta, bere jangurea asetearren, artzain-txaboletatik eta basetxe- inguruetatik sarri-sarritan </text:span><text:span text:style-name="T76">igaroten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iñon gaztae-usaiñik somatzen ba-eban somatu, surra astin eta buztana astiñago ebala, antxe bertan </text:span><text:span text:style-name="T76">geratzen zan</text:span><text:span text:style-name="T34">, agorako janari gozoaren zai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lluntze baten, gure azeria, Urtsule etxekandrearen basetxeko atarte zabalera eldu zan; eta, begi ta belarri, barrura adi-adi jarrita, atarte aretako jesarleku-azpian patxaraz-patxaraz </text:span><text:span text:style-name="T76">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ma-alabok abesti-abotsaz </text:span><text:span text:style-name="T76">ikaratu</text:span><text:span text:style-name="T34"> egin </text:span><text:span text:style-name="T76">ziran</text:span><text:span text:style-name="T34">, atean egoana nor edo zer zan arean be ez ekien-eta</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Urtsule, abarkatxoa bigarrenez ikusi ebanean, bestearen laguna zalakotan, poz-pozik</text:span><text:span text:style-name="T76"> jarri zan</text:span><text:span text:style-name="T34">; eta auxe esan eban: «Onakorik! Emen beste abarka bat! Eta berau or bidean ikusi yonadaren laguna dala esango naieuke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Eta urez «putxi-putxi» eginda gero, basetxeko solora joanda, lotan </text:span><text:span text:style-name="T76">ger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Orduan, Urtsule etxekandrea, mutiko zoliaren deadar errimeak bizkortuta, zer jazo ete-zeitekean ikustera urten zan; eta, azeri gaiztoak basetxeko soloan egin eban triskantzea ikusi ebanean, asarre-bitsetan</text:span><text:span text:style-name="T76"> jarri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Iñungane-mendira eldu ziranean, baiña, azeria, astoari ez esker eta ez ezertxo be esan bagarik, «rrast!», bere zuloan </text:span><text:span text:style-name="T76">sar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Astoa, ostera, azeria atzera agertuko zalakotan, zulo-ertzean zain <text:span text:style-name="T1">geratu zan</text:span>, lastoa ta artoa jateko gurariz egoan gaisoa-ta</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150">Baiña azeria bere zulotik iñoiz be ez zan urteten-eta, gure astoa </text:span><text:span text:style-name="T190">estutu</text:span><text:span text:style-name="T150"> egin </text:span><text:span text:style-name="T190">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9" office:value-type="string" calcext:value-type="string">
            <text:p><text:span text:style-name="T34">Astoaren tamala ori entzundakoan! Eta azeriaren eskertxarraz ikaratuta, asto gaisoa alako baten mendian beera </text:span><text:span text:style-name="T76">abiatu zan</text:span></text:p>
          </table:table-cell>
          <table:table-cell table:style-name="ce13" office:value-type="string" calcext:value-type="string">
            <text:p>Errose Bustintza’s<text:span text:style-name="T60"> Ipuiñak</text:span> (1936-1937)</text:p>
          </table:table-cell>
          <table:table-cell table:style-name="ce9" office:value-type="string" calcext:value-type="string">
            <text:p>Bustintza, Errose. 1990. <text:span text:style-name="T60">Ipuiñak</text:span>. Bilbao/Bilbo: Ediciones Mensajero.</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Western Basque</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table-cell table:style-name="Default" table:number-columns-repeated="16372"/>
        </table:table-row>
        <table:table-row table:style-name="ro1">
          <table:table-cell table:style-name="ce96" office:value-type="string" calcext:value-type="string">
            <text:p><text:span text:style-name="T194">Düala hogei bat urte, jakinik Larrainen telefona </text:span><text:span text:style-name="T195">ezarririk izan zela</text:span><text:span text:style-name="T194">, jin zen Pello Otsagabirik oski berri elibatekin, behar zütüala Mauleko kosi bati telefonaz igorri</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1) Passive</text:p>
          </table:table-cell>
          <table:table-cell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number-columns-repeated="16373"/>
        </table:table-row>
        <table:table-row table:style-name="ro1">
          <table:table-cell table:style-name="ce96" office:value-type="string" calcext:value-type="string">
            <text:p><text:span text:style-name="T196">Ez dü, ene ustez, Jondane Petirik holako bidanjantik hartzen; zelüko </text:span><text:span text:style-name="T34">borta </text:span><text:span text:style-name="T76">hersi da</text:span><text:span text:style-name="T34"> eta arranoa nekez da han igar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Hiru dailariak xütitürik soz dagotza zer </text:span><text:span text:style-name="T197">diren ikusiko</text:span><text:span text:style-name="T196"> oro zoin lehiatürikago</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21) [prospective participle + <text:span text:style-name="T60">izan</text:span>]</text:p>
          </table:table-cell>
          <table:table-cell table:number-columns-repeated="16373"/>
        </table:table-row>
        <table:table-row table:style-name="ro1">
          <table:table-cell table:style-name="ce96" office:value-type="string" calcext:value-type="string">
            <text:p><text:span text:style-name="T34">Nola </text:span><text:span text:style-name="T76">deitzen da</text:span><text:span text:style-name="T34"> delako gaxki egilea? dio etxeko jaun zaharrak, etxearen ikertzez, ez baitzüan nahi haatik holako aujami bati eman aterbea</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6) Impersonal</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text:span text:style-name="T34">Ezarri zütüan txilintxau erran delako alanbre mehean eta bera </text:span><text:span text:style-name="T76">hürrüntü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Etxe batetan <text:span text:style-name="T1">sartü zen</text:span> borta jo gabe, üdüri hil bat xutik, eta erran nolaz horra zen gaüko alojearen nahiz</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Azkenoz Pello gaizoa hatsik ezin hartzera zoan, noiz gatü batetan trabatürik erori baitzen lüze bezain zabal sükalte erditara bai eta panparekin ferreta erdiz erdi </text:span><text:span text:style-name="T76">hautse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Espainiako hegiala heltü zenean izerdi llapa eta hatsalbo, </text:span><text:span text:style-name="T76">jarri zen</text:span><text:span text:style-name="T34"> hats hartzeko eta küia bere kantüan pausatü, eskü batez etxekitzen züalarik</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8">Sartü zen</text:span><text:span text:style-name="T196"> tarte arte batetan, porrokiña</text:span><text:span text:style-name="T34">tzen zelarik eta denbora berean erbi bat elki zen tarta petik eta joan mendi maxelan harat iñazia bezain zalhe</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Sartü zen tarte arte batetan, porrokiña</text:span><text:span text:style-name="T34">tzen zelarik eta denbora berean erbi bat </text:span><text:span text:style-name="T76">elki zen</text:span><text:span text:style-name="T34"> tarta petik eta joan mendi maxelan harat iñazia bezain zalhe</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34">Erran baiko ematen dü sokari tirako ozen bat eta gainen Mariak mandoari pusako handi bat, bai eta mandoa petik tiratürik, gainetik pusatürik </text:span><text:span text:style-name="T76">larrütü zen</text:span><text:span text:style-name="T34"> eta Pello hareki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text:span text:style-name="T1">dirade larrütü</text:span>, Bai eta peko zolan biak zale sartü Sartü badira sartü, han dira baratü</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dirade larrütü, Bai eta peko zolan biak zale sartü Sartü <text:span text:style-name="T1">badira sartü</text:span>, han dira baratü</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Pello eta mandoa dirade larrütü, Bai eta peko zolan biak zale sartü Sartü badira sartü, han <text:span text:style-name="T1">dira baratü</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Bena mündüala <text:span text:style-name="T1">baita</text:span> Pello franko <text:span text:style-name="T1">hiltzen</text:span> Ikusiren dütügü, ez bagira hiltzen, Sosaren errabiaz biziaren galtze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Bena mündüala baita Pello franko hiltzen Ikusiren dütügü, ez <text:span text:style-name="T1">bagira hiltzen</text:span>, Sosaren errabiaz biziaren galtze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96" office:value-type="string" calcext:value-type="string">
            <text:p><text:span text:style-name="T34">Ber denboran arranoa nontik baitik jin zen eta aragiaren ürrina senditürik, zorrozka </text:span><text:span text:style-name="T76">sartü zen</text:span><text:span text:style-name="T34"> baxa zol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96">Bena arranoa oihüak baserazirik zalhe odeitan gor </text:span><text:span text:style-name="T197">igaran ze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Ez dü, ene ustez, Jondane Petirik holako bidanjantik hartzen; zelüko borta hersi da eta arranoa nekez <text:span text:style-name="T1">da</text:span> han <text:span text:style-name="T1">igaran</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96" office:value-type="string" calcext:value-type="string">
            <text:p><text:span text:style-name="T150">Orea </text:span><text:span text:style-name="T190">altxatzen den</text:span><text:span text:style-name="T150"> artean ama badoa baratzealat aza lantare zonbaiten lantatzera, eta hau xilo egin eta tapa kiska-kaska ari da</text:span></text:p>
          </table:table-cell>
          <table:table-cell table:style-name="ce13" office:value-type="string" calcext:value-type="string">
            <text:p><text:span text:style-name="T60">Gure Herria</text:span> short stories (1924-1939)</text:p>
          </table:table-cell>
          <table:table-cell table:style-name="ce9" office:value-type="string" calcext:value-type="string">
            <text:p>Coyos, Jean-Baptiste. 2013. <text:span text:style-name="T60">Zubererazko istorio, alegia eta ipuin irri-egingarri: Gure Herria aldizkariaren idazleak (1924-1939)</text:span>. Bilbo/Bilbao: Euskaltzaindia.</text:p>
          </table:table-cell>
          <table:table-cell office:value-type="string" calcext:value-type="string">
            <text:p>Narrative</text:p>
          </table:table-cell>
          <table:table-cell office:value-type="string" calcext:value-type="string">
            <text:p>(5) Transition to literary language</text:p>
          </table:table-cell>
          <table:table-cell office:value-type="string" calcext:value-type="string">
            <text:p>20th century</text:p>
          </table:table-cell>
          <table:table-cell office:value-type="string" calcext:value-type="string">
            <text:p>Souletin</text:p>
          </table:table-cell>
          <table:table-cell office:value-type="string" calcext:value-type="string">
            <text:p>3 (strong)</text:p>
          </table:table-cell>
          <table:table-cell office:value-type="string" calcext:value-type="string">
            <text:p>(3) Anticausative</text:p>
          </table:table-cell>
          <table:table-cell office:value-type="string" calcext:value-type="string">
            <text:p>(1) Detransitivization</text:p>
          </table:table-cell>
          <table:table-cell office:value-type="string" calcext:value-type="string">
            <text:p>(18) [present participle + <text:span text:style-name="T60">izan</text:span>]</text:p>
          </table:table-cell>
          <table:table-cell table:number-columns-repeated="16373"/>
        </table:table-row>
        <table:table-row table:style-name="ro1">
          <table:table-cell table:style-name="ce102" office:value-type="string" calcext:value-type="string">
            <text:p><text:span text:style-name="T149">Ken zaite</text:span><text:span text:style-name="T150"> nere aurretik! Alde egin zazu emendik! edo zerbait eman zaidaz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1) [verb root + *<text:span text:style-name="T60">edin</text:span>]</text:p>
          </table:table-cell>
          <table:table-cell table:number-columns-repeated="16373"/>
        </table:table-row>
        <table:table-row table:style-name="ro1">
          <table:table-cell table:style-name="ce102" office:value-type="string" calcext:value-type="string">
            <text:p><text:span text:style-name="T199">Nere alaba (Petrirengatik) orren eskutan </text:span><text:span text:style-name="T200">jarri bada</text:span><text:span text:style-name="T199"> jakin zazute </text:span><text:span text:style-name="T72">nere baimeñik gabe izan dal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office:value-type="string" calcext:value-type="string">
            <text:p>(4) Reflexive</text:p>
          </table:table-cell>
          <table:table-cell office:value-type="string" calcext:value-type="string">
            <text:p>(1) Detransitivization</text:p>
          </table:table-cell>
          <table:table-cell office:value-type="string" calcext:value-type="string">
            <text:p>(9) [past participle + <text:span text:style-name="T60">izan</text:span>]</text:p>
          </table:table-cell>
          <table:table-cell table:number-columns-repeated="16373"/>
        </table:table-row>
        <table:table-row table:style-name="ro1">
          <table:table-cell table:style-name="ce102" office:value-type="string" calcext:value-type="string">
            <text:p><text:span text:style-name="T14">Botikan </text:span><text:span text:style-name="T16">saltzen</text:span><text:span text:style-name="T14"> ez </text:span><text:span text:style-name="T16">dan</text:span><text:span text:style-name="T14"> zerbai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 dago beldurrik, gazteak ez ditu austen, berak ez baditu puskatzen. Zartzaroan </text:span><text:span text:style-name="T73">austen dira</text:span><text:span text:style-name="T72"> berez</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Txintxarri </text:span><text:span text:style-name="T200">entzun bedi</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Aitortu bear da, mediku ona ez </text:span><text:span text:style-name="T73">dala</text:span><text:span text:style-name="T72"> merezi aña </text:span><text:span text:style-name="T73">estimatzen</text:span><text:span text:style-name="T72"> ta ordaintzen</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Giltxurdinean arri koxkorrak </text:span><text:span text:style-name="T200">mugitzen diranean</text:span><text:span text:style-name="T199"> ikaragarria d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Eseri zaite</text:span><text:span text:style-name="T199"> gizona, lasago egongo z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Larriturik </text:span><text:span text:style-name="T200">sartzen dala</text:span><text:span text:style-name="T199">.) Zer ziran karraixi oiek? Orain ere etxea </text:span><text:span text:style-name="T72">jendez bete zaigu-t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Nor zaitugu emen iñori pulsua artzeko. Nola </text:span><text:span text:style-name="T73">sartu zerate</text:span><text:span text:style-name="T72">? Deitu gab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Otsegin degu ta ez zuten erantzuten. Atea zabalik arkitu degu ta </text:span><text:span text:style-name="T73">sartu g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Zurrunga antzeko zerbait egiñaz <text:span text:style-name="T1">esnatzen da </text:span>begiak zabalduaz. Emakumezko biak pizka bat urrutiratzen dira</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Zurrunga antzeko zerbait egiñaz esnatzen da begiak zabalduaz. Emakumezko biak pizka bat <text:span text:style-name="T1">urrutiratzen di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Zu gaztea zaitugu gizona. Zer gertatzen zaizu? Ea </text:span><text:span text:style-name="T73">eseri zait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Zaude isilik gizona! Ez zaidazula orrelakorik esan. Auleriz </text:span><text:span text:style-name="T73">ilko nintzak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2) [prospective participle + <text:span text:style-name="T60">izan</text:span> + <text:span text:style-name="T60">te</text:span>/<text:span text:style-name="T60">ke</text:span>]</text:p>
          </table:table-cell>
          <table:table-cell table:style-name="ce13"/>
          <table:table-cell table:number-columns-repeated="16372"/>
        </table:table-row>
        <table:table-row table:style-name="ro1">
          <table:table-cell table:style-name="ce102" office:value-type="string" calcext:value-type="string">
            <text:p><text:span text:style-name="T199">Onera nerekin </text:span><text:span text:style-name="T200">sartu dan</text:span><text:span text:style-name="T199"> atsoak ez zuen bada aragi aundirik</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Itzuli zaite</text:span><text:span text:style-name="T199"> emendik illabeter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Aurrera! Bukatzen ari giñan. Laister izango da zure txanda. Alki ortan </text:span><text:span text:style-name="T73">eseri zait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Ez dakit azkenerako nola </text:span><text:span text:style-name="T200">butatuko dan</text:span><text:span text:style-name="T199"> kontu a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Ai! ai! ene Joxepa! Au miña! Ez... in asna… sa aa! </text:span><text:span text:style-name="T73">Itotzen naiz</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Zure senarra </text:span><text:span text:style-name="T73">gaixotu da</text:span><text:span text:style-name="T72">!</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Jaun ori </text:span><text:span text:style-name="T73">geldi dedilla</text:span><text:span text:style-name="T72"> emen atera gab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199">Jueza joana dala igarri du ta laister </text:span><text:span text:style-name="T200">suspertuko zaizu</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Inyekzio bat emango diot eta </text:span><text:span text:style-name="T200">suspertuko da</text:span><text:span text:style-name="T199"> bereal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ta ezeri. </text:span><text:span text:style-name="T73">Sendatu zera</text:span><text:span text:style-name="T72"> ta beste leku batera noa. Barkaturik zaude</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1">Eseri zaite</text:span><text:span text:style-name="T199"> ta aztertuko zaitu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72">Zergatlk </text:span><text:span text:style-name="T73">sartu</text:span><text:span text:style-name="T72"> ote </text:span><text:span text:style-name="T73">naiz</text:span><text:span text:style-name="T72"> medikutan?</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Orain ere </text:span><text:span text:style-name="T200">gaxotu</text:span><text:span text:style-name="T199"> al </text:span><text:span text:style-name="T200">zaigu</text:span><text:span text:style-name="T199">? Apaiz billa joan bearko det</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z da orrenbesterako! Pizka bat </text:span><text:span text:style-name="T200">ikaratu dala</text:span><text:span text:style-name="T199">. Uts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72">Ez al dakizute odola geldi arazten? Emakumea </text:span><text:span text:style-name="T73">il diteke</text:span><text:span text:style-name="T72"> ta zuena izango da errua</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Gaxoa ez <text:span text:style-name="T1">bada sendatzen</text:span> medikuak edo Petrikillok dute errua... Sendatzen bada berriz... zeruko santuren bat badezu beti bitarteko</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xoa ez bada sendatzen medikuak edo Petrikillok dute errua... <text:span text:style-name="T1">Sendatzen bada</text:span> berriz... zeruko santuren bat badezu beti bitarteko</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199">Ez al </text:span><text:span text:style-name="T200">zera gogoratzen</text:span><text:span text:style-name="T199">?</text:span></text:p>
          </table:table-cell>
          <table:table-cell table:style-name="ce13" office:value-type="string" calcext:value-type="string">
            <text:p>Antonio Maria Labaien’s <text:span text:style-name="T60">Petrikillo</text:span> (1956)</text:p>
          </table:table-cell>
          <table:table-cell table:style-name="ce13" office:value-type="string" calcext:value-type="string">
            <text:p>Labaien, Antonio M. 1956. <text:span text:style-name="T60">Teatro osoa euzkeraz</text:span>. Bilbao/Bilbo: la Gran Enciclopedia Vasc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Central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2">Asi ziran, ostera, kanpai astunak torre zaarrean eta orduan </text:span><text:span text:style-name="T203">agertu ziran</text:span><text:span text:style-name="T202"> erriko lagunak kaleak betean, goitik eta beetik, iparraldetik eta egoetik</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z al <text:span text:style-name="T1">da agertu</text:span> gure arkitetu... jauna?</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Giltzak edegi zituen edegi. Urik, orraitiño, ez </text:span><text:span text:style-name="T205">zan</text:span><text:span text:style-name="T204"> mutur zilloetatik </text:span><text:span text:style-name="T205">agertzen</text:span><text:span text:style-name="T204">, kanpora nairik</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Azken txoriak ziran unekada aretan </text:span><text:span text:style-name="T205">agertuten ziranak</text:span><text:span text:style-name="T204">, nagiak menpean artuak bai litu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Une orretan </text:span><text:span text:style-name="T205">agertzen ziran</text:span><text:span text:style-name="T204">, etxerantz joateko, umeteri biurri ta jolasgarria aurretik ebel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Nikanor-en argumentuan indarra zala, ala euren ikasteko gogorik eza zala, beingoan </text:span><text:span text:style-name="T205">jarri ziran</text:span><text:span text:style-name="T204"> aren esaner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uaren isiltasuna <text:span text:style-name="T1">urratu zan</text:span>, bapatean. Deadar eta txilioak entzun ziran Latseta aldean, larriak, esturazkoak</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Gauaren isiltasuna urratu zan, bapatean. Deadar eta txilioak <text:span text:style-name="T1">entzun ziran</text:span> Latseta aldean, larriak, esturazkoak</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ta, tira ba, ostera bere, zutunik jarri tentekoa, erroak sendoro ipiñiaz, eta orra ba, alakoren batean, asten zan uraren borbola beian, eta azkenen buruan, <text:span text:style-name="T1">susmau zeitekean</text:span> busti antza, lurrean zear</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204">Etxeetako aterik asko zabal egozan, ziran giñoan; errietan, orrelako esturetan alkarri laguntzeko </text:span><text:span text:style-name="T205">agertu</text:span><text:span text:style-name="T204"> oi </text:span><text:span text:style-name="T205">dan</text:span><text:span text:style-name="T204"> gogo zintzoa ta bata besteaganako jaiere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6">Orma sendo ta goiti luzeak zituan baratz arek, eta inguruko bidean, bada ezpada, zer gertauko, albomutil erazko eta aiutuak izatea, zuur </text:span><text:span text:style-name="T207">jokatzen 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Aldaba-otsak </text:span><text:span text:style-name="T205">asi ziran</text:span><text:span text:style-name="T204"> gerotxuago eta banaka banaka leioak eta balkoietako ateak edegiten zitue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Eta, tira ba, ostera bere, zutunik jarri tentekoa, erroak sendoro ipiñiaz, eta orra ba, alakoren batean, <text:span text:style-name="T1">asten zan</text:span> uraren borbola beian, eta azkenen buruan, susmau zeitekean busti antza, lurrean zear</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Lanbide au ez zan bakarra eurentzat, ain zuzen; bakotxaren ogipide ta jardunak zituen lanburutzat, eta orrezaz ganerakoa zan errian </text:span><text:span text:style-name="T205">sortu zeitekezan</text:span><text:span text:style-name="T204"> suak itxungite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204">Etxe zaarrak egin eban berea, uriko uradarrak, bear zan lez, gertu baiño leen. Sua, berez berez, makaldu, alpertu eta </text:span><text:span text:style-name="T205">itxungi</text:span><text:span text:style-name="T204"> egin </text:span><text:span text:style-name="T205">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Ikasle atzera oneek zituan Nikanor-ek gogoko. Azken-unean ipiñi lakirioa eta orduantxe, geldi ta bare, bertan beera </text:span><text:span text:style-name="T205">lotzen ziranak</text:span><text:span text:style-name="T204"> aren esanera</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Kontuak egin-ala, autuan ziarduela, ondo jantziriko gazte bat </text:span><text:span text:style-name="T205">sartu zan</text:span><text:span text:style-name="T204"> dendan. Bestela baitakoan begiratuten eutsan neskatilleari, onek Nikanor-eri txanponak emon bitarte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8">Biar arte, laztana, eta ez lan larregirik egin, alperrik </text:span><text:span text:style-name="T209">galdu</text:span><text:span text:style-name="T208"> ez </text:span><text:span text:style-name="T209">zaitez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204">Nikanor, barriren barri, Tutulu-ren dendara </text:span><text:span text:style-name="T205">sartu zan</text:span><text:span text:style-name="T204">. Aren emaztea egoan ordu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Tutulu-neko dendara </text:span><text:span text:style-name="T205">sartu zan</text:span><text:span text:style-name="T204">, bipil ta eragin. Agertu-olesa egin eban, baiña, isiltasuna besterik ez egoan an</text:span></text:p>
          </table:table-cell>
          <table:table-cell table:style-name="ce13" office:value-type="string" calcext:value-type="string">
            <text:p>Eusebio Erkiaga’s <text:span text:style-name="T60">Batetik bestera</text:span> (1962)</text:p>
          </table:table-cell>
          <table:table-cell table:style-name="ce13" office:value-type="string" calcext:value-type="string">
            <text:p>Erkiaga, Eusebio. 1962. <text:span text:style-name="T60">Batetik bestera</text:span>. Zarautz: Itxaropena.</text:p>
          </table:table-cell>
          <table:table-cell table:style-name="ce13" office:value-type="string" calcext:value-type="string">
            <text:p>Narrative</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text:span text:style-name="T1">Salatuak izan</text:span> bide <text:span text:style-name="T1">dira</text:span>. Tiroz, bi hilak izan dira: Bi baiones… Bat kolpatua eta preso altxatua: Manex Etxeberrikoa… Bertzeak salbatu dira</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Salatuak izan bide dira. Tiroz, bi <text:span text:style-name="T1">hilak izan dira</text:span>: Bi baiones… Bat kolpatua eta preso altxatua: Manex Etxeberrikoa… Bertzeak salbatu dira</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2" office:value-type="string" calcext:value-type="string">
            <text:p><text:span text:style-name="T202">Mihisea zabaldua ikusiz geroz, berehala </text:span><text:span text:style-name="T203">gordeko d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Nonbait, mugatik hurbil, «sans-culotte» multzo bat zauden guardian… Salatuak izan bide dira. Tiroz, bi hilak izan dira: Bi baiones… Bat kolpatua eta preso altxatua: Manex Etxeberrikoa… Bertzeak <text:span text:style-name="T1">salbatu dir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Ene emaztearekin ez </text:span><text:span text:style-name="T205">naiz</text:span><text:span text:style-name="T204"> sekulan </text:span><text:span text:style-name="T205">samurtzen</text:span><text:span text:style-name="T204">. Ez naiz nehoiz Jainkoarenganik hoin hurbil bizi iza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Burdin grilla bat… Haren gibelean <text:span text:style-name="T1">agertzen dira</text:span> presonerak. Ikusliarren aldetik sartzen dira presoneren bisitariak</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2">Gau bat eta egun bat oraino gure amets ederrak betikotz </text:span><text:span text:style-name="T203">trenkatuko dir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6">Martina </text:span><text:span text:style-name="T207">ateratzen da</text:span><text:span text:style-name="T206">. Piarre bakarrik dago kezkatua, sukaldeko lanak segituz eta leihotik behatuz</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10">Betiri </text:span><text:span text:style-name="T211">ateratzen d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5">Sar zaite</text:span><text:span text:style-name="T204"> sar, Gaxina!… Zer duzu arpegi hori?… Zer dituzu, berri txarrak?</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204">Milesker hari ere aintzinetik… </text:span><text:span text:style-name="T212">(</text:span><text:span text:style-name="T213">Ateratzen da</text:span><text:span text:style-name="T212">)</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So bat ematerat noa mendiari, ikusteko gure mutiko </text:span><text:span text:style-name="T214">hori nontsu den bere ardiekin! </text:span><text:span text:style-name="T212">(</text:span><text:span text:style-name="T213">Ateratzen da</text:span><text:span text:style-name="T212">) </text:span><text:span text:style-name="T214">Aintzurra hartzen </text:span><text:span text:style-name="T204">dut «sans-culotte»-ak jiten balin badira, jakinen duzu sator ihizirat ateraia naiz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Betiri <text:span text:style-name="T1">ateratzen da</text:span>. Apur baten buruan sartzen dira jaun erretora eta Piarre. Hunek, zaku bat dakar</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Betiri ateratzen da. Apur baten buruan <text:span text:style-name="T1">sartzen dira</text:span> jaun erretora eta Piarre. Hunek, zaku bat dakar</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Ho, jaun erretora, ez dakizu nola bihotza punpaka</text:span><text:span text:style-name="T205"> lotu zaitan</text:span><text:span text:style-name="T204">, Betirik erran dautalarik hemen zin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Puska horiek dira Jainkoari eskainiak eta sakratuak. Ez </text:span><text:span text:style-name="T205">dira</text:span><text:span text:style-name="T204"> gure etxetik </text:span><text:span text:style-name="T205">aterako</text:span><text:span text:style-name="T204">, Jainkoaren etxerat joaiteko baizik</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15">Eta jaun bikarioa zer </text:span><text:span text:style-name="T216">bilakatu da</text:span><text:span text:style-name="T215">?</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6">Gero, xutiturik emeki </text:span><text:span text:style-name="T207">ateratzen da</text:span><text:span text:style-name="T206">, gurutzea daramala bere zakuarekin, kartsuki, prosesionean beza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Burdin grilla bat… Haren gibelean agertzen dira presonerak. Ikusliarren aldetik <text:span text:style-name="T1">sartzen dira</text:span> presoneren bisitariak</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17">Ana </text:span><text:span text:style-name="T218">agertzen da</text:span><text:span text:style-name="T217"> otarre bat besoa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5" office:value-type="string" calcext:value-type="string">
            <text:p><text:span text:style-name="T206">Apur baten buruan </text:span><text:span text:style-name="T207">agertzen da</text:span><text:span text:style-name="T206"> Manex, bi eskuak bizkar gibelean estekatuak, itxura arras trixte bat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Izpiritu-amodioak du bakarrik iraupena. Izpiritu amodioz betikotz josia </text:span><text:span text:style-name="T205">gelditzen naiz</text:span><text:span text:style-name="T204"> zur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Nigar egiten dut, bainan bozkariotan nago ikusiz zure fedearen fermutasuna. Apur batentzat </text:span><text:span text:style-name="T205">gira</text:span><text:span text:style-name="T204"> elgarrenganik </text:span><text:span text:style-name="T205">berexte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15">Dena duk ean lur ziloan </text:span><text:span text:style-name="T216">suntsitzen den</text:span><text:span text:style-name="T215"> gure bizi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12">(Noizbait </text:span><text:span text:style-name="T213">mintzatzen da</text:span><text:span text:style-name="T212">, hitzak nigarrekin aldizkatuz) </text:span><text:span text:style-name="T214">Ba, ttantta eta osaba!… Nere senarra, tirokatu </text:span><text:span text:style-name="T212">dutela!</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2" office:value-type="string" calcext:value-type="string">
            <text:p><text:span text:style-name="T204">Eta </text:span><text:span text:style-name="T205">oroit hadi</text:span><text:span text:style-name="T204"> nola den hemengo erreglamendua. Debekatua duk hemen mintzatzea politikaz, presondegi barneko harathunatez eta ere auziari doakotenez</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text:span text:style-name="T204">Ez nian sekulan asmatuko ere, senar-emaztegai batzu hola </text:span><text:span text:style-name="T205">mintza zitezkela</text:span><text:span text:style-name="T204"> elgarrekin</text:span></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2" office:value-type="string" calcext:value-type="string">
            <text:p>Eta <text:span text:style-name="T1">mintza hadi</text:span> ez zuka baina toka edo noka. Nungotarra haiz hi?</text:p>
          </table:table-cell>
          <table:table-cell table:style-name="ce13" office:value-type="string" calcext:value-type="string">
            <text:p>Piarres Larzabal’s <text:span text:style-name="T60">Otsoak artaldean</text:span> (1973)</text:p>
          </table:table-cell>
          <table:table-cell table:style-name="ce13" office:value-type="string" calcext:value-type="string">
            <text:p><text:span text:style-name="T254">Xarritton, Piarres. 1992. </text:span><text:span text:style-name="T4">Piarres Larzabalen idazlanak (IV)</text:span><text:span text:style-name="T3">. Donostia/San Sebastián: Elkar. </text:span></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6" office:value-type="string" calcext:value-type="string">
            <text:p><text:span text:style-name="T219">An egon ze denbora puxka bat, eta ezagutu zue izen bear zuen bere andregaia. Ongi ezagutu zuelaik, Mariano Merzedesekin </text:span><text:span text:style-name="T220">ezkondu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Senar emazten eben zazpi umeak Iruñen sortu eta aziak zire eta denak irakasleak </text:span><text:span text:style-name="T222">egin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Indartasun aundi orrek anitz erakusten digu eta berdin </text:span><text:span text:style-name="T76">aurkitzen de</text:span><text:span text:style-name="T34"> zazpi urteko aurr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Seurik beretan</text:span><text:span text:style-name="T76"> aurkitzen zire</text:span><text:span text:style-name="T34"> Tarsizio, Justo eta Pastor, ebek biak españolak eta Españan il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Nik uste dut erran duden gauze guzien gañera, nik ezagutu duden Euskal Errian etxe guzietan Ama Birjiña arront maitatua izan dela eta ez <text:span text:style-name="T1">bazire</text:span> etxean otoitz <text:span text:style-name="T1">egiten</text:span> eta arrosaria <text:span text:style-name="T1">ematen</text:span>, orduan elizan egiten zirela, orrillan geiago, bai eta ere abendu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Nik uste dut erran duden gauze guzien gañera, nik ezagutu duden Euskal Errian etxe guzietan Ama Birjiña arront maitatua izan dela eta ez bazire etxean otoitz egiten eta arrosaria ematen, orduan elizan <text:span text:style-name="T1">egiten zirela</text:span>, orrillan geiago, bai eta ere abendu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223">Bi ilabete ebetan geiago elizan, baño ezin elizara juan etxean gelditzen zirenak, etxean </text:span><text:span text:style-name="T224">ematen ze</text:span><text:span text:style-name="T225"> arrosarioa eta gibeletik amar bat </text:span><text:span text:style-name="T226">aitegurea </text:span><text:span text:style-name="T227">bede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9">Orai ez dut uste ainbertze otoitz </text:span><text:span text:style-name="T220">egiten dela</text:span><text:span text:style-name="T219">, baño uste dut aurridek maiteago dutela elkar</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Aurra aski buluxia da eta ain ongi </text:span><text:span text:style-name="T222">ikusten da</text:span><text:span text:style-name="T221"> bere gorputza erran daikela: zenbat beidetu ote aurrari?</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Ganbara berean dago Mariano eta Merzedesen irudi bat. Mariano berak egina ixpildu batekin. Andreak </text:span><text:span text:style-name="T222">ezagutzen da</text:span><text:span text:style-name="T221"> indartasun guzietarik bazuel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Teodoro Nabaz Huizi zue izen eta abizenak eta bere aita eta ama zire Goizuetakoak, jende onak denak. Juan eta Leoni </text:span><text:span text:style-name="T222">deitzen zi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Senar emazte ebek izen zuzte iru seme eta zazpi alaba. </text:span><text:span text:style-name="T222">Deitzen zire</text:span><text:span text:style-name="T221"> semeak Teodoro, Mariano eta Joxe Mari eta alabak zire Mari Mertxe, Mari Karmen, Maria Ana, Maria Juana, Maria Amelia, Maria Isabel eta Maria Esther</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Orduen etze biribilik eta zaldiek errestatzen zute zalgurdi edo kotxe </text:span><text:span text:style-name="T222">deitzen zen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8">Bera Madriden </text:span><text:span text:style-name="T229">oposición </text:span><text:span text:style-name="T230">deitzen </text:span><text:span text:style-name="T222">dena</text:span><text:span text:style-name="T221"> egiten, aurra gaizkitu eta il, eta berak deus etzekiela; baño il zen minuto berean erran omen zio bere lagunari: nere semea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8">Emakume sandu onek lau iraspen seurik egin zitue, </text:span><text:span text:style-name="T229">cantinas escolares </text:span><text:span text:style-name="T230">deitzen </text:span><text:span text:style-name="T222">dena</text:span><text:span text:style-name="T221"> erdaraz</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31">Colonias</text:span><text:span text:style-name="T232"> </text:span><text:span text:style-name="T233">deitzen </text:span><text:span text:style-name="T234">dena</text:span><text:span text:style-name="T235">, au da, aurrak udan zortzi urtetarik amabiak artio ilabete bat goraberan dazin, itsasoa bear duena Fuenterrabia deitzen den tokira, eta mendira bear duena Zudairera, osasunez bete daitzen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31">Colonias</text:span><text:span text:style-name="T232"> </text:span><text:span text:style-name="T236">deitzen </text:span><text:span text:style-name="T235">dena, au da, aurrak udan zortzi urtetarik amabiak artio ilabete bat goraberan dazin, itsasoa bear duena Fuenterrabia </text:span><text:span text:style-name="T237">deitzen den</text:span><text:span text:style-name="T235"> tokira, eta mendira bear duena Zudairera, osasunez bete daitzen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Orai artio ez zitzaide gogoratu alako galderaik, baño egun ebetan ainbertze emakume </text:span><text:span text:style-name="T76">igaro dire</text:span><text:span text:style-name="T34"> nere buruan, denak indartasun aundikoak ala batre ikastasun gabeko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Bertze gauza bat egoten zen denen gogoan: ama baten bidez lurra </text:span><text:span text:style-name="T76">sendatu ze</text:span><text:span text:style-name="T34"> bere bekatu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Eta gaixoek uste zute apez eta monja edo serora guziak zerura juaten zirela, ezkonduak baño aisego, eta orrengatik pozez </text:span><text:span text:style-name="T76">betetzen zire</text:span><text:span text:style-name="T34"> juaten zirelaik eta ama gaixoek otoitz eta baru anitz egiten zute, bere lan anitzeki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34">Bertze gauza bat egoten zen denen gogoan: ama baten bidez lurra </text:span><text:span text:style-name="T76">sendatu ze</text:span><text:span text:style-name="T34"> bere bekatu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style-name="Default" table:number-columns-repeated="16372"/>
        </table:table-row>
        <table:table-row table:style-name="ro1">
          <table:table-cell table:style-name="ce103" office:value-type="string" calcext:value-type="string">
            <text:p><text:span text:style-name="T150">Eta gaixoek uste zute apez eta monja edo serora guziak zerura juaten zirela, ezkonduak baño aisego, eta orrengatik pozez </text:span><text:span text:style-name="T190">betetzen zire</text:span><text:span text:style-name="T150"> juaten zirela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6" office:value-type="string" calcext:value-type="string">
            <text:p><text:span text:style-name="T219">Indartasun aundi orrek anitz erakusten digu eta berdin </text:span><text:span text:style-name="T220">aurkitzen de</text:span><text:span text:style-name="T219"> zazpi urteko aurr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6" office:value-type="string" calcext:value-type="string">
            <text:p><text:span text:style-name="T221">Seurik beretan </text:span><text:span text:style-name="T222">aurkitzen zire</text:span><text:span text:style-name="T221"> Tarsizio, Justo eta Pastor, ebek biak españolak eta Españan il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style-name="Default" table:number-columns-repeated="16372"/>
        </table:table-row>
        <table:table-row table:style-name="ro1">
          <table:table-cell table:style-name="ce106" office:value-type="string" calcext:value-type="string">
            <text:p><text:span text:style-name="T219">Bi ilabete ebetan geiago elizan, baño ezin elizara juan etxean </text:span><text:span text:style-name="T220">gelditzen zirenak</text:span><text:span text:style-name="T219">, etxean </text:span><text:span text:style-name="T238">ematen ze arrosarioa eta gibeletik amar bat </text:span><text:span text:style-name="T239">aitegurea </text:span><text:span text:style-name="T238">bedere</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40">Ori egia da eta aurrak asperturik lo </text:span><text:span text:style-name="T241">gelditzen zire</text:span><text:span text:style-name="T240"> gaixoa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Erran zirete Kataluñan, bein batez, artu zuela matakan aundi bat eta beraikin eskutan bota zuela bere etxetik gizon kiskil bat, zerengatik <text:span text:style-name="T1">sartu zen</text:span> bere etxera eta uste izein zue beraz irri itera juan zela eta artu zuelaik matakana eskura gizonak laister egin zue kanpora</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42">Semeak gazteago </text:span><text:span text:style-name="T243">il zire</text:span><text:span text:style-name="T242"> eta alaba geienak iruetan ogei eta amarretara urbil edo geago</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Garagarrilleain ondar egunean, ilundu ondoan deitu zute atera eta nere aite </text:span><text:span text:style-name="T222">atera ze</text:span><text:span text:style-name="T221"> eta erran zue: aurrein am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Nere amak aur onei eman zio bularra ogeite lau ilabetez eta </text:span><text:span text:style-name="T222">gelditu zen</text:span><text:span text:style-name="T221"> gure etxean ogei eta amarretaraño euskera ikasteagat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44">Bera Madriden </text:span><text:span text:style-name="T245">oposición </text:span><text:span text:style-name="T246">deitzen dena egiten, aurra gaizkitu eta il, eta berak deus etzekiela; baño </text:span><text:span text:style-name="T247">il zen</text:span><text:span text:style-name="T246"> minuto berean erran omen zio bere lagunari: nere semea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44">Bera Madriden </text:span><text:span text:style-name="T245">oposición </text:span><text:span text:style-name="T246">deitzen dena egiten, aurra gaizkitu eta il, eta berak deus etzekiela; baño il zen minuto berean erran omen zio bere lagunari: nere semea </text:span><text:span text:style-name="T247">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9">Eta lagunak: nondik?, zure semea ez </text:span><text:span text:style-name="T220">da il</text:span><text:span text:style-name="T219">, ez dizu niok erran. Bai erran dire berak. Bere aurridek etziote </text:span><text:span text:style-name="T238">erran </text:span><text:span text:style-name="T248">oposicion</text:span><text:span text:style-name="T249">ak akitu artio </text:span><text:span text:style-name="T219">eta akitu zituelaik etorri ze bere etxera eta tren delakotik iautsi zelaik, bere senarra an bere bila etorria, erran zio: Teodoro, gure seme Mariano il d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9">Eta lagunak: nondik?, zure semea ez da il, ez dizu niok erran. Bai erran dire berak. Bere aurridek etziote </text:span><text:span text:style-name="T238">erran </text:span><text:span text:style-name="T248">oposicion</text:span><text:span text:style-name="T249">ak akitu artio </text:span><text:span text:style-name="T219">eta akitu zituelaik etorri ze bere etxera eta tren delakotik </text:span><text:span text:style-name="T250">iautsi zelaik</text:span><text:span text:style-name="T219">, bere senarra an bere bila etorria, erran zio: Teodoro, gure seme Mariano </text:span><text:span text:style-name="T220">il da</text:span><text:span text:style-name="T219">?</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Eta bere lagunak eta bere etxean </text:span><text:span text:style-name="T222">gelditu zire</text:span><text:span text:style-name="T221"> arriturik ola aztatzea</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51">Denbora ontan </text:span><text:span text:style-name="T252">gelditu ze</text:span><text:span text:style-name="T251"> Nafarroko emakume irakasle guzien zaindaritako</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31">Colonias</text:span><text:span text:style-name="T232"> </text:span><text:span text:style-name="T236">deitzen </text:span><text:span text:style-name="T235">dena, au da, aurrak udan zortzi urtetarik amabiak artio ilabete bat goraberan dazin, itsasoa bear duena Fuenterrabia deitzen den tokira, eta mendira bear duena Zudairera, osasunez </text:span><text:span text:style-name="T237">bete daitzen</text:span><text:span text:style-name="T235"> bear duten toki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193">Oroitu gaitetzen</text:span><text:span text:style-name="T34"> nola Jesukristoren legea ongi jarraitzen zuztenei iltzen zuztela lemexiko iru edo lau gizaldieta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4) [past participle + *<text:span text:style-name="T60">edin</text:span>]</text:p>
          </table:table-cell>
          <table:table-cell table:style-name="ce13"/>
          <table:table-cell table:number-columns-repeated="16372"/>
        </table:table-row>
        <table:table-row table:style-name="ro1">
          <table:table-cell table:style-name="ce103" office:value-type="string" calcext:value-type="string">
            <text:p><text:span text:style-name="T34">Ez dakit Jaungoikoain deiaz </text:span><text:span text:style-name="T76">oroitzen</text:span><text:span text:style-name="T34"> ote </text:span><text:span text:style-name="T76">zire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19">Oraño ez nue sei urteik eta </text:span><text:span text:style-name="T220">oroitzen naiz</text:span><text:span text:style-name="T219"> nolakoa zen aurrein ama: beltzaran bat, ederra, bi begi arront beltxak, aundiak eta argitasun eder batekin</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6" office:value-type="string" calcext:value-type="string">
            <text:p><text:span text:style-name="T221">Amar urtetaik amabietara urbil erran zio aurrak nere aitari: aita ez </text:span><text:span text:style-name="T222">naiz oroitzen</text:span><text:span text:style-name="T221"> eukeraz ‘aita’ eta ‘txakurra’ baizik</text:span></text:p>
          </table:table-cell>
          <table:table-cell table:style-name="ce13" office:value-type="string" calcext:value-type="string">
            <text:p>Perpetua Saragueta’s writings (1977-1979)</text:p>
          </table:table-cell>
          <table:table-cell table:style-name="ce13" office:value-type="string" calcext:value-type="string">
            <text:p>Iñigo, Andres. 2011. <text:span text:style-name="T60">Perpetua Saragueta: Eskuidatziak eta hiztegia</text:span>. Pamplona/Iruñea &amp; Bilbao/Bilbo: Navarrese Government, Euskaltzaindia.</text:p>
          </table:table-cell>
          <table:table-cell table:style-name="ce13" office:value-type="string" calcext:value-type="string">
            <text:p>Religious essay</text:p>
          </table:table-cell>
          <table:table-cell table:style-name="ce13" office:value-type="string" calcext:value-type="string">
            <text:p>(6) Close to literary language</text:p>
          </table:table-cell>
          <table:table-cell table:style-name="ce13" office:value-type="string" calcext:value-type="string">
            <text:p>20th century</text:p>
          </table:table-cell>
          <table:table-cell table:style-name="ce13" office:value-type="string" calcext:value-type="string">
            <text:p>High Navarres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Aldi huntako süjeta dateke gure herriko; Emanen deiziegün jeian <text:span text:style-name="T1">girade ezagütüko</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5) Reciprocal</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 biga… hamar trago, Nun <text:span text:style-name="T1">ezten hüstü</text:span> gehiag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erriko bestetan, gaztiak <text:span text:style-name="T1">dira mozkortü</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Xaxi eta Pette <text:span text:style-name="T1">dira</text:span> ezkuntzez <text:span text:style-name="T1">algarretatü</text:span>, Ta biak Basabürian bethikoz dirate bürü</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ere aiher izan gabe okherra ziküzü jiten: Telebixta aitzinian haiñbeste <text:span text:style-name="T1">beniz</text:span> ni <text:span text:style-name="T1">lazten</text:span></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la hola aitzinara heltü behar zaikegia? Ez<text:span text:style-name="T1">ta hüstüko</text:span> orano bethik haboro herri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na huni edo horri nula <text:span text:style-name="T1">loth nintake</text:span>? Zeren bazter orotarat badit bethi indarkatze</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Hor dük hor ogen handia: eztük nihuiz ikhasiko! Aphürri arren <text:span text:style-name="T1">loth hadi</text:span> lan hun baten egit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Oro <text:span text:style-name="T1">biltzen girelarik</text:span> zure edantegiala, Ene arrenkürak dütüt urthukirik kanpual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ihaur ere hortan nüzü eta ez arrajiteko, Ahal oroz <text:span text:style-name="T1">lothuko niz</text:span> herrian lan ükheit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Ziek, gizun pottoluak, <text:span text:style-name="T1">bazter zitaie</text:span> hebentik, Edari hun horik oro baitütüt zalhe hüstürik</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Gure nahikuntiari nur othe <text:span text:style-name="T1">bühürt lizate</text:span>? Lehertürik pharkamentü bertan galthegin lezake</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iritik eraitsiz geroz nula <text:span text:style-name="T1">ziren khanbiatü</text:span>! Ulhün hatzamaiten zütüt, erran ezazü: zer duzü?</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ntzütia dit besta handi bethik egiten diela, Gazte hanitx <text:span text:style-name="T1">biltzen dela</text:span> goizetik berant gaial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sta eder baiginizün, gazte bazen: hau da egia; Zentako berantialat <text:span text:style-name="T1">sarthü da</text:span> itsuskeria?</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thidanik holaxerik, e<text:span text:style-name="T1">hiz</text:span> hi <text:span text:style-name="T1">khanbiatüko</text:span>, Bai eta astohünjale egündano egoneko</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21) [prospective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usuri, ixilik ago! Beste saill bati <text:span text:style-name="T1">loth hadi</text:span>, Zeren ezagüt hirioke bertan beste lillüraldi</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 [verb root + *<text:span text:style-name="T60">edin</text:span>]</text:p>
          </table:table-cell>
          <table:table-cell table:style-name="ce13"/>
          <table:table-cell table:number-columns-repeated="16372"/>
        </table:table-row>
        <table:table-row table:style-name="ro1">
          <table:table-cell table:style-name="ce103" office:value-type="string" calcext:value-type="string">
            <text:p>Hola <text:span text:style-name="T1">bühürtzen bazide</text:span> gure nahiküntiari, Arruntaz herritik kanpo behar zütiegü ezari</text:p>
          </table:table-cell>
          <table:table-cell table:style-name="ce13" office:value-type="string" calcext:value-type="string">
            <text:p>Casenave-Harigile’s <text:span text:style-name="T60">Pette Basabürüa</text:span> pastoral (1982)</text:p>
          </table:table-cell>
          <table:table-cell table:style-name="ce13" office:value-type="string" calcext:value-type="string">
            <text:p>Euskaltzaindia. 1982. <text:span text:style-name="T60">Euskal Antzerki 1980: Toribio Altzaga saria</text:span>. Bilbao/Bilbo: Euskaltzaindia.</text:p>
          </table:table-cell>
          <table:table-cell table:style-name="ce13" office:value-type="string" calcext:value-type="string">
            <text:p>Theater play</text:p>
          </table:table-cell>
          <table:table-cell table:style-name="ce13" office:value-type="string" calcext:value-type="string">
            <text:p>(5) Transition to literary language</text:p>
          </table:table-cell>
          <table:table-cell table:style-name="ce13" office:value-type="string" calcext:value-type="string">
            <text:p>20th century</text:p>
          </table:table-cell>
          <table:table-cell table:style-name="ce13" office:value-type="string" calcext:value-type="string">
            <text:p>Souleti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ildumagarria zan, hau da, hamabostero <text:span text:style-name="T1">agertzen zan</text:span> orrialde baten zerrenda zatitxo bat</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este lan zabalagoetan be (hiztegietan adibidez) <text:span text:style-name="T1">agertzen dira</text:span> arrainen izenen Bermeoko bariante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4) Reflex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Harrapatzen ziran</text:span> espeziak be ugariak ziran: batzuk balio komertzial handidunak eta beste batzuk ez horrenbeste</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tzuk moila ganetik kainaberaz <text:span text:style-name="T1">harrapatzen zirenak</text:span> eta beste batzuk urruneko ozeanoetako ur-tropikaletako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Bazter batetan egoten ziran “arrain bereziak”, kopuru gitxian <text:span text:style-name="T1">harrapatzen zirenak</text:span>, sarritan ale bakarrak baino ez ziren egoten h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noizbehinka hareetariko arrain komertziala ez dan espezieren bat <text:span text:style-name="T1">harrapatzen danean</text:span>, ez da itxuraz be ezagutzen eta, beraz, inork ez daki haren izeni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ta noizbehinka hareetariko arrain komertziala ez dan espezieren bat harrapatzen danean, ez <text:span text:style-name="T1">da</text:span> itxuraz be <text:span text:style-name="T1">ezagutzen</text:span> eta, beraz, inork ez daki haren izeni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ure gaztaroan moilatik arrantzan egin aurretik <text:span text:style-name="T13">aixarretan</text:span> joaten ginen karnadatarako erabiltzeko: orain <text:span text:style-name="T13">gusanak</text:span> <text:span text:style-name="T1">erabiltzen dir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onen antzeko zerrenda bat publikatu neban Bermeon 1990tik 2005era bitartean <text:span text:style-name="T1">argitaratzen zan</text:span> <text:span text:style-name="T13">Akatz</text:span> aldizkari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Nazinoartean <text:span text:style-name="T1">onartzen den</text:span> bakarra. Latinez edo latinizatua izaten d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in bada espeziea ziurtasunez identifikatu, baina generoa ezagutua da, sp. laburdura <text:span text:style-name="T1">erabiltzen d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Itsas-azalean <text:span text:style-name="T1">ikusten da</text:span> norezean balitz lez</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text:span text:style-name="T1">da jaten</text:span> baina gibeletik orio ona lortzen zan kurtzuluetarako</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Ez da jaten baina gibeletik orio ona <text:span text:style-name="T1">lortzen zan</text:span> kurtzuluetarako</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Jan</text:span> egiten <text:span text:style-name="T1">da</text:span> baina usain gogorra dau. Arin galtzen d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6) Impersonal</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text:span text:style-name="T1">Galdu</text:span> ez <text:span text:style-name="T1">dan</text:span> izena, kasu askotan, aldatu egin da, eta espezieren bat deskribatzeko berbea behar dogunean, gaztelerazko izenen bat erabiltzen dogu euskerazkoaz inor ez da gogoratze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ldu ez dan izena, kasu askotan, <text:span text:style-name="T1">aldatu</text:span> egin <text:span text:style-name="T1">da</text:span>, eta espezieren bat deskribatzeko berbea behar dogunean, gaztelerazko izenen bat erabiltzen dogu euskerazkoaz inor ez da gogoratze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9) [pas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reek ikustean gure jakinmina <text:span text:style-name="T1">biztuten zan</text:span> eta arrantzale zaharrei edo-ta portuko neskatilei galdetzen geuntsen arrain hareen izenak</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Jan egiten da baina usain gogorra dau. Arin <text:span text:style-name="T1">galtzen da</text:span></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Galdu ez dan izena, kasu askotan, aldatu egin da, eta espezieren bat deskribatzeko berbea behar dogunean, gaztelerazko izenen bat erabiltzen dogu euskerazkoaz inor ez <text:span text:style-name="T1">da gogoratzen</text:span> eta</text:p>
          </table:table-cell>
          <table:table-cell table:style-name="ce13" office:value-type="string" calcext:value-type="string">
            <text:p>Aingeru Astui Zarraga’s <text:span text:style-name="T60">Arrainak Bermeon</text:span> (2019)</text:p>
          </table:table-cell>
          <table:table-cell table:style-name="ce13" office:value-type="string" calcext:value-type="string">
            <text:p>Astui Zarraga, Aingeru. 2019. <text:span text:style-name="T60">Arrainak Bermeon: Izena hartun da izena emon</text:span>. Bermeo: Arrantzaleen Museoa.</text:p>
          </table:table-cell>
          <table:table-cell table:style-name="ce13" office:value-type="string" calcext:value-type="string">
            <text:p>Expository book</text:p>
          </table:table-cell>
          <table:table-cell table:style-name="ce13" office:value-type="string" calcext:value-type="string">
            <text:p>(4) Balanced</text:p>
          </table:table-cell>
          <table:table-cell table:style-name="ce13" office:value-type="string" calcext:value-type="string">
            <text:p>21st century</text:p>
          </table:table-cell>
          <table:table-cell table:style-name="ce13" office:value-type="string" calcext:value-type="string">
            <text:p>Western Basque</text:p>
          </table:table-cell>
          <table:table-cell table:style-name="ce13" office:value-type="string" calcext:value-type="string">
            <text:p>3 (strong)</text:p>
          </table:table-cell>
          <table:table-cell table:style-name="ce13" office:value-type="string" calcext:value-type="string">
            <text:p>(7) Antipassive</text:p>
          </table:table-cell>
          <table:table-cell table:style-name="ce13" office:value-type="string" calcext:value-type="string">
            <text:p>(3) Transitive-antipassive altern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style-name="ce103" office:value-type="string" calcext:value-type="string">
            <text:p>Haur hori <text:span text:style-name="T1">abandonatia izan</text:span> omen <text:span text:style-name="T1">da</text:span> dénbor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1) Passive</text:p>
          </table:table-cell>
          <table:table-cell table:style-name="ce13" office:value-type="string" calcext:value-type="string">
            <text:p>(1) Detransitivization</text:p>
          </table:table-cell>
          <table:table-cell office:value-type="string" calcext:value-type="string">
            <text:p>(16) [past participle + -<text:span text:style-name="T60">a</text:span>(<text:span text:style-name="T60">k</text:span>) + <text:span text:style-name="T60">izan</text:span> (participle) + <text:span text:style-name="T60">izan</text:span> (auxiliary)]</text:p>
          </table:table-cell>
          <table:table-cell table:style-name="ce13"/>
          <table:table-cell table:number-columns-repeated="16372"/>
        </table:table-row>
        <table:table-row table:style-name="ro1">
          <table:table-cell table:style-name="ce103" office:value-type="string" calcext:value-type="string">
            <text:p>Agorrilean euritzen diilaik, gazten pikorrentzat aantaila, pikorra <text:span text:style-name="T1">larritzen baita</text:span></text:p>
          </table:table-cell>
          <table:table-cell table:style-name="ce13" office:value-type="string" calcext:value-type="string">
            <text:p>Zuazo’s <text:span text:style-name="T60">Baigorri eta Ortzaize ibarretako euskara</text:span> (2021)</text:p>
          </table:table-cell>
          <table:table-cell table:style-name="ce13" office:value-type="string" calcext:value-type="string">
            <text:p>Zuazo, Koldo. 2021. <text:span text:style-name="T60">Baigorri eta Ortzaize ibarretako euskara</text:span>. Bilbao/Bilbo: University of the Basque Country.</text:p>
          </table:table-cell>
          <table:table-cell table:style-name="ce13" office:value-type="string" calcext:value-type="string">
            <text:p>Grammar</text:p>
          </table:table-cell>
          <table:table-cell table:style-name="ce13" office:value-type="string" calcext:value-type="string">
            <text:p>(6) Close to literary language</text:p>
          </table:table-cell>
          <table:table-cell table:style-name="ce13" office:value-type="string" calcext:value-type="string">
            <text:p>21st century</text:p>
          </table:table-cell>
          <table:table-cell table:style-name="ce13" office:value-type="string" calcext:value-type="string">
            <text:p>Navarrese-Lapurdian</text:p>
          </table:table-cell>
          <table:table-cell table:style-name="ce13" office:value-type="string" calcext:value-type="string">
            <text:p>3 (strong)</text:p>
          </table:table-cell>
          <table:table-cell table:style-name="ce13" office:value-type="string" calcext:value-type="string">
            <text:p>(3) Anticausative</text:p>
          </table:table-cell>
          <table:table-cell table:style-name="ce13" office:value-type="string" calcext:value-type="string">
            <text:p>(1) Detransitivization</text:p>
          </table:table-cell>
          <table:table-cell office:value-type="string" calcext:value-type="string">
            <text:p>(18) [present participle + <text:span text:style-name="T60">izan</text:span>]</text:p>
          </table:table-cell>
          <table:table-cell table:style-name="ce13"/>
          <table:table-cell table:number-columns-repeated="16372"/>
        </table:table-row>
        <table:table-row table:style-name="ro1">
          <table:table-cell table:number-columns-repeated="2"/>
          <table:table-cell table:style-name="ce9"/>
          <table:table-cell table:number-columns-repeated="8"/>
          <table:table-cell table:style-name="ce13"/>
          <table:table-cell table:number-columns-repeated="16372"/>
        </table:table-row>
        <table:table-row table:style-name="ro1">
          <table:table-cell office:value-type="string" calcext:value-type="string">
            <text:p>(continue collecting examples from Mounole (2011: 273)</text:p>
          </table:table-cell>
          <table:table-cell table:number-columns-repeated="16383"/>
        </table:table-row>
        <table:table-row table:style-name="ro1">
          <table:table-cell office:value-type="string" calcext:value-type="string">
            <text:p>(continue collecting examples from database of BHS paper manuscript on reflexivity)</text:p>
          </table:table-cell>
          <table:table-cell table:number-columns-repeated="16383"/>
        </table:table-row>
        <table:table-row table:style-name="ro1">
          <table:table-cell office:value-type="string" calcext:value-type="string">
            <text:p>(continue collecting examples from Axular (2015: 27)</text:p>
          </table:table-cell>
          <table:table-cell table:number-columns-repeated="16383"/>
        </table:table-row>
        <table:table-row table:style-name="ro1">
          <table:table-cell office:value-type="string" calcext:value-type="string">
            <text:p>(continue collecting examples from Lazarraga (2010: 175)</text:p>
          </table:table-cell>
          <table:table-cell table:number-columns-repeated="16383"/>
        </table:table-row>
        <table:table-row table:style-name="ro1">
          <table:table-cell office:value-type="string" calcext:value-type="string">
            <text:p>(continue collecting examples from Otxoa de Arin (1902: 38)</text:p>
          </table:table-cell>
          <table:table-cell table:number-columns-repeated="16383"/>
        </table:table-row>
        <table:table-row table:style-name="ro1">
          <table:table-cell office:value-type="string" calcext:value-type="string">
            <text:p>(continue collecting examples from Beriain (1621: 25)</text:p>
          </table:table-cell>
          <table:table-cell table:number-columns-repeated="16383"/>
        </table:table-row>
        <table:table-row table:style-name="ro1">
          <table:table-cell office:value-type="string" calcext:value-type="string">
            <text:p>(continue collecting examples from Agirre Asteasukoa (1803: 47)</text:p>
          </table:table-cell>
          <table:table-cell table:number-columns-repeated="16383"/>
        </table:table-row>
        <table:table-row table:style-name="ro1">
          <table:table-cell office:value-type="string" calcext:value-type="string">
            <text:p>(continue collecting examples from Kardaberatz (2004: 33)</text:p>
          </table:table-cell>
          <table:table-cell table:number-columns-repeated="16383"/>
        </table:table-row>
        <table:table-row table:style-name="ro1">
          <table:table-cell office:value-type="string" calcext:value-type="string">
            <text:p>(continue collecting examples from Mogel (1904: second chapter)</text:p>
          </table:table-cell>
          <table:table-cell table:number-columns-repeated="16383"/>
        </table:table-row>
        <table:table-row table:style-name="ro1">
          <table:table-cell office:value-type="string" calcext:value-type="string">
            <text:p>(continue collecting examples from Belapeyre (1983: 61)</text:p>
          </table:table-cell>
          <table:table-cell table:number-columns-repeated="16383"/>
        </table:table-row>
        <table:table-row table:style-name="ro1">
          <table:table-cell office:value-type="string" calcext:value-type="string">
            <text:p>(continue collecting examples from Maister (2009: 46)</text:p>
          </table:table-cell>
          <table:table-cell table:number-columns-repeated="16383"/>
        </table:table-row>
        <table:table-row table:style-name="ro1">
          <table:table-cell office:value-type="string" calcext:value-type="string">
            <text:p>(continue collecting examples from Intxauspe (1883: 16)</text:p>
          </table:table-cell>
          <table:table-cell table:number-columns-repeated="16383"/>
        </table:table-row>
        <table:table-row table:style-name="ro1">
          <table:table-cell office:value-type="string" calcext:value-type="string">
            <text:p>(continue collecting examples from Kapanaga (1656: 19)</text:p>
          </table:table-cell>
          <table:table-cell table:number-columns-repeated="16383"/>
        </table:table-row>
        <table:table-row table:style-name="ro1">
          <table:table-cell office:value-type="string" calcext:value-type="string">
            <text:p>(continue collecting examples from Xurio (1872: 7)</text:p>
          </table:table-cell>
          <table:table-cell table:number-columns-repeated="16383"/>
        </table:table-row>
        <table:table-row table:style-name="ro1">
          <table:table-cell office:value-type="string" calcext:value-type="string">
            <text:p>(continue collecting examples from Lakarra (1981: 136)</text:p>
          </table:table-cell>
          <table:table-cell table:number-columns-repeated="16383"/>
        </table:table-row>
        <table:table-row table:style-name="ro1">
          <table:table-cell office:value-type="string" calcext:value-type="string">
            <text:p>(continue collecting examples from Padilla Moyano &amp; Bidegain (2015: 100)</text:p>
          </table:table-cell>
          <table:table-cell table:number-columns-repeated="16383"/>
        </table:table-row>
        <table:table-row table:style-name="ro1">
          <table:table-cell office:value-type="string" calcext:value-type="string">
            <text:p>(continue collecting examples from Salaberri Zaratiegi et al. 2021: 70)</text:p>
          </table:table-cell>
          <table:table-cell table:number-columns-repeated="16383"/>
        </table:table-row>
        <table:table-row table:style-name="ro1">
          <table:table-cell office:value-type="string" calcext:value-type="string">
            <text:p>(continue collecting examples from Salaberri Zaratiegi et al. 2023: 46)</text:p>
          </table:table-cell>
          <table:table-cell table:number-columns-repeated="16383"/>
        </table:table-row>
        <table:table-row table:style-name="ro1">
          <table:table-cell office:value-type="string" calcext:value-type="string">
            <text:p>(continue collecting examples from Estornés Lasa 1984: 71)</text:p>
          </table:table-cell>
          <table:table-cell table:number-columns-repeated="16383"/>
        </table:table-row>
        <table:table-row table:style-name="ro1">
          <table:table-cell office:value-type="string" calcext:value-type="string">
            <text:p>(continue collecting examples from Etxeberri &amp; Hiriart-Urruti 1887(1/3)</text:p>
          </table:table-cell>
          <table:table-cell table:number-columns-repeated="16383"/>
        </table:table-row>
        <table:table-row table:style-name="ro1">
          <table:table-cell office:value-type="string" calcext:value-type="string">
            <text:p>(continue collecting examples from Gómez 1991: 387)</text:p>
          </table:table-cell>
          <table:table-cell table:number-columns-repeated="16383"/>
        </table:table-row>
        <table:table-row table:style-name="ro1">
          <table:table-cell office:value-type="string" calcext:value-type="string">
            <text:p>(continue collecting examples from Kamino &amp; Salaberri 2006: 100)</text:p>
          </table:table-cell>
          <table:table-cell table:number-columns-repeated="16383"/>
        </table:table-row>
        <table:table-row table:style-name="ro1">
          <table:table-cell office:value-type="string" calcext:value-type="string">
            <text:p>(continue collecting examples from Coyos (2013: 24)</text:p>
          </table:table-cell>
          <table:table-cell table:number-columns-repeated="16383"/>
        </table:table-row>
        <table:table-row table:style-name="ro1">
          <table:table-cell office:value-type="string" calcext:value-type="string">
            <text:p>(continue collecting examples from Bustintza (1990: 16)</text:p>
          </table:table-cell>
          <table:table-cell table:number-columns-repeated="16383"/>
        </table:table-row>
        <table:table-row table:style-name="ro1">
          <table:table-cell office:value-type="string" calcext:value-type="string">
            <text:p>(continue collecting examples from Iñigo (2011: 121)</text:p>
          </table:table-cell>
          <table:table-cell table:number-columns-repeated="16383"/>
        </table:table-row>
        <table:table-row table:style-name="ro1">
          <table:table-cell office:value-type="string" calcext:value-type="string">
            <text:p>(continue collecting examples from Euskaltzaindia (1982: 104)</text:p>
          </table:table-cell>
          <table:table-cell table:number-columns-repeated="16383"/>
        </table:table-row>
        <table:table-row table:style-name="ro1">
          <table:table-cell office:value-type="string" calcext:value-type="string">
            <text:p>(continue collecting examples from Xarritton (1992: 15)</text:p>
          </table:table-cell>
          <table:table-cell table:number-columns-repeated="16383"/>
        </table:table-row>
        <table:table-row table:style-name="ro1">
          <table:table-cell office:value-type="string" calcext:value-type="string">
            <text:p>(continue collecting examples from Erkiaga (1962: 19)</text:p>
          </table:table-cell>
          <table:table-cell table:number-columns-repeated="16383"/>
        </table:table-row>
        <table:table-row table:style-name="ro1">
          <table:table-cell office:value-type="string" calcext:value-type="string">
            <text:p>(continue collecting examples from Astui Zarraga (2019: 20)</text:p>
          </table:table-cell>
          <table:table-cell table:number-columns-repeated="16383"/>
        </table:table-row>
        <table:table-row table:style-name="ro1">
          <table:table-cell office:value-type="string" calcext:value-type="string">
            <text:p>(continue collecting examples from Zuazo (2021: 119)</text:p>
          </table:table-cell>
          <table:table-cell table:number-columns-repeated="16383"/>
        </table:table-row>
        <table:table-row table:style-name="ro1" table:number-rows-repeated="1047271">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Garamond-Regular" svg:font-family="AGaramond-Regular" style:font-family-generic="roman"/>
    <style:font-face style:name="Andale Sans UI" svg:font-family="'Andale Sans UI', 'Arial Unicode MS'" style:font-pitch="variable"/>
    <style:font-face style:name="Arial" svg:font-family="Arial" style:font-family-generic="swiss"/>
    <style:font-face style:name="ArialNarrow" svg:font-family="ArialNarrow"/>
    <style:font-face style:name="ArialNarrow-Italic" svg:font-family="ArialNarrow-Italic"/>
    <style:font-face style:name="ArialUnicodeMS" svg:font-family="ArialUnicodeMS"/>
    <style:font-face style:name="CentaurMT" svg:font-family="CentaurMT" style:font-family-generic="roman"/>
    <style:font-face style:name="Garamond" svg:font-family="Garamond" style:font-family-generic="roman"/>
    <style:font-face style:name="Garamond-Italic" svg:font-family="Garamond-Italic" style:font-family-generic="roman"/>
    <style:font-face style:name="HiddenHorzOCR" svg:font-family="HiddenHorzOCR"/>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tempelMARIA-Italic" svg:font-family="StempelMARIA-Italic" style:font-family-generic="swiss"/>
    <style:font-face style:name="StempelMARIA-Roman" svg:font-family="StempelMARIA-Roman"/>
    <style:font-face style:name="Tahoma" svg:font-family="Tahoma" style:font-family-generic="system" style:font-pitch="variable"/>
    <style:font-face style:name="Times" svg:font-family="Times, Times" style:font-family-generic="roman"/>
    <style:font-face style:name="Times New Roman" svg:font-family="'Times New Roman', 'Times New Roman PS'" style:font-family-generic="roman"/>
    <style:font-face style:name="Times New Roman1" svg:font-family="'Times New Roman'" style:font-adornments="Lodia" style:font-family-generic="roman" style:font-pitch="variable"/>
    <style:font-face style:name="Times New Roman2" svg:font-family="'Times New Roman'" style:font-adornments="Negrita" style:font-family-generic="roman" style:font-pitch="variable"/>
    <style:font-face style:name="Times New Roman3" svg:font-family="'Times New Roman'"/>
    <style:font-face style:name="Times New Roman4" svg:font-family="'Times New Roman'" style:font-family-generic="roman"/>
    <style:font-face style:name="Times New Roman5" svg:font-family="'Times New Roman'" style:font-family-generic="roman" style:font-pitch="variable"/>
    <style:font-face style:name="Times New Roman6" svg:font-family="'Times New Roman', 'Times New Roman'" style:font-family-generic="roman"/>
    <style:font-face style:name="Times-BoldItalic" svg:font-family="Times-BoldItalic" style:font-family-generic="roman"/>
    <style:font-face style:name="Times-Italic" svg:font-family="Times-Italic" style:font-family-generic="roman"/>
    <style:font-face style:name="Times-Italic1" svg:font-family="Times-Italic"/>
    <style:font-face style:name="Times-Roman" svg:font-family="Times-Roman"/>
    <style:font-face style:name="TimesNewRomanPS-BoldItalicMT" svg:font-family="TimesNewRomanPS-BoldItalicMT"/>
    <style:font-face style:name="TimesNewRomanPS-ItalicMT" svg:font-family="TimesNewRomanPS-ItalicMT"/>
    <style:font-face style:name="TimesNewRomanPSMT" svg:font-family="TimesNewRomanPSMT"/>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2:51:46.700000000</meta:creation-date>
    <dc:date>2024-11-15T21:01:53.522000000</dc:date>
    <meta:editing-duration>P2DT13H33M9S</meta:editing-duration>
    <meta:editing-cycles>1301</meta:editing-cycles>
    <meta:generator>LibreOffice/7.5.2.2$Windows_X86_64 LibreOffice_project/53bb9681a964705cf672590721dbc85eb4d0c3a2</meta:generator>
    <meta:document-statistic meta:table-count="1" meta:cell-count="14033" meta:object-count="0"/>
  </office:meta>
</office:document-meta>
</file>